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style:page-number="auto"/>
      <style:text-properties fo:language="ru" fo:country="RU"/>
    </style:style>
    <style:style style:name="P2" style:family="paragraph" style:parent-style-name="Heading_20_1">
      <style:text-properties fo:language="ru" fo:country="RU"/>
    </style:style>
    <style:style style:name="P3" style:family="paragraph" style:parent-style-name="Heading_20_2">
      <style:text-properties fo:language="ru" fo:country="RU"/>
    </style:style>
    <style:style style:name="P4" style:family="paragraph" style:parent-style-name="Heading_20_3">
      <style:text-properties fo:language="ru" fo:country="RU"/>
    </style:style>
    <style:style style:name="P5" style:family="paragraph" style:parent-style-name="Heading_20_3">
      <style:paragraph-properties fo:margin-left="0.5in" fo:margin-right="0.5in" fo:text-indent="0in" style:auto-text-indent="false"/>
      <style:text-properties fo:language="ru" fo:country="RU"/>
    </style:style>
    <style:style style:name="P6" style:family="paragraph" style:parent-style-name="Heading_20_4">
      <style:text-properties fo:language="ru" fo:country="RU"/>
    </style:style>
    <style:style style:name="P7" style:family="paragraph" style:parent-style-name="Heading_20_5">
      <style:text-properties fo:language="ru" fo:country="RU"/>
    </style:style>
    <style:style style:name="P8" style:family="paragraph" style:parent-style-name="List_20_Contents">
      <style:paragraph-properties fo:margin-top="0in" fo:margin-bottom="0.1965in" style:contextual-spacing="false"/>
    </style:style>
    <style:style style:name="P9" style:family="paragraph" style:parent-style-name="List_20_Contents">
      <style:paragraph-properties fo:margin-top="0in" fo:margin-bottom="0.1965in" style:contextual-spacing="false"/>
      <style:text-properties fo:language="ru" fo:country="RU"/>
    </style:style>
    <style:style style:name="P10" style:family="paragraph" style:parent-style-name="List_20_Heading">
      <style:paragraph-properties fo:margin-left="0.3937in" fo:margin-right="0in" fo:text-indent="0in" style:auto-text-indent="false"/>
    </style:style>
    <style:style style:name="P11" style:family="paragraph" style:parent-style-name="List_20_Heading">
      <style:paragraph-properties fo:margin-left="0.3937in" fo:margin-right="0in" fo:margin-top="0in" fo:margin-bottom="0.1965in" style:contextual-spacing="false" fo:text-indent="0in" style:auto-text-indent="false"/>
    </style:style>
    <style:style style:name="P12" style:family="paragraph" style:parent-style-name="List_20_Heading">
      <style:paragraph-properties fo:margin-left="0.7874in" fo:margin-right="0in" fo:text-indent="0in" style:auto-text-indent="false"/>
    </style:style>
    <style:style style:name="P13" style:family="paragraph" style:parent-style-name="List_20_Heading">
      <style:paragraph-properties fo:margin-left="0.7874in" fo:margin-right="0in" fo:margin-top="0in" fo:margin-bottom="0.1965in" style:contextual-spacing="false" fo:text-indent="0in" style:auto-text-indent="false"/>
    </style:style>
    <style:style style:name="P14" style:family="paragraph" style:parent-style-name="List_20_Heading">
      <style:paragraph-properties fo:margin-left="1.1811in" fo:margin-right="0in" fo:text-indent="0in" style:auto-text-indent="false"/>
    </style:style>
    <style:style style:name="P15" style:family="paragraph" style:parent-style-name="List_20_Heading">
      <style:paragraph-properties fo:margin-left="1.5752in" fo:margin-right="0in" fo:text-indent="0in" style:auto-text-indent="false"/>
    </style:style>
    <style:style style:name="P16" style:family="paragraph" style:parent-style-name="List_20_Heading">
      <style:paragraph-properties fo:margin-top="0in" fo:margin-bottom="0.1965in" style:contextual-spacing="false"/>
    </style:style>
    <style:style style:name="P17" style:family="paragraph" style:parent-style-name="List_20_Heading">
      <style:paragraph-properties fo:margin-top="0in" fo:margin-bottom="0.1965in" style:contextual-spacing="false"/>
      <style:text-properties fo:language="ru" fo:country="RU"/>
    </style:style>
    <style:style style:name="P18" style:family="paragraph" style:parent-style-name="Quotations">
      <style:text-properties fo:language="ru" fo:country="RU"/>
    </style:style>
    <style:style style:name="P19" style:family="paragraph" style:parent-style-name="Quotations" style:list-style-name="L52">
      <style:text-properties fo:language="ru" fo:country="RU"/>
    </style:style>
    <style:style style:name="P20" style:family="paragraph" style:parent-style-name="Quotations" style:list-style-name="L52"/>
    <style:style style:name="P21" style:family="paragraph" style:parent-style-name="Text_20_body">
      <style:text-properties fo:language="ru" fo:country="RU"/>
    </style:style>
    <style:style style:name="P22" style:family="paragraph" style:parent-style-name="Text_20_body">
      <style:text-properties fo:language="ru" fo:country="RU" fo:font-weight="bold"/>
    </style:style>
    <style:style style:name="P23" style:family="paragraph" style:parent-style-name="Text_20_body">
      <style:paragraph-properties fo:margin-left="0.5in" fo:margin-right="0.5in" fo:text-indent="0in" style:auto-text-indent="false"/>
      <style:text-properties fo:language="ru" fo:country="RU"/>
    </style:style>
    <style:style style:name="P24" style:family="paragraph" style:parent-style-name="Text_20_body" style:list-style-name="L2">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9">
      <style:text-properties fo:language="ru" fo:country="RU"/>
    </style:style>
    <style:style style:name="P27" style:family="paragraph" style:parent-style-name="Text_20_body" style:list-style-name="L12">
      <style:text-properties fo:language="ru" fo:country="RU"/>
    </style:style>
    <style:style style:name="P28" style:family="paragraph" style:parent-style-name="Text_20_body" style:list-style-name="L16">
      <style:text-properties fo:language="ru" fo:country="RU"/>
    </style:style>
    <style:style style:name="P29" style:family="paragraph" style:parent-style-name="Text_20_body" style:list-style-name="L17">
      <style:text-properties fo:language="ru" fo:country="RU"/>
    </style:style>
    <style:style style:name="P30" style:family="paragraph" style:parent-style-name="Text_20_body" style:list-style-name="L18">
      <style:text-properties fo:language="ru" fo:country="RU"/>
    </style:style>
    <style:style style:name="P31" style:family="paragraph" style:parent-style-name="Text_20_body" style:list-style-name="L19">
      <style:text-properties fo:language="ru" fo:country="RU"/>
    </style:style>
    <style:style style:name="P32" style:family="paragraph" style:parent-style-name="Text_20_body" style:list-style-name="L20">
      <style:text-properties fo:language="ru" fo:country="RU"/>
    </style:style>
    <style:style style:name="P33" style:family="paragraph" style:parent-style-name="Text_20_body" style:list-style-name="L24">
      <style:text-properties fo:language="ru" fo:country="RU"/>
    </style:style>
    <style:style style:name="P34" style:family="paragraph" style:parent-style-name="Text_20_body" style:list-style-name="L25">
      <style:text-properties fo:language="ru" fo:country="RU"/>
    </style:style>
    <style:style style:name="P35" style:family="paragraph" style:parent-style-name="Text_20_body" style:list-style-name="L26">
      <style:text-properties fo:language="ru" fo:country="RU"/>
    </style:style>
    <style:style style:name="P36" style:family="paragraph" style:parent-style-name="Text_20_body" style:list-style-name="L27">
      <style:text-properties fo:language="ru" fo:country="RU"/>
    </style:style>
    <style:style style:name="P37" style:family="paragraph" style:parent-style-name="Text_20_body" style:list-style-name="L30">
      <style:text-properties fo:language="ru" fo:country="RU"/>
    </style:style>
    <style:style style:name="P38" style:family="paragraph" style:parent-style-name="Text_20_body" style:list-style-name="L32">
      <style:text-properties fo:language="ru" fo:country="RU"/>
    </style:style>
    <style:style style:name="P39" style:family="paragraph" style:parent-style-name="Text_20_body" style:list-style-name="L35">
      <style:text-properties fo:language="ru" fo:country="RU"/>
    </style:style>
    <style:style style:name="P40" style:family="paragraph" style:parent-style-name="Text_20_body" style:list-style-name="L36">
      <style:text-properties fo:language="ru" fo:country="RU"/>
    </style:style>
    <style:style style:name="P41" style:family="paragraph" style:parent-style-name="Text_20_body" style:list-style-name="L37">
      <style:text-properties fo:language="ru" fo:country="RU"/>
    </style:style>
    <style:style style:name="P42" style:family="paragraph" style:parent-style-name="Text_20_body" style:list-style-name="L39">
      <style:text-properties fo:language="ru" fo:country="RU"/>
    </style:style>
    <style:style style:name="P43" style:family="paragraph" style:parent-style-name="Text_20_body" style:list-style-name="L40">
      <style:text-properties fo:language="ru" fo:country="RU"/>
    </style:style>
    <style:style style:name="P44" style:family="paragraph" style:parent-style-name="Text_20_body" style:list-style-name="L41">
      <style:text-properties fo:language="ru" fo:country="RU"/>
    </style:style>
    <style:style style:name="P45" style:family="paragraph" style:parent-style-name="Text_20_body" style:list-style-name="L42">
      <style:text-properties fo:language="ru" fo:country="RU"/>
    </style:style>
    <style:style style:name="P46" style:family="paragraph" style:parent-style-name="Text_20_body" style:list-style-name="L43">
      <style:text-properties fo:language="ru" fo:country="RU"/>
    </style:style>
    <style:style style:name="P47" style:family="paragraph" style:parent-style-name="Text_20_body" style:list-style-name="L44">
      <style:text-properties fo:language="ru" fo:country="RU"/>
    </style:style>
    <style:style style:name="P48" style:family="paragraph" style:parent-style-name="Text_20_body" style:list-style-name="L45">
      <style:text-properties fo:language="ru" fo:country="RU"/>
    </style:style>
    <style:style style:name="P49" style:family="paragraph" style:parent-style-name="Text_20_body" style:list-style-name="L46">
      <style:text-properties fo:language="ru" fo:country="RU"/>
    </style:style>
    <style:style style:name="P50" style:family="paragraph" style:parent-style-name="Text_20_body" style:list-style-name="L47">
      <style:text-properties fo:language="ru" fo:country="RU"/>
    </style:style>
    <style:style style:name="P51" style:family="paragraph" style:parent-style-name="Text_20_body" style:list-style-name="L48">
      <style:text-properties fo:language="ru" fo:country="RU"/>
    </style:style>
    <style:style style:name="P52" style:family="paragraph" style:parent-style-name="Text_20_body" style:list-style-name="L50">
      <style:text-properties fo:language="ru" fo:country="RU"/>
    </style:style>
    <style:style style:name="P53" style:family="paragraph" style:parent-style-name="Text_20_body" style:list-style-name="L51">
      <style:text-properties fo:language="ru" fo:country="RU"/>
    </style:style>
    <style:style style:name="P54" style:family="paragraph" style:parent-style-name="Text_20_body" style:list-style-name="L53">
      <style:text-properties fo:language="ru" fo:country="RU"/>
    </style:style>
    <style:style style:name="P55" style:family="paragraph" style:parent-style-name="Text_20_body" style:list-style-name="L59">
      <style:text-properties fo:language="ru" fo:country="RU"/>
    </style:style>
    <style:style style:name="P56" style:family="paragraph" style:parent-style-name="Text_20_body" style:list-style-name="L60">
      <style:text-properties fo:language="ru" fo:country="RU"/>
    </style:style>
    <style:style style:name="P57" style:family="paragraph" style:parent-style-name="Text_20_body" style:list-style-name="L61">
      <style:text-properties fo:language="ru" fo:country="RU"/>
    </style:style>
    <style:style style:name="P58" style:family="paragraph" style:parent-style-name="Text_20_body" style:list-style-name="L63">
      <style:text-properties fo:language="ru" fo:country="RU"/>
    </style:style>
    <style:style style:name="P59" style:family="paragraph" style:parent-style-name="Text_20_body" style:list-style-name="L64">
      <style:text-properties fo:language="ru" fo:country="RU"/>
    </style:style>
    <style:style style:name="P60" style:family="paragraph" style:parent-style-name="Text_20_body" style:list-style-name="L65">
      <style:text-properties fo:language="ru" fo:country="RU"/>
    </style:style>
    <style:style style:name="P61" style:family="paragraph" style:parent-style-name="Text_20_body" style:list-style-name="L67">
      <style:text-properties fo:language="ru" fo:country="RU"/>
    </style:style>
    <style:style style:name="P62" style:family="paragraph" style:parent-style-name="Text_20_body" style:list-style-name="L69">
      <style:text-properties fo:language="ru" fo:country="RU"/>
    </style:style>
    <style:style style:name="P63" style:family="paragraph" style:parent-style-name="Text_20_body" style:list-style-name="L70">
      <style:text-properties fo:language="ru" fo:country="RU"/>
    </style:style>
    <style:style style:name="P64" style:family="paragraph" style:parent-style-name="Text_20_body" style:list-style-name="L74">
      <style:text-properties fo:language="ru" fo:country="RU"/>
    </style:style>
    <style:style style:name="P65" style:family="paragraph" style:parent-style-name="Text_20_body" style:list-style-name="L75">
      <style:text-properties fo:language="ru" fo:country="RU"/>
    </style:style>
    <style:style style:name="P66" style:family="paragraph" style:parent-style-name="Text_20_body" style:list-style-name="L76">
      <style:text-properties fo:language="ru" fo:country="RU"/>
    </style:style>
    <style:style style:name="P67" style:family="paragraph" style:parent-style-name="Text_20_body" style:list-style-name="L77">
      <style:text-properties fo:language="ru" fo:country="RU"/>
    </style:style>
    <style:style style:name="P68" style:family="paragraph" style:parent-style-name="Text_20_body" style:list-style-name="L78">
      <style:text-properties fo:language="ru" fo:country="RU"/>
    </style:style>
    <style:style style:name="P69" style:family="paragraph" style:parent-style-name="Text_20_body" style:list-style-name="L79">
      <style:text-properties fo:language="ru" fo:country="RU"/>
    </style:style>
    <style:style style:name="P70" style:family="paragraph" style:parent-style-name="Text_20_body" style:list-style-name="L80">
      <style:text-properties fo:language="ru" fo:country="RU"/>
    </style:style>
    <style:style style:name="P71" style:family="paragraph" style:parent-style-name="Text_20_body" style:list-style-name="L82">
      <style:text-properties fo:language="ru" fo:country="RU"/>
    </style:style>
    <style:style style:name="P72" style:family="paragraph" style:parent-style-name="Text_20_body" style:list-style-name="L87">
      <style:text-properties fo:language="ru" fo:country="RU"/>
    </style:style>
    <style:style style:name="P73" style:family="paragraph" style:parent-style-name="Text_20_body" style:list-style-name="L89">
      <style:text-properties fo:language="ru" fo:country="RU"/>
    </style:style>
    <style:style style:name="P74" style:family="paragraph" style:parent-style-name="Text_20_body" style:list-style-name="L90">
      <style:text-properties fo:language="ru" fo:country="RU"/>
    </style:style>
    <style:style style:name="P75" style:family="paragraph" style:parent-style-name="Text_20_body" style:list-style-name="L95">
      <style:text-properties fo:language="ru" fo:country="RU"/>
    </style:style>
    <style:style style:name="P76" style:family="paragraph" style:parent-style-name="Text_20_body" style:list-style-name="L97">
      <style:text-properties fo:language="ru" fo:country="RU"/>
    </style:style>
    <style:style style:name="P77" style:family="paragraph" style:parent-style-name="Text_20_body" style:list-style-name="L1"/>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8"/>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8"/>
    <style:style style:name="P97" style:family="paragraph" style:parent-style-name="Text_20_body" style:list-style-name="L29"/>
    <style:style style:name="P98" style:family="paragraph" style:parent-style-name="Text_20_body" style:list-style-name="L31"/>
    <style:style style:name="P99" style:family="paragraph" style:parent-style-name="Text_20_body" style:list-style-name="L33"/>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36"/>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3"/>
    <style:style style:name="P108" style:family="paragraph" style:parent-style-name="Text_20_body" style:list-style-name="L44"/>
    <style:style style:name="P109" style:family="paragraph" style:parent-style-name="Text_20_body" style:list-style-name="L45"/>
    <style:style style:name="P110" style:family="paragraph" style:parent-style-name="Text_20_body" style:list-style-name="L47"/>
    <style:style style:name="P111" style:family="paragraph" style:parent-style-name="Text_20_body" style:list-style-name="L49"/>
    <style:style style:name="P112" style:family="paragraph" style:parent-style-name="Text_20_body" style:list-style-name="L50"/>
    <style:style style:name="P113" style:family="paragraph" style:parent-style-name="Text_20_body" style:list-style-name="L53"/>
    <style:style style:name="P114" style:family="paragraph" style:parent-style-name="Text_20_body" style:list-style-name="L54"/>
    <style:style style:name="P115" style:family="paragraph" style:parent-style-name="Text_20_body" style:list-style-name="L55"/>
    <style:style style:name="P116" style:family="paragraph" style:parent-style-name="Text_20_body" style:list-style-name="L56"/>
    <style:style style:name="P117" style:family="paragraph" style:parent-style-name="Text_20_body" style:list-style-name="L57"/>
    <style:style style:name="P118" style:family="paragraph" style:parent-style-name="Text_20_body" style:list-style-name="L58"/>
    <style:style style:name="P119" style:family="paragraph" style:parent-style-name="Text_20_body" style:list-style-name="L59"/>
    <style:style style:name="P120" style:family="paragraph" style:parent-style-name="Text_20_body" style:list-style-name="L62"/>
    <style:style style:name="P121" style:family="paragraph" style:parent-style-name="Text_20_body" style:list-style-name="L63"/>
    <style:style style:name="P122" style:family="paragraph" style:parent-style-name="Text_20_body" style:list-style-name="L66"/>
    <style:style style:name="P123" style:family="paragraph" style:parent-style-name="Text_20_body" style:list-style-name="L67"/>
    <style:style style:name="P124" style:family="paragraph" style:parent-style-name="Text_20_body" style:list-style-name="L68"/>
    <style:style style:name="P125" style:family="paragraph" style:parent-style-name="Text_20_body" style:list-style-name="L69"/>
    <style:style style:name="P126" style:family="paragraph" style:parent-style-name="Text_20_body" style:list-style-name="L70"/>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Text_20_body" style:list-style-name="L78"/>
    <style:style style:name="P134" style:family="paragraph" style:parent-style-name="Text_20_body" style:list-style-name="L79"/>
    <style:style style:name="P135" style:family="paragraph" style:parent-style-name="Text_20_body" style:list-style-name="L81"/>
    <style:style style:name="P136" style:family="paragraph" style:parent-style-name="Text_20_body" style:list-style-name="L82"/>
    <style:style style:name="P137" style:family="paragraph" style:parent-style-name="Text_20_body" style:list-style-name="L83"/>
    <style:style style:name="P138" style:family="paragraph" style:parent-style-name="Text_20_body" style:list-style-name="L84"/>
    <style:style style:name="P139" style:family="paragraph" style:parent-style-name="Text_20_body" style:list-style-name="L85"/>
    <style:style style:name="P140" style:family="paragraph" style:parent-style-name="Text_20_body" style:list-style-name="L86"/>
    <style:style style:name="P141" style:family="paragraph" style:parent-style-name="Text_20_body" style:list-style-name="L87"/>
    <style:style style:name="P142" style:family="paragraph" style:parent-style-name="Text_20_body" style:list-style-name="L88"/>
    <style:style style:name="P143" style:family="paragraph" style:parent-style-name="Text_20_body" style:list-style-name="L89"/>
    <style:style style:name="P144" style:family="paragraph" style:parent-style-name="Text_20_body" style:list-style-name="L91"/>
    <style:style style:name="P145" style:family="paragraph" style:parent-style-name="Text_20_body" style:list-style-name="L92"/>
    <style:style style:name="P146" style:family="paragraph" style:parent-style-name="Text_20_body" style:list-style-name="L93"/>
    <style:style style:name="P147" style:family="paragraph" style:parent-style-name="Text_20_body" style:list-style-name="L94"/>
    <style:style style:name="P148" style:family="paragraph" style:parent-style-name="Text_20_body" style:list-style-name="L96"/>
    <style:style style:name="P149" style:family="paragraph" style:parent-style-name="Text_20_body" style:list-style-name="L98"/>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ind_state"/>РАЦИОКРАТИЯ</text:p>
      <text:h text:style-name="P3" text:outline-level="2">Теория общества и государства</text:h>
      <text:h text:style-name="P4" text:outline-level="3">Алексей Шруб</text:h>
      <text:p text:style-name="Text_20_body"><text:span text:style-name="Source_20_Text"><text:span text:style-name="T1">&lt;</text:span></text:span><text:a xlink:type="simple" xlink:href="mailto:alexey.shrub@gmail.com" text:style-name="Internet_20_link" text:visited-style-name="Visited_20_Internet_20_Link"><text:span text:style-name="Source_20_Text"><text:span text:style-name="T1">alexey.shrub@gmail.com</text:span></text:span></text:a><text:span text:style-name="Source_20_Text"><text:span text:style-name="T1">&gt;</text:span></text:span></text:p>
      <text:h text:style-name="P4" text:outline-level="3">Ольга Фуркало</text:h>
      <text:p text:style-name="P21">Редактура и корректура </text:p>
      <text:h text:style-name="P4" text:outline-level="3">Наталия Занегина</text:h>
      <text:p text:style-name="P21">Редактура и корректура </text:p>
      <text:h text:style-name="P4" text:outline-level="3">Karl Schmahl</text:h>
      <text:p text:style-name="P21">Иллюстрация обложки </text:p>
      <text:p text:style-name="P21">Авторские права © 2022 Алексей Шруб</text:p>
      <text:p text:style-name="P21"><text:bookmark text:name="idm31"/>Книга распространяется на условиях лицензии Creative Commons «Attribution-ShareAlike 4.0 International» (CC BY-SA 4.0). </text:p>
      <text:p text:style-name="P22">Аннотация</text:p>
      <text:p text:style-name="P21">На каких принципах основано общество? Что такое патриотизм? Нужна ли обществу идеология и что это воою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2">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0"><text:a xlink:type="simple" xlink:href="#why" text:style-name="Internet_20_link" text:visited-style-name="Visited_20_Internet_20_Link"><text:span text:style-name="T1">1. Почему?</text:span></text:a></text:p>
      <text:p text:style-name="P10"><text:a xlink:type="simple" xlink:href="#for_what" text:style-name="Internet_20_link" text:visited-style-name="Visited_20_Internet_20_Link"><text:span text:style-name="T1">2. Зачем?</text:span></text:a></text:p>
      <text:p text:style-name="P10"><text:a xlink:type="simple" xlink:href="#why_important" text:style-name="Internet_20_link" text:visited-style-name="Visited_20_Internet_20_Link"><text:span text:style-name="T1">3. А оно надо?</text:span></text:a></text:p>
      <text:p text:style-name="P10"><text:a xlink:type="simple" xlink:href="#for_smart" text:style-name="Internet_20_link" text:visited-style-name="Visited_20_Internet_20_Link"><text:span text:style-name="T1">4. Для кого?</text:span></text:a></text:p>
      <text:p text:style-name="P10"><text:a xlink:type="simple" xlink:href="#summary" text:style-name="Internet_20_link" text:visited-style-name="Visited_20_Internet_20_Link"><text:span text:style-name="T1">5. О чём?</text:span></text:a></text:p>
      <text:p text:style-name="P10"><text:a xlink:type="simple" xlink:href="#is_it_possible" text:style-name="Internet_20_link" text:visited-style-name="Visited_20_Internet_20_Link"><text:span text:style-name="T1">6. Возможно ли?</text:span></text:a></text:p>
      <text:p text:style-name="P10"><text:a xlink:type="simple" xlink:href="#not_about" text:style-name="Internet_20_link" text:visited-style-name="Visited_20_Internet_20_Link"><text:span text:style-name="T1">7. Чего нет в данной книге?</text:span></text:a></text:p>
      <text:p text:style-name="P10"><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0"><text:a xlink:type="simple" xlink:href="#morals" text:style-name="Internet_20_link" text:visited-style-name="Visited_20_Internet_20_Link"><text:span text:style-name="T1">1. Мораль</text:span></text:a></text:p>
      <text:p text:style-name="P10"><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3">2.1. Краткое содержание раздела</text:span></text:a></text:p>
      <text:p text:style-name="P12"><text:a xlink:type="simple" xlink:href="#person" text:style-name="Internet_20_link" text:visited-style-name="Visited_20_Internet_20_Link"><text:span text:style-name="T3">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3">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3">2.6. Сотрудничество поколений</text:span></text:a></text:p>
      <text:p text:style-name="P12"><text:a xlink:type="simple" xlink:href="#disunity" text:style-name="Internet_20_link" text:visited-style-name="Visited_20_Internet_20_Link"><text:span text:style-name="T3">2.7. Обществ может быть много</text:span></text:a></text:p>
      <text:p text:style-name="P12"><text:a xlink:type="simple" xlink:href="#conflicts" text:style-name="Internet_20_link" text:visited-style-name="Visited_20_Internet_20_Link"><text:span text:style-name="T3">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3">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0"><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5"><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3">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5"><text:a xlink:type="simple" xlink:href="#fine" text:style-name="Internet_20_link" text:visited-style-name="Visited_20_Internet_20_Link"><text:span text:style-name="T3">3.8.6.1. Штраф</text:span></text:a></text:p>
      <text:p text:style-name="P15"><text:a xlink:type="simple" xlink:href="#shame_pillar" text:style-name="Internet_20_link" text:visited-style-name="Visited_20_Internet_20_Link"><text:span text:style-name="T3">3.8.6.2. Публичное порицание</text:span></text:a></text:p>
      <text:p text:style-name="P15"><text:a xlink:type="simple" xlink:href="#rights_deprivation" text:style-name="Internet_20_link" text:visited-style-name="Visited_20_Internet_20_Link"><text:span text:style-name="T3">3.8.6.3. Поражение в правах</text:span></text:a></text:p>
      <text:p text:style-name="P15"><text:a xlink:type="simple" xlink:href="#citizenship_revocation" text:style-name="Internet_20_link" text:visited-style-name="Visited_20_Internet_20_Link"><text:span text:style-name="T3">3.8.6.4. Лишение гражданства</text:span></text:a></text:p>
      <text:p text:style-name="P15"><text:a xlink:type="simple" xlink:href="#expulsion" text:style-name="Internet_20_link" text:visited-style-name="Visited_20_Internet_20_Link"><text:span text:style-name="T3">3.8.6.5. Изгнание</text:span></text:a></text:p>
      <text:p text:style-name="P15"><text:a xlink:type="simple" xlink:href="#correctional_labor" text:style-name="Internet_20_link" text:visited-style-name="Visited_20_Internet_20_Link"><text:span text:style-name="T3">3.8.6.6. Исправительные работы</text:span></text:a></text:p>
      <text:p text:style-name="P15"><text:a xlink:type="simple" xlink:href="#imprisonment" text:style-name="Internet_20_link" text:visited-style-name="Visited_20_Internet_20_Link"><text:span text:style-name="T3">3.8.6.7. Лишение свободы</text:span></text:a></text:p>
      <text:p text:style-name="P15"><text:a xlink:type="simple" xlink:href="#asexualization" text:style-name="Internet_20_link" text:visited-style-name="Visited_20_Internet_20_Link"><text:span text:style-name="T3">3.8.6.8. Стерилизация</text:span></text:a></text:p>
      <text:p text:style-name="P15"><text:a xlink:type="simple" xlink:href="#physical_punishment" text:style-name="Internet_20_link" text:visited-style-name="Visited_20_Internet_20_Link"><text:span text:style-name="T3">3.8.6.9. Телесные наказания и пытки</text:span></text:a></text:p>
      <text:p text:style-name="P15"><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3">3.9. Принуждение возможно только на законных основаниях</text:span></text:a></text:p>
      <text:p text:style-name="P12"><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0"><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5"><text:a xlink:type="simple" xlink:href="#right_of_assembly" text:style-name="Internet_20_link" text:visited-style-name="Visited_20_Internet_20_Link"><text:span text:style-name="T3">4.1.2.1. Право объединений и собраний</text:span></text:a></text:p>
      <text:p text:style-name="P15"><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5"><text:a xlink:type="simple" xlink:href="#insult" text:style-name="Internet_20_link" text:visited-style-name="Visited_20_Internet_20_Link"><text:span text:style-name="T3">4.1.3.1. Оскорбление</text:span></text:a></text:p>
      <text:p text:style-name="P15"><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3">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3">4.3. Индивиды имеют право на приватность</text:span></text:a></text:p>
      <text:p text:style-name="P12"><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3">4.5. Индивиды обладают правом на информацию</text:span></text:a></text:p>
      <text:p text:style-name="P12"><text:a xlink:type="simple" xlink:href="#reproduction_right" text:style-name="Internet_20_link" text:visited-style-name="Visited_20_Internet_20_Link"><text:span text:style-name="T3">4.6. Индивиды имеют право на размножение</text:span></text:a></text:p>
      <text:p text:style-name="P12"><text:a xlink:type="simple" xlink:href="#defence" text:style-name="Internet_20_link" text:visited-style-name="Visited_20_Internet_20_Link"><text:span text:style-name="T3">4.7. Индивиды имеют право на оборону</text:span></text:a></text:p>
      <text:p text:style-name="P10"><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2"><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3">5.7. Индивиды обязаны уважать покой других индивидов</text:span></text:a></text:p>
      <text:p text:style-name="P12"><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0"><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3">6.3. Соглашение не лишает народ власти</text:span></text:a></text:p>
      <text:p text:style-name="P12"><text:a xlink:type="simple" xlink:href="#usurpation" text:style-name="Internet_20_link" text:visited-style-name="Visited_20_Internet_20_Link"><text:span text:style-name="T3">6.4. Сама природа государства создаёт угрозу узурпации</text:span></text:a></text:p>
      <text:p text:style-name="P10"><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3">7.2. Гражданин обязан служить в армии</text:span></text:a></text:p>
      <text:p text:style-name="P12"><text:a xlink:type="simple" xlink:href="#witness" text:style-name="Internet_20_link" text:visited-style-name="Visited_20_Internet_20_Link"><text:span text:style-name="T3">7.3. Гражданин обязан сообщать о нарушениях</text:span></text:a></text:p>
      <text:p text:style-name="P12"><text:a xlink:type="simple" xlink:href="#jury" text:style-name="Internet_20_link" text:visited-style-name="Visited_20_Internet_20_Link"><text:span text:style-name="T3">7.4. Гражданин обязан заседать в суде присяжных</text:span></text:a></text:p>
      <text:p text:style-name="P12"><text:a xlink:type="simple" xlink:href="#network_obligation" text:style-name="Internet_20_link" text:visited-style-name="Visited_20_Internet_20_Link"><text:span text:style-name="T3">7.5. Гражданин обязан поддерживать работу компьютерной системы управления страной</text:span></text:a></text:p>
      <text:p text:style-name="P12"><text:a xlink:type="simple" xlink:href="#statistics_obligation" text:style-name="Internet_20_link" text:visited-style-name="Visited_20_Internet_20_Link"><text:span text:style-name="T3">7.6.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3">7.7.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3">7.8. Граждане имеют право на восстание</text:span></text:a></text:p>
      <text:p text:style-name="P12"><text:a xlink:type="simple" xlink:href="#rent_right" text:style-name="Internet_20_link" text:visited-style-name="Visited_20_Internet_20_Link"><text:span text:style-name="T3">7.9. Только граждане имеют право распоряжаться доходом от общих ресурсов</text:span></text:a></text:p>
      <text:p text:style-name="P10"><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3">8.1. Сохранять политическую независимость</text:span></text:a></text:p>
      <text:p text:style-name="P12"><text:a xlink:type="simple" xlink:href="#state_tasks" text:style-name="Internet_20_link" text:visited-style-name="Visited_20_Internet_20_Link"><text:span text:style-name="T3">8.2. Не брать на себя лишних функций</text:span></text:a></text:p>
      <text:p text:style-name="P12"><text:a xlink:type="simple" xlink:href="#state_not_nanny" text:style-name="Internet_20_link" text:visited-style-name="Visited_20_Internet_20_Link"><text:span text:style-name="T3">8.3. Решать общественные задачи</text:span></text:a></text:p>
      <text:p text:style-name="P12"><text:a xlink:type="simple" xlink:href="#not_shift_duty" text:style-name="Internet_20_link" text:visited-style-name="Visited_20_Internet_20_Link"><text:span text:style-name="T3">8.4. Не перекладывать свои обязанности на других</text:span></text:a></text:p>
      <text:p text:style-name="P12"><text:a xlink:type="simple" xlink:href="#law_execution" text:style-name="Internet_20_link" text:visited-style-name="Visited_20_Internet_20_Link"><text:span text:style-name="T3">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5"><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5"><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5"><text:a xlink:type="simple" xlink:href="#state_and_business" text:style-name="Internet_20_link" text:visited-style-name="Visited_20_Internet_20_Link"><text:span text:style-name="T3">8.7.3.1. Государство и бизнес</text:span></text:a></text:p>
      <text:p text:style-name="P15"><text:soft-page-break/><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3">8.9. Управлять территорией страны</text:span></text:a></text:p>
      <text:p text:style-name="P12"><text:a xlink:type="simple" xlink:href="#understandability" text:style-name="Internet_20_link" text:visited-style-name="Visited_20_Internet_20_Link"><text:span text:style-name="T3">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5"><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3">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4"><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0"><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3">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division_of_responsibility" text:style-name="Internet_20_link" text:visited-style-name="Visited_20_Internet_20_Link"><text:span text:style-name="T3">1.1.2. Разделение по сферам ответственности</text:span></text:a></text:p>
      <text:p text:style-name="P14"><text:a xlink:type="simple" xlink:href="#state_division" text:style-name="Internet_20_link" text:visited-style-name="Visited_20_Internet_20_Link"><text:span text:style-name="T3">1.1.3. Разделение функций исполнения и контроля</text:span></text:a></text:p>
      <text:p text:style-name="P12"><text:a xlink:type="simple" xlink:href="#selfgovernment" text:style-name="Internet_20_link" text:visited-style-name="Visited_20_Internet_20_Link"><text:span text:style-name="T3">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P10"><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3">2.1. Силовая ветвь</text:span></text:a></text:p>
      <text:p text:style-name="P12"><text:a xlink:type="simple" xlink:href="#legislature" text:style-name="Internet_20_link" text:visited-style-name="Visited_20_Internet_20_Link"><text:span text:style-name="T3">2.2. Законодательная ветвь</text:span></text:a></text:p>
      <text:p text:style-name="P12"><text:a xlink:type="simple" xlink:href="#judicial_branch" text:style-name="Internet_20_link" text:visited-style-name="Visited_20_Internet_20_Link"><text:span text:style-name="T3">2.3. Судебная ветвь</text:span></text:a></text:p>
      <text:p text:style-name="P12"><text:a xlink:type="simple" xlink:href="#economy_branch" text:style-name="Internet_20_link" text:visited-style-name="Visited_20_Internet_20_Link"><text:span text:style-name="T3">2.4. Экономическая ветвь</text:span></text:a></text:p>
      <text:p text:style-name="P12"><text:a xlink:type="simple" xlink:href="#cooperative_branch" text:style-name="Internet_20_link" text:visited-style-name="Visited_20_Internet_20_Link"><text:span text:style-name="T3">2.5. Кооперативная ветвь</text:span></text:a></text:p>
      <text:p text:style-name="P12"><text:a xlink:type="simple" xlink:href="#scientific_branch" text:style-name="Internet_20_link" text:visited-style-name="Visited_20_Internet_20_Link"><text:span text:style-name="T3">2.6. Научная ветвь</text:span></text:a></text:p>
      <text:p text:style-name="P12"><text:a xlink:type="simple" xlink:href="#information_branch" text:style-name="Internet_20_link" text:visited-style-name="Visited_20_Internet_20_Link"><text:span text:style-name="T3">2.7. Информационная ветвь</text:span></text:a></text:p>
      <text:p text:style-name="P12"><text:a xlink:type="simple" xlink:href="#auditor_branch" text:style-name="Internet_20_link" text:visited-style-name="Visited_20_Internet_20_Link"><text:span text:style-name="T3">2.8. Контролирующая ветвь</text:span></text:a></text:p>
      <text:p text:style-name="P10"><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blackbox" text:style-name="Internet_20_link" text:visited-style-name="Visited_20_Internet_20_Link"><text:span text:style-name="T3">3.1. Принцип чёрного ящика</text:span></text:a></text:p>
      <text:p text:style-name="P12"><text:a xlink:type="simple" xlink:href="#risk_certainty" text:style-name="Internet_20_link" text:visited-style-name="Visited_20_Internet_20_Link"><text:span text:style-name="T3">3.2. Опора на определённые риски</text:span></text:a></text:p>
      <text:p text:style-name="P12"><text:a xlink:type="simple" xlink:href="#enforceability_of_laws" text:style-name="Internet_20_link" text:visited-style-name="Visited_20_Internet_20_Link"><text:span text:style-name="T3">3.3. Исполнимость законов</text:span></text:a></text:p>
      <text:p text:style-name="P12"><text:a xlink:type="simple" xlink:href="#law_and_corruption" text:style-name="Internet_20_link" text:visited-style-name="Visited_20_Internet_20_Link"><text:span text:style-name="T3">3.4.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3">3.5. Экспертиза законов на коррупциогенность</text:span></text:a></text:p>
      <text:p text:style-name="P12"><text:a xlink:type="simple" xlink:href="#feedback" text:style-name="Internet_20_link" text:visited-style-name="Visited_20_Internet_20_Link"><text:span text:style-name="T3">3.6. Обратная связь</text:span></text:a></text:p>
      <text:p text:style-name="P12"><text:a xlink:type="simple" xlink:href="#automation" text:style-name="Internet_20_link" text:visited-style-name="Visited_20_Internet_20_Link"><text:span text:style-name="T3">3.7. Автоматизация</text:span></text:a></text:p>
      <text:p text:style-name="P12"><text:a xlink:type="simple" xlink:href="#tender" text:style-name="Internet_20_link" text:visited-style-name="Visited_20_Internet_20_Link"><text:span text:style-name="T3">3.8. Госзакупки</text:span></text:a></text:p>
      <text:p text:style-name="P12"><text:a xlink:type="simple" xlink:href="#pay_for_result" text:style-name="Internet_20_link" text:visited-style-name="Visited_20_Internet_20_Link"><text:span text:style-name="T3">3.9. Плата за результат</text:span></text:a></text:p>
      <text:p text:style-name="P12"><text:a xlink:type="simple" xlink:href="#bureaucracy" text:style-name="Internet_20_link" text:visited-style-name="Visited_20_Internet_20_Link"><text:span text:style-name="T3">3.10. Сдерживание разрастания бюрократии</text:span></text:a></text:p>
      <text:p text:style-name="P12"><text:a xlink:type="simple" xlink:href="#not_self_pay" text:style-name="Internet_20_link" text:visited-style-name="Visited_20_Internet_20_Link"><text:span text:style-name="T3">3.11. Зарплата госслужащих</text:span></text:a></text:p>
      <text:p text:style-name="P12"><text:a xlink:type="simple" xlink:href="#corruption" text:style-name="Internet_20_link" text:visited-style-name="Visited_20_Internet_20_Link"><text:span text:style-name="T3">3.12. Коррупция и правонарушения чиновников</text:span></text:a></text:p>
      <text:p text:style-name="P12"><text:a xlink:type="simple" xlink:href="#controlity" text:style-name="Internet_20_link" text:visited-style-name="Visited_20_Internet_20_Link"><text:span text:style-name="T3">3.13. SMART</text:span></text:a></text:p>
      <text:p text:style-name="P12"><text:a xlink:type="simple" xlink:href="#kpi" text:style-name="Internet_20_link" text:visited-style-name="Visited_20_Internet_20_Link"><text:span text:style-name="T3">3.14. Отказ от необоснованной формализации целей</text:span></text:a></text:p>
      <text:p text:style-name="P12"><text:a xlink:type="simple" xlink:href="#turnover_of_power" text:style-name="Internet_20_link" text:visited-style-name="Visited_20_Internet_20_Link"><text:span text:style-name="T3">3.15. Ротация чиновников</text:span></text:a></text:p>
      <text:p text:style-name="P12"><text:a xlink:type="simple" xlink:href="#zoning" text:style-name="Internet_20_link" text:visited-style-name="Visited_20_Internet_20_Link"><text:span text:style-name="T3">3.16. Территориальное деление и адресация</text:span></text:a></text:p>
      <text:p text:style-name="P12"><text:a xlink:type="simple" xlink:href="#police" text:style-name="Internet_20_link" text:visited-style-name="Visited_20_Internet_20_Link"><text:span text:style-name="T3">3.17. Правоохранительные органы</text:span></text:a></text:p>
      <text:p text:style-name="P12"><text:a xlink:type="simple" xlink:href="#jury_trial" text:style-name="Internet_20_link" text:visited-style-name="Visited_20_Internet_20_Link"><text:span text:style-name="T3">3.18. Суд присяжных</text:span></text:a></text:p>
      <text:p text:style-name="P12"><text:a xlink:type="simple" xlink:href="#cause_and_effect" text:style-name="Internet_20_link" text:visited-style-name="Visited_20_Internet_20_Link"><text:span text:style-name="T3">3.19.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0"><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3">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3">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digital_signature" text:style-name="Internet_20_link" text:visited-style-name="Visited_20_Internet_20_Link"><text:span text:style-name="T3">1.2.5. Выдача ЭЦП гражданам</text:span></text:a></text:p>
      <text:p text:style-name="P14"><text:a xlink:type="simple" xlink:href="#status_register" text:style-name="Internet_20_link" text:visited-style-name="Visited_20_Internet_20_Link"><text:span text:style-name="T3">1.2.6. Реестр состояний граждан</text:span></text:a></text:p>
      <text:p text:style-name="P12"><text:a xlink:type="simple" xlink:href="#reproduction" text:style-name="Internet_20_link" text:visited-style-name="Visited_20_Internet_20_Link"><text:span text:style-name="T3">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3">1.4. Репутация</text:span></text:a></text:p>
      <text:p text:style-name="P12"><text:a xlink:type="simple" xlink:href="#army" text:style-name="Internet_20_link" text:visited-style-name="Visited_20_Internet_20_Link"><text:span text:style-name="T3">1.5. Армия</text:span></text:a></text:p>
      <text:p text:style-name="P12"><text:a xlink:type="simple" xlink:href="#emergency" text:style-name="Internet_20_link" text:visited-style-name="Visited_20_Internet_20_Link"><text:span text:style-name="T3">1.6. Служба спасения и гражданская оборона</text:span></text:a></text:p>
      <text:p text:style-name="P10"><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3">2.1. Налог</text:span></text:a></text:p>
      <text:p text:style-name="P12"><text:a xlink:type="simple" xlink:href="#due" text:style-name="Internet_20_link" text:visited-style-name="Visited_20_Internet_20_Link"><text:span text:style-name="T3">2.2. Пошлина</text:span></text:a></text:p>
      <text:p text:style-name="P12"><text:a xlink:type="simple" xlink:href="#compensating_payment" text:style-name="Internet_20_link" text:visited-style-name="Visited_20_Internet_20_Link"><text:span text:style-name="T3">2.3. Компенсационный сбор</text:span></text:a></text:p>
      <text:p text:style-name="P12"><text:a xlink:type="simple" xlink:href="#income_tax" text:style-name="Internet_20_link" text:visited-style-name="Visited_20_Internet_20_Link"><text:span text:style-name="T3">2.4. «Налог» на прибыль</text:span></text:a></text:p>
      <text:p text:style-name="P12"><text:a xlink:type="simple" xlink:href="#goal_payment" text:style-name="Internet_20_link" text:visited-style-name="Visited_20_Internet_20_Link"><text:span text:style-name="T3">2.5. Целевой сбор</text:span></text:a></text:p>
      <text:p text:style-name="P12"><text:a xlink:type="simple" xlink:href="#excise_duty" text:style-name="Internet_20_link" text:visited-style-name="Visited_20_Internet_20_Link"><text:span text:style-name="T3">2.6. Акциз</text:span></text:a></text:p>
      <text:p text:style-name="P12"><text:a xlink:type="simple" xlink:href="#pledge" text:style-name="Internet_20_link" text:visited-style-name="Visited_20_Internet_20_Link"><text:span text:style-name="T3">2.7. Залог</text:span></text:a></text:p>
      <text:p text:style-name="P12"><text:a xlink:type="simple" xlink:href="#insurance_fee" text:style-name="Internet_20_link" text:visited-style-name="Visited_20_Internet_20_Link"><text:span text:style-name="T3">2.8. Страховой взнос</text:span></text:a></text:p>
      <text:p text:style-name="P12"><text:a xlink:type="simple" xlink:href="#penalty" text:style-name="Internet_20_link" text:visited-style-name="Visited_20_Internet_20_Link"><text:span text:style-name="T3">2.9. Штраф</text:span></text:a></text:p>
      <text:p text:style-name="P10"><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3">3.1. Пособия</text:span></text:a></text:p>
      <text:p text:style-name="P12"><text:a xlink:type="simple" xlink:href="#edu" text:style-name="Internet_20_link" text:visited-style-name="Visited_20_Internet_20_Link"><text:span text:style-name="T3">3.2. Образование</text:span></text:a></text:p>
      <text:p text:style-name="P14"><text:a xlink:type="simple" xlink:href="#school" text:style-name="Internet_20_link" text:visited-style-name="Visited_20_Internet_20_Link"><text:span text:style-name="T3">3.2.1. Школа</text:span></text:a></text:p>
      <text:p text:style-name="P15"><text:a xlink:type="simple" xlink:href="#training" text:style-name="Internet_20_link" text:visited-style-name="Visited_20_Internet_20_Link"><text:span text:style-name="T3">3.2.1.1. Обучение</text:span></text:a></text:p>
      <text:p text:style-name="P15"><text:a xlink:type="simple" xlink:href="#upbringing" text:style-name="Internet_20_link" text:visited-style-name="Visited_20_Internet_20_Link"><text:span text:style-name="T3">3.2.1.2. Воспитание</text:span></text:a></text:p>
      <text:p text:style-name="P15"><text:a xlink:type="simple" xlink:href="#psyche" text:style-name="Internet_20_link" text:visited-style-name="Visited_20_Internet_20_Link"><text:span text:style-name="T3">3.2.1.3. Формирование психики</text:span></text:a></text:p>
      <text:p text:style-name="P15"><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3">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3">3.4. Пенсия</text:span></text:a></text:p>
      <text:p text:style-name="P12"><text:a xlink:type="simple" xlink:href="#consumer_interests" text:style-name="Internet_20_link" text:visited-style-name="Visited_20_Internet_20_Link"><text:span text:style-name="T3">3.5. Защита интересов потребителей</text:span></text:a></text:p>
      <text:p text:style-name="P10"><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3">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3">4.2. Финансирование науки</text:span></text:a></text:p>
      <text:p text:style-name="P12"><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0"><text:a xlink:type="simple" xlink:href="#justice_economy" text:style-name="Internet_20_link" text:visited-style-name="Visited_20_Internet_20_Link"><text:span text:style-name="T1">1. Экономика и справедливость</text:span></text:a></text:p>
      <text:p text:style-name="P10"><text:a xlink:type="simple" xlink:href="#free_market" text:style-name="Internet_20_link" text:visited-style-name="Visited_20_Internet_20_Link"><text:span text:style-name="T1">2. Свободный рынок</text:span></text:a></text:p>
      <text:p text:style-name="P10"><text:a xlink:type="simple" xlink:href="#price" text:style-name="Internet_20_link" text:visited-style-name="Visited_20_Internet_20_Link"><text:span text:style-name="T1">3. Ценообразование</text:span></text:a></text:p>
      <text:p text:style-name="P10"><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3">4.1. Монополизация</text:span></text:a></text:p>
      <text:p text:style-name="P12"><text:a xlink:type="simple" xlink:href="#exhausting_competition" text:style-name="Internet_20_link" text:visited-style-name="Visited_20_Internet_20_Link"><text:span text:style-name="T3">4.2. Изматывающая конкуренция</text:span></text:a></text:p>
      <text:p text:style-name="P12"><text:a xlink:type="simple" xlink:href="#overproduction" text:style-name="Internet_20_link" text:visited-style-name="Visited_20_Internet_20_Link"><text:span text:style-name="T3">4.3. Перепроизводство и перепотребление</text:span></text:a></text:p>
      <text:p text:style-name="P12"><text:a xlink:type="simple" xlink:href="#planned_obsolescence" text:style-name="Internet_20_link" text:visited-style-name="Visited_20_Internet_20_Link"><text:span text:style-name="T3">4.4. Запланированное устаревание</text:span></text:a></text:p>
      <text:p text:style-name="P12"><text:a xlink:type="simple" xlink:href="#asymmetrical_information" text:style-name="Internet_20_link" text:visited-style-name="Visited_20_Internet_20_Link"><text:span text:style-name="T3">4.5. Асимметричность информации</text:span></text:a></text:p>
      <text:p text:style-name="P12"><text:a xlink:type="simple" xlink:href="#cycles" text:style-name="Internet_20_link" text:visited-style-name="Visited_20_Internet_20_Link"><text:span text:style-name="T3">4.6. Цикличность и кризисы</text:span></text:a></text:p>
      <text:p text:style-name="P12"><text:a xlink:type="simple" xlink:href="#eco_economy" text:style-name="Internet_20_link" text:visited-style-name="Visited_20_Internet_20_Link"><text:span text:style-name="T3">4.7. Охрана окружающей среды и общие блага</text:span></text:a></text:p>
      <text:p text:style-name="P12"><text:a xlink:type="simple" xlink:href="#inequality" text:style-name="Internet_20_link" text:visited-style-name="Visited_20_Internet_20_Link"><text:span text:style-name="T3">4.8. Неравенство и прибыль</text:span></text:a></text:p>
      <text:p text:style-name="P12"><text:a xlink:type="simple" xlink:href="#passive_income" text:style-name="Internet_20_link" text:visited-style-name="Visited_20_Internet_20_Link"><text:span text:style-name="T3">4.9. Пассивный доход</text:span></text:a></text:p>
      <text:p text:style-name="P12"><text:a xlink:type="simple" xlink:href="#agriculture" text:style-name="Internet_20_link" text:visited-style-name="Visited_20_Internet_20_Link"><text:span text:style-name="T3">4.10. Экономика и сельское хозяйство</text:span></text:a></text:p>
      <text:p text:style-name="P10"><text:a xlink:type="simple" xlink:href="#luxury" text:style-name="Internet_20_link" text:visited-style-name="Visited_20_Internet_20_Link"><text:span text:style-name="T1">5. Роскошь</text:span></text:a></text:p>
      <text:p text:style-name="P10"><text:a xlink:type="simple" xlink:href="#money" text:style-name="Internet_20_link" text:visited-style-name="Visited_20_Internet_20_Link"><text:span text:style-name="T1">6. Деньги и кредит</text:span></text:a></text:p>
      <text:p text:style-name="P12"><text:a xlink:type="simple" xlink:href="#money_roles" text:style-name="Internet_20_link" text:visited-style-name="Visited_20_Internet_20_Link"><text:span text:style-name="T3">6.1. Функции денег</text:span></text:a></text:p>
      <text:p text:style-name="P12"><text:a xlink:type="simple" xlink:href="#additional_money" text:style-name="Internet_20_link" text:visited-style-name="Visited_20_Internet_20_Link"><text:span text:style-name="T3">6.2. Дополнительные валюты</text:span></text:a></text:p>
      <text:p text:style-name="P10"><text:a xlink:type="simple" xlink:href="#foreign_trade" text:style-name="Internet_20_link" text:visited-style-name="Visited_20_Internet_20_Link"><text:span text:style-name="T1">7. Международная торговля</text:span></text:a></text:p>
      <text:p text:style-name="P10"><text:a xlink:type="simple" xlink:href="#unconditional_basic_income" text:style-name="Internet_20_link" text:visited-style-name="Visited_20_Internet_20_Link"><text:span text:style-name="T1">8. Безусловный базовый доход</text:span></text:a></text:p>
      <text:p text:style-name="P10"><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3">9.1. Трудовой договор</text:span></text:a></text:p>
      <text:p text:style-name="P12"><text:a xlink:type="simple" xlink:href="#work_agreement" text:style-name="Internet_20_link" text:visited-style-name="Visited_20_Internet_20_Link"><text:span text:style-name="T3">9.2. Договор подряда</text:span></text:a></text:p>
      <text:p text:style-name="P12"><text:a xlink:type="simple" xlink:href="#partnership_agreement" text:style-name="Internet_20_link" text:visited-style-name="Visited_20_Internet_20_Link"><text:span text:style-name="T3">9.3. Договор делового партнёрства</text:span></text:a></text:p>
      <text:p text:style-name="P10"><text:a xlink:type="simple" xlink:href="#job_right" text:style-name="Internet_20_link" text:visited-style-name="Visited_20_Internet_20_Link"><text:span text:style-name="T1">10. Права трудящихся</text:span></text:a></text:p>
      <text:p text:style-name="P10"><text:a xlink:type="simple" xlink:href="#minimum_wage" text:style-name="Internet_20_link" text:visited-style-name="Visited_20_Internet_20_Link"><text:span text:style-name="T1">11. Минимальная оплата труда</text:span></text:a></text:p>
      <text:p text:style-name="P10"><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0"><text:a xlink:type="simple" xlink:href="#self-managed" text:style-name="Internet_20_link" text:visited-style-name="Visited_20_Internet_20_Link"><text:span text:style-name="T1">1. Удобный для самоуправления</text:span></text:a></text:p>
      <text:p text:style-name="P10"><text:a xlink:type="simple" xlink:href="#lossless" text:style-name="Internet_20_link" text:visited-style-name="Visited_20_Internet_20_Link"><text:span text:style-name="T1">2. Экономически эффективный</text:span></text:a></text:p>
      <text:p text:style-name="P10"><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3">3.1. Удобный для пешеходов</text:span></text:a></text:p>
      <text:p text:style-name="P12"><text:a xlink:type="simple" xlink:href="#thought-out" text:style-name="Internet_20_link" text:visited-style-name="Visited_20_Internet_20_Link"><text:span text:style-name="T3">3.2. Продуманный</text:span></text:a></text:p>
      <text:p text:style-name="P12"><text:a xlink:type="simple" xlink:href="#low-rise" text:style-name="Internet_20_link" text:visited-style-name="Visited_20_Internet_20_Link"><text:span text:style-name="T3">3.3. Малоэтажный</text:span></text:a></text:p>
      <text:p text:style-name="P10"><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3">4.1. Безопасно расположенный</text:span></text:a></text:p>
      <text:p text:style-name="P12"><text:a xlink:type="simple" xlink:href="#reliable" text:style-name="Internet_20_link" text:visited-style-name="Visited_20_Internet_20_Link"><text:span text:style-name="T3">4.2. Надёжный</text:span></text:a></text:p>
      <text:p text:style-name="P12"><text:a xlink:type="simple" xlink:href="#self-sufficient" text:style-name="Internet_20_link" text:visited-style-name="Visited_20_Internet_20_Link"><text:span text:style-name="T3">4.3. Самодостаточный</text:span></text:a></text:p>
      <text:p text:style-name="P12"><text:a xlink:type="simple" xlink:href="#safely_designed" text:style-name="Internet_20_link" text:visited-style-name="Visited_20_Internet_20_Link"><text:span text:style-name="T3">4.4. Безопасно организованный</text:span></text:a></text:p>
      <text:p text:style-name="P10"><text:a xlink:type="simple" xlink:href="#ecological" text:style-name="Internet_20_link" text:visited-style-name="Visited_20_Internet_20_Link"><text:span text:style-name="T1">5. Экологичный</text:span></text:a></text:p>
      <text:p text:style-name="P10"><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3">6.1. Масштабируемый</text:span></text:a></text:p>
      <text:p text:style-name="P12"><text:a xlink:type="simple" xlink:href="#no_cars" text:style-name="Internet_20_link" text:visited-style-name="Visited_20_Internet_20_Link"><text:span text:style-name="T3">6.2. Безавтомобильный</text:span></text:a></text:p>
      <text:p text:style-name="P12"><text:a xlink:type="simple" xlink:href="#modern" text:style-name="Internet_20_link" text:visited-style-name="Visited_20_Internet_20_Link"><text:span text:style-name="T3">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P10"><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3">7.1. Памятники</text:span></text:a></text:p>
      <text:p text:style-name="P12"><text:a xlink:type="simple" xlink:href="#addressing" text:style-name="Internet_20_link" text:visited-style-name="Visited_20_Internet_20_Link"><text:span text:style-name="T3">7.2. Адресация</text:span></text:a></text:p>
      <text:p text:style-name="P12"><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0"><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3">1.1. Брак и семья</text:span></text:a></text:p>
      <text:p text:style-name="P12"><text:a xlink:type="simple" xlink:href="#juvenile_justice" text:style-name="Internet_20_link" text:visited-style-name="Visited_20_Internet_20_Link"><text:span text:style-name="T3">1.2. Ювенальная юстиция</text:span></text:a></text:p>
      <text:p text:style-name="P12"><text:a xlink:type="simple" xlink:href="#abortion" text:style-name="Internet_20_link" text:visited-style-name="Visited_20_Internet_20_Link"><text:span text:style-name="T3">1.3. Аборты</text:span></text:a></text:p>
      <text:p text:style-name="P12"><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3">1.5. Телесные наказания детей</text:span></text:a></text:p>
      <text:p text:style-name="P12"><text:a xlink:type="simple" xlink:href="#overprotective_parenting" text:style-name="Internet_20_link" text:visited-style-name="Visited_20_Internet_20_Link"><text:span text:style-name="T3">1.6. Гиперопека</text:span></text:a></text:p>
      <text:p text:style-name="P10"><text:a xlink:type="simple" xlink:href="#it" text:style-name="Internet_20_link" text:visited-style-name="Visited_20_Internet_20_Link"><text:span text:style-name="T1">2. Информационные технологии на службе обществу</text:span></text:a></text:p>
      <text:p text:style-name="P12"><text:a xlink:type="simple" xlink:href="#platform" text:style-name="Internet_20_link" text:visited-style-name="Visited_20_Internet_20_Link"><text:span text:style-name="T3">2.1. Платформа</text:span></text:a></text:p>
      <text:p text:style-name="P12"><text:a xlink:type="simple" xlink:href="#network" text:style-name="Internet_20_link" text:visited-style-name="Visited_20_Internet_20_Link"><text:span text:style-name="T3">2.2. Сеть</text:span></text:a></text:p>
      <text:p text:style-name="P12"><text:a xlink:type="simple" xlink:href="#id" text:style-name="Internet_20_link" text:visited-style-name="Visited_20_Internet_20_Link"><text:span text:style-name="T3">2.3. Идентификация пользователей</text:span></text:a></text:p>
      <text:p text:style-name="P12"><text:a xlink:type="simple" xlink:href="#decision_making" text:style-name="Internet_20_link" text:visited-style-name="Visited_20_Internet_20_Link"><text:span text:style-name="T3">2.4. Система поддержки принятия решений</text:span></text:a></text:p>
      <text:p text:style-name="P12"><text:a xlink:type="simple" xlink:href="#messenger" text:style-name="Internet_20_link" text:visited-style-name="Visited_20_Internet_20_Link"><text:span text:style-name="T3">2.5. Система обмена сообщениями</text:span></text:a></text:p>
      <text:p text:style-name="P12"><text:a xlink:type="simple" xlink:href="#social_network" text:style-name="Internet_20_link" text:visited-style-name="Visited_20_Internet_20_Link"><text:span text:style-name="T3">2.6. Социальная сеть</text:span></text:a></text:p>
      <text:p text:style-name="P10"><text:a xlink:type="simple" xlink:href="#foreign_relations" text:style-name="Internet_20_link" text:visited-style-name="Visited_20_Internet_20_Link"><text:span text:style-name="T1">3. Международные отношения</text:span></text:a></text:p>
      <text:p text:style-name="P12"><text:a xlink:type="simple" xlink:href="#neutrality" text:style-name="Internet_20_link" text:visited-style-name="Visited_20_Internet_20_Link"><text:span text:style-name="T3">3.1. Нейтралитет</text:span></text:a></text:p>
      <text:p text:style-name="P14"><text:a xlink:type="simple" xlink:href="#borders" text:style-name="Internet_20_link" text:visited-style-name="Visited_20_Internet_20_Link"><text:span text:style-name="T3">3.1.1. Незыблемость границ</text:span></text:a></text:p>
      <text:p text:style-name="P14"><text:a xlink:type="simple" xlink:href="#legitimus" text:style-name="Internet_20_link" text:visited-style-name="Visited_20_Internet_20_Link"><text:span text:style-name="T3">3.1.2. Легитимность</text:span></text:a></text:p>
      <text:p text:style-name="P14"><text:a xlink:type="simple" xlink:href="#sanction" text:style-name="Internet_20_link" text:visited-style-name="Visited_20_Internet_20_Link"><text:span text:style-name="T3">3.1.3. Санкции</text:span></text:a></text:p>
      <text:p text:style-name="P14"><text:a xlink:type="simple" xlink:href="#guns_trade" text:style-name="Internet_20_link" text:visited-style-name="Visited_20_Internet_20_Link"><text:span text:style-name="T3">3.1.4. Продажа оружия другим государствам</text:span></text:a></text:p>
      <text:p text:style-name="P12"><text:a xlink:type="simple" xlink:href="#external_debt" text:style-name="Internet_20_link" text:visited-style-name="Visited_20_Internet_20_Link"><text:span text:style-name="T3">3.2. Внешние государственные кредиты</text:span></text:a></text:p>
      <text:p text:style-name="P12"><text:a xlink:type="simple" xlink:href="#self-determination" text:style-name="Internet_20_link" text:visited-style-name="Visited_20_Internet_20_Link"><text:span text:style-name="T3">3.3. Право на самоопределение</text:span></text:a></text:p>
      <text:p text:style-name="P12"><text:a xlink:type="simple" xlink:href="#war" text:style-name="Internet_20_link" text:visited-style-name="Visited_20_Internet_20_Link"><text:span text:style-name="T3">3.4. Война</text:span></text:a></text:p>
      <text:p text:style-name="P12"><text:a xlink:type="simple" xlink:href="#help" text:style-name="Internet_20_link" text:visited-style-name="Visited_20_Internet_20_Link"><text:span text:style-name="T3">3.5. О помощи развивающимся странам</text:span></text:a></text:p>
      <text:p text:style-name="P12"><text:a xlink:type="simple" xlink:href="#offshore_territory" text:style-name="Internet_20_link" text:visited-style-name="Visited_20_Internet_20_Link"><text:span text:style-name="T3">3.6. Офшоры</text:span></text:a></text:p>
      <text:p text:style-name="P12"><text:soft-page-break/><text:a xlink:type="simple" xlink:href="#extradition" text:style-name="Internet_20_link" text:visited-style-name="Visited_20_Internet_20_Link"><text:span text:style-name="T3">3.7. Экстрадиция</text:span></text:a></text:p>
      <text:p text:style-name="P12"><text:a xlink:type="simple" xlink:href="#refugees" text:style-name="Internet_20_link" text:visited-style-name="Visited_20_Internet_20_Link"><text:span text:style-name="T3">3.8. Беженцы</text:span></text:a></text:p>
      <text:p text:style-name="P10"><text:a xlink:type="simple" xlink:href="#near_sex" text:style-name="Internet_20_link" text:visited-style-name="Visited_20_Internet_20_Link"><text:span text:style-name="T1">4. Сексуальные вопросы</text:span></text:a></text:p>
      <text:p text:style-name="P12"><text:a xlink:type="simple" xlink:href="#gender" text:style-name="Internet_20_link" text:visited-style-name="Visited_20_Internet_20_Link"><text:span text:style-name="T3">4.1. Пол и гендер</text:span></text:a></text:p>
      <text:p text:style-name="P12"><text:a xlink:type="simple" xlink:href="#homosexual" text:style-name="Internet_20_link" text:visited-style-name="Visited_20_Internet_20_Link"><text:span text:style-name="T3">4.2. Сексуальная ориентация</text:span></text:a></text:p>
      <text:p text:style-name="P12"><text:a xlink:type="simple" xlink:href="#sex" text:style-name="Internet_20_link" text:visited-style-name="Visited_20_Internet_20_Link"><text:span text:style-name="T3">4.3. Секс</text:span></text:a></text:p>
      <text:p text:style-name="P12"><text:a xlink:type="simple" xlink:href="#consent_age" text:style-name="Internet_20_link" text:visited-style-name="Visited_20_Internet_20_Link"><text:span text:style-name="T3">4.4. Возраст согласия</text:span></text:a></text:p>
      <text:p text:style-name="P12"><text:a xlink:type="simple" xlink:href="#prostitution" text:style-name="Internet_20_link" text:visited-style-name="Visited_20_Internet_20_Link"><text:span text:style-name="T3">4.5. Проституция</text:span></text:a></text:p>
      <text:p text:style-name="P12"><text:a xlink:type="simple" xlink:href="#porn" text:style-name="Internet_20_link" text:visited-style-name="Visited_20_Internet_20_Link"><text:span text:style-name="T3">4.6. Порнография</text:span></text:a></text:p>
      <text:p text:style-name="P12"><text:a xlink:type="simple" xlink:href="#rape" text:style-name="Internet_20_link" text:visited-style-name="Visited_20_Internet_20_Link"><text:span text:style-name="T3">4.7. Сексуальное насилие</text:span></text:a></text:p>
      <text:p text:style-name="P10"><text:a xlink:type="simple" xlink:href="#constitution" text:style-name="Internet_20_link" text:visited-style-name="Visited_20_Internet_20_Link"><text:span text:style-name="T1">5. Конституция</text:span></text:a></text:p>
      <text:p text:style-name="P10"><text:a xlink:type="simple" xlink:href="#memento_mori" text:style-name="Internet_20_link" text:visited-style-name="Visited_20_Internet_20_Link"><text:span text:style-name="T1">6. Memento mori</text:span></text:a></text:p>
      <text:p text:style-name="P10"><text:a xlink:type="simple" xlink:href="#private_investigation" text:style-name="Internet_20_link" text:visited-style-name="Visited_20_Internet_20_Link"><text:span text:style-name="T1">7. Частный сыск</text:span></text:a></text:p>
      <text:p text:style-name="P10"><text:a xlink:type="simple" xlink:href="#private_prisons" text:style-name="Internet_20_link" text:visited-style-name="Visited_20_Internet_20_Link"><text:span text:style-name="T1">8. Частные тюрьмы</text:span></text:a></text:p>
      <text:p text:style-name="P10"><text:a xlink:type="simple" xlink:href="#moral_damage" text:style-name="Internet_20_link" text:visited-style-name="Visited_20_Internet_20_Link"><text:span text:style-name="T1">9. Моральный ущерб</text:span></text:a></text:p>
      <text:p text:style-name="P10"><text:a xlink:type="simple" xlink:href="#terror" text:style-name="Internet_20_link" text:visited-style-name="Visited_20_Internet_20_Link"><text:span text:style-name="T1">10. Терроризм</text:span></text:a></text:p>
      <text:p text:style-name="P10"><text:a xlink:type="simple" xlink:href="#extremism" text:style-name="Internet_20_link" text:visited-style-name="Visited_20_Internet_20_Link"><text:span text:style-name="T1">11. Экстремизм</text:span></text:a></text:p>
      <text:p text:style-name="P10"><text:a xlink:type="simple" xlink:href="#cannibalism" text:style-name="Internet_20_link" text:visited-style-name="Visited_20_Internet_20_Link"><text:span text:style-name="T1">12. Каннибализм</text:span></text:a></text:p>
      <text:p text:style-name="P10"><text:a xlink:type="simple" xlink:href="#safety_theater" text:style-name="Internet_20_link" text:visited-style-name="Visited_20_Internet_20_Link"><text:span text:style-name="T1">13. Театр безопасности</text:span></text:a></text:p>
      <text:p text:style-name="P10"><text:a xlink:type="simple" xlink:href="#migrants" text:style-name="Internet_20_link" text:visited-style-name="Visited_20_Internet_20_Link"><text:span text:style-name="T1">14. Мигранты</text:span></text:a></text:p>
      <text:p text:style-name="P10"><text:a xlink:type="simple" xlink:href="#religion" text:style-name="Internet_20_link" text:visited-style-name="Visited_20_Internet_20_Link"><text:span text:style-name="T1">15. Религия</text:span></text:a></text:p>
      <text:p text:style-name="P12"><text:a xlink:type="simple" xlink:href="#secular_state" text:style-name="Internet_20_link" text:visited-style-name="Visited_20_Internet_20_Link"><text:span text:style-name="T3">15.1. Что есть светское государство</text:span></text:a></text:p>
      <text:p text:style-name="P12"><text:a xlink:type="simple" xlink:href="#sect" text:style-name="Internet_20_link" text:visited-style-name="Visited_20_Internet_20_Link"><text:span text:style-name="T3">15.2. Секты</text:span></text:a></text:p>
      <text:p text:style-name="P10"><text:a xlink:type="simple" xlink:href="#pseudoscientific_services" text:style-name="Internet_20_link" text:visited-style-name="Visited_20_Internet_20_Link"><text:span text:style-name="T1">16. Лженаучные услуги</text:span></text:a></text:p>
      <text:p text:style-name="P10"><text:a xlink:type="simple" xlink:href="#slaves_of_machine" text:style-name="Internet_20_link" text:visited-style-name="Visited_20_Internet_20_Link"><text:span text:style-name="T1">17. Принятие ключевых решений</text:span></text:a></text:p>
      <text:p text:style-name="P10"><text:a xlink:type="simple" xlink:href="#state_day_of_rest" text:style-name="Internet_20_link" text:visited-style-name="Visited_20_Internet_20_Link"><text:span text:style-name="T1">18. Государственные выходные и праздники</text:span></text:a></text:p>
      <text:p text:style-name="P10"><text:a xlink:type="simple" xlink:href="#ceremony" text:style-name="Internet_20_link" text:visited-style-name="Visited_20_Internet_20_Link"><text:span text:style-name="T1">19. Общественные церемонии</text:span></text:a></text:p>
      <text:p text:style-name="P10"><text:a xlink:type="simple" xlink:href="#state_rewards" text:style-name="Internet_20_link" text:visited-style-name="Visited_20_Internet_20_Link"><text:span text:style-name="T1">20. Государственные награды</text:span></text:a></text:p>
      <text:p text:style-name="P10"><text:a xlink:type="simple" xlink:href="#media" text:style-name="Internet_20_link" text:visited-style-name="Visited_20_Internet_20_Link"><text:span text:style-name="T1">21. СМИ</text:span></text:a></text:p>
      <text:p text:style-name="P10"><text:a xlink:type="simple" xlink:href="#advertising" text:style-name="Internet_20_link" text:visited-style-name="Visited_20_Internet_20_Link"><text:span text:style-name="T1">22. Реклама</text:span></text:a></text:p>
      <text:p text:style-name="P10"><text:a xlink:type="simple" xlink:href="#censorship" text:style-name="Internet_20_link" text:visited-style-name="Visited_20_Internet_20_Link"><text:span text:style-name="T1">23. Цензура</text:span></text:a></text:p>
      <text:p text:style-name="P12"><text:a xlink:type="simple" xlink:href="#network_anonymity" text:style-name="Internet_20_link" text:visited-style-name="Visited_20_Internet_20_Link"><text:span text:style-name="T3">23.1. Анонимность в сети</text:span></text:a></text:p>
      <text:p text:style-name="P12"><text:a xlink:type="simple" xlink:href="#propaganda" text:style-name="Internet_20_link" text:visited-style-name="Visited_20_Internet_20_Link"><text:span text:style-name="T3">23.2. Защита от пропаганды</text:span></text:a></text:p>
      <text:p text:style-name="P10"><text:a xlink:type="simple" xlink:href="#vaccination" text:style-name="Internet_20_link" text:visited-style-name="Visited_20_Internet_20_Link"><text:span text:style-name="T1">24. Прививки</text:span></text:a></text:p>
      <text:p text:style-name="P10"><text:a xlink:type="simple" xlink:href="#mendicancy" text:style-name="Internet_20_link" text:visited-style-name="Visited_20_Internet_20_Link"><text:span text:style-name="T1">25. Попрошайничество</text:span></text:a></text:p>
      <text:p text:style-name="P10"><text:a xlink:type="simple" xlink:href="#nudism" text:style-name="Internet_20_link" text:visited-style-name="Visited_20_Internet_20_Link"><text:span text:style-name="T1">26. Дресс-код и нудизм</text:span></text:a></text:p>
      <text:p text:style-name="P10"><text:a xlink:type="simple" xlink:href="#discrimination" text:style-name="Internet_20_link" text:visited-style-name="Visited_20_Internet_20_Link"><text:span text:style-name="T1">27. Дискриминация</text:span></text:a></text:p>
      <text:p text:style-name="P12"><text:a xlink:type="simple" xlink:href="#official_discrimination" text:style-name="Internet_20_link" text:visited-style-name="Visited_20_Internet_20_Link"><text:span text:style-name="T3">27.1. Официальная дискриминация</text:span></text:a></text:p>
      <text:p text:style-name="P12"><text:a xlink:type="simple" xlink:href="#private_discrimination" text:style-name="Internet_20_link" text:visited-style-name="Visited_20_Internet_20_Link"><text:span text:style-name="T3">27.2. Частная дискриминация</text:span></text:a></text:p>
      <text:p text:style-name="P12"><text:a xlink:type="simple" xlink:href="#positive_discrimination" text:style-name="Internet_20_link" text:visited-style-name="Visited_20_Internet_20_Link"><text:span text:style-name="T3">27.3. Позитивная дискриминация</text:span></text:a></text:p>
      <text:p text:style-name="P12"><text:a xlink:type="simple" xlink:href="#fantom_discrimination" text:style-name="Internet_20_link" text:visited-style-name="Visited_20_Internet_20_Link"><text:span text:style-name="T3">27.4. Фантомная дискриминация</text:span></text:a></text:p>
      <text:p text:style-name="P10"><text:a xlink:type="simple" xlink:href="#exslaves" text:style-name="Internet_20_link" text:visited-style-name="Visited_20_Internet_20_Link"><text:span text:style-name="T1">28. Вина за поступки предков</text:span></text:a></text:p>
      <text:p text:style-name="P10"><text:a xlink:type="simple" xlink:href="#legacy" text:style-name="Internet_20_link" text:visited-style-name="Visited_20_Internet_20_Link"><text:span text:style-name="T1">29. Наследство</text:span></text:a></text:p>
      <text:p text:style-name="P10"><text:a xlink:type="simple" xlink:href="#drugs" text:style-name="Internet_20_link" text:visited-style-name="Visited_20_Internet_20_Link"><text:span text:style-name="T1">30. Наркотики</text:span></text:a></text:p>
      <text:p text:style-name="P12"><text:a xlink:type="simple" xlink:href="#anti_drugs" text:style-name="Internet_20_link" text:visited-style-name="Visited_20_Internet_20_Link"><text:span text:style-name="T3">30.1. Антинаркотическая программа</text:span></text:a></text:p>
      <text:p text:style-name="P10"><text:a xlink:type="simple" xlink:href="#games_of_chance" text:style-name="Internet_20_link" text:visited-style-name="Visited_20_Internet_20_Link"><text:span text:style-name="T1">31. Азартные игры</text:span></text:a></text:p>
      <text:p text:style-name="P10"><text:a xlink:type="simple" xlink:href="#gun" text:style-name="Internet_20_link" text:visited-style-name="Visited_20_Internet_20_Link"><text:span text:style-name="T1">32. Оружие</text:span></text:a></text:p>
      <text:p text:style-name="P10"><text:a xlink:type="simple" xlink:href="#eco" text:style-name="Internet_20_link" text:visited-style-name="Visited_20_Internet_20_Link"><text:span text:style-name="T1">33. Защита окружающей среды</text:span></text:a></text:p>
      <text:p text:style-name="P10"><text:a xlink:type="simple" xlink:href="#nonsapiens" text:style-name="Internet_20_link" text:visited-style-name="Visited_20_Internet_20_Link"><text:span text:style-name="T1">34. Защита животных</text:span></text:a></text:p>
      <text:p text:style-name="P12"><text:a xlink:type="simple" xlink:href="#pets" text:style-name="Internet_20_link" text:visited-style-name="Visited_20_Internet_20_Link"><text:span text:style-name="T3">34.1. Животные как домашние питомцы</text:span></text:a></text:p>
      <text:p text:style-name="P12"><text:a xlink:type="simple" xlink:href="#animals" text:style-name="Internet_20_link" text:visited-style-name="Visited_20_Internet_20_Link"><text:span text:style-name="T3">34.2. Дикие и бродячие животные</text:span></text:a></text:p>
      <text:p text:style-name="P12"><text:a xlink:type="simple" xlink:href="#dogs" text:style-name="Internet_20_link" text:visited-style-name="Visited_20_Internet_20_Link"><text:span text:style-name="T3">34.3. Служебные животные</text:span></text:a></text:p>
      <text:p text:style-name="P12"><text:a xlink:type="simple" xlink:href="#meat" text:style-name="Internet_20_link" text:visited-style-name="Visited_20_Internet_20_Link"><text:span text:style-name="T3">34.4. Животные как источник пищи и материалов</text:span></text:a></text:p>
      <text:p text:style-name="P12"><text:a xlink:type="simple" xlink:href="#zoophilia" text:style-name="Internet_20_link" text:visited-style-name="Visited_20_Internet_20_Link"><text:span text:style-name="T3">34.5. Зоофилия</text:span></text:a></text:p>
      <text:p text:style-name="P12"><text:a xlink:type="simple" xlink:href="#flayerism" text:style-name="Internet_20_link" text:visited-style-name="Visited_20_Internet_20_Link"><text:span text:style-name="T3">34.6. Жестокое обращение с животными</text:span></text:a></text:p>
      <text:p text:style-name="P10"><text:a xlink:type="simple" xlink:href="#cremation" text:style-name="Internet_20_link" text:visited-style-name="Visited_20_Internet_20_Link"><text:span text:style-name="T1">35. Захоронение тел</text:span></text:a></text:p>
      <text:p text:style-name="P10"><text:a xlink:type="simple" xlink:href="#sport" text:style-name="Internet_20_link" text:visited-style-name="Visited_20_Internet_20_Link"><text:span text:style-name="T1">36. Спорт</text:span></text:a></text:p>
      <text:p text:style-name="P10"><text:a xlink:type="simple" xlink:href="#pirates" text:style-name="Internet_20_link" text:visited-style-name="Visited_20_Internet_20_Link"><text:span text:style-name="T1">37. Цифровое пиратство</text:span></text:a></text:p>
      <text:p text:style-name="P12"><text:a xlink:type="simple" xlink:href="#patents" text:style-name="Internet_20_link" text:visited-style-name="Visited_20_Internet_20_Link"><text:span text:style-name="T3">37.1. Патенты</text:span></text:a></text:p>
      <text:p text:style-name="P12"><text:a xlink:type="simple" xlink:href="#media_pirates" text:style-name="Internet_20_link" text:visited-style-name="Visited_20_Internet_20_Link"><text:span text:style-name="T3">37.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3">37.3. Средства индивидуализации</text:span></text:a></text:p>
      <text:p text:style-name="P10"><text:a xlink:type="simple" xlink:href="#culture" text:style-name="Internet_20_link" text:visited-style-name="Visited_20_Internet_20_Link"><text:span text:style-name="T1">38.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0"><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3">1.1. ИИкратия</text:span></text:a></text:p>
      <text:p text:style-name="P12"><text:a xlink:type="simple" xlink:href="#moneycentrizm" text:style-name="Internet_20_link" text:visited-style-name="Visited_20_Internet_20_Link"><text:span text:style-name="T3">1.2. Деньгоцентризм</text:span></text:a></text:p>
      <text:p text:style-name="P14"><text:a xlink:type="simple" xlink:href="#alt_money" text:style-name="Internet_20_link" text:visited-style-name="Visited_20_Internet_20_Link"><text:span text:style-name="T3">1.2.1. Альтернативные денежные системы</text:span></text:a></text:p>
      <text:p text:style-name="P14"><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P10"><text:a xlink:type="simple" xlink:href="#pessimism" text:style-name="Internet_20_link" text:visited-style-name="Visited_20_Internet_20_Link"><text:span text:style-name="T1">2. Пессимизм</text:span></text:a></text:p>
      <text:p text:style-name="P10"><text:a xlink:type="simple" xlink:href="#radical_environmentalism" text:style-name="Internet_20_link" text:visited-style-name="Visited_20_Internet_20_Link"><text:span text:style-name="T1">3. Радикальный энвайронментализм</text:span></text:a></text:p>
      <text:p text:style-name="P10"><text:a xlink:type="simple" xlink:href="#progress_apologia" text:style-name="Internet_20_link" text:visited-style-name="Visited_20_Internet_20_Link"><text:span text:style-name="T1">4. Обскурантизм</text:span></text:a></text:p>
      <text:p text:style-name="P10"><text:a xlink:type="simple" xlink:href="#special_way" text:style-name="Internet_20_link" text:visited-style-name="Visited_20_Internet_20_Link"><text:span text:style-name="T1">5. Особый путь</text:span></text:a></text:p>
      <text:p text:style-name="P10"><text:a xlink:type="simple" xlink:href="#globalization" text:style-name="Internet_20_link" text:visited-style-name="Visited_20_Internet_20_Link"><text:span text:style-name="T1">6. Антиглобализм</text:span></text:a></text:p>
      <text:p text:style-name="P10"><text:a xlink:type="simple" xlink:href="#one_state_for_all" text:style-name="Internet_20_link" text:visited-style-name="Visited_20_Internet_20_Link"><text:span text:style-name="T1">7. Единое государство</text:span></text:a></text:p>
      <text:p text:style-name="P10"><text:a xlink:type="simple" xlink:href="#pacifism" text:style-name="Internet_20_link" text:visited-style-name="Visited_20_Internet_20_Link"><text:span text:style-name="T1">8. Пацифизм</text:span></text:a></text:p>
      <text:p text:style-name="P10"><text:a xlink:type="simple" xlink:href="#communism" text:style-name="Internet_20_link" text:visited-style-name="Visited_20_Internet_20_Link"><text:span text:style-name="T1">9. Коммунизм</text:span></text:a></text:p>
      <text:p text:style-name="P10"><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0"><text:a xlink:type="simple" xlink:href="#anarchy" text:style-name="Internet_20_link" text:visited-style-name="Visited_20_Internet_20_Link"><text:span text:style-name="T1">11. Анархизм. Либертарианство</text:span></text:a></text:p>
      <text:p text:style-name="P12"><text:a xlink:type="simple" xlink:href="#corporation_government" text:style-name="Internet_20_link" text:visited-style-name="Visited_20_Internet_20_Link"><text:span text:style-name="T3">11.1. Государство-корпорация</text:span></text:a></text:p>
      <text:p text:style-name="P12"><text:a xlink:type="simple" xlink:href="#private_court" text:style-name="Internet_20_link" text:visited-style-name="Visited_20_Internet_20_Link"><text:span text:style-name="T3">11.2. Частный суд</text:span></text:a></text:p>
      <text:p text:style-name="P10"><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0"><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3">1.1. Биологический вид, раса и иные особенности тела</text:span></text:a></text:p>
      <text:p text:style-name="P12"><text:a xlink:type="simple" xlink:href="#gender_not_join" text:style-name="Internet_20_link" text:visited-style-name="Visited_20_Internet_20_Link"><text:span text:style-name="T3">1.2. Пол</text:span></text:a></text:p>
      <text:p text:style-name="P12"><text:a xlink:type="simple" xlink:href="#sexual_orientation_not_join" text:style-name="Internet_20_link" text:visited-style-name="Visited_20_Internet_20_Link"><text:span text:style-name="T3">1.3. Сексуальная ориентация</text:span></text:a></text:p>
      <text:p text:style-name="P12"><text:a xlink:type="simple" xlink:href="#diet_not_join" text:style-name="Internet_20_link" text:visited-style-name="Visited_20_Internet_20_Link"><text:span text:style-name="T3">1.4. Диета / Пищевые привычки</text:span></text:a></text:p>
      <text:p text:style-name="P12"><text:a xlink:type="simple" xlink:href="#dna_not_join" text:style-name="Internet_20_link" text:visited-style-name="Visited_20_Internet_20_Link"><text:span text:style-name="T3">1.5. Генетическое родство</text:span></text:a></text:p>
      <text:p text:style-name="P12"><text:a xlink:type="simple" xlink:href="#money_not_join" text:style-name="Internet_20_link" text:visited-style-name="Visited_20_Internet_20_Link"><text:span text:style-name="T3">1.6. Доход/Собственность</text:span></text:a></text:p>
      <text:p text:style-name="P12"><text:a xlink:type="simple" xlink:href="#profession_not_join" text:style-name="Internet_20_link" text:visited-style-name="Visited_20_Internet_20_Link"><text:span text:style-name="T3">1.7. Профессия/Хобби</text:span></text:a></text:p>
      <text:p text:style-name="P12"><text:a xlink:type="simple" xlink:href="#caste" text:style-name="Internet_20_link" text:visited-style-name="Visited_20_Internet_20_Link"><text:span text:style-name="T3">1.8. Каста / Сословие / Социальный класс</text:span></text:a></text:p>
      <text:p text:style-name="P12"><text:a xlink:type="simple" xlink:href="#education_not_join" text:style-name="Internet_20_link" text:visited-style-name="Visited_20_Internet_20_Link"><text:span text:style-name="T3">1.9. Образование</text:span></text:a></text:p>
      <text:p text:style-name="P12"><text:a xlink:type="simple" xlink:href="#place_not_join" text:style-name="Internet_20_link" text:visited-style-name="Visited_20_Internet_20_Link"><text:span text:style-name="T3">1.10. Место проживания или рождения</text:span></text:a></text:p>
      <text:p text:style-name="P12"><text:a xlink:type="simple" xlink:href="#history_not_join" text:style-name="Internet_20_link" text:visited-style-name="Visited_20_Internet_20_Link"><text:span text:style-name="T3">1.11. История</text:span></text:a></text:p>
      <text:p text:style-name="P12"><text:a xlink:type="simple" xlink:href="#mentality" text:style-name="Internet_20_link" text:visited-style-name="Visited_20_Internet_20_Link"><text:span text:style-name="T3">1.12. Менталитет</text:span></text:a></text:p>
      <text:p text:style-name="P12"><text:a xlink:type="simple" xlink:href="#ethnos_not_join" text:style-name="Internet_20_link" text:visited-style-name="Visited_20_Internet_20_Link"><text:span text:style-name="T3">1.13. Этнос</text:span></text:a></text:p>
      <text:p text:style-name="P12"><text:a xlink:type="simple" xlink:href="#state_not_join" text:style-name="Internet_20_link" text:visited-style-name="Visited_20_Internet_20_Link"><text:span text:style-name="T3">1.14. Гражданство</text:span></text:a></text:p>
      <text:p text:style-name="P12"><text:a xlink:type="simple" xlink:href="#religion_not_join" text:style-name="Internet_20_link" text:visited-style-name="Visited_20_Internet_20_Link"><text:span text:style-name="T3">1.15. Религия</text:span></text:a></text:p>
      <text:p text:style-name="P12"><text:a xlink:type="simple" xlink:href="#common_enemy" text:style-name="Internet_20_link" text:visited-style-name="Visited_20_Internet_20_Link"><text:span text:style-name="T3">1.16. Общий враг</text:span></text:a></text:p>
      <text:p text:style-name="P10"><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3">2.1. Язык</text:span></text:a></text:p>
      <text:p text:style-name="P12"><text:a xlink:type="simple" xlink:href="#intellect_not_join" text:style-name="Internet_20_link" text:visited-style-name="Visited_20_Internet_20_Link"><text:span text:style-name="T3">2.2. Интеллект</text:span></text:a></text:p>
      <text:p text:style-name="P12"><text:a xlink:type="simple" xlink:href="#common_goal" text:style-name="Internet_20_link" text:visited-style-name="Visited_20_Internet_20_Link"><text:span text:style-name="T3">2.3. Цель</text:span></text:a></text:p>
      <text:p text:style-name="P10"><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0"><text:a xlink:type="simple" xlink:href="#patriotism" text:style-name="Internet_20_link" text:visited-style-name="Visited_20_Internet_20_Link"><text:span text:style-name="T1">4. Патриотизм</text:span></text:a></text:p>
      <text:p text:style-name="List_20_Heading"><text:a xlink:type="simple" xlink:href="#afterword" text:style-name="Internet_20_link" text:visited-style-name="Visited_20_Internet_20_Link"><text:span text:style-name="T1">11. Заключение</text:span></text:a></text:p>
      <text:p text:style-name="List_20_Heading"><text:a xlink:type="simple" xlink:href="#idm7057"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16"><text:a xlink:type="simple" xlink:href="#idm7200" text:style-name="Internet_20_link" text:visited-style-name="Visited_20_Internet_20_Link"><text:span text:style-name="T1">Список литературы</text:span></text:a></text:p>
      <text:p text:style-name="P2"><text:bookmark text:name="intro"/>Глава 1. Предисловие</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1">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5" text:outline-level="3">О структуре книги</text:h>
      <text:p text:style-name="P23">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5" text:outline-level="3">Навигация</text:h>
      <text:p text:style-name="P23">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5" text:outline-level="3">Терминология</text:h>
      <text:p text:style-name="P23">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2">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16"><text:a xlink:type="simple" xlink:href="#discuss" text:style-name="Internet_20_link" text:visited-style-name="Visited_20_Internet_20_Link"><text:span text:style-name="T1">8. Фундамент для дискуссии</text:span></text:a></text:p>
      <text:h text:style-name="P3"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1">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1">Попробую кратко описать проблемы окружающего мира, которые вызвали к жизни данную книгу. </text:p>
      <text:list xml:id="list3779576905" text:style-name="L1">
        <text:list-item>
          <text:p text:style-name="P77"><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7"><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7"><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7"><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7"><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7"><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7"><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7"><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7"><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7"><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7"><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7"><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3" text:outline-level="2"><text:bookmark text:name="for_what"/>2. Зачем?</text:h>
      <text:p text:style-name="Text_20_body"><text:span text:style-name="Strong_20_Emphasis"><text:span text:style-name="T1">Задачи книги таковы:</text:span></text:span><text:span text:style-name="T1"> </text:span></text:p>
      <text:list xml:id="list2077160264" text:style-name="L2">
        <text:list-item>
          <text:p text:style-name="P24">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4">Найти людей, имеющих такие же взгляды. А для того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4">Подтолкнуть читателей задуматься о том, насколько целесообразно устройство современных обществ и государств. </text:p>
        </text:list-item>
        <text:list-item>
          <text:p text:style-name="P24">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4">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1">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1">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1">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ми суткам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3" text:outline-level="2"><text:bookmark text:name="why_important"/>3. А оно надо?</text:h>
      <text:p text:style-name="P21">Если неправильно управлять страной, все умные люди уедут.</text:p>
      <text:p text:style-name="Text_20_body">—<text:span text:style-name="T1">Ли Куан Ю</text:span></text:p>
      <text:p text:style-name="P21">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1">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18">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1">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xml:id="list2379316192" text:style-name="L3">
        <text:list-item>
          <text:p text:style-name="P25">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5">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1">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3" text:outline-level="2"><text:bookmark text:name="for_smart"/>4. Для кого?</text:h>
      <text:p text:style-name="P21">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m7207" text:style-name="Internet_20_link" text:visited-style-name="Visited_20_Internet_20_Link"><text:span text:style-name="T1">Cesare</text:span></text:a><text:span text:style-name="T1">]</text:span></text:p>
      <text:p text:style-name="P21">Лишь только человек выходит из обычного круга идей среды, в которой ему приходится жить, он должен заранее отказаться от всякого влияния и довольствоваться узким кругом читателей, самостоятельно пришедших к идеям, аналогичным тем, которые он защищает.</text:p>
      <text:p text:style-name="Text_20_body">—<text:span text:style-name="T1">Гюстав Лебон. Психология народов и масс</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m7464"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3" text:outline-level="2"><text:bookmark text:name="summary"/><text:soft-page-break/>5. О чём?</text:h>
      <text:p text:style-name="P21">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1">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xml:id="list3076891914" text:style-name="L4">
        <text:list-item>
          <text:p text:style-name="P78"><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8"><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text:span></text:p>
        </text:list-item>
        <text:list-item>
          <text:p text:style-name="P78"><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8"><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8"><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8"><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1">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1">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1">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3"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ылов и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1">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1">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3" text:outline-level="2"><text:bookmark text:name="not_about"/>7. Чего нет в данной книге?</text:h>
      <text:p text:style-name="P21">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1">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3" text:outline-level="2"><text:bookmark text:name="discuss"/>8. Фундамент для дискуссии</text:h>
      <text:p text:style-name="P21">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xml:id="list3170427939" text:style-name="L5">
        <text:list-item>
          <text:p text:style-name="P79"><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9"><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9"><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9"><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1">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m7244" text:style-name="Internet_20_link" text:visited-style-name="Visited_20_Internet_20_Link"><text:span text:style-name="T1">discuss</text:span></text:a><text:span text:style-name="T1">], Пола Грэма [</text:span><text:a xlink:type="simple" xlink:href="#idm7373"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2"><text:bookmark text:name="state_theory"/>Глава 3. Теория общества и государства</text:p>
      <text:p text:style-name="P22">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0"><text:a xlink:type="simple" xlink:href="#axiom_summary" text:style-name="Internet_20_link" text:visited-style-name="Visited_20_Internet_20_Link"><text:span text:style-name="T1">2.1. Краткое содержание раздела</text:span></text:a></text:p>
      <text:p text:style-name="P10"><text:a xlink:type="simple" xlink:href="#person" text:style-name="Internet_20_link" text:visited-style-name="Visited_20_Internet_20_Link"><text:span text:style-name="T1">2.2. Во Вселенной существует множество индивидов</text:span></text:a></text:p>
      <text:p text:style-name="P12"><text:a xlink:type="simple" xlink:href="#ratio_person" text:style-name="Internet_20_link" text:visited-style-name="Visited_20_Internet_20_Link"><text:span text:style-name="T3">2.2.1. Индивиды разумны</text:span></text:a></text:p>
      <text:p text:style-name="P12"><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2"><text:a xlink:type="simple" xlink:href="#person_can_mistake" text:style-name="Internet_20_link" text:visited-style-name="Visited_20_Internet_20_Link"><text:span text:style-name="T3">2.2.3. Индивиды могут ошибаться</text:span></text:a></text:p>
      <text:p text:style-name="P12"><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2"><text:a xlink:type="simple" xlink:href="#unique_person" text:style-name="Internet_20_link" text:visited-style-name="Visited_20_Internet_20_Link"><text:span text:style-name="T3">2.2.5. Индивиды уникальны</text:span></text:a></text:p>
      <text:p text:style-name="P12"><text:a xlink:type="simple" xlink:href="#person_needs" text:style-name="Internet_20_link" text:visited-style-name="Visited_20_Internet_20_Link"><text:span text:style-name="T3">2.2.6. Индивиды имеют потребности и цели</text:span></text:a></text:p>
      <text:p text:style-name="P12"><text:a xlink:type="simple" xlink:href="#fickle_person" text:style-name="Internet_20_link" text:visited-style-name="Visited_20_Internet_20_Link"><text:span text:style-name="T3">2.2.7. Цели индивидов изменяются во времени</text:span></text:a></text:p>
      <text:p text:style-name="P12"><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2"><text:a xlink:type="simple" xlink:href="#many" text:style-name="Internet_20_link" text:visited-style-name="Visited_20_Internet_20_Link"><text:span text:style-name="T3">2.2.9. Индивидов много</text:span></text:a></text:p>
      <text:p text:style-name="P10"><text:a xlink:type="simple" xlink:href="#danger" text:style-name="Internet_20_link" text:visited-style-name="Visited_20_Internet_20_Link"><text:span text:style-name="T1">2.3. Вселенная полна опасностей и трудностей</text:span></text:a></text:p>
      <text:p text:style-name="P12"><text:a xlink:type="simple" xlink:href="#unknown_future" text:style-name="Internet_20_link" text:visited-style-name="Visited_20_Internet_20_Link"><text:span text:style-name="T3">2.3.1. Будущее неизвестно</text:span></text:a></text:p>
      <text:p text:style-name="P12"><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2"><text:a xlink:type="simple" xlink:href="#no_free_things" text:style-name="Internet_20_link" text:visited-style-name="Visited_20_Internet_20_Link"><text:span text:style-name="T3">2.3.3. Бесплатного не бывает</text:span></text:a></text:p>
      <text:p text:style-name="P12"><text:a xlink:type="simple" xlink:href="#limited_resources" text:style-name="Internet_20_link" text:visited-style-name="Visited_20_Internet_20_Link"><text:span text:style-name="T3">2.3.4. Ресурсы ограничены</text:span></text:a></text:p>
      <text:p text:style-name="P12"><text:a xlink:type="simple" xlink:href="#not_ideal" text:style-name="Internet_20_link" text:visited-style-name="Visited_20_Internet_20_Link"><text:span text:style-name="T3">2.3.5. Идеальных решений нет</text:span></text:a></text:p>
      <text:p text:style-name="P12"><text:a xlink:type="simple" xlink:href="#complexity" text:style-name="Internet_20_link" text:visited-style-name="Visited_20_Internet_20_Link"><text:span text:style-name="T3">2.3.6. Вселенная — сложная штука</text:span></text:a></text:p>
      <text:p text:style-name="P12"><text:a xlink:type="simple" xlink:href="#end_of_day" text:style-name="Internet_20_link" text:visited-style-name="Visited_20_Internet_20_Link"><text:span text:style-name="T3">2.3.7. Вселенная конечна во времени</text:span></text:a></text:p>
      <text:p text:style-name="P10"><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0"><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2"><text:a xlink:type="simple" xlink:href="#public_good" text:style-name="Internet_20_link" text:visited-style-name="Visited_20_Internet_20_Link"><text:span text:style-name="T3">2.5.1. Общественное благо</text:span></text:a></text:p>
      <text:p text:style-name="P10"><text:a xlink:type="simple" xlink:href="#generations_relay" text:style-name="Internet_20_link" text:visited-style-name="Visited_20_Internet_20_Link"><text:span text:style-name="T1">2.6. Сотрудничество поколений</text:span></text:a></text:p>
      <text:p text:style-name="P10"><text:a xlink:type="simple" xlink:href="#disunity" text:style-name="Internet_20_link" text:visited-style-name="Visited_20_Internet_20_Link"><text:span text:style-name="T1">2.7. Обществ может быть много</text:span></text:a></text:p>
      <text:p text:style-name="P10"><text:a xlink:type="simple" xlink:href="#conflicts" text:style-name="Internet_20_link" text:visited-style-name="Visited_20_Internet_20_Link"><text:span text:style-name="T1">2.8. Между индивидами возможны конфликты</text:span></text:a></text:p>
      <text:p text:style-name="P12"><text:a xlink:type="simple" xlink:href="#personal_conflicts" text:style-name="Internet_20_link" text:visited-style-name="Visited_20_Internet_20_Link"><text:span text:style-name="T3">2.8.1. Индивиды могут конфликтовать друг с другом</text:span></text:a></text:p>
      <text:p text:style-name="P12"><text:a xlink:type="simple" xlink:href="#opportunism" text:style-name="Internet_20_link" text:visited-style-name="Visited_20_Internet_20_Link"><text:span text:style-name="T3">2.8.2. Индивид может конфликтовать с обществом</text:span></text:a></text:p>
      <text:p text:style-name="P12"><text:a xlink:type="simple" xlink:href="#competition" text:style-name="Internet_20_link" text:visited-style-name="Visited_20_Internet_20_Link"><text:span text:style-name="T3">2.8.3. Общества могут конфликтовать друг с другом</text:span></text:a></text:p>
      <text:p text:style-name="P10"><text:a xlink:type="simple" xlink:href="#cooperation_condition" text:style-name="Internet_20_link" text:visited-style-name="Visited_20_Internet_20_Link"><text:span text:style-name="T1">2.9. Для сотрудничества необходимо, чтобы:</text:span></text:a></text:p>
      <text:p text:style-name="P12"><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2"><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2"><text:a xlink:type="simple" xlink:href="#rules" text:style-name="Internet_20_link" text:visited-style-name="Visited_20_Internet_20_Link"><text:span text:style-name="T3">2.9.3. Существуют правила разрешения конфликтов — законы.</text:span></text:a></text:p>
      <text:p text:style-name="P12"><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0"><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0"><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0"><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2"><text:a xlink:type="simple" xlink:href="#person_is_actor" text:style-name="Internet_20_link" text:visited-style-name="Visited_20_Internet_20_Link"><text:span text:style-name="T3">3.1.1. Ответственность индивида</text:span></text:a></text:p>
      <text:p text:style-name="P14"><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2"><text:a xlink:type="simple" xlink:href="#presumption" text:style-name="Internet_20_link" text:visited-style-name="Visited_20_Internet_20_Link"><text:span text:style-name="T3">3.1.2. Презумпция невиновности</text:span></text:a></text:p>
      <text:p text:style-name="P12"><text:a xlink:type="simple" xlink:href="#no_reverse_law" text:style-name="Internet_20_link" text:visited-style-name="Visited_20_Internet_20_Link"><text:span text:style-name="T3">3.1.3. Закон обратной силы не имеет</text:span></text:a></text:p>
      <text:p text:style-name="P12"><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2"><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2"><text:a xlink:type="simple" xlink:href="#argumentum_non_olet" text:style-name="Internet_20_link" text:visited-style-name="Visited_20_Internet_20_Link"><text:span text:style-name="T3">3.1.6. Доказательства не пахнут</text:span></text:a></text:p>
      <text:p text:style-name="P10"><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0"><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0"><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0"><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0"><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2"><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2"><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0"><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2"><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0"><text:a xlink:type="simple" xlink:href="#punishment" text:style-name="Internet_20_link" text:visited-style-name="Visited_20_Internet_20_Link"><text:span text:style-name="T1">3.8. Для борьбы с оппортунистами необходимы наказания</text:span></text:a></text:p>
      <text:p text:style-name="P12"><text:a xlink:type="simple" xlink:href="#punishment_definition" text:style-name="Internet_20_link" text:visited-style-name="Visited_20_Internet_20_Link"><text:span text:style-name="T3">3.8.1. Сущность наказания</text:span></text:a></text:p>
      <text:p text:style-name="P12"><text:a xlink:type="simple" xlink:href="#compensation" text:style-name="Internet_20_link" text:visited-style-name="Visited_20_Internet_20_Link"><text:span text:style-name="T3">3.8.2. Компенсация</text:span></text:a></text:p>
      <text:p text:style-name="P12"><text:a xlink:type="simple" xlink:href="#isolation" text:style-name="Internet_20_link" text:visited-style-name="Visited_20_Internet_20_Link"><text:span text:style-name="T3">3.8.3. Защита общества от принципиальных преступников</text:span></text:a></text:p>
      <text:p text:style-name="P12"><text:a xlink:type="simple" xlink:href="#amnesty" text:style-name="Internet_20_link" text:visited-style-name="Visited_20_Internet_20_Link"><text:span text:style-name="T3">3.8.4. Амнистия и помилование</text:span></text:a></text:p>
      <text:p text:style-name="P12"><text:a xlink:type="simple" xlink:href="#punishment_proportionality" text:style-name="Internet_20_link" text:visited-style-name="Visited_20_Internet_20_Link"><text:span text:style-name="T3">3.8.5. Величина и неизбежность наказания</text:span></text:a></text:p>
      <text:p text:style-name="P12"><text:a xlink:type="simple" xlink:href="#punishment_types" text:style-name="Internet_20_link" text:visited-style-name="Visited_20_Internet_20_Link"><text:span text:style-name="T3">3.8.6. Виды наказаний</text:span></text:a></text:p>
      <text:p text:style-name="P14"><text:a xlink:type="simple" xlink:href="#fine" text:style-name="Internet_20_link" text:visited-style-name="Visited_20_Internet_20_Link"><text:span text:style-name="T3">3.8.6.1. Штраф</text:span></text:a></text:p>
      <text:p text:style-name="P14"><text:a xlink:type="simple" xlink:href="#shame_pillar" text:style-name="Internet_20_link" text:visited-style-name="Visited_20_Internet_20_Link"><text:span text:style-name="T3">3.8.6.2. Публичное порицание</text:span></text:a></text:p>
      <text:p text:style-name="P14"><text:a xlink:type="simple" xlink:href="#rights_deprivation" text:style-name="Internet_20_link" text:visited-style-name="Visited_20_Internet_20_Link"><text:span text:style-name="T3">3.8.6.3. Поражение в правах</text:span></text:a></text:p>
      <text:p text:style-name="P14"><text:a xlink:type="simple" xlink:href="#citizenship_revocation" text:style-name="Internet_20_link" text:visited-style-name="Visited_20_Internet_20_Link"><text:span text:style-name="T3">3.8.6.4. Лишение гражданства</text:span></text:a></text:p>
      <text:p text:style-name="P14"><text:a xlink:type="simple" xlink:href="#expulsion" text:style-name="Internet_20_link" text:visited-style-name="Visited_20_Internet_20_Link"><text:span text:style-name="T3">3.8.6.5. Изгнание</text:span></text:a></text:p>
      <text:p text:style-name="P14"><text:a xlink:type="simple" xlink:href="#correctional_labor" text:style-name="Internet_20_link" text:visited-style-name="Visited_20_Internet_20_Link"><text:span text:style-name="T3">3.8.6.6. Исправительные работы</text:span></text:a></text:p>
      <text:p text:style-name="P14"><text:a xlink:type="simple" xlink:href="#imprisonment" text:style-name="Internet_20_link" text:visited-style-name="Visited_20_Internet_20_Link"><text:span text:style-name="T3">3.8.6.7. Лишение свободы</text:span></text:a></text:p>
      <text:p text:style-name="P14"><text:a xlink:type="simple" xlink:href="#asexualization" text:style-name="Internet_20_link" text:visited-style-name="Visited_20_Internet_20_Link"><text:span text:style-name="T3">3.8.6.8. Стерилизация</text:span></text:a></text:p>
      <text:p text:style-name="P14"><text:a xlink:type="simple" xlink:href="#physical_punishment" text:style-name="Internet_20_link" text:visited-style-name="Visited_20_Internet_20_Link"><text:span text:style-name="T3">3.8.6.9. Телесные наказания и пытки</text:span></text:a></text:p>
      <text:p text:style-name="P14"><text:a xlink:type="simple" xlink:href="#death_penalty" text:style-name="Internet_20_link" text:visited-style-name="Visited_20_Internet_20_Link"><text:span text:style-name="T3">3.8.6.10. Смертная казнь</text:span></text:a></text:p>
      <text:p text:style-name="P12"><text:a xlink:type="simple" xlink:href="#prisonniers_exploitation" text:style-name="Internet_20_link" text:visited-style-name="Visited_20_Internet_20_Link"><text:span text:style-name="T3">3.8.7. Использование заключённых</text:span></text:a></text:p>
      <text:p text:style-name="P10"><text:a xlink:type="simple" xlink:href="#rule_of_law" text:style-name="Internet_20_link" text:visited-style-name="Visited_20_Internet_20_Link"><text:span text:style-name="T1">3.9. Принуждение возможно только на законных основаниях</text:span></text:a></text:p>
      <text:p text:style-name="P10"><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0"><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2"><text:a xlink:type="simple" xlink:href="#mind_freedom" text:style-name="Internet_20_link" text:visited-style-name="Visited_20_Internet_20_Link"><text:span text:style-name="T3">4.1.1. Свобода сознания</text:span></text:a></text:p>
      <text:p text:style-name="P12"><text:a xlink:type="simple" xlink:href="#action_freedom" text:style-name="Internet_20_link" text:visited-style-name="Visited_20_Internet_20_Link"><text:span text:style-name="T3">4.1.2. Свобода действий</text:span></text:a></text:p>
      <text:p text:style-name="P14"><text:a xlink:type="simple" xlink:href="#right_of_assembly" text:style-name="Internet_20_link" text:visited-style-name="Visited_20_Internet_20_Link"><text:span text:style-name="T3">4.1.2.1. Право объединений и собраний</text:span></text:a></text:p>
      <text:p text:style-name="P14"><text:a xlink:type="simple" xlink:href="#suicide_right" text:style-name="Internet_20_link" text:visited-style-name="Visited_20_Internet_20_Link"><text:span text:style-name="T3">4.1.2.2. Эвтаназия и право на смерть</text:span></text:a></text:p>
      <text:p text:style-name="P12"><text:a xlink:type="simple" xlink:href="#speech_freedom" text:style-name="Internet_20_link" text:visited-style-name="Visited_20_Internet_20_Link"><text:span text:style-name="T3">4.1.3. Свобода слова</text:span></text:a></text:p>
      <text:p text:style-name="P14"><text:a xlink:type="simple" xlink:href="#insult" text:style-name="Internet_20_link" text:visited-style-name="Visited_20_Internet_20_Link"><text:span text:style-name="T3">4.1.3.1. Оскорбление</text:span></text:a></text:p>
      <text:p text:style-name="P14"><text:a xlink:type="simple" xlink:href="#obscene" text:style-name="Internet_20_link" text:visited-style-name="Visited_20_Internet_20_Link"><text:span text:style-name="T3">4.1.3.2. Обсценная лексика</text:span></text:a></text:p>
      <text:p text:style-name="P12"><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2"><text:a xlink:type="simple" xlink:href="#taboo" text:style-name="Internet_20_link" text:visited-style-name="Visited_20_Internet_20_Link"><text:span text:style-name="T3">4.1.5. Запреты и ограничения должны быть обоснованны</text:span></text:a></text:p>
      <text:p text:style-name="P12"><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0"><text:a xlink:type="simple" xlink:href="#property" text:style-name="Internet_20_link" text:visited-style-name="Visited_20_Internet_20_Link"><text:span text:style-name="T1">4.2. Индивиды обладают правом собственности</text:span></text:a></text:p>
      <text:p text:style-name="P12"><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2"><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0"><text:a xlink:type="simple" xlink:href="#privacy" text:style-name="Internet_20_link" text:visited-style-name="Visited_20_Internet_20_Link"><text:span text:style-name="T1">4.3. Индивиды имеют право на приватность</text:span></text:a></text:p>
      <text:p text:style-name="P10"><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0"><text:a xlink:type="simple" xlink:href="#knowledge_right" text:style-name="Internet_20_link" text:visited-style-name="Visited_20_Internet_20_Link"><text:span text:style-name="T1">4.5. Индивиды обладают правом на информацию</text:span></text:a></text:p>
      <text:p text:style-name="P10"><text:a xlink:type="simple" xlink:href="#reproduction_right" text:style-name="Internet_20_link" text:visited-style-name="Visited_20_Internet_20_Link"><text:span text:style-name="T1">4.6. Индивиды имеют право на размножение</text:span></text:a></text:p>
      <text:p text:style-name="P10"><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0"><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0"><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0"><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0"><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0"><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0"><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0"><text:a xlink:type="simple" xlink:href="#calm_right" text:style-name="Internet_20_link" text:visited-style-name="Visited_20_Internet_20_Link"><text:span text:style-name="T1">5.7. Индивиды обязаны уважать покой других индивидов</text:span></text:a></text:p>
      <text:p text:style-name="P10"><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0"><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0"><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0"><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0"><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0"><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0"><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0"><text:a xlink:type="simple" xlink:href="#power" text:style-name="Internet_20_link" text:visited-style-name="Visited_20_Internet_20_Link"><text:span text:style-name="T1">6.3. Соглашение не лишает народ власти</text:span></text:a></text:p>
      <text:p text:style-name="P10"><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0"><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0"><text:a xlink:type="simple" xlink:href="#militarian" text:style-name="Internet_20_link" text:visited-style-name="Visited_20_Internet_20_Link"><text:span text:style-name="T1">7.2. Гражданин обязан служить в армии</text:span></text:a></text:p>
      <text:p text:style-name="P10"><text:a xlink:type="simple" xlink:href="#witness" text:style-name="Internet_20_link" text:visited-style-name="Visited_20_Internet_20_Link"><text:span text:style-name="T1">7.3. Гражданин обязан сообщать о нарушениях</text:span></text:a></text:p>
      <text:p text:style-name="P10"><text:a xlink:type="simple" xlink:href="#jury" text:style-name="Internet_20_link" text:visited-style-name="Visited_20_Internet_20_Link"><text:span text:style-name="T1">7.4. Гражданин обязан заседать в суде присяжных</text:span></text:a></text:p>
      <text:p text:style-name="P10"><text:a xlink:type="simple" xlink:href="#network_obligation" text:style-name="Internet_20_link" text:visited-style-name="Visited_20_Internet_20_Link"><text:span text:style-name="T1">7.5. Гражданин обязан поддерживать работу компьютерной системы управления страной</text:span></text:a></text:p>
      <text:p text:style-name="P10"><text:a xlink:type="simple" xlink:href="#statistics_obligation" text:style-name="Internet_20_link" text:visited-style-name="Visited_20_Internet_20_Link"><text:span text:style-name="T1">7.6. Гражданин обязан давать обратную связь государству</text:span></text:a></text:p>
      <text:p text:style-name="P10"><text:a xlink:type="simple" xlink:href="#official_right" text:style-name="Internet_20_link" text:visited-style-name="Visited_20_Internet_20_Link"><text:span text:style-name="T1">7.7. Только граждане имеют право занимать ключевые должности в государственных органах</text:span></text:a></text:p>
      <text:p text:style-name="P10"><text:a xlink:type="simple" xlink:href="#revolt_right" text:style-name="Internet_20_link" text:visited-style-name="Visited_20_Internet_20_Link"><text:span text:style-name="T1">7.8. Граждане имеют право на восстание</text:span></text:a></text:p>
      <text:p text:style-name="P10"><text:a xlink:type="simple" xlink:href="#rent_right" text:style-name="Internet_20_link" text:visited-style-name="Visited_20_Internet_20_Link"><text:span text:style-name="T1">7.9. Только граждане имеют право распоряжаться доходом от общих ресурсов</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0"><text:a xlink:type="simple" xlink:href="#independence" text:style-name="Internet_20_link" text:visited-style-name="Visited_20_Internet_20_Link"><text:span text:style-name="T1">8.1. Сохранять политическую независимость</text:span></text:a></text:p>
      <text:p text:style-name="P10"><text:a xlink:type="simple" xlink:href="#state_tasks" text:style-name="Internet_20_link" text:visited-style-name="Visited_20_Internet_20_Link"><text:span text:style-name="T1">8.2. Не брать на себя лишних функций</text:span></text:a></text:p>
      <text:p text:style-name="P10"><text:a xlink:type="simple" xlink:href="#state_not_nanny" text:style-name="Internet_20_link" text:visited-style-name="Visited_20_Internet_20_Link"><text:span text:style-name="T1">8.3. Решать общественные задачи</text:span></text:a></text:p>
      <text:p text:style-name="P10"><text:a xlink:type="simple" xlink:href="#not_shift_duty" text:style-name="Internet_20_link" text:visited-style-name="Visited_20_Internet_20_Link"><text:span text:style-name="T1">8.4. Не перекладывать свои обязанности на других</text:span></text:a></text:p>
      <text:p text:style-name="P10"><text:a xlink:type="simple" xlink:href="#law_execution" text:style-name="Internet_20_link" text:visited-style-name="Visited_20_Internet_20_Link"><text:span text:style-name="T1">8.5. Обеспечивать исполнение Соглашения</text:span></text:a></text:p>
      <text:p text:style-name="P12"><text:a xlink:type="simple" xlink:href="#state_ideology" text:style-name="Internet_20_link" text:visited-style-name="Visited_20_Internet_20_Link"><text:span text:style-name="T3">8.5.1. Обеспечивать неизменность базовых принципов</text:span></text:a></text:p>
      <text:p text:style-name="P12"><text:a xlink:type="simple" xlink:href="#stability" text:style-name="Internet_20_link" text:visited-style-name="Visited_20_Internet_20_Link"><text:span text:style-name="T3">8.5.2. Обеспечивать безопасность</text:span></text:a></text:p>
      <text:p text:style-name="P10"><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2"><text:a xlink:type="simple" xlink:href="#balance" text:style-name="Internet_20_link" text:visited-style-name="Visited_20_Internet_20_Link"><text:span text:style-name="T3">8.6.1. Баланс интересов настоящего и будущего</text:span></text:a></text:p>
      <text:p text:style-name="P12"><text:a xlink:type="simple" xlink:href="#quality" text:style-name="Internet_20_link" text:visited-style-name="Visited_20_Internet_20_Link"><text:span text:style-name="T3">8.6.2. Надёжные решения</text:span></text:a></text:p>
      <text:p text:style-name="P12"><text:a xlink:type="simple" xlink:href="#development" text:style-name="Internet_20_link" text:visited-style-name="Visited_20_Internet_20_Link"><text:span text:style-name="T3">8.6.3. Обеспечивать развитие науки и техники</text:span></text:a></text:p>
      <text:p text:style-name="P14"><text:a xlink:type="simple" xlink:href="#freshes_law" text:style-name="Internet_20_link" text:visited-style-name="Visited_20_Internet_20_Link"><text:span text:style-name="T3">8.6.3.1. Законы должны помогать прогрессу</text:span></text:a></text:p>
      <text:p text:style-name="P12"><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2"><text:a xlink:type="simple" xlink:href="#expansion" text:style-name="Internet_20_link" text:visited-style-name="Visited_20_Internet_20_Link"><text:span text:style-name="T3">8.6.5. Стимулировать территориальную экспансию</text:span></text:a></text:p>
      <text:p text:style-name="P12"><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4"><text:soft-page-break/><text:a xlink:type="simple" xlink:href="#standards" text:style-name="Internet_20_link" text:visited-style-name="Visited_20_Internet_20_Link"><text:span text:style-name="T3">8.6.6.1. Продвигать стандарты</text:span></text:a></text:p>
      <text:p text:style-name="P12"><text:a xlink:type="simple" xlink:href="#monoculture" text:style-name="Internet_20_link" text:visited-style-name="Visited_20_Internet_20_Link"><text:span text:style-name="T3">8.6.7. Защищаться от рисков монокультуры</text:span></text:a></text:p>
      <text:p text:style-name="P12"><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0"><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2"><text:a xlink:type="simple" xlink:href="#opportunism_shall_not_pass" text:style-name="Internet_20_link" text:visited-style-name="Visited_20_Internet_20_Link"><text:span text:style-name="T3">8.7.1. Наказывать паразитов</text:span></text:a></text:p>
      <text:p text:style-name="P12"><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2"><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4"><text:a xlink:type="simple" xlink:href="#state_and_business" text:style-name="Internet_20_link" text:visited-style-name="Visited_20_Internet_20_Link"><text:span text:style-name="T3">8.7.3.1. Государство и бизнес</text:span></text:a></text:p>
      <text:p text:style-name="P14"><text:a xlink:type="simple" xlink:href="#vendor_lockin" text:style-name="Internet_20_link" text:visited-style-name="Visited_20_Internet_20_Link"><text:span text:style-name="T3">8.7.3.2. Независимость от крупного бизнеса</text:span></text:a></text:p>
      <text:p text:style-name="P10"><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2"><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2"><text:a xlink:type="simple" xlink:href="#universality" text:style-name="Internet_20_link" text:visited-style-name="Visited_20_Internet_20_Link"><text:span text:style-name="T3">8.8.2. Стимулировать всестороннее развитие индивида</text:span></text:a></text:p>
      <text:p text:style-name="P12"><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0"><text:a xlink:type="simple" xlink:href="#manage_territory" text:style-name="Internet_20_link" text:visited-style-name="Visited_20_Internet_20_Link"><text:span text:style-name="T1">8.9. Управлять территорией страны</text:span></text:a></text:p>
      <text:p text:style-name="P10"><text:a xlink:type="simple" xlink:href="#understandability" text:style-name="Internet_20_link" text:visited-style-name="Visited_20_Internet_20_Link"><text:span text:style-name="T1">8.10. Быть понятным и удобным для граждан</text:span></text:a></text:p>
      <text:p text:style-name="P12"><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2"><text:a xlink:type="simple" xlink:href="#complete_wording" text:style-name="Internet_20_link" text:visited-style-name="Visited_20_Internet_20_Link"><text:span text:style-name="T3">8.10.2. Полнота и ясность формулировки законов</text:span></text:a></text:p>
      <text:p text:style-name="P12"><text:a xlink:type="simple" xlink:href="#law_consistency" text:style-name="Internet_20_link" text:visited-style-name="Visited_20_Internet_20_Link"><text:span text:style-name="T3">8.10.3. Последовательность, логичность законов</text:span></text:a></text:p>
      <text:p text:style-name="P14"><text:a xlink:type="simple" xlink:href="#formal_law" text:style-name="Internet_20_link" text:visited-style-name="Visited_20_Internet_20_Link"><text:span text:style-name="T3">8.10.3.1. Стремление к формализации законов</text:span></text:a></text:p>
      <text:p text:style-name="P12"><text:a xlink:type="simple" xlink:href="#law_univesality" text:style-name="Internet_20_link" text:visited-style-name="Visited_20_Internet_20_Link"><text:span text:style-name="T3">8.10.4. Законы в общем виде</text:span></text:a></text:p>
      <text:p text:style-name="P10"><text:a xlink:type="simple" xlink:href="#openness" text:style-name="Internet_20_link" text:visited-style-name="Visited_20_Internet_20_Link"><text:span text:style-name="T1">8.11. Быть полностью открытым</text:span></text:a></text:p>
      <text:p text:style-name="P12"><text:a xlink:type="simple" xlink:href="#floss" text:style-name="Internet_20_link" text:visited-style-name="Visited_20_Internet_20_Link"><text:span text:style-name="T3">8.11.1. Свободное программное обеспечение</text:span></text:a></text:p>
      <text:p text:style-name="P13"><text:a xlink:type="simple" xlink:href="#data_formats" text:style-name="Internet_20_link" text:visited-style-name="Visited_20_Internet_20_Link"><text:span text:style-name="T3">8.11.2. Форматы данных</text:span></text:a></text:p>
      <text:p text:style-name="P21"><text:bookmark text:name="idm275"/><text:bookmark text:name="idm277"/><text:bookmark text:name="idm279"/><text:bookmark text:name="idm281"/>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3" text:outline-level="2"><text:bookmark text:name="morals"/>1. Мораль</text:h>
      <text:p text:style-name="P21"><text:bookmark text:name="idm298"/><text:bookmark text:name="idm300"/>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m7217" text:style-name="Internet_20_link" text:visited-style-name="Visited_20_Internet_20_Link"><text:span text:style-name="T1">Humboldt</text:span></text:a><text:span text:style-name="T1">] по этому вопросу высказывался так: </text:span></text:p>
      <text:p text:style-name="P18">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1">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х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1">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3" text:outline-level="2"><text:bookmark text:name="axiom"/>2. Постулаты начального состояния</text:h>
      <text:p text:style-name="P21">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4" text:outline-level="3"><text:bookmark text:name="axiom_summary"/>2.1. Краткое содержание раздела</text:h>
      <text:p text:style-name="P21">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4" text:outline-level="3"><text:bookmark text:name="person"/>2.2. Во Вселенной существует множество индивидов</text:h>
      <text:p text:style-name="P21">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6" text:outline-level="4"><text:bookmark text:name="ratio_person"/>2.2.1. Индивиды разумны</text:h>
      <text:p text:style-name="Text_20_body"><text:bookmark text:name="idm340"/><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6" text:outline-level="4"><text:bookmark text:name="autonomous_person"/>2.2.2. Индивиды самостоятельны, обладают свободой воли</text:h>
      <text:p text:style-name="P21"><text:bookmark text:name="idm356"/>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1">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1">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m7296"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1">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1">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1">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6" text:outline-level="4"><text:bookmark text:name="person_can_mistake"/>2.2.3. Индивиды могут ошибаться</text:h>
      <text:p text:style-name="P21"><text:bookmark text:name="idm381"/>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максимально строго,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6" text:outline-level="4"><text:bookmark text:name="person_not_rational"/>2.2.4. Поведение индивидов не абсолютно рационально</text:h>
      <text:p text:style-name="P21"><text:bookmark text:name="idm390"/><text:bookmark text:name="idm392"/>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1">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1">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1">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6" text:outline-level="4"><text:bookmark text:name="unique_person"/>2.2.5. Индивиды уникальны</text:h>
      <text:p text:style-name="P21"><text:bookmark text:name="idm406"/>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1">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1">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отличия. </text:p>
      <text:h text:style-name="P6"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6" text:outline-level="4"><text:bookmark text:name="fickle_person"/>2.2.7. Цели индивидов изменяются во времени</text:h>
      <text:p text:style-name="P21"><text:bookmark text:name="idm419"/>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6" text:outline-level="4"><text:bookmark text:name="adulthood"/>2.2.8. Разум индивидов не возникает в сформированном виде</text:h>
      <text:p text:style-name="Text_20_body"><text:bookmark text:name="idm425"/><text:bookmark text:name="idm427"/><text:bookmark text:name="idm429"/><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1">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m7217" text:style-name="Internet_20_link" text:visited-style-name="Visited_20_Internet_20_Link"><text:span text:style-name="T1">Humboldt</text:span></text:a><text:span text:style-name="T1">]: </text:span></text:p>
      <text:p text:style-name="P18">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m7380" text:style-name="Internet_20_link" text:visited-style-name="Visited_20_Internet_20_Link"><text:span text:style-name="T1">grahamhs</text:span></text:a><text:span text:style-name="T1">]: </text:span></text:p>
      <text:p text:style-name="P18">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1">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4.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m454"/><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6" text:outline-level="4"><text:bookmark text:name="many"/>2.2.9. Индивидов много</text:h>
      <text:p text:style-name="P21"><text:bookmark text:name="idm467"/>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4" text:outline-level="3"><text:bookmark text:name="danger"/>2.3. Вселенная полна опасностей и трудностей</text:h>
      <text:p text:style-name="P21"><text:bookmark text:name="idm473"/>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1">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6" text:outline-level="4"><text:bookmark text:name="unknown_future"/>2.3.1. Будущее неизвестно</text:h>
      <text:p text:style-name="P21"><text:bookmark text:name="idm485"/>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m7306"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6" text:outline-level="4"><text:bookmark text:name="inherent_danger"/>2.3.2. Опасность жизни во Вселенной нельзя свести к нулю</text:h>
      <text:p text:style-name="P21"><text:bookmark text:name="idm495"/>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1">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6" text:outline-level="4"><text:bookmark text:name="no_free_things"/>2.3.3. Бесплатного не бывает</text:h>
      <text:p text:style-name="P21"><text:bookmark text:name="idm508"/>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см. </text:span><text:a xlink:type="simple" xlink:href="#money_roles" text:style-name="Internet_20_link" text:visited-style-name="Visited_20_Internet_20_Link"><text:span text:style-name="T1">Раздел 6.1, «Функции денег»</text:span></text:a><text:span text:style-name="T1">)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6" text:outline-level="4"><text:bookmark text:name="limited_resources"/>2.3.4. Ресурсы ограничены</text:h>
      <text:p text:style-name="Text_20_body"><text:bookmark text:name="idm520"/><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1">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1">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1">Также ограничены и мыслительные ресурсы индивида. </text:p>
      <text:h text:style-name="P6" text:outline-level="4"><text:bookmark text:name="not_ideal"/>2.3.5. Идеальных решений нет</text:h>
      <text:p text:style-name="P21"><text:bookmark text:name="idm534"/>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1">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6" text:outline-level="4"><text:bookmark text:name="complexity"/>2.3.6. Вселенная — сложная штука</text:h>
      <text:p text:style-name="P21"><text:bookmark text:name="idm548"/><text:bookmark text:name="idm550"/>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1">Эта сложность затрудняет выживание разума во Вселенной, так как возможности разума индивида очень ограничены. </text:p>
      <text:h text:style-name="P6" text:outline-level="4"><text:bookmark text:name="end_of_day"/>2.3.7. Вселенная конечна во времени</text:h>
      <text:p text:style-name="P21"><text:bookmark text:name="idm557"/>Рано или поздно Вселенная погибнет, не столь важно, как это произойдёт, главное — проблема неизбежна и тотально смертель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4" text:outline-level="3"><text:bookmark text:name="long_term"/>2.4. Индивиды хотят защититься от опасностей Вселенной, так как стремятся к долгосрочным целям</text:h>
      <text:p text:style-name="P21"><text:bookmark text:name="idm563"/><text:bookmark text:name="idm565"/>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1">См. также: </text:p>
      <text:list xml:id="list150086909" text:style-name="L6">
        <text:list-item>
          <text:p text:style-name="P8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80"><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0"><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4" text:outline-level="3"><text:bookmark text:name="cooperation"/>2.5. Для защиты от опасностей Вселенной индивиды стремятся к сотрудничеству и взаимопомощи — образуют общество</text:h>
      <text:p text:style-name="P21"><text:bookmark text:name="idm585"/>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P21">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см. </text:span><text:a xlink:type="simple" xlink:href="#urban" text:style-name="Internet_20_link" text:visited-style-name="Visited_20_Internet_20_Link"><text:span text:style-name="T1">Глава 7, </text:span></text:a><text:a xlink:type="simple" xlink:href="#urban" text:style-name="Internet_20_link" text:visited-style-name="Visited_20_Internet_20_Link"><text:span text:style-name="T2">Рационально устроенный город</text:span></text:a><text:span text:style-name="T1">). </text:span></text:p>
      <text:p text:style-name="P21">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1">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6" text:outline-level="4"><text:bookmark text:name="public_good"/>2.5.1. Общественное благо</text:h>
      <text:p text:style-name="P21"><text:bookmark text:name="idm610"/>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m7264" text:style-name="Internet_20_link" text:visited-style-name="Visited_20_Internet_20_Link"><text:span text:style-name="T1">Olson</text:span></text:a><text:span text:style-name="T1">], и кратко может быть проиллюстрировано анекдотом: </text:span></text:p>
      <text:p text:style-name="P18">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4" text:outline-level="3"><text:bookmark text:name="generations_relay"/>2.6. Сотрудничество поколений</text:h>
      <text:p text:style-name="P21"><text:bookmark text:name="idm636"/>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1">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1">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1">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1">См. также: </text:p>
      <text:list xml:id="list2359458321" text:style-name="L7">
        <text:list-item>
          <text:p text:style-name="P81"><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1"><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4" text:outline-level="3"><text:bookmark text:name="disunity"/>2.7. Обществ может быть много</text:h>
      <text:p text:style-name="P21"><text:bookmark text:name="idm665"/>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1">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4" text:outline-level="3"><text:bookmark text:name="conflicts"/>2.8. Между индивидами возможны конфликты</text:h>
      <text:p text:style-name="P21"><text:bookmark text:name="idm674"/><text:bookmark text:name="idm676"/>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6" text:outline-level="4"><text:bookmark text:name="personal_conflicts"/>2.8.1. Индивиды могут конфликтовать друг с другом</text:h>
      <text:p text:style-name="Text_20_body"><text:bookmark text:name="idm682"/><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см. </text:span><text:a xlink:type="simple" xlink:href="#communism" text:style-name="Internet_20_link" text:visited-style-name="Visited_20_Internet_20_Link"><text:span text:style-name="T1">Раздел 9, «Коммунизм»</text:span></text:a><text:span text:style-name="T1">). </text:span></text:p>
      <text:h text:style-name="P6" text:outline-level="4"><text:bookmark text:name="opportunism"/>2.8.2. Индивид может конфликтовать с обществом</text:h>
      <text:p text:style-name="P21"><text:bookmark text:name="idm689"/>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m7264"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m7478" text:style-name="Internet_20_link" text:visited-style-name="Visited_20_Internet_20_Link"><text:span text:style-name="T1">Markov</text:span></text:a><text:span text:style-name="T1">]: </text:span></text:p>
      <text:p text:style-name="P18">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4,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1">Понятно, что паразитировать не на обществе, а на конкретном индивиде запретить нельзя, если это происходит на добровольной основе. </text:p>
      <text:h text:style-name="P6" text:outline-level="4"><text:bookmark text:name="competition"/><text:soft-page-break/>2.8.3. Общества могут конфликтовать друг с другом</text:h>
      <text:p text:style-name="P21"><text:bookmark text:name="idm707"/><text:bookmark text:name="idm709"/>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1">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4" text:outline-level="3"><text:bookmark text:name="cooperation_condition"/>2.9. Для сотрудничества необходимо, чтобы:</text:h>
      <text:h text:style-name="P6" text:outline-level="4"><text:bookmark text:name="obligation"/>2.9.1. Индивиды совершали свой вклад в сотрудничество, т. е. принимали на себя обязательства.</text:h>
      <text:p text:style-name="P21"><text:bookmark text:name="idm719"/>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6" text:outline-level="4"><text:bookmark text:name="compromise"/>2.9.2. Индивиды были готовы к поиску компромиссов при принятии решений.</text:h>
      <text:p text:style-name="Text_20_body"><text:bookmark text:name="idm725"/><text:bookmark text:name="idm727"/><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6" text:outline-level="4"><text:bookmark text:name="rules"/>2.9.3. Существуют правила разрешения конфликтов — законы.</text:h>
      <text:p text:style-name="P21"><text:bookmark text:name="idm735"/><text:bookmark text:name="idm737"/>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P21">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m7212"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6" text:outline-level="4"><text:bookmark text:name="trust"/>2.9.4. Существовал механизм обеспечения доверия (снижения трансакционных издержек).</text:h>
      <text:p text:style-name="Text_20_body"><text:bookmark text:name="idm752"/><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о не построить. </text:span></text:p>
      <text:h text:style-name="P4"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m759"/><text:bookmark text:name="idm761"/><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4" text:outline-level="3"><text:bookmark text:name="humanism"/>2.11. Индивиды стремятся гуманно относиться к неразумным существам</text:h>
      <text:p text:style-name="Text_20_body"><text:bookmark text:name="idm770"/><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1">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1">См. также: </text:p>
      <text:list xml:id="list1133906013" text:style-name="L8">
        <text:list-item>
          <text:p text:style-name="P82"><text:a xlink:type="simple" xlink:href="#nonsapiens" text:style-name="Internet_20_link" text:visited-style-name="Visited_20_Internet_20_Link"><text:span text:style-name="T1">Раздел 34, «Защита животных»</text:span></text:a><text:span text:style-name="T1">;</text:span></text:p>
        </text:list-item>
        <text:list-item>
          <text:p text:style-name="P82"><text:a xlink:type="simple" xlink:href="#ecological" text:style-name="Internet_20_link" text:visited-style-name="Visited_20_Internet_20_Link"><text:span text:style-name="T1">Раздел 5, «Экологичный»</text:span></text:a><text:span text:style-name="T1">.</text:span></text:p>
        </text:list-item>
      </text:list>
      <text:h text:style-name="P3" text:outline-level="2"><text:bookmark text:name="agreement_axiom"/>3. Соглашение</text:h>
      <text:h text:style-name="P4"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6" text:outline-level="4"><text:bookmark text:name="idm791"/><text:bookmark text:name="person_is_actor"/>3.1.1. Ответственность индивида</text:h>
      <text:p text:style-name="P21"><text:bookmark text:name="idm796"/><text:bookmark text:name="idm798"/>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7" text:outline-level="5"><text:bookmark text:name="risk_balance"/>3.1.1.1. Баланс рисков и побочных эффектов средств защиты от рисков</text:h>
      <text:p text:style-name="P21"><text:bookmark text:name="idm813"/>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 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text:span></text:p>
      <text:h text:style-name="P6" text:outline-level="4"><text:bookmark text:name="presumption"/>3.1.2. Презумпция невиновности</text:h>
      <text:p text:style-name="Text_20_body"><text:bookmark text:name="idm824"/><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сле,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1">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6" text:outline-level="4"><text:bookmark text:name="no_reverse_law"/>3.1.3. Закон обратной силы не имеет</text:h>
      <text:p text:style-name="Text_20_body"><text:bookmark text:name="idm835"/><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6" text:outline-level="4"><text:bookmark text:name="law_knowledge"/>3.1.4. Незнание законов не освобождает от ответственности</text:h>
      <text:p text:style-name="Text_20_body"><text:bookmark text:name="idm842"/><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6" text:outline-level="4"><text:bookmark text:name="responsibility"/>3.1.5. Обвинить можно только совершившего деяние или ответственного</text:h>
      <text:p text:style-name="P21"><text:bookmark text:name="idm851"/>Обвинить можно только совершившего деяние или ответственного. </text:p>
      <text:p text:style-name="P21">Закон может позволять привлечь к ответственности (обвинить) только того, кто: </text:p>
      <text:list xml:id="list1986943540" text:style-name="L9">
        <text:list-item>
          <text:p text:style-name="P26">совершил действие, нарушающее законы;</text:p>
        </text:list-item>
        <text:list-item>
          <text:p text:style-name="P26">не совершил действие, которое был обязан совершить по закону и для совершения которого имел возможности;</text:p>
        </text:list-item>
        <text:list-item>
          <text:p text:style-name="P83"><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1">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1">См. также: </text:p>
      <text:list xml:id="list1464648640" text:style-name="L10">
        <text:list-item>
          <text:p text:style-name="P84"><text:a xlink:type="simple" xlink:href="#taboo" text:style-name="Internet_20_link" text:visited-style-name="Visited_20_Internet_20_Link"><text:span text:style-name="T1">Раздел 4.1.5, «Запреты и ограничения должны быть обоснованны»</text:span></text:a><text:span text:style-name="T1">;</text:span></text:p>
        </text:list-item>
        <text:list-item>
          <text:p text:style-name="P84"><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6" text:outline-level="4"><text:bookmark text:name="argumentum_non_olet"/>3.1.6. Доказательства не пахнут</text:h>
      <text:p text:style-name="P21"><text:bookmark text:name="idm877"/>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m880"/></text:p>
      <text:p text:style-name="P21">Конечно, признание вины — это никакое не доказательство, если тому нет объективных подтверждений. </text:p>
      <text:h text:style-name="P4" text:outline-level="3"><text:bookmark text:name="isonomia"/>3.2. Все индивиды являются равными участниками Соглашения</text:h>
      <text:p text:style-name="Text_20_body"><text:bookmark text:name="idm886"/><text:bookmark text:name="idm888"/><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руднительно дать строгое и универсальое определение понятию равенства, одну из интересных попыток, которая, как минимум может стать отправной точкой для дискусиии </text:span><text:bookmark text:name="idm895"/><text:span text:style-name="T1">я подсмотрел у Андрея Мовчана в определении фашизма [</text:span><text:a xlink:type="simple" xlink:href="#idm7527" text:style-name="Internet_20_link" text:visited-style-name="Visited_20_Internet_20_Link"><text:span text:style-name="T1">MovchanVaccination</text:span></text:a><text:span text:style-name="T1">]: </text:span></text:p>
      <text:p text:style-name="P18">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1">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больше никто, кроме них. </text:p>
      <text:p text:style-name="P21">См. также: </text:p>
      <text:list xml:id="list874365047" text:style-name="L11">
        <text:list-item>
          <text:p text:style-name="P85"><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5"><text:a xlink:type="simple" xlink:href="#discrimination" text:style-name="Internet_20_link" text:visited-style-name="Visited_20_Internet_20_Link"><text:span text:style-name="T1">Раздел 27, «Дискриминация»</text:span></text:a><text:span text:style-name="T1">.</text:span></text:p>
        </text:list-item>
      </text:list>
      <text:h text:style-name="P4" text:outline-level="3"><text:bookmark text:name="majority"/>3.3. Общественные решения принимаются большинством голосов</text:h>
      <text:p text:style-name="Text_20_body"><text:bookmark text:name="idm917"/><text:bookmark text:name="idm919"/><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4" text:outline-level="3"><text:bookmark text:name="one_agreement"/>3.4. Соглашение одно и только одно на определённой территории</text:h>
      <text:p text:style-name="Text_20_body"><text:bookmark text:name="idm938"/><text:bookmark text:name="idm940"/><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m7249" text:style-name="Internet_20_link" text:visited-style-name="Visited_20_Internet_20_Link"><text:span text:style-name="T1">Nozick</text:span></text:a><text:span text:style-name="T1">]. </text:span></text:p>
      <text:h text:style-name="P4" text:outline-level="3"><text:bookmark text:name="mandatory"/>3.5. Соглашение обязательно к исполнению для всех находящихся на территории его действия</text:h>
      <text:p text:style-name="Text_20_body"><text:bookmark text:name="idm951"/><text:bookmark text:name="idm953"/><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1">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к другу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общем если давать такую возможноc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4" text:outline-level="3"><text:bookmark text:name="objectivity"/>3.6. Соглашение может опираться только на объективные принципы</text:h>
      <text:p text:style-name="Text_20_body"><text:bookmark text:name="idm969"/><text:bookmark text:name="idm971"/><text:bookmark text:name="idm973"/><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1">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text:span></text:p>
      <text:p text:style-name="P21">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1">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6" text:outline-level="4"><text:bookmark text:name="logic"/>3.6.1. Соглашение может опираться только на логику как метод рассуждений</text:h>
      <text:p text:style-name="Text_20_body"><text:bookmark text:name="idm992"/><text:bookmark text:name="idm994"/><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1">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6" text:outline-level="4"><text:bookmark text:name="cognition_method"/>3.6.2. Соглашение может опираться только на науку как метод познания</text:h>
      <text:p text:style-name="P21"><text:bookmark text:name="idm1002"/><text:bookmark text:name="idm1004"/>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1">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4" text:outline-level="3"><text:bookmark text:name="justice"/>3.7. Соглашение должно отражать представления индивидов о справедливости</text:h>
      <text:p text:style-name="P21"><text:bookmark text:name="idm1023"/><text:bookmark text:name="idm1025"/><text:bookmark text:name="idm1027"/>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P21">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1">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1">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1">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m7259"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text:span></text:p>
      <text:h text:style-name="P6" text:outline-level="4"><text:bookmark text:name="cumulative_advantage"/>3.7.1. Положительная обратная связь, или Эффект Матфея</text:h>
      <text:p text:style-name="P21">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1">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1">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m1064"/> </text:p>
      <text:p text:style-name="P21">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1">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4" text:outline-level="3"><text:bookmark text:name="punishment"/>3.8. Для борьбы с оппортунистами необходимы наказания</text:h>
      <text:p text:style-name="P21"><text:bookmark text:name="idm1071"/><text:bookmark text:name="idm1073"/>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1">В данном вопросе есть несколько аспектов. </text:p>
      <text:p text:style-name="P21">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1">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1">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8, «Частные тюрьмы»</text:span></text:a><text:span text:style-name="T1">. </text:span></text:p>
      <text:h text:style-name="P6" text:outline-level="4"><text:bookmark text:name="punishment_definition"/>3.8.1. Сущность наказания</text:h>
      <text:p text:style-name="P21"><text:bookmark text:name="idm1095"/><text:bookmark text:name="idm1097"/>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m7207"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6" text:outline-level="4"><text:bookmark text:name="compensation"/>3.8.2. Компенсация</text:h>
      <text:p text:style-name="Text_20_body"><text:bookmark text:name="idm1115"/><text:bookmark text:name="idm1117"/><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6" text:outline-level="4"><text:bookmark text:name="isolation"/>3.8.3. Защита общества от принципиальных преступников</text:h>
      <text:p text:style-name="Text_20_body"><text:bookmark text:name="idm1126"/><text:bookmark text:name="idm1128"/><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6" text:outline-level="4"><text:bookmark text:name="amnesty"/>3.8.4. Амнистия и помилование</text:h>
      <text:p text:style-name="Text_20_body"><text:bookmark text:name="idm1135"/><text:bookmark text:name="idm1137"/><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6" text:outline-level="4"><text:bookmark text:name="punishment_proportionality"/>3.8.5. Величина и неизбежность наказания</text:h>
      <text:p text:style-name="P21"><text:bookmark text:name="idm1145"/><text:bookmark text:name="idm1147"/>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m7207"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1">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xml:id="list1067304219" text:style-name="L12">
        <text:list-item>
          <text:p text:style-name="P27">Уровень (размер) в соответствии с классификацией тяжести правонарушений.</text:p>
        </text:list-item>
        <text:list-item>
          <text:p text:style-name="P27">Обратимость. Оценивается возможность компенсации нанесённого ущерба (например, убийство необратимо).</text:p>
        </text:list-item>
        <text:list-item>
          <text:p text:style-name="P27">Реальность/Потенциальность. Нанесён ли ущерб, сделана попытка нанести ущерб или только увеличена вероятность его нанесения.</text:p>
        </text:list-item>
        <text:list-item>
          <text:p text:style-name="P27">Умышленность/Халатность/Неосторожность (хотя это трудноопределимый параметр).</text:p>
        </text:list-item>
      </text:list>
      <text:p text:style-name="P21">Самые строгие наказания даются за умышленный, крупный, реальный и необратимый ущерб, например убийство множества индивидов. </text:p>
      <text:h text:style-name="P6" text:outline-level="4"><text:bookmark text:name="punishment_types"/>3.8.6. Виды наказаний</text:h>
      <text:h text:style-name="P7" text:outline-level="5"><text:bookmark text:name="idm1174"/><text:bookmark text:name="idm1176"/><text:bookmark text:name="fine"/>3.8.6.1. Штраф</text:h>
      <text:p text:style-name="Text_20_body"><text:bookmark text:name="idm1181"/><text:bookmark text:name="idm1183"/><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1">Конфискацию имущества можно считать разновидностью штрафа. </text:p>
      <text:h text:style-name="P7" text:outline-level="5"><text:bookmark text:name="shame_pillar"/>3.8.6.2. Публичное порицание</text:h>
      <text:p text:style-name="Text_20_body"><text:bookmark text:name="idm1191"/><text:bookmark text:name="idm1193"/><text:span text:style-name="T1">Публичное порицание, например привязывание к позорному столбу, — это отличный способ наказания. 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современном мире публичное порицание нужно дополнить/заменить записями в репутацию (см. </text:span><text:a xlink:type="simple" xlink:href="#reputation" text:style-name="Internet_20_link" text:visited-style-name="Visited_20_Internet_20_Link"><text:span text:style-name="T1">Раздел 1.4, «Репутация»</text:span></text:a><text:span text:style-name="T1">) в общественной социальной сети. </text:span></text:p>
      <text:h text:style-name="P7" text:outline-level="5"><text:bookmark text:name="rights_deprivation"/>3.8.6.3. Поражение в правах</text:h>
      <text:p text:style-name="Text_20_body"><text:bookmark text:name="idm1200"/><text:bookmark text:name="idm1202"/><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7" text:outline-level="5"><text:bookmark text:name="citizenship_revocation"/>3.8.6.4. Лишение гражданства</text:h>
      <text:p text:style-name="Text_20_body"><text:bookmark text:name="idm1209"/><text:bookmark text:name="idm1211"/><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1">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7" text:outline-level="5"><text:bookmark text:name="expulsion"/>3.8.6.5. Изгнание</text:h>
      <text:p text:style-name="P21"><text:bookmark text:name="idm1222"/><text:bookmark text:name="idm1224"/>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7" text:outline-level="5"><text:bookmark text:name="correctional_labor"/>3.8.6.6. Исправительные работы</text:h>
      <text:p text:style-name="P21"><text:bookmark text:name="idm1231"/><text:bookmark text:name="idm1233"/>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7" text:outline-level="5"><text:bookmark text:name="imprisonment"/>3.8.6.7. Лишение свободы</text:h>
      <text:p text:style-name="Text_20_body"><text:bookmark text:name="idm1239"/><text:bookmark text:name="idm1241"/><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m1246"/><text:span text:style-name="T1">. </text:span></text:p>
      <text:h text:style-name="P7" text:outline-level="5"><text:bookmark text:name="asexualization"/>3.8.6.8. Стерилизация</text:h>
      <text:p text:style-name="Text_20_body"><text:bookmark text:name="idm1251"/><text:bookmark text:name="idm1253"/><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7" text:outline-level="5"><text:bookmark text:name="physical_punishment"/>3.8.6.9. Телесные наказания и пытки</text:h>
      <text:p text:style-name="Text_20_body"><text:bookmark text:name="idm1260"/><text:bookmark text:name="idm1262"/><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1">Также такое наказание не должно быть публичным, т. к. унижение может ожесточить индивида. </text:p>
      <text:p text:style-name="P21">Соответственно, остаётся вопрос<text:bookmark text:name="idm1268"/>: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7" text:outline-level="5"><text:bookmark text:name="death_penalty"/>3.8.6.10. Смертная казнь</text:h>
      <text:p text:style-name="Text_20_body"><text:bookmark text:name="idm1275"/><text:bookmark text:name="idm1277"/><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1">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1">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1"><text:soft-page-break/>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6" text:outline-level="4"><text:bookmark text:name="prisonniers_exploitation"/>3.8.7. Использование заключённых</text:h>
      <text:p text:style-name="Text_20_body"><text:bookmark text:name="idm1292"/><text:bookmark text:name="idm1294"/><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8,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m1301"/><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m1304"/><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4" text:outline-level="3"><text:bookmark text:name="rule_of_law"/>3.9. Принуждение возможно только на законных основаниях</text:h>
      <text:p text:style-name="P21"><text:bookmark text:name="idm1310"/>Любые санкции должны налагаться на индивида не по произволу, а в соответствии с принятым по определённой процедуре публичным законом. </text:p>
      <text:h text:style-name="P4" text:outline-level="3"><text:bookmark text:name="state"/>3.10. Исполнение Соглашения и борьба с оппортунистами требуют создания государства</text:h>
      <text:p text:style-name="Text_20_body"><text:bookmark text:name="idm1316"/><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 Либертарианство»</text:span></text:a><text:span text:style-name="T1">). </text:span></text:p>
      <text:h text:style-name="P3" text:outline-level="2"><text:bookmark text:name="rights"/>4. Права и свободы индивидов</text:h>
      <text:h text:style-name="P4" text:outline-level="3"><text:bookmark text:name="freedom"/>4.1. Индивиды свободны во всём за пределами налагаемых Соглашением ограничений</text:h>
      <text:p text:style-name="P21"><text:bookmark text:name="idm1329"/><text:bookmark text:name="idm1331"/>Те, кто готовы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1">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P21">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m7234" text:style-name="Internet_20_link" text:visited-style-name="Visited_20_Internet_20_Link"><text:span text:style-name="T1">Mill</text:span></text:a><text:span text:style-name="T1">]</text:span></text:p>
      <text:p text:style-name="P21">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P21">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m7321"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1">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6" text:outline-level="4"><text:bookmark text:name="mind_freedom"/>4.1.1. Свобода сознания</text:h>
      <text:p text:style-name="Text_20_body"><text:bookmark text:name="idm1367"/><text:bookmark text:name="idm1369"/><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Индивид с точки зрения законодательства и государства — чёрный ящик (см. </text:span><text:a xlink:type="simple" xlink:href="#blackbox" text:style-name="Internet_20_link" text:visited-style-name="Visited_20_Internet_20_Link"><text:span text:style-name="T1">Раздел 3.1, «Принцип чёрного ящика»</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text:span></text:p>
      <text:h text:style-name="P6" text:outline-level="4"><text:bookmark text:name="action_freedom"/>4.1.2. Свобода действий</text:h>
      <text:p text:style-name="P21"><text:bookmark text:name="idm1380"/>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1">Свобода — это не просто реализация устремлений индивидов, это решение двух важных задач: </text:p>
      <text:list xml:id="list4251624967" text:style-name="L13">
        <text:list-item>
          <text:p text:style-name="P86"><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86"><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1">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1">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7" text:outline-level="5"><text:bookmark text:name="right_of_assembly"/>4.1.2.1. Право объединений и собраний</text:h>
      <text:p text:style-name="Text_20_body"><text:bookmark text:name="idm1408"/><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7" text:outline-level="5"><text:bookmark text:name="suicide_right"/>4.1.2.2. Эвтаназия и право на смерть</text:h>
      <text:p text:style-name="Text_20_body"><text:bookmark text:name="idm1418"/><text:bookmark text:name="idm1420"/><text:a xlink:type="simple" xlink:href="#right_t" text:style-name="Internet_20_link" text:visited-style-name="Visited_20_Internet_20_Link"><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6" text:outline-level="4"><text:bookmark text:name="speech_freedom"/>4.1.3. Свобода слова</text:h>
      <text:p text:style-name="P21"><text:bookmark text:name="idm1433"/><text:bookmark text:name="idm1435"/>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P21">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m7234"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нести сообщения об этом в его публичную репутацию (см. </text:span><text:a xlink:type="simple" xlink:href="#reputation" text:style-name="Internet_20_link" text:visited-style-name="Visited_20_Internet_20_Link"><text:span text:style-name="T1">Раздел 1.4, «Репутация»</text:span></text:a><text:span text:style-name="T1">), чтобы другие могли решать, сто́ит ли с ним иметь дела.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7" text:outline-level="5"><text:bookmark text:name="insult"/>4.1.3.1. Оскорбление</text:h>
      <text:p text:style-name="P21"><text:bookmark text:name="idm1463"/><text:bookmark text:name="idm1465"/>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1">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7" text:outline-level="5"><text:bookmark text:name="obscene"/>4.1.3.2. Обсценная лексика</text:h>
      <text:p text:style-name="P21"><text:bookmark text:name="idm1487"/><text:bookmark text:name="idm1489"/>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6" text:outline-level="4"><text:bookmark text:name="respect"/>4.1.4. Борьба с оппортунистами не должна ущемлять остальных индивидов</text:h>
      <text:p text:style-name="Text_20_body"><text:bookmark text:name="idm1497"/><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6" text:outline-level="4"><text:bookmark text:name="taboo"/>4.1.5. Запреты и ограничения должны быть обоснованны</text:h>
      <text:p text:style-name="Text_20_body"><text:bookmark text:name="idm1511"/><text:bookmark text:name="idm1513"/><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30,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2,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1">См. также: </text:p>
      <text:list xml:id="list543549754" text:style-name="L14">
        <text:list-item>
          <text:p text:style-name="P87"><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87"><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6" text:outline-level="4"><text:bookmark text:name="no_one_should"/>4.1.6. Никто никому ничего не должен, если на иное нет оснований</text:h>
      <text:p text:style-name="P21"><text:bookmark text:name="idm1541"/><text:bookmark text:name="idm1543"/>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1">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1">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4" text:outline-level="3"><text:bookmark text:name="property"/>4.2. Индивиды обладают правом собственности</text:h>
      <text:p text:style-name="Text_20_body"><text:bookmark text:name="idm1559"/><text:bookmark text:name="idm1561"/><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m7366"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6" text:outline-level="4"><text:bookmark text:name="private_property"/>4.2.1. Индивиды обладают правом частной собственности на своё тело и материальные предметы</text:h>
      <text:p text:style-name="Text_20_body"><text:bookmark text:name="idm1569"/><text:bookmark text:name="idm1571"/><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7.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6" text:outline-level="4"><text:bookmark text:name="collective_property"/>4.2.2. Индивиды обладают коллективной собственностью на пространство и его ресурсы</text:h>
      <text:p text:style-name="Text_20_body"><text:bookmark text:name="idm1581"/><text:bookmark text:name="idm1583"/><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7,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1">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m7229" text:style-name="Internet_20_link" text:visited-style-name="Visited_20_Internet_20_Link"><text:span text:style-name="T1">Proudhon</text:span></text:a><text:span text:style-name="T1">]. </text:span></text:p>
      <text:p text:style-name="P21">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3, «Защита окружающей среды»</text:span></text:a><text:span text:style-name="T1">). </text:span></text:p>
      <text:p text:style-name="P21">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1">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4" text:outline-level="3"><text:bookmark text:name="privacy"/>4.3. Индивиды имеют право на приватность</text:h>
      <text:p text:style-name="Text_20_body"><text:bookmark text:name="idm1609"/><text:bookmark text:name="idm1611"/><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1">Данные о здоровье — это также приватная информация. </text:p>
      <text:p text:style-name="P21">Естественно, после окончания личных отношений индивиды не получают права разглашать информацию личного характера. </text:p>
      <text:h text:style-name="P4" text:outline-level="3"><text:bookmark text:name="home_inviolability"/>4.4. Индивиды имеют право на неприкосновенность жилища</text:h>
      <text:p text:style-name="Text_20_body"><text:bookmark text:name="idm1626"/><text:bookmark text:name="idm1628"/><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4" text:outline-level="3"><text:bookmark text:name="knowledge_right"/>4.5. Индивиды обладают правом на информацию</text:h>
      <text:p text:style-name="Text_20_body"><text:bookmark text:name="idm1638"/><text:bookmark text:name="idm1640"/><text:bookmark text:name="idm1642"/><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1">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1">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1">По сути, есть только один вид допустимой лжи — военная хитрость, которая применяется исключительно против врагов общества. </text:p>
      <text:p text:style-name="P21">См. также: </text:p>
      <text:list xml:id="list2102423984" text:style-name="L15">
        <text:list-item>
          <text:p text:style-name="P88"><text:a xlink:type="simple" xlink:href="#network_anonymity" text:style-name="Internet_20_link" text:visited-style-name="Visited_20_Internet_20_Link"><text:span text:style-name="T1">Раздел 23.1, «Анонимность в сети»</text:span></text:a><text:span text:style-name="T1">;</text:span></text:p>
        </text:list-item>
        <text:list-item>
          <text:p text:style-name="P88"><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4" text:outline-level="3"><text:bookmark text:name="reproduction_right"/>4.6. Индивиды имеют право на размножение</text:h>
      <text:p text:style-name="Text_20_body"><text:bookmark text:name="idm1667"/><text:bookmark text:name="idm1669"/><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1">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4" text:outline-level="3"><text:bookmark text:name="defence"/>4.7. Индивиды имеют право на оборону</text:h>
      <text:p text:style-name="P21"><text:bookmark text:name="idm1681"/><text:bookmark text:name="idm1683"/>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1">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1">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2, «Оружие»</text:span></text:a><text:span text:style-name="T1">). </text:span></text:p>
      <text:h text:style-name="P3" text:outline-level="2"><text:bookmark text:name="person_obligation"/>5. Обязанности индивида</text:h>
      <text:h text:style-name="P4" text:outline-level="3"><text:bookmark text:name="keep_the_law"/>5.1. Индивиды обязаны исполнять законы, принятые на территории Соглашения</text:h>
      <text:p text:style-name="Text_20_body"><text:bookmark text:name="idm1708"/><text:bookmark text:name="idm1710"/><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4" text:outline-level="3"><text:bookmark text:name="security_of_person_right"/>5.2. Индивиды обязаны не применять насилие по отношению к другим индивидам</text:h>
      <text:p text:style-name="Text_20_body"><text:bookmark text:name="idm1719"/><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1">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8,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4, «Защита животных»</text:span></text:a><text:span text:style-name="T1">). </text:span></text:p>
      <text:h text:style-name="P4" text:outline-level="3"><text:bookmark text:name="dignity"/>5.3. Индивиды обязаны быть честными в общественных отношениях</text:h>
      <text:p text:style-name="Text_20_body"><text:bookmark text:name="idm1736"/><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4" text:outline-level="3"><text:bookmark text:name="not_be_intimidated_right"/>5.4. Индивиды обязаны не угрожать другим индивидам</text:h>
      <text:p text:style-name="Text_20_body"><text:bookmark text:name="idm1744"/><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1">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1">Также, угрозы вступают в противоречие с общественным договором, ибо последний это соглашение о мире, а угроза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1">Призывы к насилию, к нарушению закона — это, по сути, косвенная угроза. </text:p>
      <text:h text:style-name="P4" text:outline-level="3"><text:bookmark text:name="adequate_right"/>5.5. Индивиды обязаны не создавать опасностей другим индивидам</text:h>
      <text:p text:style-name="Text_20_body"><text:bookmark text:name="idm1758"/><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поэтому общество своими правилами должно стимулировать сокращение этих рисков. </text:span></text:p>
      <text:p text:style-name="P21">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1">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1">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1">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4" text:outline-level="3"><text:bookmark text:name="emergency_help_right"/>5.6. Индивиды обязаны оказать экстренную помощь нуждающемуся</text:h>
      <text:p text:style-name="Text_20_body"><text:bookmark text:name="idm1771"/><text:bookmark text:name="idm1773"/><text:a xlink:type="simple" xlink:href="#agreement_t" text:style-name="Internet_20_link" text:visited-style-name="Visited_20_Internet_20_Link"><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1">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1">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4" text:outline-level="3"><text:bookmark text:name="calm_right"/>5.7. Индивиды обязаны уважать покой других индивидов</text:h>
      <text:p text:style-name="Text_20_body"><text:bookmark text:name="idm1785"/><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xml:id="list1180661367" text:style-name="L16">
        <text:list-item>
          <text:p text:style-name="P28">Кратковременное сильное воздействие, например громкий звук.</text:p>
        </text:list-item>
        <text:list-item>
          <text:p text:style-name="P28">Долговременное воздействие. Может быть как сильным, так и не очень, например постоянное назойливое бормотание.</text:p>
        </text:list-item>
      </text:list>
      <text:p text:style-name="P21">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xml:id="list1981256344" text:style-name="L17">
        <text:list-item>
          <text:p text:style-name="P29">светом (например, светить в окно ночью, ослеплять, создавать неестественные режимы вроде мерцания);</text:p>
        </text:list-item>
        <text:list-item>
          <text:p text:style-name="P29">звуком/вибрацией (например, включать музыку, особенно с громкостью выше нормы);</text:p>
        </text:list-item>
        <text:list-item>
          <text:p text:style-name="P29">слишком сильными запахами;</text:p>
        </text:list-item>
        <text:list-item>
          <text:p text:style-name="P29">теплом;</text:p>
        </text:list-item>
        <text:list-item>
          <text:p text:style-name="P29">прикосновениями, совершением каких-либо манипуляций с телом;</text:p>
        </text:list-item>
        <text:list-item>
          <text:p text:style-name="P29">причинением болевых ощущений.</text:p>
        </text:list-item>
      </text:list>
      <text:p text:style-name="P21">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4" text:outline-level="3"><text:bookmark text:name="clean_right"/>5.8. Индивиды обязаны соблюдать чистоту в общественных местах</text:h>
      <text:p text:style-name="Text_20_body"><text:bookmark text:name="idm1817"/><text:bookmark text:name="idm1819"/><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4" text:outline-level="3"><text:bookmark text:name="reproduction_obligation"/>5.9. Индивиды обязаны участвовать в поддержании численности общества</text:h>
      <text:p text:style-name="P21"><text:bookmark text:name="idm1827"/><text:bookmark text:name="idm1829"/>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1">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4" text:outline-level="3"><text:bookmark text:name="tax_obligation"/><text:soft-page-break/>5.10. Индивиды обязаны участвовать в финансировании производства общественных благ — уплачивать налоги</text:h>
      <text:p text:style-name="Text_20_body"><text:bookmark text:name="idm1846"/><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4" text:outline-level="3"><text:bookmark text:name="insurance"/>5.11. Индивиды обязаны страховать свои риски — не перекладывать их на других</text:h>
      <text:p text:style-name="Text_20_body"><text:bookmark text:name="idm1854"/><text:bookmark text:name="idm1856"/><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xml:id="list1753429363" text:style-name="L18">
        <text:list-item>
          <text:p text:style-name="P30">Временная потеря здоровья.</text:p>
        </text:list-item>
        <text:list-item>
          <text:p text:style-name="P30">Непрогнозируемое лишение источника дохода.</text:p>
        </text:list-item>
        <text:list-item>
          <text:p text:style-name="P89"><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0">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4" text:outline-level="3"><text:bookmark text:name="emergency_obligation"/>5.12. Индивиды обязаны быть готовы к действиям в экстренных ситуациях</text:h>
      <text:p text:style-name="Text_20_body"><text:bookmark text:name="idm1877"/><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3" text:outline-level="2"><text:bookmark text:name="state_axiom"/>6. Государство</text:h>
      <text:p text:style-name="P21">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4"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m1891"/><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4" text:outline-level="3"><text:bookmark text:name="one_state"/>6.2. Государство может быть только одно на одной территории</text:h>
      <text:p text:style-name="Text_20_body"><text:bookmark text:name="idm1905"/><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4" text:outline-level="3"><text:bookmark text:name="power"/>6.3. Соглашение не лишает народ власти</text:h>
      <text:p text:style-name="Text_20_body"><text:bookmark text:name="idm1915"/><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1">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4" text:outline-level="3"><text:bookmark text:name="usurpation"/>6.4. Сама природа государства создаёт угрозу узурпации</text:h>
      <text:p text:style-name="Text_20_body"><text:bookmark text:name="idm1923"/><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m7212"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18">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3" text:outline-level="2"><text:bookmark text:name="citizen"/>7. Права и обязанности гражданина</text:h>
      <text:p text:style-name="Text_20_body"><text:bookmark text:name="idm1936"/><text:bookmark text:name="idm1938"/><text:a xlink:type="simple" xlink:href="#citizen_t" text:style-name="Internet_20_link" text:visited-style-name="Visited_20_Internet_20_Link"><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m7212" text:style-name="Internet_20_link" text:visited-style-name="Visited_20_Internet_20_Link"><text:span text:style-name="T1">Rousseau</text:span></text:a><text:span text:style-name="T1">] писал: </text:span></text:p>
      <text:p text:style-name="P18">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4" text:outline-level="3"><text:bookmark text:name="voting"/>7.1. Участие в принятии общественных решений — право и обязанность гражданина</text:h>
      <text:p text:style-name="Text_20_body"><text:bookmark text:name="idm1950"/><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1">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xml:id="list2357255170" text:style-name="L19">
        <text:list-item>
          <text:p text:style-name="P31">чиновникам выгодны разрастание государства и рост расходов на него;</text:p>
        </text:list-item>
        <text:list-item>
          <text:p text:style-name="P31">получатели пособий с радостью поддержат их увеличение;</text:p>
        </text:list-item>
        <text:list-item>
          <text:p text:style-name="P31">бездетные граждане могут быть менее заинтересованы в инвестициях в будущее;</text:p>
        </text:list-item>
        <text:list-item>
          <text:p text:style-name="P31">граждане отказывающиеся получить какое-либо профессиональное образование могут рассматриваться как отказавшиеся от сотрудничества, как нежелающие участовать в общественном разделении труда.</text:p>
        </text:list-item>
      </text:list>
      <text:p text:style-name="P21">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я численности таких групп населения. </text:p>
      <text:h text:style-name="P4" text:outline-level="3"><text:bookmark text:name="militarian"/>7.2. Гражданин обязан служить в армии</text:h>
      <text:p text:style-name="P21"><text:bookmark text:name="idm1970"/>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4" text:outline-level="3"><text:bookmark text:name="witness"/>7.3. Гражданин обязан сообщать о нарушениях</text:h>
      <text:p text:style-name="Text_20_body"><text:bookmark text:name="idm1983"/><text:bookmark text:name="idm1985"/><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так и с неизменяемостью государственных реестров вроде реестра граждан (см. </text:span><text:a xlink:type="simple" xlink:href="#status_register" text:style-name="Internet_20_link" text:visited-style-name="Visited_20_Internet_20_Link"><text:span text:style-name="T1">Раздел 1.2.6, «Реестр состояний граждан»</text:span></text:a><text:span text:style-name="T1">), ибо по внезапному появлению нового индивида в реестре можно будет достаточно просто раскрыть свидетеля. Есть и другие сложности [</text:span><text:a xlink:type="simple" xlink:href="#idm7513" text:style-name="Internet_20_link" text:visited-style-name="Visited_20_Internet_20_Link"><text:span text:style-name="T1">Witness</text:span></text:a><text:span text:style-name="T1">], поэтому вопрос открыт.</text:span><text:bookmark text:name="idm1994"/><text:span text:style-name="T1"> </text:span></text:p>
      <text:h text:style-name="P4" text:outline-level="3"><text:bookmark text:name="jury"/>7.4. Гражданин обязан заседать в суде присяжных</text:h>
      <text:p text:style-name="Text_20_body"><text:bookmark text:name="idm1999"/><text:bookmark text:name="idm2001"/><text:span text:style-name="T1">Суд присяжных (см. </text:span><text:a xlink:type="simple" xlink:href="#jury_trial" text:style-name="Internet_20_link" text:visited-style-name="Visited_20_Internet_20_Link"><text:span text:style-name="T1">Раздел 3.18,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4" text:outline-level="3"><text:bookmark text:name="network_obligation"/>7.5. Гражданин обязан поддерживать работу компьютерной системы управления страной</text:h>
      <text:p text:style-name="Text_20_body"><text:span text:style-name="T1">Для защиты от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и других рисков централизаци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бщественные системы должны быть децентрализованными. А значит, </text:span><text:a xlink:type="simple" xlink:href="#citizen_t" text:style-name="Internet_20_link" text:visited-style-name="Visited_20_Internet_20_Link"><text:span text:style-name="Emphasis"><text:span text:style-name="T1">гражданин</text:span></text:span></text:a><text:span text:style-name="T1"> обязан поддерживать работоспособность своего узла децентрализованной системы управления обществом (см. </text:span><text:a xlink:type="simple" xlink:href="#it" text:style-name="Internet_20_link" text:visited-style-name="Visited_20_Internet_20_Link"><text:span text:style-name="T1">Раздел 2, «Информационные технологии на службе обществу»</text:span></text:a><text:span text:style-name="T1">), но сейчас, пока нет технических деталей, бессмысленно подробно это обсуждать, т. к. нельзя сказать, какими будут механизмы контроля за исполнением данной обязанности. В идеале само устройство сети должно поощрять поддерживать рабочий узел. </text:span></text:p>
      <text:p text:style-name="P21">Также граждане должны удостоверять своей электронной подписью факт появления новых граждан, но сложно сказать, насколько строгой должна быть эта обязанность. </text:p>
      <text:h text:style-name="P4" text:outline-level="3"><text:bookmark text:name="statistics_obligation"/>7.6. Гражданин обязан давать обратную связь государству</text:h>
      <text:p text:style-name="P21">Вопрос дискуссионный<text:bookmark text:name="idm2019"/>,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4" text:outline-level="3"><text:bookmark text:name="official_right"/>7.7. Только граждане имеют право занимать ключевые должности в государственных органах</text:h>
      <text:p text:style-name="Text_20_body"><text:bookmark text:name="idm2024"/><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m2030"/><text:span text:style-name="T1"> </text:span></text:p>
      <text:h text:style-name="P4" text:outline-level="3"><text:bookmark text:name="revolt_right"/>7.8. Граждане имеют право на восстание</text:h>
      <text:p text:style-name="Text_20_body"><text:bookmark text:name="idm2035"/><text:bookmark text:name="idm2037"/><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text:span></text:p>
      <text:h text:style-name="P4" text:outline-level="3"><text:bookmark text:name="rent_right"/>7.9. Только граждане имеют право распоряжаться доходом от общих ресурсов</text:h>
      <text:p text:style-name="Text_20_body"><text:bookmark text:name="idm2048"/><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на долю дохода от использования общих ресурсов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однако данный доход должен расходоваться во благо не только ныне живущих граждан, но и будущих, а значит, не может быть полностью растрачен на текущее потребление. </text:span></text:p>
      <text:p text:style-name="Text_20_body"><text:span text:style-name="T1">См. также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3" text:outline-level="2"><text:bookmark text:name="state_goals"/>8. Общественные задачи, поручаемые государству, или государство обязано…</text:h>
      <text:p text:style-name="P21"><text:bookmark text:name="idm2059"/>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text:span></text:p>
      <text:h text:style-name="P4" text:outline-level="3"><text:bookmark text:name="independence"/>8.1. Сохранять политическую независимость</text:h>
      <text:p text:style-name="Text_20_body"><text:bookmark text:name="idm2068"/><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m2074"/><text:span text:style-name="T1">. </text:span></text:p>
      <text:p text:style-name="P21">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3.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3.4,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3.8,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4" text:outline-level="3"><text:bookmark text:name="state_tasks"/>8.2. Не брать на себя лишних функций</text:h>
      <text:p text:style-name="Text_20_body"><text:bookmark text:name="idm2087"/><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1">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Частные компании также пользуются таким способом, например результатом соревнований Little Box Challenge от компании Google стало появление инвертора, преобразующего постоянный ток в переменный с характеристиками на порядок лучше, чем у существовавших ранее. </text:span></text:p>
      <text:h text:style-name="P4" text:outline-level="3"><text:bookmark text:name="state_not_nanny"/>8.3. Решать общественные задачи</text:h>
      <text:p text:style-name="P21"><text:bookmark text:name="idm2097"/><text:bookmark text:name="idm2099"/><text:bookmark text:name="idm2101"/>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18">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1">Пример стран постсоветского пространства показывает, что это действительно так. </text:p>
      <text:p text:style-name="P21">Другими словами, государство не предназначено для защиты зрелого индивида от него самого́, от его глупости. </text:p>
      <text:h text:style-name="P4" text:outline-level="3"><text:bookmark text:name="not_shift_duty"/>8.4. Не перекладывать свои обязанности на других</text:h>
      <text:p text:style-name="Text_20_body"><text:bookmark text:name="idm2122"/><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4" text:outline-level="3"><text:bookmark text:name="law_execution"/>8.5. Обеспечивать исполнение Соглашения</text:h>
      <text:p text:style-name="Text_20_body"><text:bookmark text:name="idm2132"/><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6" text:outline-level="4"><text:bookmark text:name="state_ideology"/>8.5.1. Обеспечивать неизменность базовых принципов</text:h>
      <text:p text:style-name="Text_20_body"><text:bookmark text:name="idm2141"/><text:bookmark text:name="idm2143"/><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1">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6"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явно сказать, что государство должно обеспечивать внешнюю и внутреннюю безопасность в широком смысле в разных аспектах: </text:span></text:p>
      <text:list xml:id="list1464321381" text:style-name="L20">
        <text:list-item>
          <text:p text:style-name="P32">защита от внешних угроз (армия, спецслужбы и гражданская оборона);</text:p>
        </text:list-item>
        <text:list-item>
          <text:p text:style-name="P90"><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2">защита от техногенных и природных катастроф, преодоление их последствий;</text:p>
        </text:list-item>
        <text:list-item>
          <text:p text:style-name="P32">организация работы службы спасения (пожары, аварии, спасение на воде);</text:p>
        </text:list-item>
        <text:list-item>
          <text:p text:style-name="P32">предотвращение эпидемий и борьба с ними;</text:p>
        </text:list-item>
        <text:list-item>
          <text:p text:style-name="P32">защита от действий индивидов, имеющих психические заболевания и находящихся в состоянии наркотического опьянения;</text:p>
        </text:list-item>
        <text:list-item>
          <text:p text:style-name="P32">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1">У государства должна быть возможность быстро уведомить всех жителей о чрезвычайном происшествии. </text:p>
      <text:p text:style-name="P21">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text:span></text:p>
      <text:h text:style-name="P4" text:outline-level="3"><text:bookmark text:name="sustainable_development"/>8.6. Обеспечивать устойчивость общества к различным рискам</text:h>
      <text:p text:style-name="Text_20_body"><text:bookmark text:name="idm2182"/><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xml:id="list3741814049" text:style-name="L21">
        <text:list-item>
          <text:p text:style-name="P91"><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1"><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1"><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1">Другими словами, не в ущерб будущему. </text:p>
      <text:p text:style-name="P21">Государство должно постоянно анализировать риски и принимать меры по их минимизации. </text:p>
      <text:p text:style-name="P21">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6" text:outline-level="4"><text:bookmark text:name="balance"/>8.6.1. Баланс интересов настоящего и будущего</text:h>
      <text:p text:style-name="Text_20_body"><text:bookmark text:name="idm2205"/><text:bookmark text:name="idm2207"/><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1">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1">См. также: </text:p>
      <text:list xml:id="list850243944" text:style-name="L22">
        <text:list-item>
          <text:p text:style-name="P92"><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2"><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2"><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4"><text:bookmark text:name="quality"/>8.6.2. Надёжные решения</text:h>
      <text:p text:style-name="Text_20_body"><text:bookmark text:name="idm2231"/><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 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1">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1">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1">См. также: </text:p>
      <text:list xml:id="list4293475259" text:style-name="L23">
        <text:list-item>
          <text:p text:style-name="P93"><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93"><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3"><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93"><text:a xlink:type="simple" xlink:href="#thought-out" text:style-name="Internet_20_link" text:visited-style-name="Visited_20_Internet_20_Link"><text:span text:style-name="T1">Раздел 3.2, «Продуманный»</text:span></text:a><text:span text:style-name="T1">.</text:span></text:p>
        </text:list-item>
      </text:list>
      <text:h text:style-name="P6" text:outline-level="4"><text:bookmark text:name="development"/>8.6.3. Обеспечивать развитие науки и техники</text:h>
      <text:p text:style-name="P21">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7" text:outline-level="5"><text:bookmark text:name="freshes_law"/>8.6.3.1. Законы должны помогать прогрессу</text:h>
      <text:p text:style-name="P21">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6" text:outline-level="4"><text:bookmark text:name="population_growth"/>8.6.4. Стимулировать сбалансированную численность жителей</text:h>
      <text:p text:style-name="Text_20_body"><text:bookmark text:name="idm2280"/><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4,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6" text:outline-level="4"><text:bookmark text:name="expansion"/>8.6.5. Стимулировать территориальную экспансию</text:h>
      <text:p text:style-name="Text_20_body"><text:bookmark text:name="idm2293"/><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3.1, «Нейтралитет»</text:span></text:a><text:span text:style-name="T1">), а об использовании свободных пространств. </text:span></text:p>
      <text:h text:style-name="P6" text:outline-level="4"><text:bookmark text:name="efficacy"/>8.6.6. Стимулировать эффективность использования ресурсов</text:h>
      <text:p text:style-name="Text_20_body"><text:bookmark text:name="idm2302"/><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m7471" text:style-name="Internet_20_link" text:visited-style-name="Visited_20_Internet_20_Link"><text:span text:style-name="T1">Birukov</text:span></text:a><text:span text:style-name="T1">]: </text:span></text:p>
      <text:p text:style-name="P18">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1">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1">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7" text:outline-level="5"><text:bookmark text:name="standards"/>8.6.6.1. Продвигать стандарты</text:h>
      <text:p text:style-name="Text_20_body"><text:bookmark text:name="idm2321"/><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4"><text:bookmark text:name="monoculture"/>8.6.7. Защищаться от рисков монокультуры</text:h>
      <text:p text:style-name="P21"><text:bookmark text:name="idm2330"/><text:bookmark text:name="idm2332"/>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6" text:outline-level="4"><text:bookmark text:name="decentralization"/>8.6.8. Защищаться от рисков централизованной инфраструктуры</text:h>
      <text:p text:style-name="Text_20_body"><text:bookmark text:name="idm2343"/><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4" text:outline-level="3"><text:bookmark text:name="cooperation_rules"/>8.7. Обеспечивать условия для эффективного сотрудничества</text:h>
      <text:h text:style-name="P6" text:outline-level="4"><text:bookmark text:name="idm2350"/><text:bookmark text:name="opportunism_shall_not_pass"/>8.7.1. Наказывать паразитов</text:h>
      <text:p text:style-name="Text_20_body"><text:bookmark text:name="idm2355"/><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6" text:outline-level="4"><text:bookmark text:name="transaction_costs"/>8.7.2. Минимизировать трансакционные издержки сотрудничества</text:h>
      <text:p text:style-name="Text_20_body"><text:bookmark text:name="idm2363"/><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6" text:outline-level="4"><text:bookmark text:name="economics_regulation"/>8.7.3. Создавать условия для функционирования экономики</text:h>
      <text:p text:style-name="Text_20_body"><text:bookmark text:name="idm2372"/><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см. в соответствующем разделе (см. </text:span><text:a xlink:type="simple" xlink:href="#economy" text:style-name="Internet_20_link" text:visited-style-name="Visited_20_Internet_20_Link"><text:span text:style-name="T1">Глава 6, </text:span></text:a><text:a xlink:type="simple" xlink:href="#economy" text:style-name="Internet_20_link" text:visited-style-name="Visited_20_Internet_20_Link"><text:span text:style-name="T2">Экономика</text:span></text:a><text:span text:style-name="T1">). </text:span></text:p>
      <text:p text:style-name="P21">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7" text:outline-level="5"><text:bookmark text:name="state_and_business"/>8.7.3.1. Государство и бизнес</text:h>
      <text:p text:style-name="Text_20_body"><text:bookmark text:name="idm2381"/><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text:span></text:p>
      <text:p text:style-name="P21">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7" text:outline-level="5"><text:bookmark text:name="vendor_lockin"/><text:soft-page-break/>8.7.3.2. Независимость от крупного бизнеса</text:h>
      <text:p text:style-name="P21"><text:bookmark text:name="idm2396"/><text:bookmark text:name="idm2398"/>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4" text:outline-level="3"><text:bookmark text:name="make_justice"/>8.8. Обеспечивать справедливость общественного устройства</text:h>
      <text:h text:style-name="P6" text:outline-level="4"><text:bookmark text:name="idm2409"/><text:bookmark text:name="stimulate_equality"/>8.8.1. Стимулировать равенство индивидов в стартовых возможностях</text:h>
      <text:p text:style-name="P21"><text:bookmark text:name="idm2414"/>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1">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6" text:outline-level="4"><text:bookmark text:name="universality"/>8.8.2. Стимулировать всестороннее развитие индивида</text:h>
      <text:p text:style-name="P21"><text:bookmark text:name="idm2425"/>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1">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6" text:outline-level="4"><text:bookmark text:name="social_protection"/>8.8.3. Обеспечивать функционирование механизмов социальной защиты</text:h>
      <text:p text:style-name="Text_20_body"><text:bookmark text:name="idm2441"/><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1">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4"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4" text:outline-level="3"><text:bookmark text:name="understandability"/>8.10. Быть понятным и удобным для граждан</text:h>
      <text:p text:style-name="P21"><text:bookmark text:name="idm2458"/><text:bookmark text:name="idm2460"/>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1">Устройство государства и законодательства должно быть понятным для любого дееспособного индивида. </text:p>
      <text:p text:style-name="P21">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1">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1">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1">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6"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Text_20_body"><text:span text:style-name="T1">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см. </text:span><text:a xlink:type="simple" xlink:href="#digital_signature" text:style-name="Internet_20_link" text:visited-style-name="Visited_20_Internet_20_Link"><text:span text:style-name="T1">Раздел 1.2.5, «Выдача ЭЦП гражданам»</text:span></text:a><text:span text:style-name="T1">), а остальное делается удалённо. </text:span></text:p>
      <text:h text:style-name="P6" text:outline-level="4"><text:bookmark text:name="complete_wording"/>8.10.2. Полнота и ясность формулировки законов</text:h>
      <text:p text:style-name="P21"><text:bookmark text:name="idm2483"/>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m7207" text:style-name="Internet_20_link" text:visited-style-name="Visited_20_Internet_20_Link"><text:span text:style-name="T1">Cesare</text:span></text:a><text:span text:style-name="T1">]</text:span></text:p>
      <text:p text:style-name="P21">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1">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 иному трактовать или оценить его действия. Также законы должны оперировать однозначными и содержательными понятиями. </text:p>
      <text:h text:style-name="P6" text:outline-level="4"><text:bookmark text:name="law_consistency"/>8.10.3. Последовательность, логичность законов</text:h>
      <text:p text:style-name="P21"><text:bookmark text:name="idm2494"/>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2,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7" text:outline-level="5"><text:bookmark text:name="formal_law"/>8.10.3.1. Стремление к формализации законов</text:h>
      <text:p text:style-name="P21">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6" text:outline-level="4"><text:bookmark text:name="law_univesality"/>8.10.4. Законы в общем виде</text:h>
      <text:p text:style-name="P21"><text:bookmark text:name="idm2511"/>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1">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4" text:outline-level="3"><text:bookmark text:name="openness"/>8.11. Быть полностью открытым</text:h>
      <text:p text:style-name="P21"><text:bookmark text:name="idm2518"/><text:bookmark text:name="idm2520"/>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д. Все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1">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1">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m2532"/>.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6,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6"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m7422"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xml:id="list3984781778" text:style-name="L24">
        <text:list-item>
          <text:p text:style-name="P33">Запускать программу, как ему заблагорассудится.</text:p>
        </text:list-item>
        <text:list-item>
          <text:p text:style-name="P33">Изучать, как программа работает, и модифицировать её по своему усмотрению.</text:p>
        </text:list-item>
        <text:list-item>
          <text:p text:style-name="P33">Распространять копии программы.</text:p>
        </text:list-item>
        <text:list-item>
          <text:p text:style-name="P33">Распространять модифицированные копии.</text:p>
        </text:list-item>
      </text:list>
      <text:p text:style-name="P21">Государство должно использовать только свободное программное обеспечение, потому что: </text:p>
      <text:list xml:id="list4143454170" text:style-name="L25">
        <text:list-item>
          <text:p text:style-name="P94"><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94"><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4">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4">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4">Свободное ПО стимулирует конкуренцию, т. к. монопольное владение исходным кодом даёт преимущество в конкурентной борьбе.</text:p>
        </text:list-item>
      </text:list>
      <text:p text:style-name="P21">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m2577"/></text:p>
      <text:h text:style-name="P6"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2"><text:bookmark text:name="state_structure"/>Глава 4. Устройство государства</text:p>
      <text:p text:style-name="P22">Содержание</text:p>
      <text:p text:style-name="List_20_Heading"><text:a xlink:type="simple" xlink:href="#state_maxims" text:style-name="Internet_20_link" text:visited-style-name="Visited_20_Internet_20_Link"><text:span text:style-name="T1">1. Принципы</text:span></text:a></text:p>
      <text:p text:style-name="P10"><text:a xlink:type="simple" xlink:href="#separation_of_powers" text:style-name="Internet_20_link" text:visited-style-name="Visited_20_Internet_20_Link"><text:span text:style-name="T1">1.1. Разделение государства на ветви</text:span></text:a></text:p>
      <text:p text:style-name="P12"><text:a xlink:type="simple" xlink:href="#checks_and_balances" text:style-name="Internet_20_link" text:visited-style-name="Visited_20_Internet_20_Link"><text:span text:style-name="T3">1.1.1. Сдержки и противовесы</text:span></text:a></text:p>
      <text:p text:style-name="P12"><text:a xlink:type="simple" xlink:href="#division_of_responsibility" text:style-name="Internet_20_link" text:visited-style-name="Visited_20_Internet_20_Link"><text:span text:style-name="T3">1.1.2. Разделение по сферам ответственности</text:span></text:a></text:p>
      <text:p text:style-name="P12"><text:a xlink:type="simple" xlink:href="#state_division" text:style-name="Internet_20_link" text:visited-style-name="Visited_20_Internet_20_Link"><text:span text:style-name="T3">1.1.3. Разделение функций исполнения и контроля</text:span></text:a></text:p>
      <text:p text:style-name="P10"><text:a xlink:type="simple" xlink:href="#selfgovernment" text:style-name="Internet_20_link" text:visited-style-name="Visited_20_Internet_20_Link"><text:span text:style-name="T1">1.2. Самоуправление</text:span></text:a></text:p>
      <text:p text:style-name="P12"><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0"><text:a xlink:type="simple" xlink:href="#executive_branch" text:style-name="Internet_20_link" text:visited-style-name="Visited_20_Internet_20_Link"><text:span text:style-name="T1">2.1. Силовая ветвь</text:span></text:a></text:p>
      <text:p text:style-name="P10"><text:a xlink:type="simple" xlink:href="#legislature" text:style-name="Internet_20_link" text:visited-style-name="Visited_20_Internet_20_Link"><text:span text:style-name="T1">2.2. Законодательная ветвь</text:span></text:a></text:p>
      <text:p text:style-name="P10"><text:a xlink:type="simple" xlink:href="#judicial_branch" text:style-name="Internet_20_link" text:visited-style-name="Visited_20_Internet_20_Link"><text:span text:style-name="T1">2.3. Судебная ветвь</text:span></text:a></text:p>
      <text:p text:style-name="P10"><text:a xlink:type="simple" xlink:href="#economy_branch" text:style-name="Internet_20_link" text:visited-style-name="Visited_20_Internet_20_Link"><text:span text:style-name="T1">2.4. Экономическая ветвь</text:span></text:a></text:p>
      <text:p text:style-name="P10"><text:a xlink:type="simple" xlink:href="#cooperative_branch" text:style-name="Internet_20_link" text:visited-style-name="Visited_20_Internet_20_Link"><text:span text:style-name="T1">2.5. Кооперативная ветвь</text:span></text:a></text:p>
      <text:p text:style-name="P10"><text:a xlink:type="simple" xlink:href="#scientific_branch" text:style-name="Internet_20_link" text:visited-style-name="Visited_20_Internet_20_Link"><text:span text:style-name="T1">2.6. Научная ветвь</text:span></text:a></text:p>
      <text:p text:style-name="P10"><text:a xlink:type="simple" xlink:href="#information_branch" text:style-name="Internet_20_link" text:visited-style-name="Visited_20_Internet_20_Link"><text:span text:style-name="T1">2.7. Информационная ветвь</text:span></text:a></text:p>
      <text:p text:style-name="P10"><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0"><text:a xlink:type="simple" xlink:href="#blackbox" text:style-name="Internet_20_link" text:visited-style-name="Visited_20_Internet_20_Link"><text:span text:style-name="T1">3.1. Принцип чёрного ящика</text:span></text:a></text:p>
      <text:p text:style-name="P10"><text:a xlink:type="simple" xlink:href="#risk_certainty" text:style-name="Internet_20_link" text:visited-style-name="Visited_20_Internet_20_Link"><text:span text:style-name="T1">3.2. Опора на определённые риски</text:span></text:a></text:p>
      <text:p text:style-name="P10"><text:a xlink:type="simple" xlink:href="#enforceability_of_laws" text:style-name="Internet_20_link" text:visited-style-name="Visited_20_Internet_20_Link"><text:span text:style-name="T1">3.3. Исполнимость законов</text:span></text:a></text:p>
      <text:p text:style-name="P10"><text:a xlink:type="simple" xlink:href="#law_and_corruption" text:style-name="Internet_20_link" text:visited-style-name="Visited_20_Internet_20_Link"><text:span text:style-name="T1">3.4. Независимость законов от качества их исполнения</text:span></text:a></text:p>
      <text:p text:style-name="P10"><text:a xlink:type="simple" xlink:href="#law_corruption_potential" text:style-name="Internet_20_link" text:visited-style-name="Visited_20_Internet_20_Link"><text:span text:style-name="T1">3.5. Экспертиза законов на коррупциогенность</text:span></text:a></text:p>
      <text:p text:style-name="P10"><text:a xlink:type="simple" xlink:href="#feedback" text:style-name="Internet_20_link" text:visited-style-name="Visited_20_Internet_20_Link"><text:span text:style-name="T1">3.6. Обратная связь</text:span></text:a></text:p>
      <text:p text:style-name="P10"><text:a xlink:type="simple" xlink:href="#automation" text:style-name="Internet_20_link" text:visited-style-name="Visited_20_Internet_20_Link"><text:span text:style-name="T1">3.7. Автоматизация</text:span></text:a></text:p>
      <text:p text:style-name="P10"><text:a xlink:type="simple" xlink:href="#tender" text:style-name="Internet_20_link" text:visited-style-name="Visited_20_Internet_20_Link"><text:span text:style-name="T1">3.8. Госзакупки</text:span></text:a></text:p>
      <text:p text:style-name="P10"><text:a xlink:type="simple" xlink:href="#pay_for_result" text:style-name="Internet_20_link" text:visited-style-name="Visited_20_Internet_20_Link"><text:span text:style-name="T1">3.9. Плата за результат</text:span></text:a></text:p>
      <text:p text:style-name="P10"><text:a xlink:type="simple" xlink:href="#bureaucracy" text:style-name="Internet_20_link" text:visited-style-name="Visited_20_Internet_20_Link"><text:span text:style-name="T1">3.10. Сдерживание разрастания бюрократии</text:span></text:a></text:p>
      <text:p text:style-name="P10"><text:a xlink:type="simple" xlink:href="#not_self_pay" text:style-name="Internet_20_link" text:visited-style-name="Visited_20_Internet_20_Link"><text:span text:style-name="T1">3.11. Зарплата госслужащих</text:span></text:a></text:p>
      <text:p text:style-name="P10"><text:a xlink:type="simple" xlink:href="#corruption" text:style-name="Internet_20_link" text:visited-style-name="Visited_20_Internet_20_Link"><text:span text:style-name="T1">3.12. Коррупция и правонарушения чиновников</text:span></text:a></text:p>
      <text:p text:style-name="P10"><text:a xlink:type="simple" xlink:href="#controlity" text:style-name="Internet_20_link" text:visited-style-name="Visited_20_Internet_20_Link"><text:span text:style-name="T1">3.13. SMART</text:span></text:a></text:p>
      <text:p text:style-name="P10"><text:a xlink:type="simple" xlink:href="#kpi" text:style-name="Internet_20_link" text:visited-style-name="Visited_20_Internet_20_Link"><text:span text:style-name="T1">3.14. Отказ от необоснованной формализации целей</text:span></text:a></text:p>
      <text:p text:style-name="P10"><text:a xlink:type="simple" xlink:href="#turnover_of_power" text:style-name="Internet_20_link" text:visited-style-name="Visited_20_Internet_20_Link"><text:span text:style-name="T1">3.15. Ротация чиновников</text:span></text:a></text:p>
      <text:p text:style-name="P10"><text:a xlink:type="simple" xlink:href="#zoning" text:style-name="Internet_20_link" text:visited-style-name="Visited_20_Internet_20_Link"><text:span text:style-name="T1">3.16. Территориальное деление и адресация</text:span></text:a></text:p>
      <text:p text:style-name="P10"><text:a xlink:type="simple" xlink:href="#police" text:style-name="Internet_20_link" text:visited-style-name="Visited_20_Internet_20_Link"><text:span text:style-name="T1">3.17. Правоохранительные органы</text:span></text:a></text:p>
      <text:p text:style-name="P10"><text:a xlink:type="simple" xlink:href="#jury_trial" text:style-name="Internet_20_link" text:visited-style-name="Visited_20_Internet_20_Link"><text:span text:style-name="T1">3.18. Суд присяжных</text:span></text:a></text:p>
      <text:p text:style-name="P11"><text:a xlink:type="simple" xlink:href="#cause_and_effect" text:style-name="Internet_20_link" text:visited-style-name="Visited_20_Internet_20_Link"><text:span text:style-name="T1">3.19. Причина и следствие</text:span></text:a></text:p>
      <text:h text:style-name="P3" text:outline-level="2"><text:bookmark text:name="idm2591"/><text:bookmark text:name="idm2593"/><text:bookmark text:name="state_maxims"/>1. Принципы</text:h>
      <text:h text:style-name="P4" text:outline-level="3"><text:bookmark text:name="idm2598"/><text:bookmark text:name="idm2600"/><text:bookmark text:name="separation_of_powers"/>1.1. Разделение государства на ветви</text:h>
      <text:p text:style-name="P21"><text:bookmark text:name="idm2605"/><text:bookmark text:name="idm2607"/><text:bookmark text:name="idm2609"/>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избираемым руководителем. </text:p>
      <text:p text:style-name="Text_20_body"><text:span text:style-name="T1">Во-первых, это </text:span><text:span text:style-name="Strong_20_Emphasis"><text:span text:style-name="T1">защита от узурпации власти, от диктатуры</text:span></text:span><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text:span></text:p>
      <text:p text:style-name="Text_20_body"><text:span text:style-name="T1">Во-вторых, это </text:span><text:span text:style-name="Strong_20_Emphasis"><text:span text:style-name="T1">стабильность</text:span></text:span><text:span text:style-name="T1">. Конечно, мудрый правитель, имея всю полноту власти, может понаделать много добра, но, к сожалению, никто не придумал, как гарантировать, что в правители будут попадать лишь добродетельные мудрецы. И как только этот мудрец по каким-либо причинам перестанет быть правителем, государство может резко деградировать. Для долгосрочной стабильности система управления должна работать и при не самом лучшем правителе, а значит, не должно быть всей полноты власти в одних руках. </text:span></text:p>
      <text:p text:style-name="Text_20_body"><text:span text:style-name="T1">В-третьих, </text:span><text:span text:style-name="Strong_20_Emphasis"><text:span text:style-name="T1">сила общества в разнообразии, а истина находится в результате спора разнообразий</text:span></text:span><text:span text:style-name="T1">. Общественные решения столь важны, что их нельзя доверить никакому, сколь угодно мудрому, индивиду и никакой необоснованной спешки в их принятии не должно быть. Деление государства на ветви вынуждает их представителей вступать в диалог и находить более взвешенное решение. Конечно, в случае чрезвычайных ситуаций решения нужно принимать быстро, но это исключения, ещё во времена Римской республики существовала практика назначения диктаторов при крайней опасности для страны, но срок их полномочий был строго ограничен. </text:span></text:p>
      <text:h text:style-name="P6" text:outline-level="4"><text:bookmark text:name="checks_and_balances"/>1.1.1. Сдержки и противовесы</text:h>
      <text:p text:style-name="Text_20_body"><text:bookmark text:name="idm2623"/><text:bookmark text:name="idm2625"/><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xml:id="list792183452" text:style-name="L26">
        <text:list-item>
          <text:p text:style-name="P95"><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5">У каждой ветви государства должен быть независимый бюджет.</text:p>
        </text:list-item>
      </text:list>
      <text:p text:style-name="P21">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1">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это отдельный вопрос. </text:span><text:bookmark text:name="idm2639"/><text:span text:style-name="T1">Фридрих Хайек [</text:span><text:a xlink:type="simple" xlink:href="#idm7321"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6" text:outline-level="4"><text:bookmark text:name="division_of_responsibility"/>1.1.2. Разделение по сферам ответственности</text:h>
      <text:p text:style-name="P21"><text:bookmark text:name="idm2646"/><text:bookmark text:name="idm2648"/>Также ветви государственного управления необходимо разделять по сферам ответственности, это повышает эффективность за счёт: </text:p>
      <text:list xml:id="list1782745770" text:style-name="L27">
        <text:list-item>
          <text:p text:style-name="P36">специализации руководителей этих ветвей, для разных классов задач нужны разные способности, которые редко сочетаются в одной личности, каждый должен заниматься своей работой;</text:p>
        </text:list-item>
        <text:list-item>
          <text:p text:style-name="P36">уменьшения фронта работы руководителей.</text:p>
        </text:list-item>
      </text:list>
      <text:h text:style-name="P6" text:outline-level="4"><text:bookmark text:name="state_division"/>1.1.3. Разделение функций исполнения и контроля</text:h>
      <text:p text:style-name="Text_20_body"><text:bookmark text:name="idm2659"/><text:bookmark text:name="idm2661"/><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1">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7, «Правоохранительные органы»</text:span></text:a><text:span text:style-name="T1">. </text:span></text:p>
      <text:h text:style-name="P4" text:outline-level="3"><text:bookmark text:name="selfgovernment"/>1.2. Самоуправление</text:h>
      <text:p text:style-name="Text_20_body"><text:bookmark text:name="idm2672"/><text:bookmark text:name="idm2674"/><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1">Иерархия самоуправления может выглядеть так: </text:p>
      <text:list xml:id="list2829360022" text:style-name="L28">
        <text:list-item>
          <text:p text:style-name="P96"><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96"><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96"><text:span text:style-name="Strong_20_Emphasis"><text:span text:style-name="T1">Промежуточные уровни самоуправления между общиной и городом.</text:span></text:span><text:span text:style-name="T1"> Вопрос открытый</text:span><text:bookmark text:name="idm2691"/><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96"><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96"><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Text_20_body"><text:span text:style-name="T1">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противоречит описанным в данной книге принципам, например принципу единения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6,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m2706"/><text:span text:style-name="T1">. </text:span></text:p>
      <text:h text:style-name="P6" text:outline-level="4"><text:bookmark text:name="municipium"/>1.2.1. Муниципальное самоуправление</text:h>
      <text:p text:style-name="P21"><text:bookmark text:name="idm2711"/>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мэр — это примерно как председатель товарищества собственников жилья в доме, только в масштабах всего населённого пункта. </text:p>
      <text:p text:style-name="P21">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3"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1">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1">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1">Выборы должны проводиться при участии представителей как минимум первых трёх ветвей. </text:p>
      <text:h text:style-name="P4" text:outline-level="3"><text:bookmark text:name="executive_branch"/>2.1. Силовая ветвь</text:h>
      <text:p text:style-name="Text_20_body"><text:bookmark text:name="idm2731"/><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1">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1">Видимо, силовая ветвь должна представлять страну в международных делах. </text:p>
      <text:h text:style-name="P4" text:outline-level="3"><text:bookmark text:name="legislature"/>2.2. Законодательная ветвь</text:h>
      <text:p text:style-name="P21"><text:bookmark text:name="idm2742"/>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m7229"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m7321"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18">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c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1">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1">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m2758"/>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6, «Территориальное деление и адресация»</text:span></text:a><text:span text:style-name="T1">). </text:span></text:p>
      <text:h text:style-name="P4" text:outline-level="3"><text:bookmark text:name="judicial_branch"/>2.3. Судебная ветвь</text:h>
      <text:p text:style-name="P21"><text:bookmark text:name="idm2765"/>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1">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m2772"/> </text:p>
      <text:p text:style-name="Text_20_body"><text:span text:style-name="T1">Суд присяжных (см. </text:span><text:a xlink:type="simple" xlink:href="#jury_trial" text:style-name="Internet_20_link" text:visited-style-name="Visited_20_Internet_20_Link"><text:span text:style-name="T1">Раздел 3.18,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4" text:outline-level="3"><text:bookmark text:name="economy_branch"/>2.4. Экономическая ветвь</text:h>
      <text:p text:style-name="Text_20_body"><text:bookmark text:name="idm2782"/><text:bookmark text:name="idm2784"/><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4" text:outline-level="3"><text:bookmark text:name="cooperative_branch"/>2.5. Кооперативная ветвь</text:h>
      <text:p text:style-name="Text_20_body"><text:bookmark text:name="idm2791"/><text:bookmark text:name="idm2793"/><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4" text:outline-level="3"><text:bookmark text:name="scientific_branch"/><text:soft-page-break/>2.6. Научная ветвь</text:h>
      <text:p text:style-name="P21"><text:bookmark text:name="idm2801"/>Знание само по себе сила.</text:p>
      <text:p text:style-name="Text_20_body">—<text:span text:style-name="T1">Фрэнсис Бэкон</text:span></text:p>
      <text:p text:style-name="P21">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1">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m2808"/>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4" text:outline-level="3"><text:bookmark text:name="information_branch"/>2.7. Информационная ветвь</text:h>
      <text:p text:style-name="Text_20_body"><text:bookmark text:name="idm2813"/><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21, «СМИ»</text:span></text:a><text:span text:style-name="T1">). </text:span></text:p>
      <text:h text:style-name="P4" text:outline-level="3"><text:bookmark text:name="auditor_branch"/>2.8. Контролирующая ветвь</text:h>
      <text:p text:style-name="Text_20_body"><text:bookmark text:name="idm2822"/><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m2826"/></text:p>
      <text:h text:style-name="P3" text:outline-level="2"><text:bookmark text:name="best_practices"/>3. Хорошие практики государственного управления</text:h>
      <text:p text:style-name="P21"><text:bookmark text:name="idm2831"/><text:bookmark text:name="idm2833"/>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4" text:outline-level="3"><text:bookmark text:name="blackbox"/>3.1. Принцип чёрного ящика</text:h>
      <text:p text:style-name="Text_20_body"><text:bookmark text:name="idm2839"/><text:bookmark text:name="idm2841"/><text:span text:style-name="T1">Индивиды и иные общественные системы должны рассматриваться законодательством и, соответственно, государством как чёрные ящики — необходимо предъявлять требования к их внешним проявлениям, а не ко внутреннему устройству. Это один из известных методов борьбы со сложностью (см. </text:span><text:a xlink:type="simple" xlink:href="#complexity" text:style-name="Internet_20_link" text:visited-style-name="Visited_20_Internet_20_Link"><text:span text:style-name="T1">Раздел 2.3.6, «Вселенная — сложная штука»</text:span></text:a><text:span text:style-name="T1">). Хотя некоторые системы, связанные с </text:span><text:a xlink:type="simple" xlink:href="#security_t" text:style-name="Internet_20_link" text:visited-style-name="Visited_20_Internet_20_Link"><text:span text:style-name="Emphasis"><text:span text:style-name="T1">безопасностью</text:span></text:span></text:a><text:span text:style-name="T1">, необходимо контролировать и изнутри. </text:span></text:p>
      <text:h text:style-name="P4" text:outline-level="3"><text:bookmark text:name="risk_certainty"/>3.2. Опора на определённые риски</text:h>
      <text:p text:style-name="P21"><text:bookmark text:name="idm2849"/>Незнание — не довод. Невежество — не аргумент.</text:p>
      <text:p text:style-name="Text_20_body">—<text:span text:style-name="T1">Бенедикт Спиноза</text:span></text:p>
      <text:p text:style-name="P21">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4" text:outline-level="3"><text:bookmark text:name="enforceability_of_laws"/>3.3. Исполнимость законов</text:h>
      <text:p text:style-name="P21"><text:bookmark text:name="idm2859"/>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4" text:outline-level="3"><text:bookmark text:name="law_and_corruption"/>3.4. Независимость законов от качества их исполнения</text:h>
      <text:p text:style-name="Text_20_body"><text:bookmark text:name="idm2868"/><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3,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а не поддаваться на её шантаж. </text:span></text:p>
      <text:h text:style-name="P4" text:outline-level="3"><text:bookmark text:name="law_corruption_potential"/>3.5. Экспертиза законов на коррупциогенность</text:h>
      <text:p text:style-name="Text_20_body"><text:bookmark text:name="idm2876"/><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4" text:outline-level="3"><text:bookmark text:name="feedback"/>3.6. Обратная связь</text:h>
      <text:p text:style-name="Text_20_body"><text:bookmark text:name="idm2884"/><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1">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4" text:outline-level="3"><text:bookmark text:name="automation"/>3.7. Автоматизация</text:h>
      <text:p text:style-name="P21">Государство должно автоматизировать всё, что поддаётся автоматизации. </text:p>
      <text:p text:style-name="P21">Весь документооборот должен быть электронным. </text:p>
      <text:p text:style-name="P21">Индивид — недостаточно надёжное звено, и там, где можно его заменить формальной машиной, это нужно сделать. </text:p>
      <text:h text:style-name="P4" text:outline-level="3"><text:bookmark text:name="tender"/>3.8. Госзакупки</text:h>
      <text:p text:style-name="Text_20_body"><text:bookmark text:name="idm2900"/><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m2905"/></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4" text:outline-level="3"><text:bookmark text:name="pay_for_result"/>3.9. Плата за результат</text:h>
      <text:p text:style-name="P21"><text:bookmark text:name="idm2912"/><text:bookmark text:name="idm2914"/>Все общественные структуры должны быть построены так, чтобы им было выгодно достижение цели, а не движение к цели. </text:p>
      <text:p text:style-name="P21">Как пример, нужно платить за хорошие дороги, а не за ремонт дорог, нужно платить за здоровье индивидов, а не за лечение. </text:p>
      <text:p text:style-name="P21">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4" text:outline-level="3"><text:bookmark text:name="bureaucracy"/>3.10. Сдерживание разрастания бюрократии</text:h>
      <text:p text:style-name="Text_20_body"><text:bookmark text:name="idm2922"/><text:span text:style-name="T1">Как убедительно показал Сирил Норткот Паркинсон [</text:span><text:a xlink:type="simple" xlink:href="#idm7254"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11,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9,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4" text:outline-level="3"><text:bookmark text:name="not_self_pay"/>3.11. Зарплата госслужащих</text:h>
      <text:p text:style-name="Text_20_body"><text:bookmark text:name="idm2933"/><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9,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m2940"/><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4" text:outline-level="3"><text:bookmark text:name="corruption"/>3.12. Коррупция и правонарушения чиновников</text:h>
      <text:p text:style-name="Text_20_body"><text:bookmark text:name="idm2946"/><text:bookmark text:name="idm2948"/><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xml:id="list3668197787" text:style-name="L29">
        <text:list-item>
          <text:p text:style-name="P97"><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5, «Экспертиза законов на коррупциогенность»</text:span></text:a><text:span text:style-name="T1">);</text:span></text:p>
        </text:list-item>
        <text:list-item>
          <text:p text:style-name="P97"><text:span text:style-name="T1">госзакупки организуются открыто и прозрачно (см. </text:span><text:a xlink:type="simple" xlink:href="#tender" text:style-name="Internet_20_link" text:visited-style-name="Visited_20_Internet_20_Link"><text:span text:style-name="T1">Раздел 3.8, «Госзакупки»</text:span></text:a><text:span text:style-name="T1">);</text:span></text:p>
        </text:list-item>
        <text:list-item>
          <text:p text:style-name="P97"><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97"><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97"><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97"><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97"><text:span text:style-name="T1">существует ротация чиновников (см. </text:span><text:a xlink:type="simple" xlink:href="#turnover_of_power" text:style-name="Internet_20_link" text:visited-style-name="Visited_20_Internet_20_Link"><text:span text:style-name="T1">Раздел 3.15, «Ротация чиновников»</text:span></text:a><text:span text:style-name="T1">). </text:span></text:p>
        </text:list-item>
      </text:list>
      <text:p text:style-name="P21">В дополнение к этому: </text:p>
      <text:list xml:id="list3978790454" text:style-name="L30">
        <text:list-item>
          <text:p text:style-name="P37">госслужащие не должны принимать никаких подарков независимо от стоимости презента;</text:p>
        </text:list-item>
        <text:list-item>
          <text:p text:style-name="P37">чиновники не имеют права скрывать информацию о своих расходах и доходах.</text:p>
        </text:list-item>
      </text:list>
      <text:p text:style-name="P21">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4" text:outline-level="3"><text:bookmark text:name="controlity"/>3.13. SMART</text:h>
      <text:p text:style-name="Text_20_body"><text:bookmark text:name="idm2986"/><text:span text:style-name="T1">Ресурсы из бюджета должны выделяться только на цели, соответствующие критериям </text:span><text:a xlink:type="simple" xlink:href="https://ru.wikipedia.org/wiki/SMART" office:target-frame-name="_top" xlink:show="replace" text:style-name="Internet_20_link" text:visited-style-name="Visited_20_Internet_20_Link"><text:span text:style-name="T1">SMART</text:span></text:a><text:span text:style-name="T1">: конкретные (Specific), измеримые (Measurable), достижимые (Attainable/Achievable), значимые (Relevant) и с конкретным сроком (Time-bound). </text:span></text:p>
      <text:h text:style-name="P4" text:outline-level="3"><text:bookmark text:name="kpi"/>3.14. Отказ от необоснованной формализации целей</text:h>
      <text:p text:style-name="P21"><text:bookmark text:name="idm2993"/>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text:p>
      <text:p text:style-name="Text_20_body"><text:span text:style-name="T1">На первый взгляд может показаться, что этот пункт противоречит требованию измеримости из параграфа о SMART (см. </text:span><text:a xlink:type="simple" xlink:href="#controlity" text:style-name="Internet_20_link" text:visited-style-name="Visited_20_Internet_20_Link"><text:span text:style-name="T1">Раздел 3.13, «SMART»</text:span></text:a><text:span text:style-name="T1">). Полагаю, что измеримость не означает формальности в сложных социальных вопросах. К примеру, робота, производящего болты, мы можем оценить по количеству болтов, прошедших контроль качества, а оценить образованность индивида (успешность окончания школы) или качества учёного одними только формальными критериями не получится. Это не значит, что метрики вообще не нужны, это лишь значит, что метрика не должна становиться целью. </text:span></text:p>
      <text:h text:style-name="P4" text:outline-level="3"><text:bookmark text:name="turnover_of_power"/>3.15. Ротация чиновников</text:h>
      <text:p text:style-name="Text_20_body"><text:bookmark text:name="idm3002"/><text:bookmark text:name="idm3004"/><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4" text:outline-level="3"><text:bookmark text:name="zoning"/>3.16. Территориальное деление и адресация</text:h>
      <text:p text:style-name="Text_20_body"><text:bookmark text:name="idm3011"/><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1">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1">См. также: </text:p>
      <text:list xml:id="list3370790930" text:style-name="L31">
        <text:list-item>
          <text:p text:style-name="P98"><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98"><text:a xlink:type="simple" xlink:href="#addressing" text:style-name="Internet_20_link" text:visited-style-name="Visited_20_Internet_20_Link"><text:span text:style-name="T1">Раздел 7.2, «Адресация»</text:span></text:a><text:span text:style-name="T1">.</text:span></text:p>
        </text:list-item>
      </text:list>
      <text:h text:style-name="P4" text:outline-level="3"><text:bookmark text:name="police"/>3.17. Правоохранительные органы</text:h>
      <text:p text:style-name="Text_20_body"><text:bookmark text:name="idm3030"/><text:bookmark text:name="idm3032"/><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1">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text:span></text:p>
      <text:h text:style-name="P4" text:outline-level="3"><text:bookmark text:name="jury_trial"/>3.18. Суд присяжных</text:h>
      <text:p text:style-name="P21"><text:bookmark text:name="idm3045"/><text:bookmark text:name="idm3047"/>Хорошо зная психологию каст, а также психологию других категорий толпы, я решительно не вижу ни одного случая, когда бы я мог не пожелать лучше иметь дело с присяжными, нежели с судьями, если бы мне пришлось быть неправильно обвинённым в каком-нибудь преступлении. С первыми я всё-таки имел бы некоторые шансы на оправдание, тогда как со вторыми и этого бы не было. Будем опасаться могущества толпы, но ещё более мы должны страшиться власти некоторых каст. </text:p>
      <text:p text:style-name="Text_20_body">—<text:span text:style-name="T1">Гюстав Лебон. Психология народов и масс</text:span></text:p>
      <text:p text:style-name="Text_20_body"><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Пока не очень понятно</text:span><text:bookmark text:name="idm3055"/><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m7222" text:style-name="Internet_20_link" text:visited-style-name="Visited_20_Internet_20_Link"><text:span text:style-name="T1">Poisson</text:span></text:a><text:span text:style-name="T1">]. </text:span></text:p>
      <text:h text:style-name="P4" text:outline-level="3"><text:bookmark text:name="cause_and_effect"/>3.19. Причина и следствие</text:h>
      <text:p text:style-name="P21">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2"><text:bookmark text:name="method"/>Глава 5. Механизмы</text:p>
      <text:p text:style-name="P22">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0"><text:a xlink:type="simple" xlink:href="#democracy" text:style-name="Internet_20_link" text:visited-style-name="Visited_20_Internet_20_Link"><text:span text:style-name="T1">1.1. Прямая демократия</text:span></text:a></text:p>
      <text:p text:style-name="P12"><text:a xlink:type="simple" xlink:href="#election" text:style-name="Internet_20_link" text:visited-style-name="Visited_20_Internet_20_Link"><text:span text:style-name="T3">1.1.1. Электронные выборы</text:span></text:a></text:p>
      <text:p text:style-name="P10"><text:a xlink:type="simple" xlink:href="#citizenship" text:style-name="Internet_20_link" text:visited-style-name="Visited_20_Internet_20_Link"><text:span text:style-name="T1">1.2. Гражданство</text:span></text:a></text:p>
      <text:p text:style-name="P12"><text:a xlink:type="simple" xlink:href="#shares" text:style-name="Internet_20_link" text:visited-style-name="Visited_20_Internet_20_Link"><text:span text:style-name="T3">1.2.1. Доля в общем имуществе</text:span></text:a></text:p>
      <text:p text:style-name="P12"><text:a xlink:type="simple" xlink:href="#referendum" text:style-name="Internet_20_link" text:visited-style-name="Visited_20_Internet_20_Link"><text:span text:style-name="T3">1.2.2. Процедура референдума</text:span></text:a></text:p>
      <text:p text:style-name="P12"><text:a xlink:type="simple" xlink:href="#voting_system" text:style-name="Internet_20_link" text:visited-style-name="Visited_20_Internet_20_Link"><text:span text:style-name="T3">1.2.3. Алгоритм голосования</text:span></text:a></text:p>
      <text:p text:style-name="P12"><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digital_signature" text:style-name="Internet_20_link" text:visited-style-name="Visited_20_Internet_20_Link"><text:span text:style-name="T3">1.2.5. Выдача ЭЦП гражданам</text:span></text:a></text:p>
      <text:p text:style-name="P12"><text:a xlink:type="simple" xlink:href="#status_register" text:style-name="Internet_20_link" text:visited-style-name="Visited_20_Internet_20_Link"><text:span text:style-name="T3">1.2.6. Реестр состояний граждан</text:span></text:a></text:p>
      <text:p text:style-name="P10"><text:a xlink:type="simple" xlink:href="#reproduction" text:style-name="Internet_20_link" text:visited-style-name="Visited_20_Internet_20_Link"><text:span text:style-name="T1">1.3. Размножение</text:span></text:a></text:p>
      <text:p text:style-name="P12"><text:a xlink:type="simple" xlink:href="#population_limitation" text:style-name="Internet_20_link" text:visited-style-name="Visited_20_Internet_20_Link"><text:span text:style-name="T3">1.3.1. Ограничение рождаемости</text:span></text:a></text:p>
      <text:p text:style-name="P12"><text:a xlink:type="simple" xlink:href="#population_stimulation" text:style-name="Internet_20_link" text:visited-style-name="Visited_20_Internet_20_Link"><text:span text:style-name="T3">1.3.2. Стимуляция рождаемости</text:span></text:a></text:p>
      <text:p text:style-name="P10"><text:a xlink:type="simple" xlink:href="#reputation" text:style-name="Internet_20_link" text:visited-style-name="Visited_20_Internet_20_Link"><text:span text:style-name="T1">1.4. Репутация</text:span></text:a></text:p>
      <text:p text:style-name="P10"><text:a xlink:type="simple" xlink:href="#army" text:style-name="Internet_20_link" text:visited-style-name="Visited_20_Internet_20_Link"><text:span text:style-name="T1">1.5. Армия</text:span></text:a></text:p>
      <text:p text:style-name="P10"><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0"><text:a xlink:type="simple" xlink:href="#tax" text:style-name="Internet_20_link" text:visited-style-name="Visited_20_Internet_20_Link"><text:span text:style-name="T1">2.1. Налог</text:span></text:a></text:p>
      <text:p text:style-name="P10"><text:a xlink:type="simple" xlink:href="#due" text:style-name="Internet_20_link" text:visited-style-name="Visited_20_Internet_20_Link"><text:span text:style-name="T1">2.2. Пошлина</text:span></text:a></text:p>
      <text:p text:style-name="P10"><text:a xlink:type="simple" xlink:href="#compensating_payment" text:style-name="Internet_20_link" text:visited-style-name="Visited_20_Internet_20_Link"><text:span text:style-name="T1">2.3. Компенсационный сбор</text:span></text:a></text:p>
      <text:p text:style-name="P10"><text:a xlink:type="simple" xlink:href="#income_tax" text:style-name="Internet_20_link" text:visited-style-name="Visited_20_Internet_20_Link"><text:span text:style-name="T1">2.4. «Налог» на прибыль</text:span></text:a></text:p>
      <text:p text:style-name="P10"><text:a xlink:type="simple" xlink:href="#goal_payment" text:style-name="Internet_20_link" text:visited-style-name="Visited_20_Internet_20_Link"><text:span text:style-name="T1">2.5. Целевой сбор</text:span></text:a></text:p>
      <text:p text:style-name="P10"><text:a xlink:type="simple" xlink:href="#excise_duty" text:style-name="Internet_20_link" text:visited-style-name="Visited_20_Internet_20_Link"><text:span text:style-name="T1">2.6. Акциз</text:span></text:a></text:p>
      <text:p text:style-name="P10"><text:a xlink:type="simple" xlink:href="#pledge" text:style-name="Internet_20_link" text:visited-style-name="Visited_20_Internet_20_Link"><text:span text:style-name="T1">2.7. Залог</text:span></text:a></text:p>
      <text:p text:style-name="P10"><text:a xlink:type="simple" xlink:href="#insurance_fee" text:style-name="Internet_20_link" text:visited-style-name="Visited_20_Internet_20_Link"><text:span text:style-name="T1">2.8. Страховой взнос</text:span></text:a></text:p>
      <text:p text:style-name="P10"><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0"><text:a xlink:type="simple" xlink:href="#welfare" text:style-name="Internet_20_link" text:visited-style-name="Visited_20_Internet_20_Link"><text:span text:style-name="T1">3.1. Пособия</text:span></text:a></text:p>
      <text:p text:style-name="P10"><text:a xlink:type="simple" xlink:href="#edu" text:style-name="Internet_20_link" text:visited-style-name="Visited_20_Internet_20_Link"><text:span text:style-name="T1">3.2. Образование</text:span></text:a></text:p>
      <text:p text:style-name="P12"><text:a xlink:type="simple" xlink:href="#school" text:style-name="Internet_20_link" text:visited-style-name="Visited_20_Internet_20_Link"><text:span text:style-name="T3">3.2.1. Школа</text:span></text:a></text:p>
      <text:p text:style-name="P14"><text:a xlink:type="simple" xlink:href="#training" text:style-name="Internet_20_link" text:visited-style-name="Visited_20_Internet_20_Link"><text:span text:style-name="T3">3.2.1.1. Обучение</text:span></text:a></text:p>
      <text:p text:style-name="P14"><text:a xlink:type="simple" xlink:href="#upbringing" text:style-name="Internet_20_link" text:visited-style-name="Visited_20_Internet_20_Link"><text:span text:style-name="T3">3.2.1.2. Воспитание</text:span></text:a></text:p>
      <text:p text:style-name="P14"><text:a xlink:type="simple" xlink:href="#psyche" text:style-name="Internet_20_link" text:visited-style-name="Visited_20_Internet_20_Link"><text:span text:style-name="T3">3.2.1.3. Формирование психики</text:span></text:a></text:p>
      <text:p text:style-name="P14"><text:a xlink:type="simple" xlink:href="#pointing" text:style-name="Internet_20_link" text:visited-style-name="Visited_20_Internet_20_Link"><text:span text:style-name="T3">3.2.1.4. Профориентация</text:span></text:a></text:p>
      <text:p text:style-name="P12"><text:a xlink:type="simple" xlink:href="#talent" text:style-name="Internet_20_link" text:visited-style-name="Visited_20_Internet_20_Link"><text:span text:style-name="T3">3.2.2. Поиск и развитие талантов</text:span></text:a></text:p>
      <text:p text:style-name="P12"><text:a xlink:type="simple" xlink:href="#teachers" text:style-name="Internet_20_link" text:visited-style-name="Visited_20_Internet_20_Link"><text:span text:style-name="T3">3.2.3. Учителя</text:span></text:a></text:p>
      <text:p text:style-name="P12"><text:a xlink:type="simple" xlink:href="#textbook" text:style-name="Internet_20_link" text:visited-style-name="Visited_20_Internet_20_Link"><text:span text:style-name="T3">3.2.4. Учебники</text:span></text:a></text:p>
      <text:p text:style-name="P10"><text:a xlink:type="simple" xlink:href="#medicine" text:style-name="Internet_20_link" text:visited-style-name="Visited_20_Internet_20_Link"><text:span text:style-name="T1">3.3. Медицина</text:span></text:a></text:p>
      <text:p text:style-name="P12"><text:a xlink:type="simple" xlink:href="#remedy" text:style-name="Internet_20_link" text:visited-style-name="Visited_20_Internet_20_Link"><text:span text:style-name="T3">3.3.1. Производство лекарств</text:span></text:a></text:p>
      <text:p text:style-name="P10"><text:a xlink:type="simple" xlink:href="#pension" text:style-name="Internet_20_link" text:visited-style-name="Visited_20_Internet_20_Link"><text:span text:style-name="T1">3.4. Пенсия</text:span></text:a></text:p>
      <text:p text:style-name="P10"><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0"><text:a xlink:type="simple" xlink:href="#scientific_research" text:style-name="Internet_20_link" text:visited-style-name="Visited_20_Internet_20_Link"><text:span text:style-name="T1">4.1. Научные исследования</text:span></text:a></text:p>
      <text:p text:style-name="P12"><text:a xlink:type="simple" xlink:href="#science_magazines" text:style-name="Internet_20_link" text:visited-style-name="Visited_20_Internet_20_Link"><text:span text:style-name="T3">4.1.1. Публикация научных исследований</text:span></text:a></text:p>
      <text:p text:style-name="P10"><text:a xlink:type="simple" xlink:href="#science_funding" text:style-name="Internet_20_link" text:visited-style-name="Visited_20_Internet_20_Link"><text:span text:style-name="T1">4.2. Финансирование науки</text:span></text:a></text:p>
      <text:p text:style-name="P11"><text:a xlink:type="simple" xlink:href="#expert_corpus" text:style-name="Internet_20_link" text:visited-style-name="Visited_20_Internet_20_Link"><text:span text:style-name="T1">4.3. Корпус экспертов</text:span></text:a></text:p>
      <text:h text:style-name="P3" text:outline-level="2"><text:bookmark text:name="person_and_society"/>1. Общество и индивид</text:h>
      <text:h text:style-name="P4" text:outline-level="3"><text:bookmark text:name="democracy"/>1.1. Прямая демократия</text:h>
      <text:p text:style-name="P21"><text:bookmark text:name="idm3071"/><text:bookmark text:name="idm3073"/><text:bookmark text:name="idm3075"/><text:bookmark text:name="idm3077"/>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1">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1">Критерий всего того, что принимается как закон для того или иного народа, заключается в вопросе: принял бы сам народ для себя такой закон.</text:p>
      <text:p text:style-name="Text_20_body">—<text:span text:style-name="T1">Иммануил Кант</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это чисто технически сложности связанные с прямым волеизъявлением, однако, как отмечает Руссо [</text:span><text:a xlink:type="simple" xlink:href="#idm7212" text:style-name="Internet_20_link" text:visited-style-name="Visited_20_Internet_20_Link"><text:span text:style-name="T1">Rousseau</text:span></text:a><text:span text:style-name="T1">] с этим как-то справлялись даже когда небыло никаких современных коммуникационных технологий: </text:span></text:p>
      <text:p text:style-name="P18">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через общественную социальную сеть (см. </text:span><text:a xlink:type="simple" xlink:href="#social_network" text:style-name="Internet_20_link" text:visited-style-name="Visited_20_Internet_20_Link"><text:span text:style-name="T1">Раздел 2.6, «Социальная сеть»</text:span></text:a><text:span text:style-name="T1">),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ем 50%, может получит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m3103"/><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18">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xml:id="list4219501731" text:style-name="L32">
        <text:list-item>
          <text:p text:style-name="P38">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38">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38">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38">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38">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m7259"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m7331" text:style-name="Internet_20_link" text:visited-style-name="Visited_20_Internet_20_Link"><text:span text:style-name="T1">Wisdom_of_Crowds</text:span></text:a><text:span text:style-name="T1">], хотя его книга была лишь началом популяризации идей мудрости толпы, ещё Руссо [</text:span><text:a xlink:type="simple" xlink:href="#idm7212" text:style-name="Internet_20_link" text:visited-style-name="Visited_20_Internet_20_Link"><text:span text:style-name="T1">Rousseau</text:span></text:a><text:span text:style-name="T1">]: </text:span></text:p>
      <text:p text:style-name="P18">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Некоторые индивиды из коллектива принимают более точные решения, но успех этих индивидов не повторяется, а значит, их нельзя считать экспертами. Эти люди, по сути, просто угадали, а коллектив выдаёт стабильно хорошие решения. 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m7429"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 множеством вариантов. </text:span></text:p>
      <text:p text:style-name="P21">См. также: </text:p>
      <text:list xml:id="list921357079" text:style-name="L33">
        <text:list-item>
          <text:p text:style-name="P99"><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99"><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99"><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99"><text:a xlink:type="simple" xlink:href="#meritocracy" text:style-name="Internet_20_link" text:visited-style-name="Visited_20_Internet_20_Link"><text:span text:style-name="T1">Раздел 12, «Меритократия»</text:span></text:a><text:span text:style-name="T1">.</text:span></text:p>
        </text:list-item>
      </text:list>
      <text:h text:style-name="P6" text:outline-level="4"><text:bookmark text:name="election"/>1.1.1. Электронные выборы</text:h>
      <text:p text:style-name="Text_20_body"><text:bookmark text:name="idm3166"/><text:span text:style-name="T1">Идеальный вариант голосования должен позволять каждому </text:span><text:a xlink:type="simple" xlink:href="#citizen_t" text:style-name="Internet_20_link" text:visited-style-name="Visited_20_Internet_20_Link"><text:span text:style-name="Emphasis"><text:span text:style-name="T1">гражданину</text:span></text:span></text:a><text:span text:style-name="T1"> проверить правильность учёта своего голоса, посчитать результат голосования (проверить корректность подачи и учёта голосов других участников), убедиться, что участники голосовали не более одного раза, что голосовали только реальные граждане, и при этом остаться анонимным, чтобы минимизировать возможность давления и подкупа. Правда, возможность проверить корректность учёта своего голоса уже подразумевает возможность продажи и подкупа (не уверен, что систему ThreeBallot можно приспособить для электронного голосования </text:span><text:bookmark text:name="idm3170"/><text:span text:style-name="T1">), но при тайном голосовании это сложно делать массово. </text:span></text:p>
      <text:p text:style-name="P21">Хотя не исключено, что проблема подкупа или устрашения избирателей преувеличена и существует только там, где нет даже намёков на демократию, в таких странах граждане просто не верят в значимость своего голоса, не верят, что он что-то решает, и поэтому готовы продать его за копейки. Так же и с устрашением: индивидов с крепостным мышлением даже и запугивать не особо нужно, проголосуют, как барин скажет, а свободного индивида не так-то просто запугать. Нормальный гражданин, который понимает, что принятое им решение будет влиять на него всю жизнь, не продаст свой голос ни за какую практически возможную сумму денег, ведь это примерно так же глупо, как продаться в рабство: сегодня ты получишь какие-то деньги, а потом всю оставшуюся жизнь будешь рабом. <text:bookmark text:name="idm3173"/></text:p>
      <text:p text:style-name="P21">Интересная задачка для размышления. Допустим, очень богатый индивид делает публичное заявление, что в случае определённого исхода голосования он перечислит каждому гражданину значительную сумму денег, например равную годовому доходу гражданина. Считать ли это подкупом избирателей? Ведь, принимая решение, индивид взвешивает все за и против, а данное предложение просто добавляет ещё один аргумент. Если большинству избирателей этот аргумент кажется весомым, то есть ли тут проблема? </text:p>
      <text:p text:style-name="Text_20_body"><text:span text:style-name="T1">Поэтому не исключено, что от тайны голосования можно отказаться, есть вероятность, что это даже простимулирует индивидов делать выбор более ответственно. В таком случае всё сильно упрощается: при наличии ЭЦП у каждого гражданина можно провести выборы, результаты которых практически невозможно подделать при грамотном проведении процедуры выдачи ЭЦП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Но, надеюсь, математики что-то придумают, например, как применить доказательство с нулевым разглашением или какую-либо схему разделения секрета. </text:span></text:p>
      <text:p text:style-name="P21">Правда, есть один нюанс. Тайна голосования вместе с запретом агитации в день выборов должна уменьшать влияние решений граждан друг на друга — если индивид не знает, какой выбор сделали другие, то придётся принимать решение самостоятельно. И это важно, т. к. мудрость толпы работает только при независимых суждениях, но понятно, что для этих целей тайна голосования нужна, только пока идёт голосование. Например, все участники могут сначала отправлять свой выбор, зашифрованный одноразовым секретным ключом, а после того, как голосование состоялось, высылать этот ключ. На первый взгляд проблема тут только одна: если значительное число участников пришлёт случайное сообщение вместо своего голоса или не пришлёт одноразовый ключ, то выборы не состоятся, и станет известно, как проголосовало большинство участников. Возможно, это не сильно критичная на практике проблема, но идеальный вариант — это, конечно, полностью тайное голосование. Также открытое голосование затрудняет участие в выборах неуверенных в себе индивидов, боящихся высказать свою позицию, если она отличается от той, что кажется общепризнанной. Конечно, в нормальном обществе таких граждан не должно быть, но аргумент валиден на текущий момент. </text:p>
      <text:p text:style-name="P21">Существующие алгоритмы электронного голосования вроде схемы Фудзиока — Окамото — Охта подразумевают, что есть центр или центры, осуществляющие управляющие функции и подсчёт голосов. Понятно, что таким схемам присущи практически все недостатки традиционного голосования, нужно сделать более надёжную систему. </text:p>
      <text:p text:style-name="P21">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text:p>
      <text:p text:style-name="P21">См. также: </text:p>
      <text:list xml:id="list2631405366" text:style-name="L34">
        <text:list-item>
          <text:p text:style-name="P100"><text:a xlink:type="simple" xlink:href="#it" text:style-name="Internet_20_link" text:visited-style-name="Visited_20_Internet_20_Link"><text:span text:style-name="T1">Раздел 2, «Информационные технологии на службе обществу»</text:span></text:a><text:span text:style-name="T1">;</text:span></text:p>
        </text:list-item>
        <text:list-item>
          <text:p text:style-name="P100"><text:soft-page-break/><text:a xlink:type="simple" xlink:href="#decision_making" text:style-name="Internet_20_link" text:visited-style-name="Visited_20_Internet_20_Link"><text:span text:style-name="T1">Раздел 2.4, «Система поддержки принятия решений»</text:span></text:a><text:span text:style-name="T1">.</text:span></text:p>
        </text:list-item>
      </text:list>
      <text:h text:style-name="P4" text:outline-level="3"><text:bookmark text:name="citizenship"/>1.2. Гражданство</text:h>
      <text:p text:style-name="Text_20_body"><text:bookmark text:name="idm3192"/><text:bookmark text:name="idm3194"/><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xml:id="list791452511" text:style-name="L35">
        <text:list-item>
          <text:p text:style-name="P101"><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39">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39">мигранты и иностранцы могут въезжать на территорию государства только при подписании договора о соблюдении законов.</text:p>
        </text:list-item>
      </text:list>
      <text:p text:style-name="P21">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1">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1">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m3219"/>. </text:p>
      <text:h text:style-name="P6" text:outline-level="4"><text:bookmark text:name="shares"/>1.2.1. Доля в общем имуществе</text:h>
      <text:p text:style-name="Text_20_body"><text:bookmark text:name="idm3224"/><text:bookmark text:name="idm3226"/><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ынос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6" text:outline-level="4"><text:bookmark text:name="referendum"/>1.2.2. Процедура референдума</text:h>
      <text:p text:style-name="Text_20_body"><text:bookmark text:name="idm3235"/><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m7443" text:style-name="Internet_20_link" text:visited-style-name="Visited_20_Internet_20_Link"><text:span text:style-name="T1">Wisdom_of_Crowds4</text:span></text:a><text:span text:style-name="T1">][</text:span><text:a xlink:type="simple" xlink:href="#idm7450" text:style-name="Internet_20_link" text:visited-style-name="Visited_20_Internet_20_Link"><text:span text:style-name="T1">Wisdom_of_Crowds5</text:span></text:a><text:span text:style-name="T1">][</text:span><text:a xlink:type="simple" xlink:href="#idm7429" text:style-name="Internet_20_link" text:visited-style-name="Visited_20_Internet_20_Link"><text:span text:style-name="T1">Wisdom_of_Crowds2</text:span></text:a><text:span text:style-name="T1">][</text:span><text:a xlink:type="simple" xlink:href="#idm7436" text:style-name="Internet_20_link" text:visited-style-name="Visited_20_Internet_20_Link"><text:span text:style-name="T1">Wisdom_of_Crowds3</text:span></text:a><text:span text:style-name="T1">][</text:span><text:a xlink:type="simple" xlink:href="#idm7457"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m3245"/><text:span text:style-name="T1">. Вероятно, тут будет полезен опыт Швейцарии, проводящей по четыре референдума в год. </text:span></text:p>
      <text:h text:style-name="P6" text:outline-level="4"><text:bookmark text:name="voting_system"/>1.2.3. Алгоритм голосования</text:h>
      <text:p text:style-name="Text_20_body"><text:bookmark text:name="idm3250"/><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1">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m3263"/>. </text:p>
      <text:h text:style-name="P6" text:outline-level="4"><text:bookmark text:name="citizenship_procedure"/>1.2.4. Процедура принятия гражданства</text:h>
      <text:p text:style-name="P21"><text:bookmark text:name="idm3268"/><text:bookmark text:name="idm3270"/>Получение гражданства должно быть явной, добровольной процедурой и требовать выполнения следующих условий соискателем: </text:p>
      <text:list xml:id="list2098315257" text:style-name="L36">
        <text:list-item>
          <text:p text:style-name="P102"><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0">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0">Сдача экзамена на знание устройства общества, членом которого индивид хочет стать (структура управления, конституция).</text:p>
        </text:list-item>
        <text:list-item>
          <text:p text:style-name="P102"><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5,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1">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государственных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Text_20_body"><text:span text:style-name="T1">Для защиты от подделок процедура принятия гражданства может записываться на видео и сохраняться в публичном реестре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Но ещё нужно подумать, насколько это соотносится с приватностью — боюсь, что технологии позволят по таким видео полностью нарушить псевдоприватность реестра. </text:span><text:bookmark text:name="idm3291"/></text:p>
      <text:h text:style-name="P6" text:outline-level="4"><text:bookmark text:name="digital_signature"/>1.2.5. Выдача ЭЦП гражданам</text:h>
      <text:p text:style-name="Text_20_body"><text:bookmark text:name="idm3296"/><text:span text:style-name="T1">Для повышения эффективности прямой демократии логично использовать возможности современных технологий, но в этом вопросе, помимо технических сложностей (см. </text:span><text:a xlink:type="simple" xlink:href="#id" text:style-name="Internet_20_link" text:visited-style-name="Visited_20_Internet_20_Link"><text:span text:style-name="T1">Раздел 2.3, «Идентификация пользователей»</text:span></text:a><text:span text:style-name="T1">), есть большое слабое место — обеспечение однозначного соответствия электронных ключей и </text:span><text:a xlink:type="simple" xlink:href="#citizen_t" text:style-name="Internet_20_link" text:visited-style-name="Visited_20_Internet_20_Link"><text:span text:style-name="Emphasis"><text:span text:style-name="T1">граждан</text:span></text:span></text:a><text:span text:style-name="T1">. Нужно, чтобы ключи были у всех граждан и только у граждан, т. е. не должно быть возможности сделать «фальшивых» граждан, голосующих на выборах. Задача эта сложная, но при выполнении ряда условий выглядит вполне реальной. </text:span></text:p>
      <text:p text:style-name="Text_20_body"><text:span text:style-name="T1">Электронно-цифровой ключ должен генерироваться индивидом во время публичной процедуры, при которой присутствуют не только представители государства, но и индивиды, лично знакомые с будущим гражданином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Все присутствующие своими электронно-цифровыми подписями должны удостоверять выпущенный открытый ключ, тем самым подтверждая, что именно этот индивид является владельцем данного ключа. Должно быть какое-то минимальное число подписей для того, чтобы ключ считался действительным. Удостоверить подпись знакомого индивида — это, по сути, гражданский долг (см. </text:span><text:a xlink:type="simple" xlink:href="#network_obligation" text:style-name="Internet_20_link" text:visited-style-name="Visited_20_Internet_20_Link"><text:span text:style-name="T1">Раздел 7.5, «Гражданин обязан поддерживать работу компьютерной системы управления страной»</text:span></text:a><text:span text:style-name="T1">). Сертификат открытого ключа должен вноситься в реестр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text:span></text:p>
      <text:h text:style-name="P6" text:outline-level="4"><text:bookmark text:name="status_register"/>1.2.6. Реестр состояний граждан</text:h>
      <text:p text:style-name="Text_20_body"><text:bookmark text:name="idm3309"/><text:bookmark text:name="idm3311"/><text:span text:style-name="T1">Для целей цифровой демократии необходим публичный реестр состояний </text:span><text:a xlink:type="simple" xlink:href="#citizen_t" text:style-name="Internet_20_link" text:visited-style-name="Visited_20_Internet_20_Link"><text:span text:style-name="Emphasis"><text:span text:style-name="T1">граждан</text:span></text:span></text:a><text:span text:style-name="T1"> (см. </text:span><text:a xlink:type="simple" xlink:href="#id" text:style-name="Internet_20_link" text:visited-style-name="Visited_20_Internet_20_Link"><text:span text:style-name="T1">Раздел 2.3, «Идентификация пользователей»</text:span></text:a><text:span text:style-name="T1">), который должен быть децентрализованным и неизменяемым. Децентрализованность затрудняет внесение в список «фальшивых» граждан. Например, большинство узлов сети не примет заявку при недостаточном числе подписей в сертификате или при отсутствии этих подписей в реестре состояний граждан. Возможно, получится автоматизировать и более сложные проверки — например, узлы будут принимать нового гражданина, только если доверяют хотя бы одному подписанту по цепочке доверия. Запись о новом гражданине вносится только после того, как большинство существующих граждан проголосовало за его принятие. Неизменяемость защищает от внесения в список граждан задним числом — не получится перед выборами внести в списки массу граждан, «размазав» их добавление по времени с помощью подделки даты добавления. А внесение за короткий промежуток времени огромного списка новых граждан будет слишком заметно. Помимо этого, группе мошенников придётся подписать внушительное количество фальшивок — «фальшивых» граждан можно будет выявлять по низкой связанности с остальными жителями, и, скорее всего, эту проверку можно будет автоматизировать. </text:span><text:bookmark text:name="idm3319"/><text:span text:style-name="T1">Даже если подсчитывать количество подписей каждого гражданина, отданных за других, то уже будут видны аномалии вроде тех, когда один гражданин подписал миллион новых граждан. Можно и лимит какой-то вводить: сеть не примет заявку на гражданство, если подписанты такие рекордсмены. </text:span></text:p>
      <text:p text:style-name="Text_20_body"><text:span text:style-name="T1">А так как участие в выборах — это обязанность гражданина (см. </text:span><text:a xlink:type="simple" xlink:href="#voting" text:style-name="Internet_20_link" text:visited-style-name="Visited_20_Internet_20_Link"><text:span text:style-name="T1">Раздел 7.1, «Участие в принятии общественных решений — право и обязанность гражданина»</text:span></text:a><text:span text:style-name="T1">), то для фальсификации результатов выборов нужно очень много «поддельных» граждан, такое количество не скрыть. Можно, конечно, понемногу заранее создавать виртуальных граждан, но, во-первых, это будет видно по связности графа (будет много граждан, подписанных малой группой), во-вторых, таким путём набрать достаточное для перевеса в выборах число граждан получится очень не скоро, скорее всего, управлять государством будут уже другие индивиды. К тому же продолжительность жизни поддельных граждан не может быть выше, чем у обычных, а значит, поддельные граждане будут не только добавляться, но и удаляться. </text:span></text:p>
      <text:p text:style-name="P21">Понятно, что число цифровых граждан должно соответствовать числу реальных, а т. к. информация о населении страны обычно общедоступна, то это достаточно легко проверяется на начальном этапе, а дальше вступают в действие вышеописанные методы. </text:p>
      <text:p text:style-name="P21">С моей точки зрения, все вышеперечисленные условия делают создание поддельных электронных граждан слишком затратной и неэффективной процедурой. Конечно, описанная схема — не волшебная палочка, кто-то может попытаться силой захватить власть. Но если граждане будут знать, что власть узурпатора не основана на воле граждан, и при этом знание о несправедливости власти будет общим знанием, есть больше шансов на то, что граждане смогут организоваться для сопротивления. </text:p>
      <text:p text:style-name="P21">Пока не могу сказать, сто́ит ли вносить в реестр гражданских состояний факт выполнения гражданских обязанностей: с одной стороны, это важная часть репутации гражданина, а с другой — может оказаться слишком много информации для распределённого реестра.<text:bookmark text:name="idm3327"/> </text:p>
      <text:p text:style-name="Text_20_body"><text:span text:style-name="T1">Нужно обсуждать вопрос</text:span><text:bookmark text:name="idm3330"/><text:span text:style-name="T1">, как соблюсти баланс между приватностью и открытостью в таком реестре. Логично, что сто́ит вносить только необходимый минимум информации. Например, очевидно, что нужны только политические состояния: индивид с таким-то открытым ключом стал гражданином (вышел из гражданства), что подтверждают индивиды с такими-то подписями, являющиеся гражданами. А вот какой информации достаточно для идентификации, пока сложно сказать. Полагаю, что настоящей анонимности при таком реестре добиться сложно (может, и получится применить доказательство с нулевым разглашением, чтобы скрыть дату и подписантов, но гарантировать не берусь, тут нужны математики), скорее речь будет о псевдоанонимности. Но и раскрывать слишком много информации тоже оснований нет — это уже задача системы учёта репутации (см. </text:span><text:a xlink:type="simple" xlink:href="#reputation" text:style-name="Internet_20_link" text:visited-style-name="Visited_20_Internet_20_Link"><text:span text:style-name="T1">Раздел 1.4, «Репутация»</text:span></text:a><text:span text:style-name="T1">). Весь вопрос</text:span><text:bookmark text:name="idm3333"/><text:span text:style-name="T1"> в том, нужна ли гражданину возможность доказать подлинность его подписи? Допустим, будет в реестре хэш ДНК или главного комплекса гистосовместимости, тогда индивид сможет предъявить их и доказать, что это его подпись, но это работает и в обратную сторону: можно взять у индивида анализ и узнать, какой публичный ключ принадлежит ему. Хотя если шифровать данные ключом индивида, то только индивид сможет доказывать. Правда, тогда при утере ключа уже нельзя будет проверить, кто был его владельцем, но, может, это и хорошо. </text:span></text:p>
      <text:h text:style-name="P4" text:outline-level="3"><text:bookmark text:name="reproduction"/>1.3. Размножение</text:h>
      <text:h text:style-name="P6" text:outline-level="4"><text:bookmark text:name="idm3338"/><text:bookmark text:name="population_limitation"/>1.3.1. Ограничение рождаемости</text:h>
      <text:p text:style-name="Text_20_body"><text:bookmark text:name="idm3343"/><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m7239"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1">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m7301" text:style-name="Internet_20_link" text:visited-style-name="Visited_20_Internet_20_Link"><text:span text:style-name="T1">collapse</text:span></text:a><text:span text:style-name="T1">]: </text:span></text:p>
      <text:p text:style-name="P18">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6" text:outline-level="4"><text:bookmark text:name="population_stimulation"/>1.3.2. Стимуляция рождаемости</text:h>
      <text:p text:style-name="P21"><text:bookmark text:name="idm3372"/>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1">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1">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1">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4" text:outline-level="3"><text:bookmark text:name="reputation"/>1.4. Репутация</text:h>
      <text:p text:style-name="P21"><text:bookmark text:name="idm3390"/><text:bookmark text:name="idm3392"/>Береги платье снову, а честь — смолоду.</text:p>
      <text:p text:style-name="Text_20_body">—<text:span text:style-name="T1">Пословица</text:span></text:p>
      <text:p text:style-name="Text_20_body"><text:span text:style-name="T1">Житель должен обладать публичной репутацией — публичным профилем в общественной социальной сети (см. </text:span><text:a xlink:type="simple" xlink:href="#social_network" text:style-name="Internet_20_link" text:visited-style-name="Visited_20_Internet_20_Link"><text:span text:style-name="T1">Раздел 2.6, «Социальная сеть»</text:span></text:a><text:span text:style-name="T1">). Члены общества обладают </text:span><text:a xlink:type="simple" xlink:href="#right_t" text:style-name="Internet_20_link" text:visited-style-name="Visited_20_Internet_20_Link"><text:span text:style-name="Emphasis"><text:span text:style-name="T1">правом</text:span></text:span></text:a><text:span text:style-name="T1"> знать, с кем имеют дело, знать, кому можно доверять, а кому нет. Под репутацией понимаются факты или утверждения о достойных или не очень поступках индивида, история его публичных активностей и оценка его качеств/способностей другими индивидами, в т. ч. деловая репутация: информация о квалификации, успешных и не очень проектах. Должен ли быть рейтинг (числовая характеристика его репутации) у индивида — это вопрос открытый, т. к. при формировании такого рейтинга теряется приличная часть информации, да и много возможностей для накрутки, а значит, его полезность под вопросом</text:span><text:bookmark text:name="idm3400"/><text:span text:style-name="T1">. </text:span></text:p>
      <text:p text:style-name="P21">На первый взгляд кажется, что это какой-то тоталитаризм. Но если подумать, то станет понятно, что это скорее возврат к норме, ведь в малых сообществах всегда так и было,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1">Сейчас общество пытается решать данный вопрос отдельными мерами. Рассмотрим некоторые из них. </text:p>
      <text:list xml:id="list2254591974" text:style-name="L37">
        <text:list-item>
          <text:p text:style-name="P41">Трудовая книжка. Это пример попытки хранить репутацию, связанную с трудовыми отношениями: сколько и где индивид работал — уже полезная информация для анализа, в ней могут быть более явные отзывы. Рекомендации с предыдущего места работы тоже не случайно спрашивают.</text:p>
        </text:list-item>
        <text:list-item>
          <text:p text:style-name="P41">Талон к водительскому удостоверению (талон предупреждений). Это репутация, связанная с поведением на дороге.</text:p>
        </text:list-item>
        <text:list-item>
          <text:p text:style-name="P41">Кредитная история. Это репутация, связанная с финансовой дисциплиной.</text:p>
        </text:list-item>
        <text:list-item>
          <text:p text:style-name="P41">Вывешивание списков должников по оплате коммунальных услуг. Это пример использования публичной репутации для того, чтобы повлиять на нарушителей.</text:p>
        </text:list-item>
        <text:list-item>
          <text:p text:style-name="P41">Награды, грамоты. Это пример положительной репутации.</text:p>
        </text:list-item>
        <text:list-item>
          <text:p text:style-name="P41">«Карма», рейтинг пользователей интернет-ресурсов. Пользователь получает оценки от других за внесённый в развитие ресурса вклад.</text:p>
        </text:list-item>
        <text:list-item>
          <text:p text:style-name="P41">Оценки исполнителя на фриланс-биржах. Это отличный пример профессиональной репутации, заказчик выбирает исполнителя после анализа проектов и оценок других клиентов.</text:p>
        </text:list-item>
        <text:list-item>
          <text:p text:style-name="P41">Судебный запрет на занятие определённых должностей.</text:p>
        </text:list-item>
        <text:list-item>
          <text:p text:style-name="P41">Добровольная сертификация производителей. Это также попытка получить хорошую репутацию.</text:p>
        </text:list-item>
      </text:list>
      <text:p text:style-name="Text_20_body"><text:span text:style-name="T1">Как видим, проблема актуальна и есть много разрозненных попыток её решить, пора свести всё в одну систему и сделать её общедоступной. К сожалению, не у всех индивидов есть внутреннее стремление поступать корректно, опасение за свою репутацию — это хороший стимул не нарушать общественные правила, ведь нередко бывает, что всякие мелкие мошенники, обманув одних индивидов, вскоре обманывают и других, пользуясь тем, что новые жертвы с ними ещё не знакомы. По сути, наличие публичной репутации весьма выгодно честным индивидам, т. к. хорошая репутация даёт преимущества, а плохая наказывает. Но надо понимать, что хорошая репутация — понятие относительное. Во-первых, она не предполагает кристальную чистоту, т. к. индивиды ошибаются, и это всем известно (см. </text:span><text:a xlink:type="simple" xlink:href="#person_can_mistake" text:style-name="Internet_20_link" text:visited-style-name="Visited_20_Internet_20_Link"><text:span text:style-name="T1">Раздел 2.2.3, «Индивиды могут ошибаться»</text:span></text:a><text:span text:style-name="T1">), во-вторых, записи каждый трактует по своим критериям: что для одного недостаток, для другого — достоинство. </text:span></text:p>
      <text:p text:style-name="P21">Есть проблема с репутацией: она должна быть публичной и неизменяемой, чтобы исключить махинации, но при этом получается, что невозможно убрать информацию о действиях, совершённых очень давно. Ведь что-то может поменяться, и оценивать индивида по делам большой давности не очень корректно. Не знаю, как тут лучше поступить, скорее всего, тот, кто будет читать о репутации другой личности, должен учитывать этот момент, возможно, сто́ит по умолчанию выводить только дела последних нескольких лет, хотя это не защищает от того, что кто-то сохранит копию старых данных. </text:p>
      <text:p text:style-name="Text_20_body"><text:span text:style-name="T1">Пополнить публичную репутацию индивида может любой другой житель, плюс записи могут вноситься по решению государственных органов (от имени всех </text:span><text:a xlink:type="simple" xlink:href="#citizen_t" text:style-name="Internet_20_link" text:visited-style-name="Visited_20_Internet_20_Link"><text:span text:style-name="Emphasis"><text:span text:style-name="T1">граждан</text:span></text:span></text:a><text:span text:style-name="T1">, принявших решение). Очевидно, что, внося запись кому-то в репутацию, индивид влияет и на свою — ложное сообщение сильно испортит репутацию его автору. Понятно, что конкретный индивид будет оценивать других, опираясь на отзывы тех, кому доверяет он или кому доверяют те, кому он доверяет, а для государства имеют значение только записи, сделанные государством. </text:span></text:p>
      <text:p text:style-name="P21">В общественных местах индивид должен быть идентифицируемым, например не скрывать своё лицо, хотя это сложно реализовать из-за множества особых случаев, так что вопрос пока открыт. <text:bookmark text:name="idm3430"/>Как вариант — транслировать в небольшом радиусе некий идентификационный номер, не обязательно номер индивида, это может быть аналог номеров автомобиля, индивид может иметь несколько таких и транслировать любой из них, а соответствие с номером индивида должно быть известно только определённому государственному органу. Это вопрос ответственности за свои действия, не случайно на автомобили требуется вешать номера. Общество вправе рассчитывать на адекватное, предсказуемое поведение жителей в общественных местах, и идентифицируемость — один из способов достижения такой адекватности. Индентифицируемость в общественных местах это как предоставление своей репутации а залог, некий уговор — вот он я честный и уважаемый индивид, если я совершу что-то недостойное, можете вписать это в мою репутацию. </text:p>
      <text:p text:style-name="P21">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Государственные служащие при исполнении служебных обязанностей должны вести съёмку с помощью персонального видеорегистратора. </text:p>
      <text:p text:style-name="P21">Публичная репутация должна быть и у организаций любых видов. </text:p>
      <text:p text:style-name="Text_20_body"><text:span text:style-name="T1">Тем, кому интересен более детальный анализ вопроса репутации, рекомендую книгу Романа Петрова и Ильи Сименко «Реконизм» [</text:span><text:a xlink:type="simple" xlink:href="#idm7289" text:style-name="Internet_20_link" text:visited-style-name="Visited_20_Internet_20_Link"><text:span text:style-name="T1">Reckonism</text:span></text:a><text:span text:style-name="T1">]. </text:span></text:p>
      <text:p text:style-name="P21">См. также: </text:p>
      <text:list xml:id="list584631295" text:style-name="L38">
        <text:list-item>
          <text:p text:style-name="P103"><text:a xlink:type="simple" xlink:href="#social_network" text:style-name="Internet_20_link" text:visited-style-name="Visited_20_Internet_20_Link"><text:span text:style-name="T1">Раздел 2.6, «Социальная сеть»</text:span></text:a><text:span text:style-name="T1">;</text:span></text:p>
        </text:list-item>
        <text:list-item>
          <text:p text:style-name="P103"><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03"><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03"><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4" text:outline-level="3"><text:bookmark text:name="army"/>1.5. Армия</text:h>
      <text:p text:style-name="P21"><text:bookmark text:name="idm3454"/>Народ, не желающий кормить свою армию, вскоре будет вынужден кормить чужую.</text:p>
      <text:p text:style-name="Text_20_body">—<text:span text:style-name="T1">Наполеон I Бонапарт</text:span></text:p>
      <text:p text:style-name="P21">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1">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1">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енно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1">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m3469"/></text:p>
      <text:p text:style-name="P21">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4"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1">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3" text:outline-level="2"><text:bookmark text:name="taxes"/>2. Налоговая политика</text:h>
      <text:p text:style-name="P21"><text:bookmark text:name="idm3484"/><text:bookmark text:name="idm3486"/>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m7202" text:style-name="Internet_20_link" text:visited-style-name="Visited_20_Internet_20_Link"><text:span text:style-name="T1">Montesquieu</text:span></text:a><text:span text:style-name="T1">]</text:span></text:p>
      <text:p text:style-name="P21">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text:p>
      <text:p text:style-name="P21">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text:p>
      <text:p text:style-name="P21">Так неужели же защита жизни и свободы богатого стоит больше, нежели бедного? </text:p>
      <text:p text:style-name="P21">&lt;…&gt; </text:p>
      <text:p text:style-name="P21">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m7229" text:style-name="Internet_20_link" text:visited-style-name="Visited_20_Internet_20_Link"><text:span text:style-name="T1">Proudhon</text:span></text:a><text:span text:style-name="T1">]</text:span></text:p>
      <text:p text:style-name="P21">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из различных фондов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1">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1">Налоги компаний под вопросом<text:bookmark text:name="idm3516"/>, ибо налогоплательщиком является индивид, он получает государственные услуги (фирмы тоже получают какие-то услуги, но в конечном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1">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3.6, «Офшоры»</text:span></text:a><text:span text:style-name="T1">). </text:span></text:p>
      <text:p text:style-name="P21">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m3523"/>,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4" text:outline-level="3"><text:bookmark text:name="tax"/>2.1. Налог</text:h>
      <text:p text:style-name="Text_20_body"><text:bookmark text:name="idm3529"/><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4" text:outline-level="3"><text:bookmark text:name="due"/>2.2. Пошлина</text:h>
      <text:p text:style-name="P21"><text:bookmark text:name="idm3540"/>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4" text:outline-level="3"><text:bookmark text:name="compensating_payment"/>2.3. Компенсационный сбор</text:h>
      <text:p text:style-name="Text_20_body"><text:bookmark text:name="idm3546"/><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4" text:outline-level="3"><text:bookmark text:name="income_tax"/>2.4. «Налог» на прибыль</text:h>
      <text:p text:style-name="Text_20_body"><text:bookmark text:name="idm3555"/><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читывать величину этого сбора, это скорее вопрос науки. </text:span><text:bookmark text:name="idm3561"/><text:span text:style-name="T1">Фридрих Хайек [</text:span><text:a xlink:type="simple" xlink:href="#idm7321"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4" text:outline-level="3"><text:bookmark text:name="goal_payment"/>2.5. Целевой сбор</text:h>
      <text:p text:style-name="P21"><text:bookmark text:name="idm3568"/>Целевой сбор — платёж в целевой фонд, например дорожный, средства которого должны использоваться только на развитие дорог. </text:p>
      <text:h text:style-name="P4" text:outline-level="3"><text:bookmark text:name="excise_duty"/>2.6. Акциз</text:h>
      <text:p text:style-name="P21"><text:bookmark text:name="idm3574"/>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 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ых с помощью государственных субсидий т.е задача таких акцизов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centrizm" text:style-name="Internet_20_link" text:visited-style-name="Visited_20_Internet_20_Link"><text:span text:style-name="T1">Раздел 1.2, «Деньгоцентризм»</text:span></text:a><text:span text:style-name="T1">), но это вопрос к экономистам. </text:span><text:bookmark text:name="idm3596"/></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p text:style-name="Text_20_body"><text:span text:style-name="Strong_20_Emphasis"><text:span text:style-name="T1">Акциз на вывод капитала из страны</text:span></text:span><text:span text:style-name="T1"> мог бы упростить взимание пошлин на импортные товары и дестимулировать использование страны как офшора, расходовать его можно на поддержку местного производства. Правда, достаточно сложно будет собирать такой акциз, поэтому вопрос открыт</text:span><text:bookmark text:name="idm3602"/><text:span text:style-name="T1">. </text:span></text:p>
      <text:p text:style-name="Text_20_body"><text:span text:style-name="Strong_20_Emphasis"><text:span text:style-name="T1">Акциз на дальность перевозки жизненно важных продуктов</text:span></text:span><text:span text:style-name="T1"> должен стимулировать локализацию производства такого рода продуктов. Расходоваться может на создание и поддержание аварийных запасов. </text:span></text:p>
      <text:h text:style-name="P4" text:outline-level="3"><text:bookmark text:name="pledge"/>2.7. Залог</text:h>
      <text:p text:style-name="P21"><text:bookmark text:name="idm3609"/>Залог — это платёж, возвращаемый при общественно выгодном действии, например при сдаче возвратной тары. </text:p>
      <text:h text:style-name="P4" text:outline-level="3"><text:bookmark text:name="insurance_fee"/>2.8. Страховой взнос</text:h>
      <text:p text:style-name="Text_20_body"><text:bookmark text:name="idm3615"/><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4" text:outline-level="3"><text:bookmark text:name="penalty"/>2.9. Штраф</text:h>
      <text:p text:style-name="Text_20_body"><text:bookmark text:name="idm3622"/><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3" text:outline-level="2"><text:bookmark text:name="social_politics"/>3. Социальная политика</text:h>
      <text:h text:style-name="P4" text:outline-level="3"><text:bookmark text:name="welfare"/>3.1. Пособия</text:h>
      <text:p text:style-name="P21">У меня нет готового ответа на вопрос о поддержке безработных. <text:bookmark text:name="idm3634"/>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м, может быть оказание помощи в виде кредита. </text:p>
      <text:h text:style-name="P4"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1">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6" text:outline-level="4"><text:bookmark text:name="school"/>3.2.1. Школа</text:h>
      <text:p text:style-name="P21">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1">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m3660"/></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сле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7"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xml:id="list1644444588" text:style-name="L39">
        <text:list-item>
          <text:p text:style-name="P42">Иметь навык оказания первой медицинской помощи. </text:p>
        </text:list-item>
        <text:list-item>
          <text:p text:style-name="P104"><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04"><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2">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xml:id="list4265281478" text:style-name="L40">
        <text:list-item>
          <text:p text:style-name="P43">Знать основы анатомии. </text:p>
        </text:list-item>
        <text:list-item>
          <text:p text:style-name="P43">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05"><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text:span></text:p>
        </text:list-item>
        <text:list-item>
          <text:p text:style-name="P43">Знать о том, что такое половое созревание, секс, беременность, роды. </text:p>
        </text:list-item>
        <text:list-item>
          <text:p text:style-name="P43">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ибс. </text:p>
        </text:list-item>
        <text:list-item>
          <text:p text:style-name="P43">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xml:id="list410126935" text:style-name="L41">
        <text:list-item>
          <text:p text:style-name="P106"><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m7341"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4"><text:soft-page-break/>Знать историю Вселенной, биосферы, человечества, включая историю науки и технологий. </text:p>
        </text:list-item>
        <text:list-item>
          <text:p text:style-name="P106"><text:span text:style-name="T1">Знать основы градостроения/урбанизма. Понимать, почему города должны быть именно такими (см. </text:span><text:a xlink:type="simple" xlink:href="#urban" text:style-name="Internet_20_link" text:visited-style-name="Visited_20_Internet_20_Link"><text:span text:style-name="T1">Глава 7, </text:span></text:a><text:a xlink:type="simple" xlink:href="#urban" text:style-name="Internet_20_link" text:visited-style-name="Visited_20_Internet_20_Link"><text:span text:style-name="T2">Рационально устроенный город</text:span></text:a><text:span text:style-name="T1">). </text:span></text:p>
        </text:list-item>
        <text:list-item>
          <text:p text:style-name="P106"><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m7346"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xml:id="list3628852114" text:style-name="L42">
        <text:list-item>
          <text:p text:style-name="P45">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5">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5">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5">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5">Логически мыслить (исчисление предикатов, теория множеств, методы доказательства и спора), владеть понятийным мышлением. </text:p>
        </text:list-item>
        <text:list-item>
          <text:p text:style-name="P45">Уметь строить алгоритмы (основы программирования). </text:p>
        </text:list-item>
        <text:list-item>
          <text:p text:style-name="P45">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5">Быть внимательным, находиться в сознании, жить не на автопилоте или уметь вовремя выходить из режима автопилота. </text:p>
        </text:list-item>
        <text:list-item>
          <text:p text:style-name="P45">Иметь развитое пространственное мышление. Пространство — это наша среда обитания, важно получить этот навык в школе. </text:p>
        </text:list-item>
        <text:list-item>
          <text:p text:style-name="P45">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xml:id="list4088740764" text:style-name="L43">
        <text:list-item>
          <text:p text:style-name="P46">Говорить на государственном и международном языках. Владеть языком жестов на базовом уровне. </text:p>
        </text:list-item>
        <text:list-item>
          <text:p text:style-name="P46">Уметь высказывать свои мысли, доносить их до других (риторика). </text:p>
        </text:list-item>
        <text:list-item>
          <text:p text:style-name="P46">Уметь грамотно презентовать себя и свою работу, найти и показать свои сильные стороны. </text:p>
        </text:list-item>
        <text:list-item>
          <text:p text:style-name="P46">Уметь договариваться, корректно вести дискуссию, решать конфликты, находить компромиссы. </text:p>
        </text:list-item>
        <text:list-item>
          <text:p text:style-name="P107"><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6">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6">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xml:id="list3507730670" text:style-name="L44">
        <text:list-item>
          <text:p text:style-name="P108"><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да «Плач математика» [</text:span><text:a xlink:type="simple" xlink:href="#idm7387" text:style-name="Internet_20_link" text:visited-style-name="Visited_20_Internet_20_Link"><text:span text:style-name="T1">Lockhart</text:span></text:a><text:span text:style-name="T1">]). </text:span></text:p>
        </text:list-item>
        <text:list-item>
          <text:p text:style-name="P47">Владеть одной или несколькими специальностями, требующими минимального обучения (трудовое воспитание).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47">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item>
          <text:p text:style-name="P47">Владеть основами компьютерной грамотности, в том числе уметь использовать системы автоматизированного проектирования (CAD). </text:p>
        </text:list-item>
      </text:list>
      <text:p text:style-name="Text_20_body"><text:span text:style-name="Strong_20_Emphasis"><text:span text:style-name="T1">Политическая подготовка гражданина</text:span></text:span><text:span text:style-name="T1"> </text:span></text:p>
      <text:p text:style-name="P21">Помимо знаний о мире, навыков мышления и коммуникации, гражданину также требуется: </text:p>
      <text:list xml:id="list1033512605" text:style-name="L45">
        <text:list-item>
          <text:p text:style-name="P109"><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48">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48">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text:p>
        </text:list-item>
        <text:list-item>
          <text:p text:style-name="P48">Знать основы кибернетики и общепринятых управленческих практик (если любой может стать правителем, то каждого нужно учить как правителя).</text:p>
        </text:list-item>
        <text:list-item>
          <text:p text:style-name="P48">Владеть основами военного дела.</text:p>
        </text:list-item>
      </text:list>
      <text:h text:style-name="P7" text:outline-level="5"><text:bookmark text:name="upbringing"/>3.2.1.2. Воспитание</text:h>
      <text:p text:style-name="Text_20_body"><text:bookmark text:name="idm3793"/><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1">Государство должно сделать так, чтобы на выходе из школы не получались индивиды: </text:p>
      <text:list xml:id="list1272893454" text:style-name="L46">
        <text:list-item>
          <text:p text:style-name="P49">антисоциальные;</text:p>
        </text:list-item>
        <text:list-item>
          <text:p text:style-name="P49">беспомощные, избалованные;</text:p>
        </text:list-item>
        <text:list-item>
          <text:p text:style-name="P49">неуверенные в себе;</text:p>
        </text:list-item>
        <text:list-item>
          <text:p text:style-name="P49">пассивные, стадные;</text:p>
        </text:list-item>
        <text:list-item>
          <text:p text:style-name="P49">зашоренные, находящиеся во власти стереотипов;</text:p>
        </text:list-item>
        <text:list-item>
          <text:p text:style-name="P49">безответственные;</text:p>
        </text:list-item>
        <text:list-item>
          <text:p text:style-name="P49">лживые;</text:p>
        </text:list-item>
        <text:list-item>
          <text:p text:style-name="P49">нетолерантные, не уважающие других, не прощающие ошибки;</text:p>
        </text:list-item>
        <text:list-item>
          <text:p text:style-name="P49">неосторожные и невнимательные.</text:p>
        </text:list-item>
      </text:list>
      <text:p text:style-name="P21">Достигнуть этого можно: </text:p>
      <text:list xml:id="list4036639264" text:style-name="L47">
        <text:list-item>
          <text:p text:style-name="P50">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10"><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0">строя обучение так, чтобы оно не вырабатывало перечисленных выше качеств.</text:p>
        </text:list-item>
      </text:list>
      <text:p text:style-name="P21">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m3829"/>. Надеюсь, найдутся индивиды, которые лучше меня смогут осветить этот вопрос. </text:p>
      <text:h text:style-name="P7" text:outline-level="5"><text:bookmark text:name="psyche"/>3.2.1.3. Формирование психики</text:h>
      <text:p text:style-name="P21"><text:bookmark text:name="idm3834"/>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p text:style-name="Text_20_body"><text:span text:style-name="T1">Школа — это не место для пропаганды чего-либо, кроме государственной </text:span><text:a xlink:type="simple" xlink:href="#ideology_t" text:style-name="Internet_20_link" text:visited-style-name="Visited_20_Internet_20_Link"><text:span text:style-name="Emphasis"><text:span text:style-name="T1">идеологии</text:span></text:span></text:a><text:span text:style-name="T1">. Нельзя внедрять в неподготовленные умы идеи, не имеющие научного обоснования, или убеждать в чём-то, противоречащем реальности. Например, оголтелая пропаганда любви как высшей жизненной ценности может приводить к проблемам в личной жизни из-за несоответствия реальности навязанным ожиданиям. </text:span></text:p>
      <text:h text:style-name="P7" text:outline-level="5"><text:bookmark text:name="pointing"/>3.2.1.4. Профориентация</text:h>
      <text:p text:style-name="P21"><text:bookmark text:name="idm3842"/>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m7380"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6"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6" text:outline-level="4"><text:bookmark text:name="teachers"/>3.2.3. Учителя</text:h>
      <text:p text:style-name="P21">Учитель должен готовить ученика к будущему ученика, а не к прошлому учителя.</text:p>
      <text:p text:style-name="Text_20_body">—<text:span text:style-name="T1">Ричард Хэмминг</text:span></text:p>
      <text:p text:style-name="P21">Школьные учителя выполняют самую важную общественную задачу — от них зависит, каким будет общество в ближайшем будущем. Поэтому они должны быть: </text:p>
      <text:list xml:id="list1396470578" text:style-name="L48">
        <text:list-item>
          <text:p text:style-name="P51">психически устойчивыми, спокойными. Работа непростая, но они не должны срываться, это плохой образец поведения;</text:p>
        </text:list-item>
        <text:list-item>
          <text:p text:style-name="P51">рассудительными, мудрыми;</text:p>
        </text:list-item>
        <text:list-item>
          <text:p text:style-name="P51">эрудированными и разносторонними, должны быть готовы дать ответ на любой вопрос или показать варианты поиска ответов;</text:p>
        </text:list-item>
        <text:list-item>
          <text:p text:style-name="P51">интересующимися окружающим миром;</text:p>
        </text:list-item>
        <text:list-item>
          <text:p text:style-name="P51">имеющими активную жизненную и гражданскую позицию;</text:p>
        </text:list-item>
        <text:list-item>
          <text:p text:style-name="P51">свободно мыслящими, лишёнными стереотипов;</text:p>
        </text:list-item>
        <text:list-item>
          <text:p text:style-name="P51">уважительными к другим.</text:p>
        </text:list-item>
      </text:list>
      <text:p text:style-name="P21">Конечно, не всё из этого легко проверить, но как минимум на должность учителя нужно проводить конкурс, чтобы выбирать лучших. </text:p>
      <text:p text:style-name="P21">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определённого опыта работы, второе особенно важно при преподавании прикладных дисциплин. Индивид должен накопить не только профессиональный, но и жизненный опыт, и, скорее всего, прежде чем учить чужих детей, индивид должен обзавестись своими. </text:p>
      <text:h text:style-name="P6"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4" text:outline-level="3"><text:bookmark text:name="medicine"/>3.3. Медицина</text:h>
      <text:p text:style-name="Text_20_body"><text:bookmark text:name="idm3886"/><text:span text:style-name="T1">С одной стороны, забота о здоровье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невезунчик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это не только подрыв веры в справедливость устройства общества, но и создание вполне измеримых проблем. </text:span></text:p>
      <text:p text:style-name="P21">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чт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1">Скорее всего, для выстроения правильной мотивации, медицинская система должна состоять из двух, обязатн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и частное страхование для всего остального. <text:bookmark text:name="idm3896"/></text:p>
      <text:h text:style-name="P6"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7.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1">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4" text:outline-level="3"><text:bookmark text:name="pension"/>3.4. Пенсия</text:h>
      <text:p text:style-name="Text_20_body"><text:bookmark text:name="idm3909"/><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m3913"/><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поэтому сомнительно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4" text:outline-level="3"><text:bookmark text:name="consumer_interests"/>3.5. Защита интересов потребителей</text:h>
      <text:p text:style-name="Text_20_body"><text:bookmark text:name="idm3928"/><text:bookmark text:name="idm3930"/><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 которой уже обман (т. к. такая деятельность уже наказывается государством).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m7264"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xml:id="list1759957221" text:style-name="L49">
        <text:list-item>
          <text:p text:style-name="P111"><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11"><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11"><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11"><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11"><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11"><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11"><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11"><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11"><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m3975"/><text:span text:style-name="T1"> </text:span></text:p>
        </text:list-item>
        <text:list-item>
          <text:p text:style-name="P111"><text:span text:style-name="Strong_20_Emphasis"><text:span text:style-name="T1">Несоответствие изображения на упаковке содержимому.</text:span></text:span><text:span text:style-name="T1"> Может путать, хотя это тоже сложно формализуется. </text:span><text:bookmark text:name="idm3980"/></text:p>
        </text:list-item>
        <text:list-item>
          <text:p text:style-name="P111"><text:span text:style-name="Strong_20_Emphasis"><text:span text:style-name="T1">Отсутствие маркировки полезности продуктов питания.</text:span></text:span><text:span text:style-name="T1"> Продукты питания сертифицируются на </text:span><text:a xlink:type="simple" xlink:href="#security_t" text:style-name="Internet_20_link" text:visited-style-name="Visited_20_Internet_20_Link"><text:span text:style-name="Emphasis"><text:span text:style-name="T1">безопасность</text:span></text:span></text:a><text:span text:style-name="T1">, но очень отличаются по качеству. Поэтому хорошо бы иметь маркировку для оценки так называемой полезности, хотя пока непонятно </text:span><text:bookmark text:name="idm3986"/><text:span text:style-name="T1">, как это сделать, ведь продукты употребляются не по отдельности, а в различных комбинациях. Но для готовых продуктов какая-то оценка возможна. Ведь очевидно, что некоторые содержат слишком много соли, сахара или жира, чтобы считаться полезными. Вероятно, нужны уточнения, какое количество продукта (в день, в неделю или в другой промежуток времени) будет считаться нормальным (полезным, безвредным), какое — чрезмерным. </text:span></text:p>
        </text:list-item>
        <text:list-item>
          <text:p text:style-name="P111"><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11"><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11"><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11"><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7.3, «Средства индивидуализации»</text:span></text:a><text:span text:style-name="T1">). </text:span></text:p>
        </text:list-item>
        <text:list-item>
          <text:p text:style-name="P111"><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m4014"/><text:span text:style-name="T1"> </text:span></text:p>
        </text:list-item>
        <text:list-item>
          <text:p text:style-name="P111"><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11"><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m4024"/></text:p>
        </text:list-item>
      </text:list>
      <text:p text:style-name="P21">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3" text:outline-level="2"><text:bookmark text:name="science"/>4. Наука</text:h>
      <text:h text:style-name="P4" text:outline-level="3"><text:bookmark text:name="scientific_research"/>4.1. Научные исследования</text:h>
      <text:h text:style-name="P6" text:outline-level="4"><text:bookmark text:name="science_magazines"/>4.1.1. Публикация научных исследований</text:h>
      <text:p text:style-name="P21"><text:bookmark text:name="idm4038"/>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1">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1">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4" text:outline-level="3"><text:bookmark text:name="science_funding"/>4.2. Финансирование науки</text:h>
      <text:p text:style-name="Text_20_body"><text:span text:style-name="T1">Сложнейший вопрос</text:span><text:bookmark text:name="idm4050"/><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9,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m7394"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m7321" text:style-name="Internet_20_link" text:visited-style-name="Visited_20_Internet_20_Link"><text:span text:style-name="T1">Hayek_freedom</text:span></text:a><text:span text:style-name="T1">] о научных монастырях весьма интересна: </text:span></text:p>
      <text:p text:style-name="P18">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4" text:outline-level="3"><text:bookmark text:name="expert_corpus"/>4.3. Корпус экспертов</text:h>
      <text:p text:style-name="P21"><text:bookmark text:name="idm4068"/>Экспертиза нужна государству в двух ситуациях: </text:p>
      <text:list xml:id="list540225227" text:style-name="L50">
        <text:list-item>
          <text:p text:style-name="P112"><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2">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помечая индивидов экспертами в общественной социальной сети (см. </text:span><text:a xlink:type="simple" xlink:href="#social_network" text:style-name="Internet_20_link" text:visited-style-name="Visited_20_Internet_20_Link"><text:span text:style-name="T1">Раздел 2.6, «Социальная сеть»</text:span></text:a><text:span text:style-name="T1">).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m7492" text:style-name="Internet_20_link" text:visited-style-name="Visited_20_Internet_20_Link"><text:span text:style-name="T1">expertcorps</text:span></text:a><text:span text:style-name="T1">]. </text:span></text:p>
      <text:p text:style-name="P2"><text:bookmark text:name="economy"/>Глава 6. Экономика</text:p>
      <text:p text:style-name="P22">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0"><text:a xlink:type="simple" xlink:href="#monopolization" text:style-name="Internet_20_link" text:visited-style-name="Visited_20_Internet_20_Link"><text:span text:style-name="T1">4.1. Монополизация</text:span></text:a></text:p>
      <text:p text:style-name="P10"><text:a xlink:type="simple" xlink:href="#exhausting_competition" text:style-name="Internet_20_link" text:visited-style-name="Visited_20_Internet_20_Link"><text:span text:style-name="T1">4.2. Изматывающая конкуренция</text:span></text:a></text:p>
      <text:p text:style-name="P10"><text:a xlink:type="simple" xlink:href="#overproduction" text:style-name="Internet_20_link" text:visited-style-name="Visited_20_Internet_20_Link"><text:span text:style-name="T1">4.3. Перепроизводство и перепотребление</text:span></text:a></text:p>
      <text:p text:style-name="P10"><text:a xlink:type="simple" xlink:href="#planned_obsolescence" text:style-name="Internet_20_link" text:visited-style-name="Visited_20_Internet_20_Link"><text:span text:style-name="T1">4.4. Запланированное устаревание</text:span></text:a></text:p>
      <text:p text:style-name="P10"><text:a xlink:type="simple" xlink:href="#asymmetrical_information" text:style-name="Internet_20_link" text:visited-style-name="Visited_20_Internet_20_Link"><text:span text:style-name="T1">4.5. Асимметричность информации</text:span></text:a></text:p>
      <text:p text:style-name="P10"><text:a xlink:type="simple" xlink:href="#cycles" text:style-name="Internet_20_link" text:visited-style-name="Visited_20_Internet_20_Link"><text:span text:style-name="T1">4.6. Цикличность и кризисы</text:span></text:a></text:p>
      <text:p text:style-name="P10"><text:a xlink:type="simple" xlink:href="#eco_economy" text:style-name="Internet_20_link" text:visited-style-name="Visited_20_Internet_20_Link"><text:span text:style-name="T1">4.7. Охрана окружающей среды и общие блага</text:span></text:a></text:p>
      <text:p text:style-name="P10"><text:a xlink:type="simple" xlink:href="#inequality" text:style-name="Internet_20_link" text:visited-style-name="Visited_20_Internet_20_Link"><text:span text:style-name="T1">4.8. Неравенство и прибыль</text:span></text:a></text:p>
      <text:p text:style-name="P10"><text:a xlink:type="simple" xlink:href="#passive_income" text:style-name="Internet_20_link" text:visited-style-name="Visited_20_Internet_20_Link"><text:span text:style-name="T1">4.9. Пассивный доход</text:span></text:a></text:p>
      <text:p text:style-name="P10"><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0"><text:a xlink:type="simple" xlink:href="#money_roles" text:style-name="Internet_20_link" text:visited-style-name="Visited_20_Internet_20_Link"><text:span text:style-name="T1">6.1. Функции денег</text:span></text:a></text:p>
      <text:p text:style-name="P10"><text:a xlink:type="simple" xlink:href="#additional_money" text:style-name="Internet_20_link" text:visited-style-name="Visited_20_Internet_20_Link"><text:span text:style-name="T1">6.2. Дополнительные валюты</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0"><text:a xlink:type="simple" xlink:href="#employment_contract" text:style-name="Internet_20_link" text:visited-style-name="Visited_20_Internet_20_Link"><text:span text:style-name="T1">9.1. Трудовой договор</text:span></text:a></text:p>
      <text:p text:style-name="P10"><text:a xlink:type="simple" xlink:href="#work_agreement" text:style-name="Internet_20_link" text:visited-style-name="Visited_20_Internet_20_Link"><text:span text:style-name="T1">9.2. Договор подряда</text:span></text:a></text:p>
      <text:p text:style-name="P10"><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16"><text:a xlink:type="simple" xlink:href="#labor_union" text:style-name="Internet_20_link" text:visited-style-name="Visited_20_Internet_20_Link"><text:span text:style-name="T1">12. Профсоюзы</text:span></text:a></text:p>
      <text:h text:style-name="P3" text:outline-level="2"><text:bookmark text:name="idm4085"/><text:bookmark text:name="justice_economy"/>1. Экономика и справедливость</text:h>
      <text:p text:style-name="P21"><text:bookmark text:name="idm4090"/>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1">Устройство экономики напрямую не следует из базовых принципов, оно лишь должно: </text:p>
      <text:list xml:id="list2950333973" text:style-name="L51">
        <text:list-item>
          <text:p text:style-name="P53">не противоречить базовым принципам;</text:p>
        </text:list-item>
        <text:list-item>
          <text:p text:style-name="P53">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m7316" text:style-name="Internet_20_link" text:visited-style-name="Visited_20_Internet_20_Link"><text:span text:style-name="T1">Hayek</text:span></text:a><text:span text:style-name="T1">]: </text:span></text:p>
      <text:p text:style-name="P18">\noindent </text:p>
      <text:list xml:id="list2533530900" text:style-name="L52">
        <text:list-item>
          <text:p text:style-name="P19">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0"><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19">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19">главный принцип либерализма сводится к использованию стихийных сил общества по возможности без принуждения;</text:p>
        </text:list-item>
        <text:list-item>
          <text:p text:style-name="P19">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19">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19"><text:soft-page-break/>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3" text:outline-level="2"><text:bookmark text:name="free_market"/>2. Свободный рынок</text:h>
      <text:p text:style-name="P21"><text:bookmark text:name="idm4133"/>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1">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1">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m7351"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3" text:outline-level="2"><text:bookmark text:name="price"/>3. Ценообразование</text:h>
      <text:p text:style-name="Text_20_body"><text:bookmark text:name="idm4154"/><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m7361"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3" text:outline-level="2"><text:bookmark text:name="market_failures"/>4. Проблемы рыночной модели экономики</text:h>
      <text:h text:style-name="P4" text:outline-level="3"><text:bookmark text:name="idm4162"/><text:bookmark text:name="monopolization"/>4.1. Монополизация</text:h>
      <text:p text:style-name="Text_20_body"><text:bookmark text:name="idm4167"/><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7.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1">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1">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1">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1">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1">Вопрос необходимости борьбы с монополиями сложный <text:bookmark text:name="idm4181"/>.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xml:id="list1770042021" text:style-name="L53">
        <text:list-item>
          <text:p text:style-name="P54">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4">Запрет на покупку конкурентов видимо вполне обоснован, хотя я не изучил этот вопрос достаточно глубоко.</text:p>
        </text:list-item>
        <text:list-item>
          <text:p text:style-name="P113"><text:span text:style-name="T1">Не поддерживать монополистов госзакупками (см. </text:span><text:a xlink:type="simple" xlink:href="#tender" text:style-name="Internet_20_link" text:visited-style-name="Visited_20_Internet_20_Link"><text:span text:style-name="T1">Раздел 3.8, «Госзакупки»</text:span></text:a><text:span text:style-name="T1">), если это возможно.</text:span></text:p>
        </text:list-item>
        <text:list-item>
          <text:p text:style-name="P54">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13"><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13"><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13"><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4">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13"><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1">См. также: </text:p>
      <text:list xml:id="list2837020030" text:style-name="L54">
        <text:list-item>
          <text:p text:style-name="P114"><text:a xlink:type="simple" xlink:href="#patents" text:style-name="Internet_20_link" text:visited-style-name="Visited_20_Internet_20_Link"><text:span text:style-name="T1">Раздел 37.1, «Патенты»</text:span></text:a><text:span text:style-name="T1">;</text:span></text:p>
        </text:list-item>
        <text:list-item>
          <text:p text:style-name="P114"><text:a xlink:type="simple" xlink:href="#pirates" text:style-name="Internet_20_link" text:visited-style-name="Visited_20_Internet_20_Link"><text:span text:style-name="T1">Раздел 37, «Цифровое пиратство»</text:span></text:a><text:span text:style-name="T1">.</text:span></text:p>
        </text:list-item>
      </text:list>
      <text:h text:style-name="P4" text:outline-level="3"><text:bookmark text:name="exhausting_competition"/>4.2. Изматывающая конкуренция</text:h>
      <text:p text:style-name="P21"><text:bookmark text:name="idm4221"/>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4" text:outline-level="3"><text:bookmark text:name="overproduction"/>4.3. Перепроизводство и перепотребление</text:h>
      <text:p text:style-name="P21"><text:bookmark text:name="idm4227"/>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1">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4" text:outline-level="3"><text:bookmark text:name="planned_obsolescence"/>4.4. Запланированное устаревание</text:h>
      <text:p text:style-name="P21"><text:bookmark text:name="idm4236"/>Запланированное устаревание — это многогранное понятие, не имеющее строгого определения. Я выделяю четыре аспекта этой проблемы: </text:p>
      <text:list xml:id="list2859457643" text:style-name="L55">
        <text:list-item>
          <text:p text:style-name="P115"><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15"><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15"><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15"><text:span text:style-name="Strong_20_Emphasis"><text:span text:style-name="T1">Отказ от производства запасных частей и расходных материалов.</text:span></text:span></text:p>
        </text:list-item>
      </text:list>
      <text:p text:style-name="P21">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4" text:outline-level="3"><text:bookmark text:name="asymmetrical_information"/>4.5. Асимметричность информации</text:h>
      <text:p text:style-name="Text_20_body"><text:bookmark text:name="idm4261"/><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1">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m4266"/></text:p>
      <text:p text:style-name="P21">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4" text:outline-level="3"><text:bookmark text:name="cycles"/>4.6. Цикличность и кризисы</text:h>
      <text:p text:style-name="P21"><text:bookmark text:name="idm4272"/>Рыночная экономика подвержена регулярным кризисам (циклы Кондратьева, Жюгляра и другие). Хотя вопрос<text:bookmark text:name="idm4275"/> их природы дискуссионный — не факт, что другие экономические модели способны избежать цикличности, не исключено, что такова сама природа прогресса. Но на данный момент считается, что это недостаток рыночной модели экономики, и задача государства — как-то смягчать колебания и их последствия, и вроде бы развитые страны научились при необходимости достаточно хорошо сглаживать такие кризисы. </text:p>
      <text:h text:style-name="P4" text:outline-level="3"><text:bookmark text:name="eco_economy"/>4.7. Охрана окружающей среды и общие блага</text:h>
      <text:p text:style-name="P21"><text:bookmark text:name="idm4280"/>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1">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1">См. также: </text:p>
      <text:list xml:id="list3139398608" text:style-name="L56">
        <text:list-item>
          <text:p text:style-name="P116"><text:a xlink:type="simple" xlink:href="#eco" text:style-name="Internet_20_link" text:visited-style-name="Visited_20_Internet_20_Link"><text:span text:style-name="T1">Раздел 33, «Защита окружающей среды»</text:span></text:a><text:span text:style-name="T1">;</text:span></text:p>
        </text:list-item>
        <text:list-item>
          <text:p text:style-name="P116"><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4" text:outline-level="3"><text:bookmark text:name="inequality"/>4.8. Неравенство и прибыль</text:h>
      <text:p text:style-name="Text_20_body"><text:bookmark text:name="idm4295"/><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1">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m7415"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1">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4" text:outline-level="3"><text:bookmark text:name="passive_income"/>4.9. Пассивный доход</text:h>
      <text:p text:style-name="Text_20_body"><text:bookmark text:name="idm4311"/><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пассивного дохода / ренты.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xml:id="list2696913824" text:style-name="L57">
        <text:list-item>
          <text:p text:style-name="P117"><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17"><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17"><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17"><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17"><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4" text:outline-level="3"><text:bookmark text:name="agriculture"/>4.10. Экономика и сельское хозяйство</text:h>
      <text:p text:style-name="P21"><text:bookmark text:name="idm4342"/>Практически все развитые страны пришли к дотированию сельского хозяйства. Я недостаточно хорошо изучил этот вопрос <text:bookmark text:name="idm4345"/>,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1">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ой безопасности на достаточный для возобновления своего производства срок. Хотя сомнительно, что местное производство может исчезнуть, они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3" text:outline-level="2"><text:bookmark text:name="luxury"/>5. Роскошь</text:h>
      <text:p text:style-name="P21"><text:bookmark text:name="idm4353"/>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1">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1">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м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m4367"/><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3" text:outline-level="2"><text:bookmark text:name="money"/>6. Деньги и кредит</text:h>
      <text:h text:style-name="P4" text:outline-level="3"><text:bookmark text:name="idm4373"/><text:bookmark text:name="money_roles"/>6.1. Функции денег</text:h>
      <text:p text:style-name="P21">Деньги имеют три основных функции. </text:p>
      <text:p text:style-name="P21">Во-первых, это средство обмена. Деньги — универсальная единица, которая выступает удобным посредником при обмене товарами и услугами. </text:p>
      <text:p text:style-name="P21">Во-вторых, деньги — это мерило ценности. Допустим, у нас есть ресурс, которого недостаточно, чтобы распределить между всеми (или, возможно, он и не нужен всем), тогда готовность заплатить за этот ресурс определённую сумму денег есть некоторая оценка нужности этого ресурса данному индивиду. Оценка, конечно, грубая (готовность заплатить зависит ещё и от платёжеспособности), но в масштабах большого общества она наиболее надёжна, ибо не порождает бюрократию с коррупцией. </text:p>
      <text:p text:style-name="P21">В-третьих, деньги — это способ делать накопления, аккумулировать ресурсы для будущих нужд: индивид накапливает средства на свои проекты, на крупные приобретения или потребление после выхода на пенсию, общество аккумулирует деньги для решения общих задач. Есть нюанс — если накапливается наличность, то она выводится из оборота, но некоторый уровень обесценивания денег (инфляции) может стимулировать их инвестирование. </text:p>
      <text:p text:style-name="Text_20_body"><text:span text:style-name="T1">Текущая денежная система вполне справляется с этими задачами при разумной финансовой политике, остальные вопросы находятся за пределами не только финансов, но и экономики в целом (см. </text:span><text:a xlink:type="simple" xlink:href="#moneycentrizm" text:style-name="Internet_20_link" text:visited-style-name="Visited_20_Internet_20_Link"><text:span text:style-name="T1">Раздел 1.2, «Деньгоцентризм»</text:span></text:a><text:span text:style-name="T1">). </text:span></text:p>
      <text:h text:style-name="P4"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которые, видимо, должны быть обязательными к приёму как платёжное средство. Должно быть хотя бы одно универсальное и нейтральное платёжное средство, в ином случае сильно возрастают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обмен. Интересен вопрос регуляции альтернативных денег (например, таких, как хавала или криптовалюты), у меня пока нет видения, что и как нужно регулировать. </text:span><text:bookmark text:name="idm4389"/></text:p>
      <text:h text:style-name="P3" text:outline-level="2"><text:bookmark text:name="foreign_trade"/>7. Международная торговля</text:h>
      <text:p text:style-name="Text_20_body"><text:bookmark text:name="idm4394"/><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3.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3" text:outline-level="2"><text:bookmark text:name="unconditional_basic_income"/>8. Безусловный базовый доход</text:h>
      <text:p text:style-name="P21"><text:bookmark text:name="idm4406"/><text:bookmark text:name="idm4408"/><text:bookmark text:name="idm4410"/>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1">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1">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m4422"/>. </text:p>
      <text:p text:style-name="P21">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3" text:outline-level="2"><text:bookmark text:name="economical_partnership"/>9. Виды экономического сотрудничества</text:h>
      <text:p text:style-name="Text_20_body"><text:bookmark text:name="idm4428"/><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4"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4"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4" text:outline-level="3"><text:bookmark text:name="partnership_agreement"/>9.3. Договор делового партнёрства</text:h>
      <text:p text:style-name="P21">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3" text:outline-level="2"><text:bookmark text:name="job_right"/>10. Права трудящихся</text:h>
      <text:p text:style-name="Text_20_body"><text:bookmark text:name="idm4449"/><text:bookmark text:name="idm4451"/><text:bookmark text:name="idm4453"/><text:a xlink:type="simple" xlink:href="#right_t" text:style-name="Internet_20_link" text:visited-style-name="Visited_20_Internet_20_Link"><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1">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1">См. также: </text:p>
      <text:list xml:id="list33980447" text:style-name="L58">
        <text:list-item>
          <text:p text:style-name="P118"><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18"><text:a xlink:type="simple" xlink:href="#state_day_of_rest" text:style-name="Internet_20_link" text:visited-style-name="Visited_20_Internet_20_Link"><text:span text:style-name="T1">Раздел 18, «Государственные выходные и праздники»</text:span></text:a><text:span text:style-name="T1">.</text:span></text:p>
        </text:list-item>
      </text:list>
      <text:h text:style-name="P3" text:outline-level="2"><text:bookmark text:name="minimum_wage"/>11. Минимальная оплата труда</text:h>
      <text:p text:style-name="P21"><text:bookmark text:name="idm4479"/><text:bookmark text:name="idm4481"/><text:bookmark text:name="idm4483"/>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m4486"/>. Вопрос этот непростой, поэтому требуется пояснение. </text:p>
      <text:p text:style-name="P21">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1">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1">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1">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3" text:outline-level="2"><text:bookmark text:name="labor_union"/>12. Профсоюзы</text:h>
      <text:p text:style-name="P21"><text:bookmark text:name="idm4496"/><text:bookmark text:name="idm4498"/><text:bookmark text:name="idm4500"/>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работодателем. И вполне понятно, что люди вольны объединятся как они пожелают. </text:p>
      <text:p text:style-name="P21">Главная же проблема: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это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Ленина «К деревенской бедноте»: </text:p>
      <text:p text:style-name="P18">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1">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е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хватало на отпуск в теплые страны, а потому, что им нехватало на удовлетворение базовых потребностей.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и причинам, законодательство позволяет трудовым объединениям применять насильственные методы, которым не должно быть место в цивилизованном обществе. Думаю, вполне понятно, что нет причин смешивать экономику и политику, трудовые отношения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ственно, говоря о трудовых союзах, нужно говорить только об экономике. Трудовые отношения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й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е. политических целей. </text:span></text:p>
      <text:p text:style-name="P21">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ия монопольного положения профсоюза судя по всему не очень-то и работает, как утверждает Фридрих Хайек [</text:span><text:a xlink:type="simple" xlink:href="#idm7321"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е. платит зарплату даже если получил убыток, а для этого ему нужно создавать какие-то резервы т.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тся в кооператив и победят в конкурентной борьбе плохих работодателей. Конечно иногда средства производтсва слишком дороги, но опять же - развитая экономика обычно предоставляет много возможностей для поиска инвестиций. </text:span></text:p>
      <text:p text:style-name="P21">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касаются и случая конфликта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2"><text:bookmark text:name="urban"/>Глава 7. Рационально устроенный город</text:p>
      <text:p text:style-name="P22">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0"><text:a xlink:type="simple" xlink:href="#pedestrian" text:style-name="Internet_20_link" text:visited-style-name="Visited_20_Internet_20_Link"><text:span text:style-name="T1">3.1. Удобный для пешеходов</text:span></text:a></text:p>
      <text:p text:style-name="P10"><text:a xlink:type="simple" xlink:href="#thought-out" text:style-name="Internet_20_link" text:visited-style-name="Visited_20_Internet_20_Link"><text:span text:style-name="T1">3.2. Продуманный</text:span></text:a></text:p>
      <text:p text:style-name="P10"><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0"><text:a xlink:type="simple" xlink:href="#safely_located" text:style-name="Internet_20_link" text:visited-style-name="Visited_20_Internet_20_Link"><text:span text:style-name="T1">4.1. Безопасно расположенный</text:span></text:a></text:p>
      <text:p text:style-name="P10"><text:a xlink:type="simple" xlink:href="#reliable" text:style-name="Internet_20_link" text:visited-style-name="Visited_20_Internet_20_Link"><text:span text:style-name="T1">4.2. Надёжный</text:span></text:a></text:p>
      <text:p text:style-name="P10"><text:a xlink:type="simple" xlink:href="#self-sufficient" text:style-name="Internet_20_link" text:visited-style-name="Visited_20_Internet_20_Link"><text:span text:style-name="T1">4.3. Самодостаточный</text:span></text:a></text:p>
      <text:p text:style-name="P10"><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0"><text:a xlink:type="simple" xlink:href="#scaleable" text:style-name="Internet_20_link" text:visited-style-name="Visited_20_Internet_20_Link"><text:span text:style-name="T1">6.1. Масштабируемый</text:span></text:a></text:p>
      <text:p text:style-name="P10"><text:a xlink:type="simple" xlink:href="#no_cars" text:style-name="Internet_20_link" text:visited-style-name="Visited_20_Internet_20_Link"><text:span text:style-name="T1">6.2. Безавтомобильный</text:span></text:a></text:p>
      <text:p text:style-name="P10"><text:a xlink:type="simple" xlink:href="#modern" text:style-name="Internet_20_link" text:visited-style-name="Visited_20_Internet_20_Link"><text:span text:style-name="T1">6.3. Актуальный/Современный</text:span></text:a></text:p>
      <text:p text:style-name="P12"><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0"><text:a xlink:type="simple" xlink:href="#statue" text:style-name="Internet_20_link" text:visited-style-name="Visited_20_Internet_20_Link"><text:span text:style-name="T1">7.1. Памятники</text:span></text:a></text:p>
      <text:p text:style-name="P10"><text:a xlink:type="simple" xlink:href="#addressing" text:style-name="Internet_20_link" text:visited-style-name="Visited_20_Internet_20_Link"><text:span text:style-name="T1">7.2. Адресация</text:span></text:a></text:p>
      <text:p text:style-name="P11"><text:a xlink:type="simple" xlink:href="#ghetto" text:style-name="Internet_20_link" text:visited-style-name="Visited_20_Internet_20_Link"><text:span text:style-name="T1">7.3. Гетто</text:span></text:a></text:p>
      <text:p text:style-name="P21"><text:bookmark text:name="idm4520"/>Большинство авторитетов в области экономики и социологии полагает организацию типа города немыслимой не только с экономической, но и с социологической, и психологической точек зрения. Никакое существо с высокоразвитой нервной системой, необходимой для создания культуры, подчёркивают они, не могло бы выжить в столь тесных рамках. По мнению упомянутых авторитетов, такой опыт привёл бы к массовым неврозам, которые в короткий срок погубили бы построившую город цивилизацию.</text:p>
      <text:p text:style-name="Text_20_body">—<text:span text:style-name="T1">К. Саймак. Город</text:span></text:p>
      <text:p text:style-name="P21">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text:p>
      <text:h text:style-name="P3" text:outline-level="2"><text:bookmark text:name="self-managed"/>1. Удобный для самоуправления</text:h>
      <text:p text:style-name="P21"><text:bookmark text:name="idm4529"/><text:bookmark text:name="idm4531"/>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1">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1">Следующий уровень иерархии должен строиться из опидумов, и, вероятно, объединения должны включать число опидумов, близкое к числу Данбара. </text:p>
      <text:h text:style-name="P3" text:outline-level="2"><text:bookmark text:name="lossless"/>2. Экономически эффективный</text:h>
      <text:p text:style-name="P21"><text:bookmark text:name="idm4543"/><text:bookmark text:name="idm4545"/><text:soft-page-break/>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1">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1">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m4555"/><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1">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1">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3" text:outline-level="2"><text:bookmark text:name="comfortable"/>3. Комфортный и уютный</text:h>
      <text:p text:style-name="Text_20_body"><text:bookmark text:name="idm4563"/><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1">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1">Для низкоскоростного транспорта вроде велосипедов организована удобная инфраструктура. </text:p>
      <text:p text:style-name="P21">Для поездок на дальние расстояния — скоростной транспорт. </text:p>
      <text:p text:style-name="P21">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1">У жилых домов должны быть внутренние дворы, через которые не ходят и не ездят транзитом, скорее всего, это дома в виде квадрата или буквы П. </text:p>
      <text:p text:style-name="P21">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2,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1">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m4591"/><text:span text:style-name="T1">. </text:span></text:p>
      <text:h text:style-name="P4" text:outline-level="3"><text:bookmark text:name="pedestrian"/>3.1. Удобный для пешеходов</text:h>
      <text:p text:style-name="Text_20_body"><text:bookmark text:name="idm4596"/><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xml:id="list926082129" text:style-name="L59">
        <text:list-item>
          <text:p text:style-name="P55">детский сад;</text:p>
        </text:list-item>
        <text:list-item>
          <text:p text:style-name="P55">школа;</text:p>
        </text:list-item>
        <text:list-item>
          <text:p text:style-name="P55">физкультурно-оздоровительный центр — бассейн, тренажёрный зал, стадион, баня и т. п.;</text:p>
        </text:list-item>
        <text:list-item>
          <text:p text:style-name="P55">медицинский пункт;</text:p>
        </text:list-item>
        <text:list-item>
          <text:p text:style-name="P55">столовая;</text:p>
        </text:list-item>
        <text:list-item>
          <text:p text:style-name="P55">магазин;</text:p>
        </text:list-item>
        <text:list-item>
          <text:p text:style-name="P55">почтамат / пункт самовывоза;</text:p>
        </text:list-item>
        <text:list-item>
          <text:p text:style-name="P55">общественный туалет;</text:p>
        </text:list-item>
        <text:list-item>
          <text:p text:style-name="P55">парк / сквер с водоёмом (он же резервный источник воды и пожарный водоём);</text:p>
        </text:list-item>
        <text:list-item>
          <text:p text:style-name="P55">место для общественных собраний местного масштаба;</text:p>
        </text:list-item>
        <text:list-item>
          <text:p text:style-name="P55">место для выгула домашних животных;</text:p>
        </text:list-item>
        <text:list-item>
          <text:p text:style-name="P55">общественная/кооперативная или частная мастерская (чтобы не нуждаться в личной мастерской, которая большинству нужна редко);</text:p>
        </text:list-item>
        <text:list-item>
          <text:p text:style-name="P119"><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1">Кроме того, нужно предусмотреть пространство для так называемого третьего места и аналога уголка ораторов Гайд-парка. </text:p>
      <text:p text:style-name="P21">Некоторые объекты могут быть расположены немного дальше: </text:p>
      <text:list xml:id="list2867041272" text:style-name="L60">
        <text:list-item>
          <text:p text:style-name="P56">тир (для военной подготовки);</text:p>
        </text:list-item>
        <text:list-item>
          <text:p text:style-name="P56">место для постройки зданий и сооружения для бизнес-нужд (офисы, цеха, склады, парковки и т. п.).</text:p>
        </text:list-item>
      </text:list>
      <text:p text:style-name="P21">Также необходимы: </text:p>
      <text:list xml:id="list1392642260" text:style-name="L61">
        <text:list-item>
          <text:p text:style-name="P57">место для проведения шумных мероприятий вроде концертов, удалённое от жилья;</text:p>
        </text:list-item>
        <text:list-item>
          <text:p text:style-name="P57">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4" text:outline-level="3"><text:bookmark text:name="thought-out"/>3.2. Продуманный</text:h>
      <text:p text:style-name="P21"><text:bookmark text:name="idm4647"/>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1">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1">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1">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1">Интересны в этом плане стандарты развитых стран вроде Швейцарии — можно многое взять готовым и сразу использовать. </text:p>
      <text:p text:style-name="P21">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4" text:outline-level="3"><text:bookmark text:name="low-rise"/>3.3. Малоэтажный</text:h>
      <text:p text:style-name="P21"><text:bookmark text:name="idm4662"/>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xml:id="list3642075369" text:style-name="L62">
        <text:list-item>
          <text:p text:style-name="P120"><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m7336"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m4678"/><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m4680"/><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20"><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20"><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20"><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20"><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20"><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20"><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3" text:outline-level="2"><text:bookmark text:name="safe"/>4. Безопасный</text:h>
      <text:h text:style-name="P4" text:outline-level="3"><text:bookmark text:name="idm4705"/><text:bookmark text:name="safely_located"/>4.1. Безопасно расположенный</text:h>
      <text:p text:style-name="P21"><text:bookmark text:name="idm4710"/>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1">Понятно, что уже существующие города не переместить, но общественные правила и решения должны стимулировать селиться в более безопасных местах. </text:p>
      <text:h text:style-name="P4" text:outline-level="3"><text:bookmark text:name="reliable"/>4.2. Надёжный</text:h>
      <text:p text:style-name="P21"><text:bookmark text:name="idm4717"/>Надёжность — это качество и запас прочности/мощности инфраструктуры, например, ливнёвая канализация должна быть рассчитана не на грибной дождик. </text:p>
      <text:p text:style-name="P21">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xml:id="list865855072" text:style-name="L63">
        <text:list-item>
          <text:p text:style-name="P58">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21"><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1">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4" text:outline-level="3"><text:bookmark text:name="self-sufficient"/>4.3. Самодостаточный</text:h>
      <text:p text:style-name="Text_20_body"><text:bookmark text:name="idm4733"/><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4" text:outline-level="3"><text:bookmark text:name="safely_designed"/>4.4. Безопасно организованный</text:h>
      <text:p text:style-name="Text_20_body"><text:bookmark text:name="idm4742"/><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1">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3" text:outline-level="2"><text:bookmark text:name="ecological"/>5. Экологичный</text:h>
      <text:p text:style-name="Text_20_body"><text:bookmark text:name="idm4750"/><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1">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3" text:outline-level="2"><text:bookmark text:name="developing"/>6. Развивающийся</text:h>
      <text:p text:style-name="P21"><text:bookmark text:name="idm4759"/>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4" text:outline-level="3"><text:bookmark text:name="scaleable"/>6.1. Масштабируемый</text:h>
      <text:p text:style-name="P21"><text:bookmark text:name="idm4769"/>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1">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m4773"/>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1">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m4776"/></text:p>
      <text:h text:style-name="P4" text:outline-level="3"><text:bookmark text:name="no_cars"/>6.2. Безавтомобильный</text:h>
      <text:p text:style-name="Text_20_body"><text:bookmark text:name="idm4781"/><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1">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1">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1">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4" text:outline-level="3"><text:bookmark text:name="modern"/>6.3. Актуальный/Современный</text:h>
      <text:p text:style-name="P21"><text:bookmark text:name="idm4798"/>Историческое наследие не должно мешать развитию — наследие нужно беречь как память, а не пытаться жить в прошлом. А для того чтобы сохранить память, не нужно консервировать весь город, если бы так делали с древних времён, то центры городов состояли бы из всяких землянок и шатров из шкур. </text:p>
      <text:p text:style-name="P21">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1">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1">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6" text:outline-level="4"><text:bookmark text:name="historical_value"/>6.3.1. Критерии определения исторической ценности</text:h>
      <text:p text:style-name="P21"><text:bookmark text:name="idm4807"/>Важно понимать, что не всё старое является ценностью, ниже я попытался собрать критерии для оценки исторической ценности. </text:p>
      <text:list xml:id="list2552291816" text:style-name="L64">
        <text:list-item>
          <text:p text:style-name="P59">Древность — возраст объекта, разделённый на время от момента появления первых объектов такого класса.</text:p>
        </text:list-item>
        <text:list-item>
          <text:p text:style-name="P59">Информированность о технологиях того времени (насколько хорошо мы знаем, как создавался объект).</text:p>
        </text:list-item>
        <text:list-item>
          <text:p text:style-name="P59">Уникальность.</text:p>
        </text:list-item>
        <text:list-item>
          <text:p text:style-name="P59">Сохранность.</text:p>
        </text:list-item>
        <text:list-item>
          <text:p text:style-name="P59">Связанность с ключевыми историческими событиями.</text:p>
        </text:list-item>
        <text:list-item>
          <text:p text:style-name="P59">Сложность создания при технологиях той эпохи.</text:p>
        </text:list-item>
      </text:list>
      <text:p text:style-name="P21">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3" text:outline-level="2"><text:bookmark text:name="politically_neutral"/>7. Политически нейтральный</text:h>
      <text:p text:style-name="P21"><text:bookmark text:name="idm4827"/><text:bookmark text:name="idm4829"/>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4"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4" text:outline-level="3"><text:bookmark text:name="addressing"/>7.2. Адресация</text:h>
      <text:p text:style-name="P21">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m4841"/>,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4" text:outline-level="3"><text:bookmark text:name="ghetto"/>7.3. Гетто</text:h>
      <text:p text:style-name="P21">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m4848"/><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2"><text:bookmark text:name="faq"/>Глава 8. Частные и частые вопросы</text:p>
      <text:p text:style-name="P22">Содержание</text:p>
      <text:p text:style-name="List_20_Heading"><text:a xlink:type="simple" xlink:href="#childhood" text:style-name="Internet_20_link" text:visited-style-name="Visited_20_Internet_20_Link"><text:span text:style-name="T1">1. Защита детства</text:span></text:a></text:p>
      <text:p text:style-name="P10"><text:a xlink:type="simple" xlink:href="#wedlock" text:style-name="Internet_20_link" text:visited-style-name="Visited_20_Internet_20_Link"><text:span text:style-name="T1">1.1. Брак и семья</text:span></text:a></text:p>
      <text:p text:style-name="P10"><text:a xlink:type="simple" xlink:href="#juvenile_justice" text:style-name="Internet_20_link" text:visited-style-name="Visited_20_Internet_20_Link"><text:span text:style-name="T1">1.2. Ювенальная юстиция</text:span></text:a></text:p>
      <text:p text:style-name="P10"><text:a xlink:type="simple" xlink:href="#abortion" text:style-name="Internet_20_link" text:visited-style-name="Visited_20_Internet_20_Link"><text:span text:style-name="T1">1.3. Аборты</text:span></text:a></text:p>
      <text:p text:style-name="P10"><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0"><text:a xlink:type="simple" xlink:href="#children_corporal_punishment" text:style-name="Internet_20_link" text:visited-style-name="Visited_20_Internet_20_Link"><text:span text:style-name="T1">1.5. Телесные наказания детей</text:span></text:a></text:p>
      <text:p text:style-name="P10"><text:a xlink:type="simple" xlink:href="#overprotective_parenting" text:style-name="Internet_20_link" text:visited-style-name="Visited_20_Internet_20_Link"><text:span text:style-name="T1">1.6. Гиперопека</text:span></text:a></text:p>
      <text:p text:style-name="List_20_Heading"><text:a xlink:type="simple" xlink:href="#it" text:style-name="Internet_20_link" text:visited-style-name="Visited_20_Internet_20_Link"><text:span text:style-name="T1">2. Информационные технологии на службе обществу</text:span></text:a></text:p>
      <text:p text:style-name="P10"><text:a xlink:type="simple" xlink:href="#platform" text:style-name="Internet_20_link" text:visited-style-name="Visited_20_Internet_20_Link"><text:span text:style-name="T1">2.1. Платформа</text:span></text:a></text:p>
      <text:p text:style-name="P10"><text:a xlink:type="simple" xlink:href="#network" text:style-name="Internet_20_link" text:visited-style-name="Visited_20_Internet_20_Link"><text:span text:style-name="T1">2.2. Сеть</text:span></text:a></text:p>
      <text:p text:style-name="P10"><text:a xlink:type="simple" xlink:href="#id" text:style-name="Internet_20_link" text:visited-style-name="Visited_20_Internet_20_Link"><text:span text:style-name="T1">2.3. Идентификация пользователей</text:span></text:a></text:p>
      <text:p text:style-name="P10"><text:a xlink:type="simple" xlink:href="#decision_making" text:style-name="Internet_20_link" text:visited-style-name="Visited_20_Internet_20_Link"><text:span text:style-name="T1">2.4. Система поддержки принятия решений</text:span></text:a></text:p>
      <text:p text:style-name="P10"><text:a xlink:type="simple" xlink:href="#messenger" text:style-name="Internet_20_link" text:visited-style-name="Visited_20_Internet_20_Link"><text:span text:style-name="T1">2.5. Система обмена сообщениями</text:span></text:a></text:p>
      <text:p text:style-name="P10"><text:a xlink:type="simple" xlink:href="#social_network" text:style-name="Internet_20_link" text:visited-style-name="Visited_20_Internet_20_Link"><text:span text:style-name="T1">2.6. Социальная сеть</text:span></text:a></text:p>
      <text:p text:style-name="List_20_Heading"><text:a xlink:type="simple" xlink:href="#foreign_relations" text:style-name="Internet_20_link" text:visited-style-name="Visited_20_Internet_20_Link"><text:span text:style-name="T1">3. Международные отношения</text:span></text:a></text:p>
      <text:p text:style-name="P10"><text:a xlink:type="simple" xlink:href="#neutrality" text:style-name="Internet_20_link" text:visited-style-name="Visited_20_Internet_20_Link"><text:span text:style-name="T1">3.1. Нейтралитет</text:span></text:a></text:p>
      <text:p text:style-name="P12"><text:a xlink:type="simple" xlink:href="#borders" text:style-name="Internet_20_link" text:visited-style-name="Visited_20_Internet_20_Link"><text:span text:style-name="T3">3.1.1. Незыблемость границ</text:span></text:a></text:p>
      <text:p text:style-name="P12"><text:a xlink:type="simple" xlink:href="#legitimus" text:style-name="Internet_20_link" text:visited-style-name="Visited_20_Internet_20_Link"><text:span text:style-name="T3">3.1.2. Легитимность</text:span></text:a></text:p>
      <text:p text:style-name="P12"><text:a xlink:type="simple" xlink:href="#sanction" text:style-name="Internet_20_link" text:visited-style-name="Visited_20_Internet_20_Link"><text:span text:style-name="T3">3.1.3. Санкции</text:span></text:a></text:p>
      <text:p text:style-name="P12"><text:a xlink:type="simple" xlink:href="#guns_trade" text:style-name="Internet_20_link" text:visited-style-name="Visited_20_Internet_20_Link"><text:span text:style-name="T3">3.1.4. Продажа оружия другим государствам</text:span></text:a></text:p>
      <text:p text:style-name="P10"><text:a xlink:type="simple" xlink:href="#external_debt" text:style-name="Internet_20_link" text:visited-style-name="Visited_20_Internet_20_Link"><text:span text:style-name="T1">3.2. Внешние государственные кредиты</text:span></text:a></text:p>
      <text:p text:style-name="P10"><text:a xlink:type="simple" xlink:href="#self-determination" text:style-name="Internet_20_link" text:visited-style-name="Visited_20_Internet_20_Link"><text:span text:style-name="T1">3.3. Право на самоопределение</text:span></text:a></text:p>
      <text:p text:style-name="P10"><text:a xlink:type="simple" xlink:href="#war" text:style-name="Internet_20_link" text:visited-style-name="Visited_20_Internet_20_Link"><text:span text:style-name="T1">3.4. Война</text:span></text:a></text:p>
      <text:p text:style-name="P10"><text:a xlink:type="simple" xlink:href="#help" text:style-name="Internet_20_link" text:visited-style-name="Visited_20_Internet_20_Link"><text:span text:style-name="T1">3.5. О помощи развивающимся странам</text:span></text:a></text:p>
      <text:p text:style-name="P10"><text:a xlink:type="simple" xlink:href="#offshore_territory" text:style-name="Internet_20_link" text:visited-style-name="Visited_20_Internet_20_Link"><text:span text:style-name="T1">3.6. Офшоры</text:span></text:a></text:p>
      <text:p text:style-name="P10"><text:a xlink:type="simple" xlink:href="#extradition" text:style-name="Internet_20_link" text:visited-style-name="Visited_20_Internet_20_Link"><text:span text:style-name="T1">3.7. Экстрадиция</text:span></text:a></text:p>
      <text:p text:style-name="P10"><text:a xlink:type="simple" xlink:href="#refugees" text:style-name="Internet_20_link" text:visited-style-name="Visited_20_Internet_20_Link"><text:span text:style-name="T1">3.8. Беженцы</text:span></text:a></text:p>
      <text:p text:style-name="List_20_Heading"><text:a xlink:type="simple" xlink:href="#near_sex" text:style-name="Internet_20_link" text:visited-style-name="Visited_20_Internet_20_Link"><text:span text:style-name="T1">4. Сексуальные вопросы</text:span></text:a></text:p>
      <text:p text:style-name="P10"><text:a xlink:type="simple" xlink:href="#gender" text:style-name="Internet_20_link" text:visited-style-name="Visited_20_Internet_20_Link"><text:span text:style-name="T1">4.1. Пол и гендер</text:span></text:a></text:p>
      <text:p text:style-name="P10"><text:a xlink:type="simple" xlink:href="#homosexual" text:style-name="Internet_20_link" text:visited-style-name="Visited_20_Internet_20_Link"><text:span text:style-name="T1">4.2. Сексуальная ориентация</text:span></text:a></text:p>
      <text:p text:style-name="P10"><text:a xlink:type="simple" xlink:href="#sex" text:style-name="Internet_20_link" text:visited-style-name="Visited_20_Internet_20_Link"><text:span text:style-name="T1">4.3. Секс</text:span></text:a></text:p>
      <text:p text:style-name="P10"><text:a xlink:type="simple" xlink:href="#consent_age" text:style-name="Internet_20_link" text:visited-style-name="Visited_20_Internet_20_Link"><text:span text:style-name="T1">4.4. Возраст согласия</text:span></text:a></text:p>
      <text:p text:style-name="P10"><text:a xlink:type="simple" xlink:href="#prostitution" text:style-name="Internet_20_link" text:visited-style-name="Visited_20_Internet_20_Link"><text:span text:style-name="T1">4.5. Проституция</text:span></text:a></text:p>
      <text:p text:style-name="P10"><text:a xlink:type="simple" xlink:href="#porn" text:style-name="Internet_20_link" text:visited-style-name="Visited_20_Internet_20_Link"><text:span text:style-name="T1">4.6. Порнография</text:span></text:a></text:p>
      <text:p text:style-name="P10"><text:a xlink:type="simple" xlink:href="#rape" text:style-name="Internet_20_link" text:visited-style-name="Visited_20_Internet_20_Link"><text:span text:style-name="T1">4.7. Сексуальное насилие</text:span></text:a></text:p>
      <text:p text:style-name="List_20_Heading"><text:a xlink:type="simple" xlink:href="#constitution" text:style-name="Internet_20_link" text:visited-style-name="Visited_20_Internet_20_Link"><text:span text:style-name="T1">5. Конституция</text:span></text:a></text:p>
      <text:p text:style-name="List_20_Heading"><text:a xlink:type="simple" xlink:href="#memento_mori" text:style-name="Internet_20_link" text:visited-style-name="Visited_20_Internet_20_Link"><text:span text:style-name="T1">6. Memento mori</text:span></text:a></text:p>
      <text:p text:style-name="List_20_Heading"><text:a xlink:type="simple" xlink:href="#private_investigation" text:style-name="Internet_20_link" text:visited-style-name="Visited_20_Internet_20_Link"><text:span text:style-name="T1">7. Частный сыск</text:span></text:a></text:p>
      <text:p text:style-name="List_20_Heading"><text:a xlink:type="simple" xlink:href="#private_prisons" text:style-name="Internet_20_link" text:visited-style-name="Visited_20_Internet_20_Link"><text:span text:style-name="T1">8. Частные тюрьмы</text:span></text:a></text:p>
      <text:p text:style-name="List_20_Heading"><text:a xlink:type="simple" xlink:href="#moral_damage" text:style-name="Internet_20_link" text:visited-style-name="Visited_20_Internet_20_Link"><text:span text:style-name="T1">9. Моральный ущерб</text:span></text:a></text:p>
      <text:p text:style-name="List_20_Heading"><text:a xlink:type="simple" xlink:href="#terror" text:style-name="Internet_20_link" text:visited-style-name="Visited_20_Internet_20_Link"><text:span text:style-name="T1">10. Терроризм</text:span></text:a></text:p>
      <text:p text:style-name="List_20_Heading"><text:a xlink:type="simple" xlink:href="#extremism" text:style-name="Internet_20_link" text:visited-style-name="Visited_20_Internet_20_Link"><text:span text:style-name="T1">11. Экстремизм</text:span></text:a></text:p>
      <text:p text:style-name="List_20_Heading"><text:a xlink:type="simple" xlink:href="#cannibalism" text:style-name="Internet_20_link" text:visited-style-name="Visited_20_Internet_20_Link"><text:span text:style-name="T1">12. Каннибализм</text:span></text:a></text:p>
      <text:p text:style-name="List_20_Heading"><text:a xlink:type="simple" xlink:href="#safety_theater" text:style-name="Internet_20_link" text:visited-style-name="Visited_20_Internet_20_Link"><text:span text:style-name="T1">13. Театр безопасности</text:span></text:a></text:p>
      <text:p text:style-name="List_20_Heading"><text:a xlink:type="simple" xlink:href="#migrants" text:style-name="Internet_20_link" text:visited-style-name="Visited_20_Internet_20_Link"><text:span text:style-name="T1">14. Мигранты</text:span></text:a></text:p>
      <text:p text:style-name="List_20_Heading"><text:a xlink:type="simple" xlink:href="#religion" text:style-name="Internet_20_link" text:visited-style-name="Visited_20_Internet_20_Link"><text:span text:style-name="T1">15. Религия</text:span></text:a></text:p>
      <text:p text:style-name="P10"><text:a xlink:type="simple" xlink:href="#secular_state" text:style-name="Internet_20_link" text:visited-style-name="Visited_20_Internet_20_Link"><text:span text:style-name="T1">15.1. Что есть светское государство</text:span></text:a></text:p>
      <text:p text:style-name="P10"><text:a xlink:type="simple" xlink:href="#sect" text:style-name="Internet_20_link" text:visited-style-name="Visited_20_Internet_20_Link"><text:span text:style-name="T1">15.2. Секты</text:span></text:a></text:p>
      <text:p text:style-name="List_20_Heading"><text:a xlink:type="simple" xlink:href="#pseudoscientific_services" text:style-name="Internet_20_link" text:visited-style-name="Visited_20_Internet_20_Link"><text:span text:style-name="T1">16. Лженаучные услуги</text:span></text:a></text:p>
      <text:p text:style-name="List_20_Heading"><text:a xlink:type="simple" xlink:href="#slaves_of_machine" text:style-name="Internet_20_link" text:visited-style-name="Visited_20_Internet_20_Link"><text:span text:style-name="T1">17. Принятие ключевых решений</text:span></text:a></text:p>
      <text:p text:style-name="List_20_Heading"><text:a xlink:type="simple" xlink:href="#state_day_of_rest" text:style-name="Internet_20_link" text:visited-style-name="Visited_20_Internet_20_Link"><text:span text:style-name="T1">18. Государственные выходные и праздники</text:span></text:a></text:p>
      <text:p text:style-name="List_20_Heading"><text:soft-page-break/><text:a xlink:type="simple" xlink:href="#ceremony" text:style-name="Internet_20_link" text:visited-style-name="Visited_20_Internet_20_Link"><text:span text:style-name="T1">19. Общественные церемонии</text:span></text:a></text:p>
      <text:p text:style-name="List_20_Heading"><text:a xlink:type="simple" xlink:href="#state_rewards" text:style-name="Internet_20_link" text:visited-style-name="Visited_20_Internet_20_Link"><text:span text:style-name="T1">20. Государственные награды</text:span></text:a></text:p>
      <text:p text:style-name="List_20_Heading"><text:a xlink:type="simple" xlink:href="#media" text:style-name="Internet_20_link" text:visited-style-name="Visited_20_Internet_20_Link"><text:span text:style-name="T1">21. СМИ</text:span></text:a></text:p>
      <text:p text:style-name="List_20_Heading"><text:a xlink:type="simple" xlink:href="#advertising" text:style-name="Internet_20_link" text:visited-style-name="Visited_20_Internet_20_Link"><text:span text:style-name="T1">22. Реклама</text:span></text:a></text:p>
      <text:p text:style-name="List_20_Heading"><text:a xlink:type="simple" xlink:href="#censorship" text:style-name="Internet_20_link" text:visited-style-name="Visited_20_Internet_20_Link"><text:span text:style-name="T1">23. Цензура</text:span></text:a></text:p>
      <text:p text:style-name="P10"><text:a xlink:type="simple" xlink:href="#network_anonymity" text:style-name="Internet_20_link" text:visited-style-name="Visited_20_Internet_20_Link"><text:span text:style-name="T1">23.1. Анонимность в сети</text:span></text:a></text:p>
      <text:p text:style-name="P10"><text:a xlink:type="simple" xlink:href="#propaganda" text:style-name="Internet_20_link" text:visited-style-name="Visited_20_Internet_20_Link"><text:span text:style-name="T1">23.2. Защита от пропаганды</text:span></text:a></text:p>
      <text:p text:style-name="List_20_Heading"><text:a xlink:type="simple" xlink:href="#vaccination" text:style-name="Internet_20_link" text:visited-style-name="Visited_20_Internet_20_Link"><text:span text:style-name="T1">24. Прививки</text:span></text:a></text:p>
      <text:p text:style-name="List_20_Heading"><text:a xlink:type="simple" xlink:href="#mendicancy" text:style-name="Internet_20_link" text:visited-style-name="Visited_20_Internet_20_Link"><text:span text:style-name="T1">25. Попрошайничество</text:span></text:a></text:p>
      <text:p text:style-name="List_20_Heading"><text:a xlink:type="simple" xlink:href="#nudism" text:style-name="Internet_20_link" text:visited-style-name="Visited_20_Internet_20_Link"><text:span text:style-name="T1">26. Дресс-код и нудизм</text:span></text:a></text:p>
      <text:p text:style-name="List_20_Heading"><text:a xlink:type="simple" xlink:href="#discrimination" text:style-name="Internet_20_link" text:visited-style-name="Visited_20_Internet_20_Link"><text:span text:style-name="T1">27. Дискриминация</text:span></text:a></text:p>
      <text:p text:style-name="P10"><text:a xlink:type="simple" xlink:href="#official_discrimination" text:style-name="Internet_20_link" text:visited-style-name="Visited_20_Internet_20_Link"><text:span text:style-name="T1">27.1. Официальная дискриминация</text:span></text:a></text:p>
      <text:p text:style-name="P10"><text:a xlink:type="simple" xlink:href="#private_discrimination" text:style-name="Internet_20_link" text:visited-style-name="Visited_20_Internet_20_Link"><text:span text:style-name="T1">27.2. Частная дискриминация</text:span></text:a></text:p>
      <text:p text:style-name="P10"><text:a xlink:type="simple" xlink:href="#positive_discrimination" text:style-name="Internet_20_link" text:visited-style-name="Visited_20_Internet_20_Link"><text:span text:style-name="T1">27.3. Позитивная дискриминация</text:span></text:a></text:p>
      <text:p text:style-name="P10"><text:a xlink:type="simple" xlink:href="#fantom_discrimination" text:style-name="Internet_20_link" text:visited-style-name="Visited_20_Internet_20_Link"><text:span text:style-name="T1">27.4. Фантомная дискриминация</text:span></text:a></text:p>
      <text:p text:style-name="List_20_Heading"><text:a xlink:type="simple" xlink:href="#exslaves" text:style-name="Internet_20_link" text:visited-style-name="Visited_20_Internet_20_Link"><text:span text:style-name="T1">28. Вина за поступки предков</text:span></text:a></text:p>
      <text:p text:style-name="List_20_Heading"><text:a xlink:type="simple" xlink:href="#legacy" text:style-name="Internet_20_link" text:visited-style-name="Visited_20_Internet_20_Link"><text:span text:style-name="T1">29. Наследство</text:span></text:a></text:p>
      <text:p text:style-name="List_20_Heading"><text:a xlink:type="simple" xlink:href="#drugs" text:style-name="Internet_20_link" text:visited-style-name="Visited_20_Internet_20_Link"><text:span text:style-name="T1">30. Наркотики</text:span></text:a></text:p>
      <text:p text:style-name="P10"><text:a xlink:type="simple" xlink:href="#anti_drugs" text:style-name="Internet_20_link" text:visited-style-name="Visited_20_Internet_20_Link"><text:span text:style-name="T1">30.1. Антинаркотическая программа</text:span></text:a></text:p>
      <text:p text:style-name="List_20_Heading"><text:a xlink:type="simple" xlink:href="#games_of_chance" text:style-name="Internet_20_link" text:visited-style-name="Visited_20_Internet_20_Link"><text:span text:style-name="T1">31. Азартные игры</text:span></text:a></text:p>
      <text:p text:style-name="List_20_Heading"><text:a xlink:type="simple" xlink:href="#gun" text:style-name="Internet_20_link" text:visited-style-name="Visited_20_Internet_20_Link"><text:span text:style-name="T1">32. Оружие</text:span></text:a></text:p>
      <text:p text:style-name="List_20_Heading"><text:a xlink:type="simple" xlink:href="#eco" text:style-name="Internet_20_link" text:visited-style-name="Visited_20_Internet_20_Link"><text:span text:style-name="T1">33. Защита окружающей среды</text:span></text:a></text:p>
      <text:p text:style-name="List_20_Heading"><text:a xlink:type="simple" xlink:href="#nonsapiens" text:style-name="Internet_20_link" text:visited-style-name="Visited_20_Internet_20_Link"><text:span text:style-name="T1">34. Защита животных</text:span></text:a></text:p>
      <text:p text:style-name="P10"><text:a xlink:type="simple" xlink:href="#pets" text:style-name="Internet_20_link" text:visited-style-name="Visited_20_Internet_20_Link"><text:span text:style-name="T1">34.1. Животные как домашние питомцы</text:span></text:a></text:p>
      <text:p text:style-name="P10"><text:a xlink:type="simple" xlink:href="#animals" text:style-name="Internet_20_link" text:visited-style-name="Visited_20_Internet_20_Link"><text:span text:style-name="T1">34.2. Дикие и бродячие животные</text:span></text:a></text:p>
      <text:p text:style-name="P10"><text:a xlink:type="simple" xlink:href="#dogs" text:style-name="Internet_20_link" text:visited-style-name="Visited_20_Internet_20_Link"><text:span text:style-name="T1">34.3. Служебные животные</text:span></text:a></text:p>
      <text:p text:style-name="P10"><text:a xlink:type="simple" xlink:href="#meat" text:style-name="Internet_20_link" text:visited-style-name="Visited_20_Internet_20_Link"><text:span text:style-name="T1">34.4. Животные как источник пищи и материалов</text:span></text:a></text:p>
      <text:p text:style-name="P10"><text:a xlink:type="simple" xlink:href="#zoophilia" text:style-name="Internet_20_link" text:visited-style-name="Visited_20_Internet_20_Link"><text:span text:style-name="T1">34.5. Зоофилия</text:span></text:a></text:p>
      <text:p text:style-name="P10"><text:a xlink:type="simple" xlink:href="#flayerism" text:style-name="Internet_20_link" text:visited-style-name="Visited_20_Internet_20_Link"><text:span text:style-name="T1">34.6. Жестокое обращение с животными</text:span></text:a></text:p>
      <text:p text:style-name="List_20_Heading"><text:a xlink:type="simple" xlink:href="#cremation" text:style-name="Internet_20_link" text:visited-style-name="Visited_20_Internet_20_Link"><text:span text:style-name="T1">35. Захоронение тел</text:span></text:a></text:p>
      <text:p text:style-name="List_20_Heading"><text:a xlink:type="simple" xlink:href="#sport" text:style-name="Internet_20_link" text:visited-style-name="Visited_20_Internet_20_Link"><text:span text:style-name="T1">36. Спорт</text:span></text:a></text:p>
      <text:p text:style-name="List_20_Heading"><text:a xlink:type="simple" xlink:href="#pirates" text:style-name="Internet_20_link" text:visited-style-name="Visited_20_Internet_20_Link"><text:span text:style-name="T1">37. Цифровое пиратство</text:span></text:a></text:p>
      <text:p text:style-name="P10"><text:a xlink:type="simple" xlink:href="#patents" text:style-name="Internet_20_link" text:visited-style-name="Visited_20_Internet_20_Link"><text:span text:style-name="T1">37.1. Патенты</text:span></text:a></text:p>
      <text:p text:style-name="P10"><text:a xlink:type="simple" xlink:href="#media_pirates" text:style-name="Internet_20_link" text:visited-style-name="Visited_20_Internet_20_Link"><text:span text:style-name="T1">37.2. Распространение развлекательного контента. Компромиссный вариант</text:span></text:a></text:p>
      <text:p text:style-name="P10"><text:a xlink:type="simple" xlink:href="#names" text:style-name="Internet_20_link" text:visited-style-name="Visited_20_Internet_20_Link"><text:span text:style-name="T1">37.3. Средства индивидуализации</text:span></text:a></text:p>
      <text:p text:style-name="P16"><text:a xlink:type="simple" xlink:href="#culture" text:style-name="Internet_20_link" text:visited-style-name="Visited_20_Internet_20_Link"><text:span text:style-name="T1">38. Культура</text:span></text:a></text:p>
      <text:h text:style-name="P3" text:outline-level="2"><text:bookmark text:name="childhood"/>1. Защита детства</text:h>
      <text:h text:style-name="P4" text:outline-level="3"><text:bookmark text:name="idm4857"/><text:bookmark text:name="idm4859"/><text:bookmark text:name="wedlock"/>1.1. Брак и семья</text:h>
      <text:p text:style-name="P21"><text:bookmark text:name="idm4864"/><text:bookmark text:name="idm4866"/>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P21">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xml:id="list2097338098" text:style-name="L65">
        <text:list-item>
          <text:p text:style-name="P60">предлагать типовой выверенный брачный договор;</text:p>
        </text:list-item>
        <text:list-item>
          <text:p text:style-name="P60">защищать детей от неадекватных родителей.</text:p>
        </text:list-item>
      </text:list>
      <text:p text:style-name="P21">В идеале законы должны быть таковы, чтобы не имело смысла заключать фиктивный брак, хотя не факт, что этот идеал достижим. <text:bookmark text:name="idm4879"/></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m4884"/><text:span text:style-name="T1">. </text:span></text:p>
      <text:p text:style-name="P21">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1">Плательщик алиментов имеет право на отчёт, подтверждающий, что деньги расходуются на нужды детей. </text:p>
      <text:p text:style-name="P21">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4" text:outline-level="3"><text:bookmark text:name="juvenile_justice"/>1.2. Ювенальная юстиция</text:h>
      <text:p text:style-name="Text_20_body"><text:bookmark text:name="idm4892"/><text:bookmark text:name="idm4894"/><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9,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xml:id="list3520022884" text:style-name="L66">
        <text:list-item>
          <text:p text:style-name="P122"><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22"><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4" text:outline-level="3"><text:bookmark text:name="abortion"/>1.3. Аборты</text:h>
      <text:p text:style-name="Text_20_body"><text:bookmark text:name="idm4913"/><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1">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1">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4.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4" text:outline-level="3"><text:bookmark text:name="children_censorship"/>1.4. Защита детей от причиняющей вред здоровью информации</text:h>
      <text:p text:style-name="P21"><text:bookmark text:name="idm4926"/><text:bookmark text:name="idm4928"/>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3,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4" text:outline-level="3"><text:bookmark text:name="children_corporal_punishment"/>1.5. Телесные наказания детей</text:h>
      <text:p text:style-name="P21"><text:bookmark text:name="idm4936"/><text:bookmark text:name="idm4938"/>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m4942"/><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1">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4" text:outline-level="3"><text:bookmark text:name="overprotective_parenting"/>1.6. Гиперопека</text:h>
      <text:p text:style-name="Text_20_body"><text:bookmark text:name="idm4955"/><text:bookmark text:name="idm4957"/><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3" text:outline-level="2"><text:bookmark text:name="it"/>2. Информационные технологии на службе обществу</text:h>
      <text:p text:style-name="P21"><text:bookmark text:name="idm4964"/>Информационные технологии дают огромные возможности для решения многих проблем, однако они же создают риски, поэтому нужно очень тщательно прорабатывать программно-аппаратные решения, на которые будет опираться общество. </text:p>
      <text:p text:style-name="Text_20_body"><text:span text:style-name="T1">Во-первых, очевидно, что ключевые общественные системы должны принадлежать обществу, никакие проприетарные и патентованные решения применять нельзя, слишком высоки риски, допустимы только свободные решения (см. </text:span><text:a xlink:type="simple" xlink:href="#floss" text:style-name="Internet_20_link" text:visited-style-name="Visited_20_Internet_20_Link"><text:span text:style-name="T1">Раздел 8.11.1, «Свободное программное обеспечение»</text:span></text:a><text:span text:style-name="T1">), свободные протоколы и форматы данных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Во-вторых, ключевые решения должны быть максимально избавлены от ошибок. Судя по всему, наиболее надёжный способ — формальная спецификация и верификация. Помимо этого, аппаратное обеспечение должно быть защищённым от несанкционированного доступа и внешних помех, чтобы даже редкие случаи вроде геомагнитной бури 1859 года (солнечный супершторм) не парализовали </text:span><text:a xlink:type="simple" xlink:href="#civilization_t" text:style-name="Internet_20_link" text:visited-style-name="Visited_20_Internet_20_Link"><text:span text:style-name="Emphasis"><text:span text:style-name="T1">цивилизацию</text:span></text:span></text:a><text:span text:style-name="T1">. </text:span></text:p>
      <text:p text:style-name="Text_20_body"><text:span text:style-name="T1">В-третьих, так как формальная верификация гарантирует (если она корректно проведена) только соответствие реализации требованиям, но не гарантирует правильность требований, остаются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поэтому ключевые системы нужно иметь в виде как минимум двух независимых реализаций. Самый простой способ — это объявление конкурса и выбор нескольких решений. </text:span></text:p>
      <text:p text:style-name="Text_20_body"><text:span text:style-name="T1">В-четвёртых, самые важные для устойчивости общества системы должны быть полностью децентрализованным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Такой подход имеет свои недостатки, однако в данном случае это цена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Есть несколько типов проблем, которые можно решать с помощью информационных технологий: коллективное принятие решений, реализация </text:span><text:a xlink:type="simple" xlink:href="#right_t" text:style-name="Internet_20_link" text:visited-style-name="Visited_20_Internet_20_Link"><text:span text:style-name="Emphasis"><text:span text:style-name="T1">прав</text:span></text:span></text:a><text:span text:style-name="T1"> (на информацию, на приватность),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text:span></text:p>
      <text:p text:style-name="P21">Конечно, может показаться, что данный раздел — это излишнее углубление в технические детали, и в какой-то степени так и есть. Но столь большие общества, как современные страны, нуждаются в хороших инструментах для повышения эффективности сотрудничества, поэтому я думаю, что сто́ит контурно очертить моё видение этих инструментов. </text:p>
      <text:h text:style-name="P4" text:outline-level="3"><text:bookmark text:name="platform"/>2.1. Платформа</text:h>
      <text:p text:style-name="P21"><text:bookmark text:name="idm4985"/>Для программных систем необходимо аппаратное обеспечение — компьютер, массово используемые аппаратные платформы, скорее всего, нельзя применять для обсуждаемых задач, т. к. при их разработке приоритет отдаётся производительности (и это не идёт на пользу надёжности, судя по найденным уязвимостям в популярных процессорах), а общественным системам важнее надёжность. Поэтому будет необходимо выбрать или разработать надёжную аппаратную платформу, пригодную для верификации, пусть даже и менее производительную. </text:p>
      <text:p text:style-name="Text_20_body"><text:span text:style-name="T1">Аналогичная ситуация и с операционной системой — в данных задачах важны не универсальность и производительность, а надёжность, поэтому популярные варианты вряд ли подойдут, хотя возможно применение существующих верифицированных микроядер вроде </text:span><text:a xlink:type="simple" xlink:href="https://en.wikipedia.org/wiki/L4_microkernel_family#High_assurance:_seL4" office:target-frame-name="_top" xlink:show="replace" text:style-name="Internet_20_link" text:visited-style-name="Visited_20_Internet_20_Link"><text:span text:style-name="T1">seL4</text:span></text:a><text:span text:style-name="T1">. </text:span></text:p>
      <text:p text:style-name="P21">Скорее всего, также будет необходимо выбрать язык программирования для разработки всего программного обеспечения исходя из заданных критериев. Вполне возможно, что для упрощения и надёжности аппаратная платформа должна быть спроектирована для выполнения программ на этом языке, однако обсуждение технических деталей уже выходит за рамки данной книги. </text:p>
      <text:h text:style-name="P4" text:outline-level="3"><text:bookmark text:name="network"/>2.2. Сеть</text:h>
      <text:p text:style-name="P21"><text:bookmark text:name="idm4994"/>Параллельно с существующей сетью передачи данных обществу необходима резервная компьютерная сеть ячеистой топологии (mesh), основанная на беспроводных технологиях. Конечно, такая сеть будет обладать небольшой пропускной способностью и не заменит имеющиеся сети, у неё и нет такой цели. Она должна решать две задачи: </text:p>
      <text:list xml:id="list3461658010" text:style-name="L67">
        <text:list-item>
          <text:p text:style-name="P61">быть каналом связи на случай стихийных бедствий или аварий в обычных сетях (нужна и ближняя, и дальняя связь);</text:p>
        </text:list-item>
        <text:list-item>
          <text:p text:style-name="P123"><text:span text:style-name="T1">защищать общество от попыток государства нарушать приватность </text:span><text:a xlink:type="simple" xlink:href="#citizen_t" text:style-name="Internet_20_link" text:visited-style-name="Visited_20_Internet_20_Link"><text:span text:style-name="Emphasis"><text:span text:style-name="T1">граждан</text:span></text:span></text:a><text:span text:style-name="T1"> или вводить цензур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text:span></text:p>
        </text:list-item>
      </text:list>
      <text:h text:style-name="P4" text:outline-level="3"><text:bookmark text:name="id"/>2.3. Идентификация пользователей</text:h>
      <text:p text:style-name="P21"><text:bookmark text:name="idm5007"/><text:bookmark text:name="idm5009"/>Для переноса общественных отношений в цифровую форму нужна возможность однозначно идентифицировать индивида. Сейчас для этого применяется асимметричное шифрование / шифрование с открытым ключом, которое опирается на вычислительную сложность взлома. Над текущими алгоритмами шифрования с открытым ключом нависла угроза взлома с помощью квантовых компьютеров, поэтому все обсуждаемые возможности применения информационных технологий опираются на то, что математикам удастся решить эту проблему. </text:p>
      <text:p text:style-name="P21">Помимо программной части, для закрытого ключа требуется аппаратный носитель (отдельный или имплантируемый), желательно устроенный так, чтобы копирование закрытого ключа было невозможным, чтобы попытки узнать ключ приводили к его разрушению. </text:p>
      <text:p text:style-name="Text_20_body"><text:span text:style-name="T1">Каждому </text:span><text:a xlink:type="simple" xlink:href="#citizen_t" text:style-name="Internet_20_link" text:visited-style-name="Visited_20_Internet_20_Link"><text:span text:style-name="Emphasis"><text:span text:style-name="T1">гражданину</text:span></text:span></text:a><text:span text:style-name="T1"> необходимо как минимум два ключа — персональный, носимый с собой, и технический, устанавливаемый в оборудование, обеспечивающее работу узла сети. Скорее всего, персональных ключей будет несколько — ключ для выборов и ключ для остальных общественных отношений. В том числе для личного видеорегистратора, записи с которого должны удостоверяться электронно-цифровой подписью и признаваться судом как доказательство. </text:span></text:p>
      <text:p text:style-name="Text_20_body"><text:span text:style-name="T1">Для идентификации необходим публичный реестр открытых ключей с указанием статуса гражданина (см. </text:span><text:a xlink:type="simple" xlink:href="#status_register" text:style-name="Internet_20_link" text:visited-style-name="Visited_20_Internet_20_Link"><text:span text:style-name="T1">Раздел 1.2.6, «Реестр состояний граждан»</text:span></text:a><text:span text:style-name="T1">) как минимум для понимания, может ли он голосовать. Реестр должен быть децентрализованным и защищённым от изменений, чтобы не допустить махинаций с числом избирателей. По-видимому, это один из немногих случаев, когда технология блокчейна может быть реально полезна. </text:span></text:p>
      <text:p text:style-name="P21">Так как реестр децентрализованный, т. е. нет никаких обслуживающих его центральных серверов, то каждый гражданин должен поддерживать свой узел этой децентрализованной сети, в частности, приобрести соответствующее оборудование, подключить его к питанию и сети, установить свой технический ключ. На этом же оборудовании будут работать и наиболее важные из описанных далее систем. </text:p>
      <text:p text:style-name="P21">См. также: </text:p>
      <text:list xml:id="list389809848" text:style-name="L68">
        <text:list-item>
          <text:p text:style-name="P124"><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24"><text:a xlink:type="simple" xlink:href="#status_register" text:style-name="Internet_20_link" text:visited-style-name="Visited_20_Internet_20_Link"><text:span text:style-name="T1">Раздел 1.2.6, «Реестр состояний граждан»</text:span></text:a><text:span text:style-name="T1">.</text:span></text:p>
        </text:list-item>
      </text:list>
      <text:h text:style-name="P4" text:outline-level="3"><text:bookmark text:name="decision_making"/>2.4. Система поддержки принятия решений</text:h>
      <text:p text:style-name="P21"><text:bookmark text:name="idm5029"/><text:bookmark text:name="idm5031"/>Для коллективного принятия общественных решений необходим инструмент, который позволяет: </text:p>
      <text:list xml:id="list3145006912" text:style-name="L69">
        <text:list-item>
          <text:p text:style-name="P62">выдвигать вопрос на всеобщее обсуждение и голосование;</text:p>
        </text:list-item>
        <text:list-item>
          <text:p text:style-name="P125"><text:span text:style-name="T1">обсуждать этот вопрос для поиска консенсуса (см. </text:span><text:a xlink:type="simple" xlink:href="#referendum" text:style-name="Internet_20_link" text:visited-style-name="Visited_20_Internet_20_Link"><text:span text:style-name="T1">Раздел 1.2.2, «Процедура референдума»</text:span></text:a><text:span text:style-name="T1">) (хотя обсуждение может быть реализовано отдельным механизмом с целью упростить, а значит, сделать более надёжной систему голосования);</text:span></text:p>
        </text:list-item>
        <text:list-item>
          <text:p text:style-name="P125"><text:span text:style-name="T1">голосовать по наиболее подходящему в каждом случае алгоритму (см. </text:span><text:a xlink:type="simple" xlink:href="#voting_system" text:style-name="Internet_20_link" text:visited-style-name="Visited_20_Internet_20_Link"><text:span text:style-name="T1">Раздел 1.2.3, «Алгоритм голосования»</text:span></text:a><text:span text:style-name="T1">) и отзывать голос;</text:span></text:p>
        </text:list-item>
        <text:list-item>
          <text:p text:style-name="P125"><text:span text:style-name="T1">выбирать случайных </text:span><text:a xlink:type="simple" xlink:href="#citizen_t" text:style-name="Internet_20_link" text:visited-style-name="Visited_20_Internet_20_Link"><text:span text:style-name="Emphasis"><text:span text:style-name="T1">граждан</text:span></text:span></text:a><text:span text:style-name="T1"> для задач вроде суда присяжных, гражданской ассамблеи / жюри.</text:span></text:p>
        </text:list-item>
      </text:list>
      <text:h text:style-name="P4" text:outline-level="3"><text:bookmark text:name="messenger"/>2.5. Система обмена сообщениями</text:h>
      <text:p text:style-name="Text_20_body"><text:bookmark text:name="idm5049"/><text:span text:style-name="T1">Есть несколько общественных задач, требующих обмена сообщениями, как публичными, так и приватными, между двумя и более индивидами. Во-первых, как уже упоминалось, обществу необходимо обсуждать проблемы, вынесенные на </text:span><text:a xlink:type="simple" xlink:href="#referendum_t" text:style-name="Internet_20_link" text:visited-style-name="Visited_20_Internet_20_Link"><text:span text:style-name="Emphasis"><text:span text:style-name="T1">референдум</text:span></text:span></text:a><text:span text:style-name="T1">, и механизм этого обсуждения не должен быть никому подконтролен для защиты от цензуры и махинаций. Во-вторых, государству нужен какой-то официальный электронный адрес </text:span><text:a xlink:type="simple" xlink:href="#citizen_t" text:style-name="Internet_20_link" text:visited-style-name="Visited_20_Internet_20_Link"><text:span text:style-name="Emphasis"><text:span text:style-name="T1">гражданина</text:span></text:span></text:a><text:span text:style-name="T1"> для отправки различных уведомлений. Так как этот адрес нужен также для экстренных уведомлений, то тут особенно важна надёжность, а значит, централизованные решения — не лучший выбор. В-третьих, гражданам нужна возможность обращаться с запросом в государственные органы (публично или приватно), и у государственных органов не должно быть возможности влиять на систему обращений, например, чтобы «потерять» запрос. В-четвёртых, гражданам нужна система обмена приватными сообщениями, защищёнными от цензуры и блокировок. </text:span></text:p>
      <text:p text:style-name="P21">Открыт вопрос<text:bookmark text:name="idm5056"/>, нужно ли в общественной системе реализовывать голосовые и видеозвонки. Во всяком случае, этот функционал менее важен, так как текстовые сообщения достаточно хорошо выполняют функцию обмена информацией. </text:p>
      <text:h text:style-name="P4" text:outline-level="3"><text:bookmark text:name="social_network"/>2.6. Социальная сеть</text:h>
      <text:p text:style-name="Text_20_body"><text:bookmark text:name="idm5061"/><text:span text:style-name="T1">В качестве технического средства отображения репутации жителей (см. </text:span><text:a xlink:type="simple" xlink:href="#reputation" text:style-name="Internet_20_link" text:visited-style-name="Visited_20_Internet_20_Link"><text:span text:style-name="T1">Раздел 1.4, «Репутация»</text:span></text:a><text:span text:style-name="T1">) необходима неанонимная (см. </text:span><text:a xlink:type="simple" xlink:href="#network_anonymity" text:style-name="Internet_20_link" text:visited-style-name="Visited_20_Internet_20_Link"><text:span text:style-name="T1">Раздел 23.1, «Анонимность в сети»</text:span></text:a><text:span text:style-name="T1">) социальная сеть, с помощью которой каждый о каждом может узнать определённую информацию и которая будет позволять индивидам сообщать о достижениях и нарушениях других индивидов (т. н. гражданская репутация). Ключевой общественной функцией такой социальной сети является поддержка корпуса экспертов (см. </text:span><text:a xlink:type="simple" xlink:href="#expert_corpus" text:style-name="Internet_20_link" text:visited-style-name="Visited_20_Internet_20_Link"><text:span text:style-name="T1">Раздел 4.3, «Корпус экспертов»</text:span></text:a><text:span text:style-name="T1">). Часть информации об индивиде уже содержится в реестре состояний (см. </text:span><text:a xlink:type="simple" xlink:href="#status_register" text:style-name="Internet_20_link" text:visited-style-name="Visited_20_Internet_20_Link"><text:span text:style-name="T1">Раздел 1.2.6, «Реестр состояний граждан»</text:span></text:a><text:span text:style-name="T1">), но там речь именно о </text:span><text:a xlink:type="simple" xlink:href="#citizen_t" text:style-name="Internet_20_link" text:visited-style-name="Visited_20_Internet_20_Link"><text:span text:style-name="Emphasis"><text:span text:style-name="T1">гражданине</text:span></text:span></text:a><text:span text:style-name="T1">, а говоря о члене социума, необходимо реализовать следующие возможности: </text:span></text:p>
      <text:list xml:id="list1250406756" text:style-name="L70">
        <text:list-item>
          <text:p text:style-name="P63">Установление различного типа связей с другими индивидами.</text:p>
        </text:list-item>
        <text:list-item>
          <text:p text:style-name="P63">Ведение профессионального профиля и сохранение отзывов о выполненных проектах — профессиональная репутация.</text:p>
        </text:list-item>
        <text:list-item>
          <text:p text:style-name="P63">Подписка на публичные сообщения других пользователей.</text:p>
        </text:list-item>
        <text:list-item>
          <text:p text:style-name="P63">Обмен файлами.</text:p>
        </text:list-item>
        <text:list-item>
          <text:p text:style-name="P63">Совместная работа с информацией («Википедия», Git).</text:p>
        </text:list-item>
        <text:list-item>
          <text:p text:style-name="P63">Заключение контрактов, в том числе и smart-контрактов.</text:p>
        </text:list-item>
        <text:list-item>
          <text:p text:style-name="P126"><text:span text:style-name="T1">Хранение защищённых реестров данных вроде реестра </text:span><text:a xlink:type="simple" xlink:href="#right_t" text:style-name="Internet_20_link" text:visited-style-name="Visited_20_Internet_20_Link"><text:span text:style-name="Emphasis"><text:span text:style-name="T1">права</text:span></text:span></text:a><text:span text:style-name="T1"> собственности.</text:span></text:p>
        </text:list-item>
        <text:list-item>
          <text:p text:style-name="P63">Денежные взаимоотношения (переводы, краудфандинг) — скорее в качестве резервного варианта, чем основного.</text:p>
        </text:list-item>
      </text:list>
      <text:p text:style-name="Text_20_body"><text:span text:style-name="T1">Открытый вопрос</text:span><text:bookmark text:name="idm5089"/><text:span text:style-name="T1">, нужно ли все эти функции реализовывать в общественном децентрализованном инструменте или часть можно отдать на откуп частному бизнесу, конечно, при условии, что контроль над данными остаётся у пользователя и нет ограничений для конкуренции. Пример на эту тему есть в статье о монополизации (см. </text:span><text:a xlink:type="simple" xlink:href="#monopolization" text:style-name="Internet_20_link" text:visited-style-name="Visited_20_Internet_20_Link"><text:span text:style-name="T1">Раздел 4.1, «Монополизация»</text:span></text:a><text:span text:style-name="T1">). </text:span></text:p>
      <text:h text:style-name="P3" text:outline-level="2"><text:bookmark text:name="foreign_relations"/>3. Международные отношения</text:h>
      <text:h text:style-name="P4" text:outline-level="3"><text:bookmark text:name="neutrality"/>3.1. Нейтралитет</text:h>
      <text:p text:style-name="P21"><text:bookmark text:name="idm5098"/><text:bookmark text:name="idm5100"/>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1">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1">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ную политику объясняют тем, что, мол,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1">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m5124"/></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1">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1">См. также: </text:p>
      <text:list xml:id="list977135805" text:style-name="L71">
        <text:list-item>
          <text:p text:style-name="P127"><text:a xlink:type="simple" xlink:href="#refugees" text:style-name="Internet_20_link" text:visited-style-name="Visited_20_Internet_20_Link"><text:span text:style-name="T1">Раздел 3.8, «Беженцы»</text:span></text:a><text:span text:style-name="T1">;</text:span></text:p>
        </text:list-item>
        <text:list-item>
          <text:p text:style-name="P127"><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item>
          <text:p text:style-name="P127"><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4"><text:bookmark text:name="borders"/>3.1.1. Незыблемость границ</text:h>
      <text:p text:style-name="P21"><text:bookmark text:name="idm5143"/>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6" text:outline-level="4"><text:bookmark text:name="legitimus"/>3.1.2. Легитимность</text:h>
      <text:p text:style-name="P21"><text:bookmark text:name="idm5151"/>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6" text:outline-level="4"><text:bookmark text:name="sanction"/>3.1.3. Санкции</text:h>
      <text:p text:style-name="Text_20_body"><text:bookmark text:name="idm5157"/><text:bookmark text:name="idm5159"/><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6" text:outline-level="4"><text:bookmark text:name="guns_trade"/>3.1.4. Продажа оружия другим государствам</text:h>
      <text:p text:style-name="P21"><text:bookmark text:name="idm5168"/><text:bookmark text:name="idm5170"/><text:bookmark text:name="idm5172"/>Сложнейшая проблема — как согласовать нейтралитет и продажу оружия. <text:bookmark text:name="idm5175"/>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4" text:outline-level="3"><text:bookmark text:name="external_debt"/>3.2. Внешние государственные кредиты</text:h>
      <text:p text:style-name="P21"><text:bookmark text:name="idm5182"/><text:bookmark text:name="idm5184"/>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1">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3.6,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4" text:outline-level="3"><text:bookmark text:name="self-determination"/>3.3. Право на самоопределение</text:h>
      <text:p text:style-name="Text_20_body"><text:bookmark text:name="idm5199"/><text:bookmark text:name="idm5201"/><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3.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3.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4" text:outline-level="3"><text:bookmark text:name="war"/>3.4. Война</text:h>
      <text:p text:style-name="P21"><text:bookmark text:name="idm5215"/><text:bookmark text:name="idm5217"/>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1">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m7212"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3.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4" text:outline-level="3"><text:bookmark text:name="help"/>3.5. О помощи развивающимся странам</text:h>
      <text:p text:style-name="Text_20_body"><text:bookmark text:name="idm5235"/><text:span text:style-name="T1">Как и проблема с беженцами (см. </text:span><text:a xlink:type="simple" xlink:href="#refugees" text:style-name="Internet_20_link" text:visited-style-name="Visited_20_Internet_20_Link"><text:span text:style-name="T1">Раздел 3.8,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p>
      <text:p text:style-name="P21">Во-первых, я читал, что эта «помощь» часто оказывается очень странными способами, например, привезённая еда распродаётся по демпинговым ценам, а вырученные деньги используются на благотворительность. Конечно, такой подход только усугубляет проблему — местные фермеры разоряются, и масштабы голода только увеличиваются. 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1">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1">См. также: </text:p>
      <text:list xml:id="list3361412614" text:style-name="L72">
        <text:list-item>
          <text:p text:style-name="P128"><text:a xlink:type="simple" xlink:href="#neutrality" text:style-name="Internet_20_link" text:visited-style-name="Visited_20_Internet_20_Link"><text:span text:style-name="T1">Раздел 3.1, «Нейтралитет»</text:span></text:a><text:span text:style-name="T1">;</text:span></text:p>
        </text:list-item>
        <text:list-item>
          <text:p text:style-name="P128"><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4" text:outline-level="3"><text:bookmark text:name="offshore_territory"/>3.6. Офшоры</text:h>
      <text:p text:style-name="Text_20_body"><text:bookmark text:name="idm5253"/><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4" text:outline-level="3"><text:bookmark text:name="extradition"/>3.7. Экстрадиция</text:h>
      <text:p text:style-name="Text_20_body"><text:bookmark text:name="idm5262"/><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4" text:outline-level="3"><text:bookmark text:name="refugees"/>3.8. Беженцы</text:h>
      <text:p text:style-name="Text_20_body"><text:bookmark text:name="idm5270"/><text:bookmark text:name="idm5272"/><text:bookmark text:name="idm5274"/><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C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1">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xml:id="list122615605" text:style-name="L73">
        <text:list-item>
          <text:p text:style-name="P129"><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29"><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29"><text:soft-page-break/><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1">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3.1, «Нейтралитет»</text:span></text:a><text:span text:style-name="T1">) открыта для всех кто едет работать или учиться. </text:span></text:p>
      <text:h text:style-name="P3" text:outline-level="2"><text:bookmark text:name="near_sex"/>4. Сексуальные вопросы</text:h>
      <text:h text:style-name="P4" text:outline-level="3"><text:bookmark text:name="idm5302"/><text:bookmark text:name="idm5304"/><text:bookmark text:name="gender"/>4.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1">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4" text:outline-level="3"><text:bookmark text:name="homosexual"/>4.2. Сексуальная ориентация</text:h>
      <text:p text:style-name="Text_20_body"><text:bookmark text:name="idm5315"/><text:span text:style-name="T1">Это вопрос к науке</text:span><text:bookmark text:name="idm5318"/><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4" text:outline-level="3"><text:bookmark text:name="sex"/>4.3. Секс</text:h>
      <text:p text:style-name="P21">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1">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4" text:outline-level="3"><text:bookmark text:name="consent_age"/>4.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m5336"/><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1">Отдельный вопрос<text:bookmark text:name="idm5341"/>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1">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4" text:outline-level="3"><text:bookmark text:name="prostitution"/>4.5. Проституция</text:h>
      <text:p text:style-name="P21">Торговля легальна, секс легален, так почему торговля сексом нелегальна?</text:p>
      <text:p text:style-name="Text_20_body">—<text:span text:style-name="T1">Джордж Карлин</text:span></text:p>
      <text:p text:style-name="P21">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4" text:outline-level="3"><text:bookmark text:name="porn"/>4.6. Порнография</text:h>
      <text:p text:style-name="P21">Порнография также не несёт опасности. Запрещено может быть только вовлечение несовершеннолетних и, возможно, публичный показ / реклама. </text:p>
      <text:h text:style-name="P4" text:outline-level="3"><text:bookmark text:name="rape"/>4.7. Сексуальное насилие</text:h>
      <text:p text:style-name="Text_20_body"><text:bookmark text:name="idm5362"/><text:bookmark text:name="idm5364"/><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1">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m5371"/>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3" text:outline-level="2"><text:bookmark text:name="constitution"/>5. Конституция</text:h>
      <text:p text:style-name="Text_20_body"><text:bookmark text:name="idm5380"/><text:bookmark text:name="idm5382"/><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xml:id="list4014888580" text:style-name="L74">
        <text:list-item>
          <text:p text:style-name="P64">Преамбула — кто и на какой территории, с каким названием, на какой срок. </text:p>
        </text:list-item>
        <text:list-item>
          <text:p text:style-name="P130"><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30"><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4">Предмет договора (согласие соблюдать законы и создание государства). </text:p>
        </text:list-item>
        <text:list-item>
          <text:p text:style-name="P130"><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a><text:a xlink:type="simple" xlink:href="#state_structure" text:style-name="Internet_20_link" text:visited-style-name="Visited_20_Internet_20_Link"><text:span text:style-name="T2">Устройство государства</text:span></text:a><text:span text:style-name="T1">). </text:span></text:p>
        </text:list-item>
        <text:list-item>
          <text:p text:style-name="P130"><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30"><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30"><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4">Механизм изменения. </text:p>
        </text:list-item>
      </text:list>
      <text:h text:style-name="P3" text:outline-level="2"><text:bookmark text:name="memento_mori"/>6. Memento mori</text:h>
      <text:p text:style-name="Text_20_body"><text:bookmark text:name="idm5421"/><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xml:id="list863271416" text:style-name="L75">
        <text:list-item>
          <text:p text:style-name="P65">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5">Как поступать с ним, если он будет неизлечимо болен и не сможет высказать мнение о своей дальнейшей судьбе?</text:p>
        </text:list-item>
        <text:list-item>
          <text:p text:style-name="P65">Кому он доверяет / не доверяет воспитание своих несовершеннолетних детей (даже если их пока нет)?</text:p>
        </text:list-item>
        <text:list-item>
          <text:p text:style-name="P65">Согласен ли он на использование своих органов после смерти для спасения других индивидов?</text:p>
        </text:list-item>
        <text:list-item>
          <text:p text:style-name="P65">Разрешает ли он использовать своё тело после смерти для научных исследований?</text:p>
        </text:list-item>
        <text:list-item>
          <text:p text:style-name="P131"><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9, «Наследство»</text:span></text:a><text:span text:style-name="T1">)?</text:span></text:p>
        </text:list-item>
        <text:list-item>
          <text:p text:style-name="P131"><text:span text:style-name="T1">Каким образом должно быть уничтожено/захоронено его тело после смерти (см. </text:span><text:a xlink:type="simple" xlink:href="#cremation" text:style-name="Internet_20_link" text:visited-style-name="Visited_20_Internet_20_Link"><text:span text:style-name="T1">Раздел 35, «Захоронение тел»</text:span></text:a><text:span text:style-name="T1">)?</text:span></text:p>
        </text:list-item>
        <text:list-item>
          <text:p text:style-name="P65">Кто может принимать решения за него, если данных ответов будет недостаточно?</text:p>
        </text:list-item>
      </text:list>
      <text:p text:style-name="P21">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3" text:outline-level="2"><text:bookmark text:name="private_investigation"/>7. Частный сыск</text:h>
      <text:p text:style-name="Text_20_body"><text:bookmark text:name="idm5448"/><text:bookmark text:name="idm5450"/><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3" text:outline-level="2"><text:bookmark text:name="private_prisons"/>8. Частные тюрьмы</text:h>
      <text:p text:style-name="Text_20_body"><text:bookmark text:name="idm5458"/><text:bookmark text:name="idm5460"/><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9,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3" text:outline-level="2"><text:bookmark text:name="moral_damage"/>9. Моральный ущерб</text:h>
      <text:p text:style-name="P21">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1">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1">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яе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m5475"/><text:span text:style-name="T1"> в деньги. </text:span></text:p>
      <text:p text:style-name="P21">Также вопрос<text:bookmark text:name="idm5478"/>, как оценить вину в наступлении физического ущерба во втором случае? Разве я виноват в том, что от моего громкого чиханья кому-то поплохело? </text:p>
      <text:p text:style-name="P21">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3" text:outline-level="2"><text:bookmark text:name="terror"/>10.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3" text:outline-level="2"><text:bookmark text:name="extremism"/>11.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3" text:outline-level="2"><text:bookmark text:name="cannibalism"/>12. Каннибализм</text:h>
      <text:p text:style-name="Text_20_body"><text:span text:style-name="T1">Из сказанного ранее понятно, что </text:span><text:a xlink:type="simple" xlink:href="#violence_t" text:style-name="Internet_20_link" text:visited-style-name="Visited_20_Internet_20_Link"><text:span text:style-name="Emphasis"><text:span text:style-name="T1">насилие</text:span></text:span></text:a><text:span text:style-name="T1"> недопустимо, поэтому поедание тел представителей своего вида возможно, только если оно происходит без насилия и нарушения договорённостей. Это может быть реализовано различными путями, начиная от завещания тела и заканчивая выращиванием человеческого мяса из стволовых клеток. И тогда это уже вопрос </text:span><text:a xlink:type="simple" xlink:href="#morality_t" text:style-name="Internet_20_link" text:visited-style-name="Visited_20_Internet_20_Link"><text:span text:style-name="Emphasis"><text:span text:style-name="T1">нравственности</text:span></text:span></text:a><text:span text:style-name="T1">, личного отношения, а не государственного регулирования. </text:span></text:p>
      <text:h text:style-name="P3" text:outline-level="2"><text:bookmark text:name="safety_theater"/>13.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3" text:outline-level="2"><text:bookmark text:name="migrants"/>14. Мигранты</text:h>
      <text:p text:style-name="P21"><text:bookmark text:name="idm5518"/><text:bookmark text:name="idm5520"/>Миграция будет приносить пользу обществу и не создавать конфликтов, если: </text:p>
      <text:list xml:id="list1453658779" text:style-name="L76">
        <text:list-item>
          <text:p text:style-name="P132"><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32"><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32"><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6">мигранты владеют государственным языком хотя бы на минимальном уровне;</text:p>
        </text:list-item>
        <text:list-item>
          <text:p text:style-name="P66">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text:span></text:p>
      <text:h text:style-name="P3" text:outline-level="2"><text:bookmark text:name="religion"/>15. Религия</text:h>
      <text:p text:style-name="Text_20_body"><text:bookmark text:name="idm5544"/><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1">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4" text:outline-level="3"><text:bookmark text:name="secular_state"/>15.1. Что есть светское государство</text:h>
      <text:p text:style-name="P21"><text:bookmark text:name="idm5559"/><text:bookmark text:name="idm5561"/>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m7217" text:style-name="Internet_20_link" text:visited-style-name="Visited_20_Internet_20_Link"><text:span text:style-name="T1">Humboldt</text:span></text:a><text:span text:style-name="T1">]</text:span></text:p>
      <text:p text:style-name="P21">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1">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xml:id="list2947823929" text:style-name="L77">
        <text:list-item>
          <text:p text:style-name="P67">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7">В своей деятельности опирается на научный метод, научное мировоззрение, в том числе строит на нём обязательное образование. </text:p>
        </text:list-item>
        <text:list-item>
          <text:p text:style-name="P67">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xml:id="list1443233945" text:style-name="L78">
        <text:list-item>
          <text:p text:style-name="P68">Не выводит никакие законодательные нормы из религиозных норм, не ссылается на сверхъестественные сущности.</text:p>
        </text:list-item>
        <text:list-item>
          <text:p text:style-name="P68">Не назначает какую-либо религию обязательной или приоритетной в чём-либо.</text:p>
        </text:list-item>
        <text:list-item>
          <text:p text:style-name="P68">Не выделяет религиозные организации в отдельную категорию — достаточно общественных объединений/фондов и т. п.</text:p>
        </text:list-item>
        <text:list-item>
          <text:p text:style-name="P68">Не создаёт каких-либо особых условий/льгот для религиозных организаций или их членов/сторонников.</text:p>
        </text:list-item>
        <text:list-item>
          <text:p text:style-name="P68">Не наказывает за исповедание каких-либо религий, за нарушение религиозных норм и представлений.</text:p>
        </text:list-item>
        <text:list-item>
          <text:p text:style-name="P133"><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8">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8">Не финансирует религиозные организации и не собирает платежи в их пользу.</text:p>
        </text:list-item>
        <text:list-item>
          <text:p text:style-name="P68">Не возлагает на религиозные организации какие-либо государственные функции.</text:p>
        </text:list-item>
        <text:list-item>
          <text:p text:style-name="P68">Не отмечает и не назначает государственными выходными религиозные праздники.</text:p>
        </text:list-item>
      </text:list>
      <text:p text:style-name="P21">Есть ещё несколько вопросов, которые часто связывают со светским государством, но реализовать их затруднительно, а скорее даже невозможно: </text:p>
      <text:list xml:id="list846304750" text:style-name="L79">
        <text:list-item>
          <text:p text:style-name="P69">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9">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34"><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3.2, «Защита от пропаганды»</text:span></text:a><text:span text:style-name="T1">).</text:span></text:p>
        </text:list-item>
        <text:list-item>
          <text:p text:style-name="P69">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1">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4" text:outline-level="3"><text:bookmark text:name="sect"/>15.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3" text:outline-level="2"><text:bookmark text:name="pseudoscientific_services"/>16.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1">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3" text:outline-level="2"><text:bookmark text:name="slaves_of_machine"/>17.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3" text:outline-level="2"><text:bookmark text:name="state_day_of_rest"/>18.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5.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9, «Общественные церемонии»</text:span></text:a><text:span text:style-name="T1">). </text:span></text:p>
      <text:h text:style-name="P3" text:outline-level="2"><text:bookmark text:name="ceremony"/>19.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8,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1">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3" text:outline-level="2"><text:bookmark text:name="state_rewards"/>20. Государственные награды</text:h>
      <text:p text:style-name="P21">Солдат долго и упорно сражается за кусок цветной ленты.</text:p>
      <text:p text:style-name="Text_20_body">—<text:span text:style-name="T1">Наполеон Бонапарт</text:span></text:p>
      <text:p text:style-name="P21">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m7279"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1">Конечно, государственные органы могут практиковать нематериальные поощрения своих сотрудников, например, выдавать звания навроде «Бюрократ 80-го уровня» и «Полководец 80-го уровня», но это не общественные награды, за пределами выдавшей структуры они ни на что не влияют. </text:p>
      <text:h text:style-name="P3" text:outline-level="2"><text:bookmark text:name="media"/>21.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xml:id="list3536720447" text:style-name="L80">
        <text:list-item>
          <text:p text:style-name="P70">быть объективным; </text:p>
        </text:list-item>
        <text:list-item>
          <text:p text:style-name="P70">явно озвучивать источник информации и оценку его надёжности; </text:p>
        </text:list-item>
        <text:list-item>
          <text:p text:style-name="P70">не формировать лоскутное мировоззрение (пояснять контекст); </text:p>
        </text:list-item>
        <text:list-item>
          <text:p text:style-name="P70">не концентрироваться на негативе (статистика происшествий нужна, но в виде цифр, а не подробностей каждого инцидента); </text:p>
        </text:list-item>
        <text:list-item>
          <text:p text:style-name="P70">доносить информацию, а не развлекать; </text:p>
        </text:list-item>
        <text:list-item>
          <text:p text:style-name="P70">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3" text:outline-level="2"><text:bookmark text:name="advertising"/>22. Реклама</text:h>
      <text:p text:style-name="Text_20_body"><text:bookmark text:name="idm5718"/><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m5723"/><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1">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3" text:outline-level="2"><text:bookmark text:name="censorship"/>23. Цензура</text:h>
      <text:p text:style-name="Text_20_body"><text:bookmark text:name="idm5730"/><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1">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2,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4" text:outline-level="3"><text:bookmark text:name="network_anonymity"/>23.1. Анонимность в сети</text:h>
      <text:p text:style-name="Text_20_body"><text:bookmark text:name="idm5748"/><text:bookmark text:name="idm5750"/><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1">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4" text:outline-level="3"><text:bookmark text:name="propaganda"/>23.2. Защита от пропаганды</text:h>
      <text:p text:style-name="Text_20_body"><text:bookmark text:name="idm5760"/><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3,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 то запрещать уже ничего не нужно. </text:span></text:p>
      <text:p text:style-name="P21">При этом мне пока не очень понятно насколько государство имеет право расходовать бюджетные стредства на рекламу самого себя, на убеждение людей, что всё делается правильно. И где граница между информированием и рекламой. <text:bookmark text:name="idm5768"/></text:p>
      <text:h text:style-name="P3" text:outline-level="2"><text:bookmark text:name="vaccination"/>24.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1">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3" text:outline-level="2"><text:bookmark text:name="mendicancy"/>25. Попрошайничество</text:h>
      <text:p text:style-name="Text_20_body"><text:bookmark text:name="idm5779"/><text:bookmark text:name="idm5781"/><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3" text:outline-level="2"><text:bookmark text:name="nudism"/><text:soft-page-break/>26. Дресс-код и нудизм</text:h>
      <text:p text:style-name="Text_20_body"><text:bookmark text:name="idm5795"/><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3" text:outline-level="2"><text:bookmark text:name="discrimination"/>27. Дискриминация</text:h>
      <text:p text:style-name="Text_20_body"><text:bookmark text:name="idm5804"/><text:bookmark text:name="idm5806"/><text:span text:style-name="T1">Я не готов дать исчерпывающее определение понятию «дискриминация»</text:span><text:bookmark text:name="idm5810"/><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4" text:outline-level="3"><text:bookmark text:name="official_discrimination"/>27.1. Официальная дискриминация</text:h>
      <text:p text:style-name="Text_20_body"><text:bookmark text:name="idm5818"/><text:bookmark text:name="idm5820"/><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1">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4" text:outline-level="3"><text:bookmark text:name="private_discrimination"/>27.2. Частная дискриминация</text:h>
      <text:p text:style-name="Text_20_body"><text:bookmark text:name="idm5828"/><text:bookmark text:name="idm5830"/><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m7541" text:style-name="Internet_20_link" text:visited-style-name="Visited_20_Internet_20_Link"><text:span text:style-name="T1">MovchanDiversity</text:span></text:a><text:span text:style-name="T1">]: </text:span></text:p>
      <text:p text:style-name="P18">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1">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1">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m5841"/>, ибо руководитель государственной организации также отвечает за результат и должен иметь возможность выбирать кадры. </text:p>
      <text:h text:style-name="P4" text:outline-level="3"><text:bookmark text:name="positive_discrimination"/>27.3. Позитивная дискриминация</text:h>
      <text:p text:style-name="Text_20_body"><text:bookmark text:name="idm5846"/><text:bookmark text:name="idm5848"/><text:bookmark text:name="idm5850"/><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8,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1">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4" text:outline-level="3"><text:bookmark text:name="fantom_discrimination"/>27.4. Фантомная дискриминация</text:h>
      <text:p text:style-name="P21"><text:bookmark text:name="idm5861"/><text:bookmark text:name="idm5863"/><text:bookmark text:name="idm5865"/>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1">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1">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18">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1">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m7356" text:style-name="Internet_20_link" text:visited-style-name="Visited_20_Internet_20_Link"><text:span text:style-name="T1">Wheelan</text:span></text:a><text:span text:style-name="T1">]: </text:span></text:p>
      <text:p text:style-name="P18">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1">Как видим, при тщательном анализе оказывается, что в развитых странах дискриминации нет — при примерно равной квалификации оплата за час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m7520"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m7506" text:style-name="Internet_20_link" text:visited-style-name="Visited_20_Internet_20_Link"><text:span text:style-name="T1">Hiscox</text:span></text:a><text:span text:style-name="T1">], в котором оказалось, что дискриминируют мужчин. </text:span></text:p>
      <text:p text:style-name="P21">Поэтому перед тем как принимать какие-то меры, нужно надёжно установить факт существования проблемы. </text:p>
      <text:h text:style-name="P3" text:outline-level="2"><text:bookmark text:name="exslaves"/>28. Вина за поступки предков</text:h>
      <text:p text:style-name="Text_20_body"><text:bookmark text:name="idm5890"/><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3" text:outline-level="2"><text:bookmark text:name="legacy"/>29. Наследство</text:h>
      <text:p text:style-name="P21"><text:bookmark text:name="idm5899"/><text:bookmark text:name="idm5901"/><text:bookmark text:name="idm5903"/>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xml:id="list1409986151" text:style-name="L81">
        <text:list-item>
          <text:p text:style-name="P135"><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35"><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35"><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6,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35"><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6,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m7217" text:style-name="Internet_20_link" text:visited-style-name="Visited_20_Internet_20_Link"><text:span text:style-name="T1">Humboldt</text:span></text:a><text:span text:style-name="T1">]. </text:span></text:p>
      <text:h text:style-name="P3" text:outline-level="2"><text:bookmark text:name="drugs"/>30. Наркотики</text:h>
      <text:p text:style-name="P21"><text:bookmark text:name="idm5936"/><text:bookmark text:name="idm5938"/><text:bookmark text:name="idm5940"/>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xml:id="list2655591181" text:style-name="L82">
        <text:list-item>
          <text:p text:style-name="P71">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1">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36"><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1">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1">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смертям.</text:p>
        </text:list-item>
        <text:list-item>
          <text:p text:style-name="P71">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1">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36"><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m7485"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1">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1">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1">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1">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1">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1">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m7401"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1">Многие аддиктивы применяются в медицине и тоже не создают серьёзных проблем с зависимостью. </text:p>
      <text:h text:style-name="P4" text:outline-level="3"><text:bookmark text:name="anti_drugs"/>30.1. Антинаркотическая программа</text:h>
      <text:p text:style-name="P21"><text:bookmark text:name="idm5998"/><text:bookmark text:name="idm6000"/>Для ясности кратко изложу свою антинаркотическую (в том числе антиалкогольную) программу: </text:p>
      <text:list xml:id="list4135050974" text:style-name="L83">
        <text:list-item>
          <text:p text:style-name="P137"><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37"><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37"><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37"><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37"><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37"><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37"><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37"><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1">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1">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7,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1">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m6043"/>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3" text:outline-level="2"><text:bookmark text:name="games_of_chance"/>31. Азартные игры</text:h>
      <text:p text:style-name="Text_20_body"><text:bookmark text:name="idm6048"/><text:bookmark text:name="idm6050"/><text:bookmark text:name="idm6052"/><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30,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3" text:outline-level="2"><text:bookmark text:name="gun"/>32. Оружие</text:h>
      <text:p text:style-name="P21"><text:bookmark text:name="idm6060"/><text:bookmark text:name="idm6062"/>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m6071"/><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m6076"/><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1">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m7207" text:style-name="Internet_20_link" text:visited-style-name="Visited_20_Internet_20_Link"><text:span text:style-name="T1">Cesare</text:span></text:a><text:span text:style-name="T1">]: </text:span></text:p>
      <text:p text:style-name="P18">3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и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3" text:outline-level="2"><text:bookmark text:name="eco"/>33. Защита окружающей среды</text:h>
      <text:p text:style-name="Text_20_body"><text:bookmark text:name="idm6097"/><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1">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1">См. также: </text:p>
      <text:list xml:id="list2203201033" text:style-name="L84">
        <text:list-item>
          <text:p text:style-name="P138"><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38"><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3" text:outline-level="2"><text:bookmark text:name="nonsapiens"/>34. Защита животных</text:h>
      <text:p text:style-name="Text_20_body"><text:bookmark text:name="idm6119"/><text:bookmark text:name="idm6121"/><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4, «Защита животных»</text:span></text:a><text:span text:style-name="T1">). </text:span></text:p>
      <text:h text:style-name="P4" text:outline-level="3"><text:bookmark text:name="pets"/>34.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з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2,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1">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4" text:outline-level="3"><text:bookmark text:name="animals"/>34.2. Дикие и бродячие животные</text:h>
      <text:p text:style-name="P21">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1">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4" text:outline-level="3"><text:bookmark text:name="dogs"/>34.3. Служебные животные</text:h>
      <text:p text:style-name="P21">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1">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4" text:outline-level="3"><text:bookmark text:name="meat"/>34.4. Животные как источник пищи и материалов</text:h>
      <text:p text:style-name="P21">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4" text:outline-level="3"><text:bookmark text:name="zoophilia"/>34.5. Зоофилия</text:h>
      <text:p text:style-name="P21">Вопрос допустимости зоофилии при отсутствии физического ущерба немного странно обсуждать, когда существует животноводство, ибо гуманность животноводства на порядки ниже, чем секса. Но и нельзя сказать, что секс с животными — это какая-то необходимость (в отличие от питания), поэтому затрудняюсь дать однозначный ответ. Сомнительно, что это можно запретить на частном уровне, а вот вопрос допустимости существования борделей можно обсуждать <text:bookmark text:name="idm6157"/>, но пока не вижу, как вывести однозначный ответ из аксиом. </text:p>
      <text:h text:style-name="P4" text:outline-level="3"><text:bookmark text:name="flayerism"/>34.6.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4.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скорее всего, они не должны существовать, ибо в них нет объективной необходимости. </text:span></text:p>
      <text:h text:style-name="P3" text:outline-level="2"><text:bookmark text:name="cremation"/>35. Захоронение тел</text:h>
      <text:p text:style-name="Text_20_body"><text:span text:style-name="T1">Запретить захоронение в землю оснований нет, однако надо понимать, что для правильного, грамотного выполнения данной процедуры необходимо обеспечить соблюдение всех санитарных норм (а это, скорее всего, непросто сделать) и не забывать платить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за использование земли (помимо первоначальной платы за место на кладбище — она, по сути, является покупкой участка земли), ибо это общий ресурс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Захоронение тел в землю, по сути, представляет собой компостирование трупов, т. е. использование естественных процессов разложения органики, что достаточно энергоэффективно, но в текущем виде оно имеет проблемы, как санитарные, так и связанные с занятием площадей. </text:span></text:p>
      <text:p text:style-name="P21">Сжигание тел умерших — лучший способ с точки зрения санитарных норм и рационального использования поверхности планеты. Однако сжигание более энергозатратно, чем захоронение. Возможно, поэтому компостирование на специальных станциях, изолированных от грунтовых вод, тоже неплохой вариант, но это сложнее по культурным, психологическим причинам. </text:p>
      <text:h text:style-name="P3" text:outline-level="2"><text:bookmark text:name="sport"/>36. Спорт</text:h>
      <text:p text:style-name="P21">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xml:id="list3435385268" text:style-name="L85">
        <text:list-item>
          <text:p text:style-name="P139"><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39"><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39"><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39"><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39"><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1">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1">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1">Есть только два вида спортивных соревнований, которые могут быть поддержаны государством: </text:p>
      <text:list xml:id="list995107112" text:style-name="L86">
        <text:list-item>
          <text:p text:style-name="P140"><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40"><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1">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3" text:outline-level="2"><text:bookmark text:name="pirates"/>37. Цифровое пиратство</text:h>
      <text:p text:style-name="Text_20_body"><text:bookmark text:name="idm6224"/><text:bookmark text:name="idm6226"/><text:bookmark text:name="idm6228"/><text:bookmark text:name="idm6230"/><text:bookmark text:name="idm6232"/><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xml:id="list2722594371" text:style-name="L87">
        <text:list-item>
          <text:p text:style-name="P141"><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3,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41"><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3, «Исполнимость законов»</text:span></text:a><text:span text:style-name="T1">). </text:span></text:p>
        </text:list-item>
        <text:list-item>
          <text:p text:style-name="P72">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2">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2">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2">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41"><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41"><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2">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2">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2">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2">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2">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1">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1">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xml:id="list2264687852" text:style-name="L88">
        <text:list-item>
          <text:p text:style-name="P142"><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42"><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42"><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42"><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1">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1">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m7284"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m7499"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7.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7.2, «Распространение развлекательного контента. Компромиссный вариант»</text:span></text:a><text:span text:style-name="T1">). </text:span></text:p>
      <text:h text:style-name="P4" text:outline-level="3"><text:bookmark text:name="patents"/>37.1. Патенты</text:h>
      <text:p text:style-name="P21"><text:bookmark text:name="idm6315"/><text:bookmark text:name="idm6317"/><text:bookmark text:name="idm6319"/>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m7316" text:style-name="Internet_20_link" text:visited-style-name="Visited_20_Internet_20_Link"><text:span text:style-name="T1">Hayek</text:span></text:a><text:span text:style-name="T1">]</text:span></text:p>
      <text:p text:style-name="P21">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m7321" text:style-name="Internet_20_link" text:visited-style-name="Visited_20_Internet_20_Link"><text:span text:style-name="T1">Hayek_freedom</text:span></text:a><text:span text:style-name="T1">]</text:span></text:p>
      <text:p text:style-name="Text_20_body"><text:span text:style-name="T1">Понятие патентования возникает, только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1"><text:soft-page-break/>С другой стороны, появляются проблемы, схожие с проблемами криминализации копирования, т. к. это та же плата за копирование информации. </text:p>
      <text:p text:style-name="P21">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1">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1">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1">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Выше уже было сказано, что есть масса небольших бизнесов, которые успешно конкурируют с крупнейшими корпорациями. Это говорит о том, что деньги не решают всего, можно привести конкретный пример — корпорация Google пыталась продвинуть свою социальную сеть Google+, но, несмотря на огромные финансовые возможности и практически монопольное положение на рынке интернет-рекламы, проект не только не стал лидером, но даже не стал хоть сколько-нибудь значимым конкурентом социальной сети Facebook. Другой пример: огромная компания Microsoft закрыла свой уже существующий и работающий сервис CodePlex, т. к. он проиграл конкуренцию маленькой компании, создавшей сервис GitHub, и точно проблема была не в патентах. И таких примеров, когда малые компании без монопольного права, гарантированного законодательством, успешно конкурируют с крупнейшими корпорациями, можно найти множество. Это показывает, что тот, кто делает и делает хорошо, может быть успешен без патентов.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1">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1">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m6344"/>.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1">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m6347"/>. </text:p>
      <text:h text:style-name="P4" text:outline-level="3"><text:bookmark text:name="media_pirates"/>37.2. Распространение развлекательного контента. Компромиссный вариант</text:h>
      <text:p text:style-name="Text_20_body"><text:bookmark text:name="idm6352"/><text:bookmark text:name="idm6354"/><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7,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xml:id="list110107894" text:style-name="L89">
        <text:list-item>
          <text:p text:style-name="P73">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43"><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3">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1">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1">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1">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1">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1">Такая система в том числе позволяет авторам распространять свой контент без посредников. </text:p>
      <text:h text:style-name="P4" text:outline-level="3"><text:bookmark text:name="names"/>37.3. Средства индивидуализации</text:h>
      <text:p text:style-name="Text_20_body"><text:bookmark text:name="idm6381"/><text:bookmark text:name="idm6383"/><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3" text:outline-level="2"><text:bookmark text:name="culture"/>38.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1">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1">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1">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2"><text:bookmark text:name="ideology_opponent"/>Глава 9. К идеологическим противникам</text:p>
      <text:p text:style-name="P22">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0"><text:a xlink:type="simple" xlink:href="#ai" text:style-name="Internet_20_link" text:visited-style-name="Visited_20_Internet_20_Link"><text:span text:style-name="T1">1.1. ИИкратия</text:span></text:a></text:p>
      <text:p text:style-name="P10"><text:a xlink:type="simple" xlink:href="#moneycentrizm" text:style-name="Internet_20_link" text:visited-style-name="Visited_20_Internet_20_Link"><text:span text:style-name="T1">1.2. Деньгоцентризм</text:span></text:a></text:p>
      <text:p text:style-name="P12"><text:a xlink:type="simple" xlink:href="#alt_money" text:style-name="Internet_20_link" text:visited-style-name="Visited_20_Internet_20_Link"><text:span text:style-name="T3">1.2.1. Альтернативные денежные системы</text:span></text:a></text:p>
      <text:p text:style-name="P12"><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0"><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 Либертарианство</text:span></text:a></text:p>
      <text:p text:style-name="P10"><text:a xlink:type="simple" xlink:href="#corporation_government" text:style-name="Internet_20_link" text:visited-style-name="Visited_20_Internet_20_Link"><text:span text:style-name="T1">11.1. Государство-корпорация</text:span></text:a></text:p>
      <text:p text:style-name="P10"><text:a xlink:type="simple" xlink:href="#private_court" text:style-name="Internet_20_link" text:visited-style-name="Visited_20_Internet_20_Link"><text:span text:style-name="T1">11.2. Частный суд</text:span></text:a></text:p>
      <text:p text:style-name="P16"><text:a xlink:type="simple" xlink:href="#meritocracy" text:style-name="Internet_20_link" text:visited-style-name="Visited_20_Internet_20_Link"><text:span text:style-name="T1">12. Меритократия</text:span></text:a></text:p>
      <text:p text:style-name="P21">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3" text:outline-level="2"><text:bookmark text:name="worship_to_tools"/>1. Инструментопоклонничество</text:h>
      <text:p text:style-name="P21">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1">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xml:id="list2074597637" text:style-name="L90">
        <text:list-item>
          <text:p text:style-name="P74">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4">Материальное благосостояние (в нищете они живут или в достатке). </text:p>
        </text:list-item>
        <text:list-item>
          <text:p text:style-name="P74">Наличие/Отсутствие реальной власти индивидов в обществе. </text:p>
        </text:list-item>
      </text:list>
      <text:p text:style-name="P21">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4" text:outline-level="3"><text:bookmark text:name="ai"/>1.1. ИИкратия</text:h>
      <text:p text:style-name="P21">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1">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m7311"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самых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4" text:outline-level="3"><text:bookmark text:name="moneycentrizm"/>1.2. Деньгоцентризм</text:h>
      <text:p text:style-name="P21"><text:bookmark text:name="idm6446"/>Многим кажется, что трансформация денежной системы решит все общественные проблемы. Однако оснований так считать нет. Деньги — это инструмент, не сто́ит обвинять его в своих бедах, хотя инструмент может хуже или лучше подходить для выполнения задач, но источник проблем не в нём. Инструмент не может быть справедливым или несправедливым, моральным или аморальным, таковым может быть только его применение, что уже вопрос политики. </text:p>
      <text:p text:style-name="P21">Некоторые критики утверждают, что выдача государственным банком денег под процент приводит к нехватке денег для возврата долгов при отсутствии бесконечной эмиссии, так как суммарный долг больше, чем эмитированная денежная масса. Но это тоже вопрос грамотной политики — процентная ставка должна соответствовать возможностям экономики. В некоторых странах в связи с низкими темпами роста экономики центральными банками уже введены отрицательные процентные ставки. </text:p>
      <text:p text:style-name="P21">Критикуя банковскую систему, можно сказать, что обязательность возврата кредита с процентами заставляет банки минимизировать риски (увеличивать ставку, требовать залога и поручителей), а значит, они теряют мотивацию развивать экономику инвестициями. С другой стороны, банкам надо обеспечить доходность по депозитам и при этом конкурировать с другими банками по кредитной ставке, а значит, им нужны проекты, создающие ценность. Исламский банкинг выглядит более интересным, но нет оснований запретить какой-либо из способов экономических отношений, выбор должен быть: деньги, как и экономика в целом, — это инструмент, задача которого — обеспечивать эффективность. Если кредитный процент обеспечивает рост экономики, производства благ, то почему нет. Другая сторона банковской системы, часто подвергающаяся критике, — это как бы эмиссия денег банками. Понятно, что государственный банк влияет на эмиссию процентной ставкой и регулированием величины обязательных резервов, поэтому сомнительно, что это можно считать проблемой. Но и полная передача эмиссии государственному банку тоже не выглядит сложной, судя по обсуждению такой инициативы в Швейцарии, аргументов против нет, кроме опасений в духе «никто так не делает». А сама идея эмиссии только центральным банком выглядит вполне здравой. <text:bookmark text:name="idm6452"/></text:p>
      <text:p text:style-name="Text_20_body"><text:span text:style-name="T1">Вопрос инфляции связанной с дополнительной эмиссией нужно адресовать экономистам, я лишь попробую кратко очертить суть проблемы. С одной стороны, если эмитировать немного «лишней» денежной массы, то можно стимулировать рост экономики. Как за счёт роста денежной массы, так и за счёт, того, что деньги перестают быть средством накопления, а значит, их выгоднее инвестировать. С другой стороны, инфяция имеет и недостатки, т. к. затрудняет всевозможные накопления, в том числе пенсионные (см. </text:span><text:a xlink:type="simple" xlink:href="#pension" text:style-name="Internet_20_link" text:visited-style-name="Visited_20_Internet_20_Link"><text:span text:style-name="T1">Раздел 3.4, «Пенсия»</text:span></text:a><text:span text:style-name="T1">), ибо нельзя просто хранить, нужно инвестировать, что рискованно. В итоге самые бедные немотивированы делать накопления и думать о будущем, а предпочитают интенсивное потребление в долг, что в итоге ухудшает их положение. </text:span><text:bookmark text:name="idm6457"/></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во-первых, он никогда никуда не денется, просто дефицитным ресурсом будет что-то другое, об этом сказано также отдельно (см. </text:span><text:a xlink:type="simple" xlink:href="#communism" text:style-name="Internet_20_link" text:visited-style-name="Visited_20_Internet_20_Link"><text:span text:style-name="T1">Раздел 9, «Коммунизм»</text:span></text:a><text:span text:style-name="T1">), а во-вторых, деньги удобны и без дефицита (см. </text:span><text:a xlink:type="simple" xlink:href="#money_roles" text:style-name="Internet_20_link" text:visited-style-name="Visited_20_Internet_20_Link"><text:span text:style-name="T1">Раздел 6.1, «Функции денег»</text:span></text:a><text:span text:style-name="T1">). </text:span></text:p>
      <text:h text:style-name="P6" text:outline-level="4"><text:bookmark text:name="alt_money"/>1.2.1. Альтернативные денежные системы</text:h>
      <text:p text:style-name="P21"><text:bookmark text:name="idm6465"/>Текущая денежная система как-то справляется со своими задачами, хотя это не означает, что нет необходимости в улучшениях, например, гезеллевские свободные деньги или многоконтурные денежные системы (вроде той, что использовал СССР) весьма интересны, хотя имеют и проблемы. </text:p>
      <text:p text:style-name="P21">Есть интересная идея обеспечивать деньги энергией, связать денежную единицу с энергетической (джоулем). Энергия действительно достаточно универсальное мерило ценности, но не похоже, что такое можно реализовать на практике, — скорее всего, это потребует тотального контроля и бюрократизации и всё равно породит чёрный рынок и дефицит. </text:p>
      <text:p text:style-name="Text_20_body"><text:span text:style-name="T1">Существует и вариант денег, основанный на другой ценности, — </text:span><text:a xlink:type="simple" xlink:href="https://en.wikipedia.org/wiki/Time-based_currency" office:target-frame-name="_top" xlink:show="replace" text:style-name="Internet_20_link" text:visited-style-name="Visited_20_Internet_20_Link"><text:span text:style-name="T1">времени</text:span></text:a><text:span text:style-name="T1">, это интересно, но не похоже на универсальный вариант, хотя я глубоко не анализировал такой способ. </text:span></text:p>
      <text:p text:style-name="Text_20_body"><text:span text:style-name="T1">Также интересный вариант — децентрализованная эмиссия на базе блокчейна, например, ежедневно каждый </text:span><text:a xlink:type="simple" xlink:href="#citizen_t" text:style-name="Internet_20_link" text:visited-style-name="Visited_20_Internet_20_Link"><text:span text:style-name="Emphasis"><text:span text:style-name="T1">гражданин</text:span></text:span></text:a><text:span text:style-name="T1"> может выпустить какую-то сумму, но и эта идея ещё ждёт тщательного анализа. Как минимум остаётся вопрос наличности, которая анонимна и предельно надёжна (были случаи, когда это оказалось важным). Пока вполне можно пользоваться существующей системой, а параллельно исследовать иные варианты, но, на первый взгляд, у всех альтернатив есть свои сложности. </text:span></text:p>
      <text:h text:style-name="P6" text:outline-level="4"><text:bookmark text:name="deanon_money"/>1.2.2. Отказ от наличности и переход на неанонимные деньги</text:h>
      <text:p text:style-name="P21"><text:bookmark text:name="idm6476"/>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против него.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1">В-пятых, наличность — это децентрализованный, максимально устойчивый к всевозможным потрясениям механизм. </text:p>
      <text:p text:style-name="P21">Электронные аналоги наличности вроде проекта GNU Taler выглядят интересно, но пока не уверен, что они могут полностью заменить наличность. <text:bookmark text:name="idm6487"/></text:p>
      <text:h text:style-name="P3"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3" text:outline-level="2"><text:bookmark text:name="radical_environmentalism"/>3. Радикальный энвайронментализм</text:h>
      <text:p text:style-name="P21">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1">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1">См. также: </text:p>
      <text:list xml:id="list3040904889" text:style-name="L91">
        <text:list-item>
          <text:p text:style-name="P144"><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44"><text:a xlink:type="simple" xlink:href="#eco" text:style-name="Internet_20_link" text:visited-style-name="Visited_20_Internet_20_Link"><text:span text:style-name="T1">Раздел 33, «Защита окружающей среды»</text:span></text:a><text:span text:style-name="T1">.</text:span></text:p>
        </text:list-item>
      </text:list>
      <text:h text:style-name="P3" text:outline-level="2"><text:bookmark text:name="progress_apologia"/>4. Обскурантизм</text:h>
      <text:p text:style-name="P21">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1">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1">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1">Некоторых болезней стало больше, я бы разделил их на четыре группы: </text:p>
      <text:list xml:id="list2445409822" text:style-name="L92">
        <text:list-item>
          <text:p text:style-name="P145"><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45"><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45"><text:span text:style-name="Strong_20_Emphasis"><text:span text:style-name="T1">Связанные с образом жизни.</text:span></text:span><text:span text:style-name="T1"> Тот, кто мало двигается и неправильно питается, получает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45"><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45"><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1">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1">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1">Прогресс сделал производство еды столь эффективным, что развитые страны успели забыть, что такое голод, и страдают от избытка пищи. </text:p>
      <text:p text:style-name="P21">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1">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1">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1">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3" text:outline-level="2"><text:bookmark text:name="special_way"/>5. Особый путь</text:h>
      <text:p text:style-name="Text_20_body"><text:bookmark text:name="idm6548"/><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1">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1">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3" text:outline-level="2"><text:bookmark text:name="globalization"/>6. Антиглобализм</text:h>
      <text:p text:style-name="Text_20_body"><text:bookmark text:name="idm6561"/><text:bookmark text:name="idm6563"/><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1">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1">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3.5, «О помощи развивающимся странам»</text:span></text:a><text:span text:style-name="T1">). </text:span></text:p>
      <text:p text:style-name="P21">См. также: </text:p>
      <text:list xml:id="list4231740826" text:style-name="L93">
        <text:list-item>
          <text:p text:style-name="P146"><text:a xlink:type="simple" xlink:href="#neutrality" text:style-name="Internet_20_link" text:visited-style-name="Visited_20_Internet_20_Link"><text:span text:style-name="T1">Раздел 3.1, «Нейтралитет»</text:span></text:a><text:span text:style-name="T1">;</text:span></text:p>
        </text:list-item>
        <text:list-item>
          <text:p text:style-name="P146"><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
      <text:h text:style-name="P3" text:outline-level="2"><text:bookmark text:name="one_state_for_all"/>7. Единое государство</text:h>
      <text:p text:style-name="Text_20_body"><text:bookmark text:name="idm6591"/><text:bookmark text:name="idm6593"/><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18">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закончиться, не начавшись </text:p>
      <text:p text:style-name="Text_20_body"><text:span text:style-name="T1">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3" text:outline-level="2"><text:bookmark text:name="pacifism"/>8. Пацифизм</text:h>
      <text:p text:style-name="P21"><text:bookmark text:name="idm6604"/>Добрым словом и пистолетом вы можете добиться гораздо большего, чем одним только добрым словом.</text:p>
      <text:p text:style-name="Text_20_body"><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1">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1">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3" text:outline-level="2"><text:bookmark text:name="communism"/>9. Коммунизм</text:h>
      <text:p text:style-name="P21"><text:bookmark text:name="idm6618"/><text:bookmark text:name="idm6620"/>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xml:id="list3385207892" text:style-name="L94">
        <text:list-item>
          <text:p text:style-name="P147"><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47"><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47"><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47"><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47"><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47"><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47"><text:span text:style-name="Strong_20_Emphasis"><text:span text:style-name="T1">Мир, отсутствие войн.</text:span></text:span><text:span text:style-name="T1"> Нет дефицита и государств, значит, нет и войн. </text:span></text:p>
        </text:list-item>
      </text:list>
      <text:p text:style-name="P21">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ю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1">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m7264" text:style-name="Internet_20_link" text:visited-style-name="Visited_20_Internet_20_Link"><text:span text:style-name="T1">Olson</text:span></text:a><text:span text:style-name="T1">]. Для решения таких задач и нужно государство. </text:span></text:p>
      <text:p text:style-name="P21">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m7534" text:style-name="Internet_20_link" text:visited-style-name="Visited_20_Internet_20_Link"><text:span text:style-name="T1">ShrubVenus</text:span></text:a><text:span text:style-name="T1">]. </text:span></text:p>
      <text:h text:style-name="P3" text:outline-level="2"><text:bookmark text:name="planned_economy"/>10. О плановой экономике</text:h>
      <text:p text:style-name="P21"><text:bookmark text:name="idm6668"/>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1">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1">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m7306"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1">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P21">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m7269"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18">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1">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1">Плановая экономика позволяет решить проблему неравенства, но из-за низкой эффективности делает всех бедными, рыночная хоть и порождает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1">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1">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m7361" text:style-name="Internet_20_link" text:visited-style-name="Visited_20_Internet_20_Link"><text:span text:style-name="T1">Erhard</text:span></text:a><text:span text:style-name="T1">]. </text:span></text:p>
      <text:p text:style-name="P21">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oft-page-break/><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4"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m7316"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m7316" text:style-name="Internet_20_link" text:visited-style-name="Visited_20_Internet_20_Link"><text:span text:style-name="T1">Hayek</text:span></text:a><text:span text:style-name="T1">], а здесь лишь тезисы увиденные мной в его книге: </text:span></text:p>
      <text:list xml:id="list3292463093" text:style-name="L95">
        <text:list-item>
          <text:p text:style-name="P75">Сосредоточение всей активности в руках государства подавляет личную, такая система неизбежно воспитывает рабов.</text:p>
        </text:list-item>
        <text:list-item>
          <text:p text:style-name="P75">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5">А власть над экономикой даёт полную власть над жизнью людей, что называется и тоталитаризмом.</text:p>
        </text:list-item>
        <text:list-item>
          <text:p text:style-name="P75">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5">Так как план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5">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5">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ся, делать долгосрочные вложения.</text:p>
        </text:list-item>
        <text:list-item>
          <text:p text:style-name="P75">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за социализм. При это полное равенство это явно не то чего хотят индивиды и это опять же демотивирует трудится.</text:p>
        </text:list-item>
      </text:list>
      <text:p text:style-name="P21">Также сложность управления делает для властьимущих желательным упрощение, примитивизацию общества, ибо управлять безграмотными крестьянами много проще чем образованным учёными, бизнесменами и инженерами. </text:p>
      <text:h text:style-name="P3" text:outline-level="2"><text:bookmark text:name="anarchy"/>11. Анархизм. Либертарианство</text:h>
      <text:p text:style-name="P21"><text:bookmark text:name="idm6723"/><text:bookmark text:name="idm6725"/>Необоснованность идей анархизма хорошо разобрана другими авторами, поэтому я лишь сошлюсь на них: </text:p>
      <text:list xml:id="list4043362474" text:style-name="L96">
        <text:list-item>
          <text:p text:style-name="P148"><text:span text:style-name="T1">Роберт Нозик убедительно показывает [</text:span><text:a xlink:type="simple" xlink:href="#idm7249"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48"><text:span text:style-name="T1">Мансур Олсон [</text:span><text:a xlink:type="simple" xlink:href="#idm7264"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48"><text:span text:style-name="T1">В другой работе Олсон анализирует [</text:span><text:a xlink:type="simple" xlink:href="#idm7269" text:style-name="Internet_20_link" text:visited-style-name="Visited_20_Internet_20_Link"><text:span text:style-name="T1">OlsonPower</text:span></text:a><text:span text:style-name="T1">] причины различной эффективности экономик различ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1">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P21">Далее хотелось бы пояснить пару связанных с либертарианством идей.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4" text:outline-level="3"><text:bookmark text:name="corporation_government"/>11.1. Государство-корпорация</text:h>
      <text:p text:style-name="Text_20_body"><text:bookmark text:name="idm6749"/><text:bookmark text:name="idm6751"/><text:span text:style-name="T1">Существует достаточно популярная идея о неких государствах-корпорациях, при которых всем будет счастье. Мол,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1">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1">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1">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1">Дополнительно для защиты от «перелётных»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1">Всё это — логичные результаты развития государств-корпораций, нет оснований ожидать, что конкуренция государств приведёт к другой схеме. </text:p>
      <text:h text:style-name="P4" text:outline-level="3"><text:bookmark text:name="private_court"/>11.2. Частный суд</text:h>
      <text:p text:style-name="Text_20_body"><text:bookmark text:name="idm6768"/><text:bookmark text:name="idm6770"/><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либертарианцы/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1">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1">Конечно, сейчас существует третейский суд, но как раз для решения этих проблем сфера его деятельности чётко ограничена законодательством. </text:p>
      <text:h text:style-name="P3" text:outline-level="2"><text:bookmark text:name="meritocracy"/>12. Меритократия</text:h>
      <text:p text:style-name="Text_20_body"><text:bookmark text:name="idm6782"/><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самые лучшие (после тех, кто пошёл в учителя), и в таком смысле это можно считать меритократией. </text:span></text:p>
      <text:p text:style-name="P21">То есть я согласен с тем, что индивиды на высших руководящих должностях должны быть: </text:p>
      <text:list xml:id="list2286846029" text:style-name="L97">
        <text:list-item>
          <text:p text:style-name="P76">думающими об общественных интересах;</text:p>
        </text:list-item>
        <text:list-item>
          <text:p text:style-name="P76">дальновидными;</text:p>
        </text:list-item>
        <text:list-item>
          <text:p text:style-name="P76">справедливыми, объективными;</text:p>
        </text:list-item>
        <text:list-item>
          <text:p text:style-name="P76">психически устойчивыми;</text:p>
        </text:list-item>
        <text:list-item>
          <text:p text:style-name="P76">не склонными к роскоши, накоплению материальных ценностей;</text:p>
        </text:list-item>
        <text:list-item>
          <text:p text:style-name="P76">специалистами в кибернетике и других науках об управлении.</text:p>
        </text:list-item>
      </text:list>
      <text:p text:style-name="P21">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1">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2"><text:bookmark text:name="unity"/>Глава 10. Кто «свои» для рационального человека?</text:p>
      <text:p text:style-name="P22">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0"><text:a xlink:type="simple" xlink:href="#race_not_join" text:style-name="Internet_20_link" text:visited-style-name="Visited_20_Internet_20_Link"><text:span text:style-name="T1">1.1. Биологический вид, раса и иные особенности тела</text:span></text:a></text:p>
      <text:p text:style-name="P10"><text:a xlink:type="simple" xlink:href="#gender_not_join" text:style-name="Internet_20_link" text:visited-style-name="Visited_20_Internet_20_Link"><text:span text:style-name="T1">1.2. Пол</text:span></text:a></text:p>
      <text:p text:style-name="P10"><text:a xlink:type="simple" xlink:href="#sexual_orientation_not_join" text:style-name="Internet_20_link" text:visited-style-name="Visited_20_Internet_20_Link"><text:span text:style-name="T1">1.3. Сексуальная ориентация</text:span></text:a></text:p>
      <text:p text:style-name="P10"><text:a xlink:type="simple" xlink:href="#diet_not_join" text:style-name="Internet_20_link" text:visited-style-name="Visited_20_Internet_20_Link"><text:span text:style-name="T1">1.4. Диета / Пищевые привычки</text:span></text:a></text:p>
      <text:p text:style-name="P10"><text:a xlink:type="simple" xlink:href="#dna_not_join" text:style-name="Internet_20_link" text:visited-style-name="Visited_20_Internet_20_Link"><text:span text:style-name="T1">1.5. Генетическое родство</text:span></text:a></text:p>
      <text:p text:style-name="P10"><text:a xlink:type="simple" xlink:href="#money_not_join" text:style-name="Internet_20_link" text:visited-style-name="Visited_20_Internet_20_Link"><text:span text:style-name="T1">1.6. Доход/Собственность</text:span></text:a></text:p>
      <text:p text:style-name="P10"><text:a xlink:type="simple" xlink:href="#profession_not_join" text:style-name="Internet_20_link" text:visited-style-name="Visited_20_Internet_20_Link"><text:span text:style-name="T1">1.7. Профессия/Хобби</text:span></text:a></text:p>
      <text:p text:style-name="P10"><text:a xlink:type="simple" xlink:href="#caste" text:style-name="Internet_20_link" text:visited-style-name="Visited_20_Internet_20_Link"><text:span text:style-name="T1">1.8. Каста / Сословие / Социальный класс</text:span></text:a></text:p>
      <text:p text:style-name="P10"><text:a xlink:type="simple" xlink:href="#education_not_join" text:style-name="Internet_20_link" text:visited-style-name="Visited_20_Internet_20_Link"><text:span text:style-name="T1">1.9. Образование</text:span></text:a></text:p>
      <text:p text:style-name="P10"><text:a xlink:type="simple" xlink:href="#place_not_join" text:style-name="Internet_20_link" text:visited-style-name="Visited_20_Internet_20_Link"><text:span text:style-name="T1">1.10. Место проживания или рождения</text:span></text:a></text:p>
      <text:p text:style-name="P10"><text:a xlink:type="simple" xlink:href="#history_not_join" text:style-name="Internet_20_link" text:visited-style-name="Visited_20_Internet_20_Link"><text:span text:style-name="T1">1.11. История</text:span></text:a></text:p>
      <text:p text:style-name="P10"><text:a xlink:type="simple" xlink:href="#mentality" text:style-name="Internet_20_link" text:visited-style-name="Visited_20_Internet_20_Link"><text:span text:style-name="T1">1.12. Менталитет</text:span></text:a></text:p>
      <text:p text:style-name="P10"><text:a xlink:type="simple" xlink:href="#ethnos_not_join" text:style-name="Internet_20_link" text:visited-style-name="Visited_20_Internet_20_Link"><text:span text:style-name="T1">1.13. Этнос</text:span></text:a></text:p>
      <text:p text:style-name="P10"><text:a xlink:type="simple" xlink:href="#state_not_join" text:style-name="Internet_20_link" text:visited-style-name="Visited_20_Internet_20_Link"><text:span text:style-name="T1">1.14. Гражданство</text:span></text:a></text:p>
      <text:p text:style-name="P10"><text:a xlink:type="simple" xlink:href="#religion_not_join" text:style-name="Internet_20_link" text:visited-style-name="Visited_20_Internet_20_Link"><text:span text:style-name="T1">1.15. Религия</text:span></text:a></text:p>
      <text:p text:style-name="P10"><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0"><text:a xlink:type="simple" xlink:href="#lang_not_join" text:style-name="Internet_20_link" text:visited-style-name="Visited_20_Internet_20_Link"><text:span text:style-name="T1">2.1. Язык</text:span></text:a></text:p>
      <text:p text:style-name="P10"><text:a xlink:type="simple" xlink:href="#intellect_not_join" text:style-name="Internet_20_link" text:visited-style-name="Visited_20_Internet_20_Link"><text:span text:style-name="T1">2.2. Интеллект</text:span></text:a></text:p>
      <text:p text:style-name="P10"><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6"><text:a xlink:type="simple" xlink:href="#patriotism" text:style-name="Internet_20_link" text:visited-style-name="Visited_20_Internet_20_Link"><text:span text:style-name="T1">4. Патриотизм</text:span></text:a></text:p>
      <text:p text:style-name="P21"><text:bookmark text:name="idm6807"/><text:bookmark text:name="idm6809"/>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3" text:outline-level="2"><text:bookmark text:name="not_basis_for_unity"/>1. Ненадёжные основания для единства</text:h>
      <text:p text:style-name="P21"><text:bookmark text:name="idm6815"/><text:bookmark text:name="idm6817"/>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ег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то,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4" text:outline-level="3"><text:bookmark text:name="race_not_join"/>1.1. Биологический вид, раса и иные особенности тела</text:h>
      <text:p text:style-name="P21">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4" text:outline-level="3"><text:bookmark text:name="gender_not_join"/>1.2. Пол</text:h>
      <text:p text:style-name="P21">Чёрт также вполне может быть одного с вами пола/гендера, но не станет ближе. </text:p>
      <text:h text:style-name="P4"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4" text:outline-level="3"><text:bookmark text:name="diet_not_join"/>1.4. Диета / Пищевые привычки</text:h>
      <text:p text:style-name="P21">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4" text:outline-level="3"><text:bookmark text:name="dna_not_join"/>1.5. Генетическое родство</text:h>
      <text:p text:style-name="P21">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1">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1">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4" text:outline-level="3"><text:bookmark text:name="money_not_join"/>1.6. Доход/Собственность</text:h>
      <text:p text:style-name="P21">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4" text:outline-level="3"><text:bookmark text:name="profession_not_join"/>1.7. Профессия/Хобби</text:h>
      <text:p text:style-name="P21">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4" text:outline-level="3"><text:bookmark text:name="caste"/>1.8. Каста / Сословие / Социальный класс</text:h>
      <text:p text:style-name="P21">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1">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4" text:outline-level="3"><text:bookmark text:name="education_not_join"/>1.9. Образование</text:h>
      <text:p text:style-name="P21">Допустим, Чёрт когда-то, как и вы, закончил университет по специальности робототехника. Будете ли вы считать его своим? </text:p>
      <text:h text:style-name="P4" text:outline-level="3"><text:bookmark text:name="place_not_join"/>1.10. Место проживания или рождения</text:h>
      <text:p text:style-name="P21">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4" text:outline-level="3"><text:bookmark text:name="history_not_join"/>1.11. История</text:h>
      <text:p text:style-name="P21">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1">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4" text:outline-level="3"><text:bookmark text:name="mentality"/>1.12. Менталитет</text:h>
      <text:p text:style-name="Text_20_body"><text:bookmark text:name="idm6884"/><text:bookmark text:name="idm6886"/><text:bookmark text:name="idm6888"/><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m7408"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18">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1">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1">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1">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4" text:outline-level="3"><text:bookmark text:name="ethnos_not_join"/>1.13. Этнос</text:h>
      <text:p text:style-name="Text_20_body"><text:bookmark text:name="idm6906"/><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xml:id="list206268670" text:style-name="L98">
        <text:list-item>
          <text:p text:style-name="P149"><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49"><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49"><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49"><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49"><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49"><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1">Чёрт ведь вполне может быть одного с вами этноса, хотя это не делает его близким вам. </text:p>
      <text:h text:style-name="P4" text:outline-level="3"><text:bookmark text:name="state_not_join"/>1.14. Гражданство</text:h>
      <text:p text:style-name="Text_20_body"><text:bookmark text:name="idm6945"/><text:bookmark text:name="idm6947"/><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m7274"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1">Чёрт вполне может быть гражданином того же государства, что и вы. </text:p>
      <text:h text:style-name="P4" text:outline-level="3"><text:bookmark text:name="religion_not_join"/>1.15. Религия</text:h>
      <text:p text:style-name="P21">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1">Чёрт может быть ярым сторонником вашей религии, соблюдать все ритуалы и всячески подчёркивать свою религиозность, но не будет братом. </text:p>
      <text:h text:style-name="P4" text:outline-level="3"><text:bookmark text:name="common_enemy"/>1.16. Общий враг</text:h>
      <text:p text:style-name="P21">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1">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3" text:outline-level="2"><text:bookmark text:name="condition_for_unity"/>2. Необходимые основания для единства</text:h>
      <text:h text:style-name="P4" text:outline-level="3"><text:bookmark text:name="idm6973"/><text:bookmark text:name="idm6975"/><text:bookmark text:name="lang_not_join"/>2.1. Язык</text:h>
      <text:p text:style-name="P21">Чёрт вполне может говорить на одном с вами языке, но братом вы его не призна́ете. Чёрт может выучить ваш язык, но не станет ближе. </text:p>
      <text:p text:style-name="P21">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1">А ведь бывают индивиды, лишённые речи и слуха, но никому не приходит в голову считать их чужими только на этом основании. </text:p>
      <text:p text:style-name="P21">В идеале разумные существа должны стремиться иметь общий язык. </text:p>
      <text:h text:style-name="P4" text:outline-level="3"><text:bookmark text:name="intellect_not_join"/>2.2. Интеллект</text:h>
      <text:p text:style-name="P21">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4" text:outline-level="3"><text:bookmark text:name="common_goal"/>2.3. Цель</text:h>
      <text:p text:style-name="P21">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1">Чёрт тоже хочет иметь много денег, но вы учитесь и работаете для этого, а он готовит ограбления. </text:p>
      <text:h text:style-name="P3" text:outline-level="2"><text:bookmark text:name="basis_for_unity"/>3. Идеология — основание для объединения индивидов в общество</text:h>
      <text:p text:style-name="P21"><text:bookmark text:name="idm6996"/><text:bookmark text:name="idm6998"/>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1">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1">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3" text:outline-level="2"><text:bookmark text:name="patriotism"/>4. Патриотизм</text:h>
      <text:p text:style-name="P21"><text:bookmark text:name="idm7024"/><text:bookmark text:name="idm7026"/>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2"><text:bookmark text:name="afterword"/>Глава 11. Заключение</text:p>
      <text:p text:style-name="P21">Честно говоря, я не знаю, что сказать в заключение — думайте и подталкивайте думать других. </text:p>
      <text:p text:style-name="P2"><text:bookmark text:name="idm7057"/>Предметный указатель</text:p>
      <text:h text:style-name="P4" text:outline-level="3">Символы</text:h>
      <text:p text:style-name="List_20_Heading"><text:bookmark text:name="ientry-idm2343"/><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digital_signature" text:style-name="Internet_20_link" text:visited-style-name="Visited_20_Internet_20_Link"><text:span text:style-name="T1">Выдача ЭЦП гражданам</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it" text:style-name="Internet_20_link" text:visited-style-name="Visited_20_Internet_20_Link"><text:span text:style-name="T1">Информационные технологии на службе обществу</text:span></text:a><text:span text:style-name="T1">, </text:span><text:a xlink:type="simple" xlink:href="#platform" text:style-name="Internet_20_link" text:visited-style-name="Visited_20_Internet_20_Link"><text:span text:style-name="T1">Платформа</text:span></text:a><text:span text:style-name="T1">, </text:span><text:a xlink:type="simple" xlink:href="#network" text:style-name="Internet_20_link" text:visited-style-name="Visited_20_Internet_20_Link"><text:span text:style-name="T1">Сеть</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social_network" text:style-name="Internet_20_link" text:visited-style-name="Visited_20_Internet_20_Link"><text:span text:style-name="T1">Социальная сеть</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List_20_Heading"><text:bookmark text:name="ientry-idm550"/><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controlity" text:style-name="Internet_20_link" text:visited-style-name="Visited_20_Internet_20_Link"><text:span text:style-name="T1">SMART</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List_20_Heading"><text:bookmark text:name="ientry-idm3047"/><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List_20_Heading"><text:bookmark text:name="ientry-idm3430"/><text:span text:style-name="T1">Открытый вопрос, </text:span><text:a xlink:type="simple" xlink:href="#reputation" text:style-name="Internet_20_link" text:visited-style-name="Visited_20_Internet_20_Link"><text:span text:style-name="T1">Репутация</text:span></text:a><text:span text:style-name="T1">, </text:span><text:a xlink:type="simple" xlink:href="#army" text:style-name="Internet_20_link" text:visited-style-name="Visited_20_Internet_20_Link"><text:span text:style-name="T1">Армия</text:span></text:a></text:p>
      <text:p text:style-name="List_20_Heading"><text:bookmark text:name="ientry-idm454"/><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social_network" text:style-name="Internet_20_link" text:visited-style-name="Visited_20_Internet_20_Link"><text:span text:style-name="T1">Социальная сеть</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zoophilia" text:style-name="Internet_20_link" text:visited-style-name="Visited_20_Internet_20_Link"><text:span text:style-name="T1">Зоофилия</text:span></text:a><text:span text:style-name="T1">, </text:span><text:a xlink:type="simple" xlink:href="#patents" text:style-name="Internet_20_link" text:visited-style-name="Visited_20_Internet_20_Link"><text:span text:style-name="T1">Патенты</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p>
      <text:p text:style-name="List_20_Heading"><text:bookmark text:name="ientry-idm277"/><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rent_right" text:style-name="Internet_20_link" text:visited-style-name="Visited_20_Internet_20_Link"><text:span text:style-name="T1">Только граждане имеют право распоряжаться доходом от общих ресурсов</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 Либертарианство</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List_20_Heading"><text:bookmark text:name="ientry-idm381"/><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List_20_Heading"><text:bookmark text:name="ientry-idm275"/><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List_20_Heading"><text:bookmark text:name="ientry-idm3011"/><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List_20_Heading"><text:bookmark text:name="ientry-idm340"/><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List_20_Heading"><text:bookmark text:name="ientry-idm508"/><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alt_money" text:style-name="Internet_20_link" text:visited-style-name="Visited_20_Internet_20_Link"><text:span text:style-name="T1">Альтернативные денежные систем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 Либертарианство</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List_20_Heading"><text:bookmark text:name="ientry-idm279"/><text:soft-page-break/><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6"><text:bookmark text:name="ientry-idm281"/><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Принуждение возможно только на законных основания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2"><text:bookmark text:name="main"/>Словарь терминов</text:p>
      <text:p text:style-name="P17"><text:bookmark text:name="rationality_t"/>Рациональность —</text:p>
      <text:p text:style-name="P8"><text:span text:style-name="T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к аксиоматическому понятию. Желающим более подробного анализа могу порекомендовать главу 24 из книги Карла Поппера~[</text:span><text:a xlink:type="simple" xlink:href="#idm7326" text:style-name="Internet_20_link" text:visited-style-name="Visited_20_Internet_20_Link"><text:span text:style-name="T1">Popper</text:span></text:a><text:span text:style-name="T1">]. См. стр</text:span></text:p>
      <text:p text:style-name="P17"><text:bookmark text:name="freedom_t"/>Свобода —</text:p>
      <text:p text:style-name="P8"><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Хайека~[</text:span><text:a xlink:type="simple" xlink:href="#idm7321" text:style-name="Internet_20_link" text:visited-style-name="Visited_20_Internet_20_Link"><text:span text:style-name="T1">Hayek_freedom</text:span></text:a><text:span text:style-name="T1">]. См. стр</text:span></text:p>
      <text:p text:style-name="P17"><text:bookmark text:name="citizen_t"/>Гражданин —</text:p>
      <text:p text:style-name="P8"><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17"><text:bookmark text:name="patrid_t"/>Патрид —</text:p>
      <text:p text:style-name="P9">индивид, находящийся под защитой государства, но не имеющий всех политических прав и обязанностей. См. стр</text:p>
      <text:p text:style-name="P17"><text:bookmark text:name="civilization_t"/>Цивилизация —</text:p>
      <text:p text:style-name="P9">множество контактирующих обществ, вступивших на путь научно-технического прогресса. См. стр</text:p>
      <text:p text:style-name="P17"><text:bookmark text:name="ideology_t"/>Идеология —</text:p>
      <text:p text:style-name="P9">система взглядов, состоящая из мировоззренческих, моральных и целевых принципов. См. стр</text:p>
      <text:p text:style-name="P17"><text:bookmark text:name="agreement_t"/>Соглашение —</text:p>
      <text:p text:style-name="P9">(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17"><text:bookmark text:name="right_t"/>Право —</text:p>
      <text:p text:style-name="P9">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17"><text:bookmark text:name="security_t"/>Безопасность —</text:p>
      <text:p text:style-name="P9">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17"><text:bookmark text:name="votum_t"/>Вотум —</text:p>
      <text:p text:style-name="P9">закон, который не является прямым следствием конституции (но и не противоречит ей), а является решением граждан. См. стр</text:p>
      <text:p text:style-name="P17"><text:bookmark text:name="consequentia_t"/>Консеквент —</text:p>
      <text:p text:style-name="P9">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17"><text:bookmark text:name="referendum_t"/>Референдум —</text:p>
      <text:p text:style-name="P9">прямое волеизъявление граждан, имеющее силу закона, отличается от плебисцита, не имеющего юридической силы. См. стр</text:p>
      <text:p text:style-name="P17"><text:bookmark text:name="opidum_t"/>Опидум —</text:p>
      <text:p text:style-name="P9">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17"><text:bookmark text:name="nationality_t"/>Нация —</text:p>
      <text:p text:style-name="P8"><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17"><text:bookmark text:name="nation_t"/>Национальность —</text:p>
      <text:p text:style-name="P8"><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17"><text:bookmark text:name="public_good_t"/>Общественное благо —</text:p>
      <text:p text:style-name="P8"><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17"><text:bookmark text:name="moral_t"/>Мораль —</text:p>
      <text:p text:style-name="P8"><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17"><text:bookmark text:name="morality_t"/>Нравственность —</text:p>
      <text:p text:style-name="P8"><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17"><text:bookmark text:name="ethics_t"/>Этика —</text:p>
      <text:p text:style-name="P8"><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17"><text:bookmark text:name="violence_t"/>Насилие —</text:p>
      <text:p text:style-name="P9">распоряжение, пользование телом индивида без его добровольного согласия. См. стр</text:p>
      <text:p text:style-name="P17"><text:bookmark text:name="personal_space_t"/>Личное пространство —</text:p>
      <text:p text:style-name="P9">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17"><text:bookmark text:name="public_space_t"/>Общественное пространство —</text:p>
      <text:p text:style-name="P8"><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17"><text:bookmark text:name="transaction_costs_t"/>Трансакционные издержки —</text:p>
      <text:p text:style-name="P9">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п. См. стр</text:p>
      <text:p text:style-name="P17"><text:bookmark text:name="narcotic_t"/>Наркотик —</text:p>
      <text:p text:style-name="P8"><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17"><text:bookmark text:name="addictive_t"/>Аддиктив —</text:p>
      <text:p text:style-name="P9">вещество, вызывающее привыкание любой природы. См. стр</text:p>
      <text:p text:style-name="P17"><text:bookmark text:name="poison_t"/>Яд —</text:p>
      <text:p text:style-name="P9">вещество, вредящее здоровью индивида. См. стр</text:p>
      <text:p text:style-name="P17"><text:bookmark text:name="delinquency_t"/>Правонарушение —</text:p>
      <text:p text:style-name="P8"><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17"><text:bookmark text:name="crime_t"/>Преступление —</text:p>
      <text:p text:style-name="P9">деяние, нарушающее конституционные права других индивидов. См. стр</text:p>
      <text:p text:style-name="P17"><text:bookmark text:name="offence_t"/>Проступок —</text:p>
      <text:p text:style-name="P9">деяние, нарушающее законы, но не являющееся преступлением, т.~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17"><text:bookmark text:name="criminal_code_t"/>Уголовный кодекс —</text:p>
      <text:p text:style-name="P8"><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2"><text:bookmark text:name="idm7200"/>Список литературы</text:p>
      <text:p text:style-name="P21"><text:bookmark text:name="idm7202"/>[Montesquieu] Монтескьё Ш. Л.. <text:span text:style-name="T4">О духе законов</text:span>. </text:p>
      <text:p text:style-name="P21"><text:bookmark text:name="idm7207"/>[Cesare] Беккариа Ч.. <text:span text:style-name="T4">О преступлениях и наказаниях</text:span>. </text:p>
      <text:p text:style-name="P21"><text:bookmark text:name="idm7212"/>[Rousseau] Руссо Ж.-Ж.. <text:span text:style-name="T4">Об общественном договоре, или Принципы политического права</text:span>. </text:p>
      <text:p text:style-name="P21"><text:bookmark text:name="idm7217"/>[Humboldt] Гумбольдт В.. <text:span text:style-name="T4">О пределах государственной деятельности</text:span>. </text:p>
      <text:p text:style-name="Text_20_body"><text:bookmark text:name="idm7222"/><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1"><text:bookmark text:name="idm7229"/>[Proudhon] Прудон П. Ж.. <text:span text:style-name="T4">Что такое собственность?</text:span>. </text:p>
      <text:p text:style-name="P21"><text:bookmark text:name="idm7234"/>[Mill] Милль Д. С.. <text:span text:style-name="T4">О свободе</text:span>. </text:p>
      <text:p text:style-name="P21"><text:bookmark text:name="idm7239"/>[Malthus] Мальтус Т.. <text:span text:style-name="T4">Очерк о законе народонаселения</text:span>. </text:p>
      <text:p text:style-name="P21"><text:bookmark text:name="idm7244"/>[discuss] Поварнин С. И.. <text:span text:style-name="T4">Спор: о теории и практике спора</text:span>. </text:p>
      <text:p text:style-name="P21"><text:bookmark text:name="idm7249"/>[Nozick] Нозик Р.. <text:span text:style-name="T4">Анархия, государство и утопия</text:span>. </text:p>
      <text:p text:style-name="P21"><text:bookmark text:name="idm7254"/>[ParkinsonLaw] Паркинсон С. Н.. <text:span text:style-name="T4">Законы Паркинсона</text:span>. </text:p>
      <text:p text:style-name="P21"><text:bookmark text:name="idm7259"/>[Rawls] Роулз Д.. <text:span text:style-name="T4">Теория справедливости</text:span>. </text:p>
      <text:p text:style-name="P21"><text:bookmark text:name="idm7264"/>[Olson] Олсон М.. <text:span text:style-name="T4">Логика коллективных действий: общественные товары и теория групп</text:span>. </text:p>
      <text:p text:style-name="P21"><text:bookmark text:name="idm7269"/>[OlsonPower] Олсон М.. <text:span text:style-name="T4">Власть и процветание</text:span>. </text:p>
      <text:p text:style-name="P21"><text:bookmark text:name="idm7274"/>[Anderson] Андерсон Б.. <text:span text:style-name="T4">Воображаемые сообщества</text:span>. </text:p>
      <text:p text:style-name="P21"><text:bookmark text:name="idm7279"/>[Chernyshev] Чернышев Д.. <text:span text:style-name="T4">В начале. Система 2.1</text:span>. </text:p>
      <text:p text:style-name="P21"><text:bookmark text:name="idm7284"/>[Anarconomy] Копенгагенский институт исследований будущего. <text:span text:style-name="T4">Анархономика</text:span>. </text:p>
      <text:p text:style-name="Text_20_body"><text:bookmark text:name="idm7289"/><text:span text:style-name="T1">[Reckonism] Петров Р., Сименко И.. </text:span><text:span text:style-name="T2">Реконизм</text:span><text:span text:style-name="T1">. </text:span><text:a xlink:type="simple" xlink:href="https://petrov.com.ua/reckonism/files/reckonism.pdf" office:target-frame-name="_top" xlink:show="replace" text:style-name="Internet_20_link" text:visited-style-name="Visited_20_Internet_20_Link"><text:span text:style-name="T1">https://petrov.com.ua/reckonism/files/reckonism.pdf</text:span></text:a><text:span text:style-name="T1"> . </text:span></text:p>
      <text:p text:style-name="P21"><text:bookmark text:name="idm7296"/>[earth_masters] Уилсон Э.. <text:span text:style-name="T4">Хозяева Земли. Социальное завоевание планеты человечеством</text:span>. </text:p>
      <text:p text:style-name="P21"><text:bookmark text:name="idm7301"/>[collapse] Даймонд Д.. <text:span text:style-name="T4">Коллапс</text:span>. </text:p>
      <text:p text:style-name="P21"><text:bookmark text:name="idm7306"/>[swan] Талеб Н.. <text:span text:style-name="T4">Чёрный лебедь</text:span>. </text:p>
      <text:p text:style-name="P21"><text:bookmark text:name="idm7311"/>[SummaTechnologiae] Лем С.. <text:span text:style-name="T4">Сумма технологии</text:span>. </text:p>
      <text:p text:style-name="P21"><text:bookmark text:name="idm7316"/>[Hayek] Хайек Ф. А.. <text:span text:style-name="T4">Дорога к рабству</text:span>. </text:p>
      <text:p text:style-name="P21"><text:bookmark text:name="idm7321"/>[Hayek_freedom] Хайек Ф. А.. <text:span text:style-name="T4">Конституция свободы</text:span>. </text:p>
      <text:p text:style-name="P21"><text:bookmark text:name="idm7326"/>[Popper] Карл Поппер. <text:span text:style-name="T4">Открытое общество и его враги</text:span>. </text:p>
      <text:p text:style-name="P21"><text:bookmark text:name="idm7331"/>[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1"><text:bookmark text:name="idm7336"/>[Verzilin] Верзилин Н.. <text:span text:style-name="T4">Сады и парки мира</text:span>. </text:p>
      <text:p text:style-name="P21"><text:bookmark text:name="idm7341"/>[Darrell_Huff] Хафф Д.. <text:span text:style-name="T4">Как лгать при помощи статистики</text:span>. </text:p>
      <text:p text:style-name="P21"><text:bookmark text:name="idm7346"/>[Boyer] Буайе П.. <text:span text:style-name="T4">Объясняя религию. Природа религиозного мышления</text:span>. </text:p>
      <text:p text:style-name="P21"><text:bookmark text:name="idm7351"/>[NateSilver] Сильвер Н.. <text:span text:style-name="T4">Сигнал и шум</text:span>. </text:p>
      <text:p text:style-name="P21"><text:bookmark text:name="idm7356"/>[Wheelan] Уилан Ч.. <text:span text:style-name="T4">Голая статистика</text:span>. </text:p>
      <text:p text:style-name="P21"><text:bookmark text:name="idm7361"/>[Erhard] Эрхард Л.. <text:span text:style-name="T4">Благосостояние для всех</text:span>. </text:p>
      <text:p text:style-name="Text_20_body"><text:bookmark text:name="idm7366"/><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m7373"/><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m7380"/><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m7387"/><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m7394"/><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m7401"/><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m7408"/><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m7415"/><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m7422"/><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m7429"/><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m7436"/><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m7443"/><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m7450"/><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m7457"/><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Text_20_body"><text:bookmark text:name="idm7464"/><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m7471"/><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m7478"/><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m7485"/><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m7492"/><text:span text:style-name="T1">[expertcorps] Штерн~Б.~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m7499"/><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m7506"/><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m7513"/><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m7520"/><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m7527"/><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m7534"/><text:span text:style-name="T1">[ShrubVenus] Шруб А.. </text:span><text:span text:style-name="T2">Критика проекта «Венера»</text:span><text:span text:style-name="T1">. </text:span><text:a xlink:type="simple" xlink:href="http://mindstate.info/thevenusproject.html" office:target-frame-name="_top" xlink:show="replace" text:style-name="Internet_20_link" text:visited-style-name="Visited_20_Internet_20_Link"><text:span text:style-name="T1">http://mindstate.info/thevenusproject.html</text:span></text:a><text:span text:style-name="T1"> . </text:span></text:p>
      <text:p text:style-name="Text_20_body"><text:bookmark text:name="idm7541"/><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2"><text:bookmark text:name="idm7548"/>Издание</text:p>
      <text:p text:style-name="P21">При подготовке данной книги использовались различные свободные программные ин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ю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447" meta:word-count="107628" meta:character-count="801389" meta:non-whitespace-character-count="694981"/>
    <meta:generator>LibreOffice/7.2.7.2$Linux_X86_64 LibreOffice_project/20$Build-2</meta:generator>
  </office:meta>
</office:document-meta>
</file>